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63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1.0283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1.1484in"/>
    </style:style>
    <style:style style:name="co12" style:family="table-column">
      <style:table-column-properties fo:break-before="auto" style:column-width="1.247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952in"/>
    </style:style>
    <style:style style:name="co15" style:family="table-column">
      <style:table-column-properties fo:break-before="auto" style:column-width="1.3346in"/>
    </style:style>
    <style:style style:name="co16" style:family="table-column">
      <style:table-column-properties fo:break-before="auto" style:column-width="1.3783in"/>
    </style:style>
    <style:style style:name="co17" style:family="table-column">
      <style:table-column-properties fo:break-before="auto" style:column-width="1.6516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0.3728in"/>
    </style:style>
    <style:style style:name="co20" style:family="table-column">
      <style:table-column-properties fo:break-before="auto" style:column-width="0.3953in"/>
    </style:style>
    <style:style style:name="co21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5264in"/>
    </style:style>
    <style:style style:name="co23" style:family="table-column">
      <style:table-column-properties fo:break-before="auto" style:column-width="0.4055in"/>
    </style:style>
    <style:style style:name="co24" style:family="table-column">
      <style:table-column-properties fo:break-before="auto" style:column-width="0.7772in"/>
    </style:style>
    <style:style style:name="co25" style:family="table-column">
      <style:table-column-properties fo:break-before="auto" style:column-width="1.0508in"/>
    </style:style>
    <style:style style:name="co26" style:family="table-column">
      <style:table-column-properties fo:break-before="auto" style:column-width="1.1272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8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fe7f5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99ccff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>
      <style:table-cell-properties fo:background-color="#99ff66"/>
    </style:style>
    <style:style style:name="ce16" style:family="table-cell" style:parent-style-name="Default">
      <style:table-cell-properties fo:background-color="#ccff00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ackground-color="#e6e6ff"/>
    </style:style>
    <style:style style:name="ce20" style:family="table-cell" style:parent-style-name="Default" style:data-style-name="N0">
      <style:table-cell-properties fo:background-color="#ffffcc"/>
    </style:style>
    <style:style style:name="ce21" style:family="table-cell" style:parent-style-name="Default">
      <style:table-cell-properties fo:background-color="#ccccff"/>
    </style:style>
    <style:style style:name="ce22" style:family="table-cell" style:parent-style-name="Default" style:data-style-name="N0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3" table:default-cell-style-name="ce12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number-columns-repeated="3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Model</text:p>
          </table:table-cell>
          <table:table-cell office:value-type="string">
            <text:p>Steps</text:p>
          </table:table-cell>
          <table:table-cell office:value-type="string">
            <text:p>Units</text:p>
          </table:table-cell>
          <table:table-cell office:value-type="string">
            <text:p>Layers</text:p>
          </table:table-cell>
          <table:table-cell office:value-type="string">
            <text:p>Vocab</text:p>
          </table:table-cell>
          <table:table-cell office:value-type="string">
            <text:p>Split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table:number-columns-repeated="2"/>
          <table:table-cell office:value-type="string">
            <text:p>Index (Split)</text:p>
          </table:table-cell>
          <table:table-cell office:value-type="string">
            <text:p>Model</text:p>
          </table:table-cell>
          <table:table-cell office:value-type="string">
            <text:p>Steps</text:p>
          </table:table-cell>
          <table:table-cell office:value-type="string">
            <text:p>Units</text:p>
          </table:table-cell>
          <table:table-cell office:value-type="string">
            <text:p>Layers</text:p>
          </table:table-cell>
          <table:table-cell office:value-type="string">
            <text:p>Vocab</text:p>
          </table:table-cell>
          <table:table-cell office:value-type="string">
            <text:p>Split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table:style-name="ce7"/>
          <table:table-cell/>
          <table:table-cell office:value-type="string">
            <text:p>Index (Vocab)</text:p>
          </table:table-cell>
          <table:table-cell office:value-type="string">
            <text:p>Model</text:p>
          </table:table-cell>
          <table:table-cell office:value-type="string">
            <text:p>Steps</text:p>
          </table:table-cell>
          <table:table-cell office:value-type="string">
            <text:p>Units</text:p>
          </table:table-cell>
          <table:table-cell office:value-type="string">
            <text:p>Layers</text:p>
          </table:table-cell>
          <table:table-cell office:value-type="string">
            <text:p>Vocab</text:p>
          </table:table-cell>
          <table:table-cell office:value-type="string">
            <text:p>Split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table:number-columns-repeated="4"/>
          <table:table-cell office:value-type="string">
            <text:p>Index (Model)</text:p>
          </table:table-cell>
          <table:table-cell office:value-type="string">
            <text:p>Model</text:p>
          </table:table-cell>
          <table:table-cell office:value-type="string">
            <text:p>Steps</text:p>
          </table:table-cell>
          <table:table-cell office:value-type="string">
            <text:p>Units</text:p>
          </table:table-cell>
          <table:table-cell office:value-type="string">
            <text:p>Layers</text:p>
          </table:table-cell>
          <table:table-cell office:value-type="string">
            <text:p>Vocab</text:p>
          </table:table-cell>
          <table:table-cell office:value-type="string">
            <text:p>Split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table:number-columns-repeated="17"/>
          <table:table-cell office:value-type="string">
            <text:p>Index (Model)</text:p>
          </table:table-cell>
          <table:table-cell office:value-type="string">
            <text:p>Vocab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table:number-columns-repeated="2"/>
          <table:table-cell office:value-type="string">
            <text:p>Model</text:p>
          </table:table-cell>
          <table:table-cell office:value-type="string">
            <text:p>Steps</text:p>
          </table:table-cell>
          <table:table-cell office:value-type="string">
            <text:p>Units</text:p>
          </table:table-cell>
          <table:table-cell office:value-type="string">
            <text:p>Layers</text:p>
          </table:table-cell>
          <table:table-cell office:value-type="string">
            <text:p>Split</text:p>
          </table:table-cell>
          <table:table-cell table:number-columns-repeated="2"/>
          <table:table-cell office:value-type="string">
            <text:p>Fig 0</text:p>
          </table:table-cell>
          <table:table-cell office:value-type="string">
            <text:p>Name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table:number-columns-repeated="3"/>
          <table:table-cell office:value-type="string">
            <text:p>Split</text:p>
          </table:table-cell>
          <table:table-cell office:value-type="string">
            <text:p>Model</text:p>
          </table:table-cell>
          <table:table-cell table:number-columns-repeated="2"/>
          <table:table-cell office:value-type="string">
            <text:p>Perp D/T Ratio</text:p>
          </table:table-cell>
          <table:table-cell office:value-type="string">
            <text:p>BLEU D/T Ratio</text:p>
          </table:table-cell>
          <table:table-cell office:value-type="string">
            <text:p>Vocab</text:p>
          </table:table-cell>
          <table:table-cell office:value-type="string">
            <text:p>Parse</text:p>
          </table:table-cell>
        </table:table-row>
        <table:table-row table:style-name="ro1">
          <table:table-cell table:style-name="ce1" table:formula="of:=CONCATENATE([.B2];-[.C2];-[.D2];-[.E2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</text:p>
          </table:table-cell>
          <table:table-cell table:style-name="ce1" office:value-type="float" office:value="5.25">
            <text:p>5.25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6.13">
            <text:p>6.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1.8">
            <text:p>31.8</text:p>
          </table:table-cell>
          <table:table-cell table:number-columns-repeated="2"/>
          <table:table-cell table:style-name="ce2" table:formula="of:=CONCATENATE([.P2];-[.Q2];-[.R2];-[.S2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4.68">
            <text:p>4.68</text:p>
          </table:table-cell>
          <table:table-cell table:style-name="ce2" office:value-type="float" office:value="27.4">
            <text:p>27.4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26.5">
            <text:p>26.5</text:p>
          </table:table-cell>
          <table:table-cell table:style-name="ce2" office:value-type="float" office:value="33.7">
            <text:p>33.7</text:p>
          </table:table-cell>
          <table:table-cell table:style-name="ce7"/>
          <table:table-cell/>
          <table:table-cell table:style-name="ce8" table:formula="of:=CONCATENATE([.AD2];-[.AE2];-[.AF2];-[.AG2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</text:p>
          </table:table-cell>
          <table:table-cell table:style-name="ce8" office:value-type="float" office:value="4.68">
            <text:p>4.68</text:p>
          </table:table-cell>
          <table:table-cell table:style-name="ce8" office:value-type="float" office:value="27.4">
            <text:p>27.4</text:p>
          </table:table-cell>
          <table:table-cell table:style-name="ce8" office:value-type="float" office:value="5.1">
            <text:p>5.1</text:p>
          </table:table-cell>
          <table:table-cell table:style-name="ce8" office:value-type="float" office:value="26.5">
            <text:p>26.5</text:p>
          </table:table-cell>
          <table:table-cell table:style-name="ce8" office:value-type="float" office:value="33.7">
            <text:p>33.7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2];-[.AU2];-[.AV2];-[.AW2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</text:p>
          </table:table-cell>
          <table:table-cell table:style-name="ce8" office:value-type="float" office:value="4.68">
            <text:p>4.68</text:p>
          </table:table-cell>
          <table:table-cell table:style-name="ce8" office:value-type="float" office:value="27.4">
            <text:p>27.4</text:p>
          </table:table-cell>
          <table:table-cell table:style-name="ce8" office:value-type="float" office:value="5.1">
            <text:p>5.1</text:p>
          </table:table-cell>
          <table:table-cell table:style-name="ce8" office:value-type="float" office:value="26.5">
            <text:p>26.5</text:p>
          </table:table-cell>
          <table:table-cell table:style-name="ce8" office:value-type="float" office:value="33.7">
            <text:p>33.7</text:p>
          </table:table-cell>
          <table:table-cell table:number-columns-repeated="16"/>
          <table:table-cell office:value-type="string">
            <text:p>Fig 3</text:p>
          </table:table-cell>
          <table:table-cell table:style-name="ce8" table:formula="of:=CONCATENATE([.CE2];-[.CF2];-[.CG2];-[.CH2])" office:value-type="string" office:string-value="ATT-12000-256-2">
            <text:p>ATT-12000-256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.68">
            <text:p>4.68</text:p>
          </table:table-cell>
          <table:table-cell table:style-name="ce8" office:value-type="float" office:value="27.4">
            <text:p>27.4</text:p>
          </table:table-cell>
          <table:table-cell table:style-name="ce8" office:value-type="float" office:value="5.1">
            <text:p>5.1</text:p>
          </table:table-cell>
          <table:table-cell table:style-name="ce8" office:value-type="float" office:value="26.5">
            <text:p>26.5</text:p>
          </table:table-cell>
          <table:table-cell table:style-name="ce8" office:value-type="float" office:value="33.7">
            <text:p>33.7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3"/>
          <table:table-cell table:style-name="ce2" table:formula="of:=CONCATENATE([.CW2];&quot;-&quot;;[.DB2];&quot;-&quot;;[.DC2];&quot;-&quot;;[.CV2])" office:value-type="string" office:string-value="STD-0-0-A">
            <text:p>STD-0-0-A</text:p>
          </table:table-cell>
          <table:table-cell table:style-name="ce2" office:value-type="float" office:value="5.58">
            <text:p>5.5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.05">
            <text:p>6.05</text:p>
          </table:table-cell>
          <table:table-cell table:style-name="ce2" office:value-type="float" office:value="23.4">
            <text:p>23.4</text:p>
          </table:table-cell>
          <table:table-cell table:style-name="ce2" office:value-type="float" office:value="21.8">
            <text:p>21.8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2]/[.CP2]" office:value-type="float" office:value="0.922314049586777">
            <text:p>0.92</text:p>
          </table:table-cell>
          <table:table-cell table:style-name="ce2" table:formula="of:=[.CO2]/[.CQ2]" office:value-type="float" office:value="1.06837606837607">
            <text:p>1.07</text:p>
          </table:table-cell>
          <table:table-cell table:number-columns-repeated="2" table:style-name="ce2" office:value-type="float" office:value="0">
            <text:p>0</text:p>
          </table:table-cell>
        </table:table-row>
        <table:table-row table:style-name="ro1">
          <table:table-cell table:style-name="ce1" table:formula="of:=CONCATENATE([.B3];-[.C3];-[.D3];-[.E3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B</text:p>
          </table:table-cell>
          <table:table-cell table:style-name="ce1" office:value-type="float" office:value="5.59">
            <text:p>5.59</text:p>
          </table:table-cell>
          <table:table-cell table:style-name="ce1" office:value-type="float" office:value="24.2">
            <text:p>24.2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22.7">
            <text:p>22.7</text:p>
          </table:table-cell>
          <table:table-cell table:style-name="ce1" office:value-type="float" office:value="30.5">
            <text:p>30.5</text:p>
          </table:table-cell>
          <table:table-cell table:number-columns-repeated="2"/>
          <table:table-cell table:style-name="ce2" table:formula="of:=CONCATENATE([.P3];-[.Q3];-[.R3];-[.S3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3.75">
            <text:p>3.75</text:p>
          </table:table-cell>
          <table:table-cell table:style-name="ce2" office:value-type="float" office:value="23.4">
            <text:p>23.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.5">
            <text:p>22.5</text:p>
          </table:table-cell>
          <table:table-cell table:style-name="ce2" office:value-type="float" office:value="29.5">
            <text:p>29.5</text:p>
          </table:table-cell>
          <table:table-cell table:style-name="ce7"/>
          <table:table-cell/>
          <table:table-cell table:style-name="ce8" table:formula="of:=CONCATENATE([.AD3];-[.AE3];-[.AF3];-[.AG3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B</text:p>
          </table:table-cell>
          <table:table-cell table:style-name="ce8" office:value-type="float" office:value="5.06">
            <text:p>5.06</text:p>
          </table:table-cell>
          <table:table-cell table:style-name="ce8" office:value-type="float" office:value="26.6">
            <text:p>26.6</text:p>
          </table:table-cell>
          <table:table-cell table:style-name="ce8" office:value-type="float" office:value="5.82">
            <text:p>5.82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33.6">
            <text:p>33.6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3];-[.AU3];-[.AV3];-[.AW3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B</text:p>
          </table:table-cell>
          <table:table-cell table:style-name="ce8" office:value-type="float" office:value="5.06">
            <text:p>5.06</text:p>
          </table:table-cell>
          <table:table-cell table:style-name="ce8" office:value-type="float" office:value="26.6">
            <text:p>26.6</text:p>
          </table:table-cell>
          <table:table-cell table:style-name="ce8" office:value-type="float" office:value="5.82">
            <text:p>5.82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33.6">
            <text:p>33.6</text:p>
          </table:table-cell>
          <table:table-cell table:number-columns-repeated="17"/>
          <table:table-cell table:style-name="ce8" table:formula="of:=CONCATENATE([.CE3];-[.CF3];-[.CG3];-[.CH3])" office:value-type="string" office:string-value="ATT-12000-256-2">
            <text:p>ATT-12000-256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06">
            <text:p>5.06</text:p>
          </table:table-cell>
          <table:table-cell table:style-name="ce8" office:value-type="float" office:value="26.6">
            <text:p>26.6</text:p>
          </table:table-cell>
          <table:table-cell table:style-name="ce8" office:value-type="float" office:value="5.82">
            <text:p>5.82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33.6">
            <text:p>33.6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3"/>
          <table:table-cell table:style-name="ce2" table:formula="of:=CONCATENATE([.CW3];&quot;-&quot;;[.DB3];&quot;-&quot;;[.DC3];&quot;-&quot;;[.CV3])" office:value-type="string" office:string-value="STD-0-1-A">
            <text:p>STD-0-1-A</text:p>
          </table:table-cell>
          <table:table-cell table:style-name="ce2" office:value-type="float" office:value="7.36">
            <text:p>7.36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9.55">
            <text:p>9.5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4">
            <text:p>1.4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3]/[.CP3]" office:value-type="float" office:value="0.770680628272251">
            <text:p>0.77</text:p>
          </table:table-cell>
          <table:table-cell table:style-name="ce2" table:formula="of:=[.CO3]/[.CQ3]" office:value-type="float" office:value="2.55">
            <text:p>2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1" table:formula="of:=CONCATENATE([.B4];-[.C4];-[.D4];-[.E4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float" office:value="4.38">
            <text:p>4.38</text:p>
          </table:table-cell>
          <table:table-cell table:style-name="ce1" office:value-type="float" office:value="21.3">
            <text:p>21.3</text:p>
          </table:table-cell>
          <table:table-cell table:style-name="ce1" office:value-type="float" office:value="4.72">
            <text:p>4.72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24">
            <text:p>24</text:p>
          </table:table-cell>
          <table:table-cell table:number-columns-repeated="2"/>
          <table:table-cell table:style-name="ce2" table:formula="of:=CONCATENATE([.P4];-[.Q4];-[.R4];-[.S4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4.73">
            <text:p>4.73</text:p>
          </table:table-cell>
          <table:table-cell table:style-name="ce2" office:value-type="float" office:value="22.3">
            <text:p>22.3</text:p>
          </table:table-cell>
          <table:table-cell table:style-name="ce2" office:value-type="float" office:value="5.17">
            <text:p>5.17</text:p>
          </table:table-cell>
          <table:table-cell table:style-name="ce2" office:value-type="float" office:value="21.9">
            <text:p>21.9</text:p>
          </table:table-cell>
          <table:table-cell table:style-name="ce2" office:value-type="float" office:value="25.9">
            <text:p>25.9</text:p>
          </table:table-cell>
          <table:table-cell table:style-name="ce7"/>
          <table:table-cell/>
          <table:table-cell table:style-name="ce8" table:formula="of:=CONCATENATE([.AD4];-[.AE4];-[.AF4];-[.AG4])" office:value-type="string" office:string-value="BEAM-12000-256-2">
            <text:p>BEAM-12000-256-2</text:p>
          </table:table-cell>
          <table:table-cell table:style-name="ce8" office:value-type="string">
            <text:p>BEAM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</text:p>
          </table:table-cell>
          <table:table-cell table:style-name="ce8" office:value-type="float" office:value="5.32">
            <text:p>5.32</text:p>
          </table:table-cell>
          <table:table-cell table:style-name="ce8" office:value-type="float" office:value="23.8">
            <text:p>23.8</text:p>
          </table:table-cell>
          <table:table-cell table:style-name="ce8" office:value-type="float" office:value="5.72">
            <text:p>5.72</text:p>
          </table:table-cell>
          <table:table-cell table:style-name="ce8" office:value-type="float" office:value="23.1">
            <text:p>23.1</text:p>
          </table:table-cell>
          <table:table-cell table:style-name="ce8" office:value-type="float" office:value="29.1">
            <text:p>29.1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4];-[.AU4];-[.AV4];-[.AW4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</text:p>
          </table:table-cell>
          <table:table-cell table:style-name="ce8" office:value-type="float" office:value="3.75">
            <text:p>3.75</text:p>
          </table:table-cell>
          <table:table-cell table:style-name="ce8" office:value-type="float" office:value="23.4">
            <text:p>23.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2.5">
            <text:p>22.5</text:p>
          </table:table-cell>
          <table:table-cell table:style-name="ce8" office:value-type="float" office:value="29.5">
            <text:p>29.5</text:p>
          </table:table-cell>
          <table:table-cell table:number-columns-repeated="17"/>
          <table:table-cell table:style-name="ce8" table:formula="of:=CONCATENATE([.CE4];-[.CF4];-[.CG4];-[.CH4])" office:value-type="string" office:string-value="ATT-12000-256-2">
            <text:p>ATT-12000-256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.75">
            <text:p>3.75</text:p>
          </table:table-cell>
          <table:table-cell table:style-name="ce8" office:value-type="float" office:value="23.4">
            <text:p>23.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2.5">
            <text:p>22.5</text:p>
          </table:table-cell>
          <table:table-cell table:style-name="ce8" office:value-type="float" office:value="29.5">
            <text:p>29.5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3"/>
          <table:table-cell table:style-name="ce2" table:formula="of:=CONCATENATE([.CW4];&quot;-&quot;;[.DB4];&quot;-&quot;;[.DC4];&quot;-&quot;;[.CV4])" office:value-type="string" office:string-value="STD-0-2-A">
            <text:p>STD-0-2-A</text:p>
          </table:table-cell>
          <table:table-cell table:style-name="ce2" office:value-type="float" office:value="7.03">
            <text:p>7.03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12.05">
            <text:p>12.05</text:p>
          </table:table-cell>
          <table:table-cell table:number-columns-repeated="2" table:style-name="ce2" office:value-type="float" office:value="1.9">
            <text:p>1.9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4]/[.CP4]" office:value-type="float" office:value="0.583402489626556">
            <text:p>0.58</text:p>
          </table:table-cell>
          <table:table-cell table:style-name="ce2" table:formula="of:=[.CO4]/[.CQ4]" office:value-type="float" office:value="2.47368421052632">
            <text:p>2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1" table:formula="of:=CONCATENATE([.B5];-[.C5];-[.D5];-[.E5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</text:p>
          </table:table-cell>
          <table:table-cell table:style-name="ce1" office:value-type="float" office:value="4.36">
            <text:p>4.3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.89">
            <text:p>4.89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24.8">
            <text:p>24.8</text:p>
          </table:table-cell>
          <table:table-cell table:number-columns-repeated="2"/>
          <table:table-cell table:style-name="ce2" table:formula="of:=CONCATENATE([.P5];-[.Q5];-[.R5];-[.S5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3.71">
            <text:p>3.71</text:p>
          </table:table-cell>
          <table:table-cell table:style-name="ce2" office:value-type="float" office:value="24.1">
            <text:p>24.1</text:p>
          </table:table-cell>
          <table:table-cell table:style-name="ce2" office:value-type="float" office:value="3.93">
            <text:p>3.93</text:p>
          </table:table-cell>
          <table:table-cell table:style-name="ce2" office:value-type="float" office:value="23.1">
            <text:p>23.1</text:p>
          </table:table-cell>
          <table:table-cell table:style-name="ce2" office:value-type="float" office:value="26">
            <text:p>26</text:p>
          </table:table-cell>
          <table:table-cell table:style-name="ce7"/>
          <table:table-cell/>
          <table:table-cell table:style-name="ce8" table:formula="of:=CONCATENATE([.AD5];-[.AE5];-[.AF5];-[.AG5])" office:value-type="string" office:string-value="BEAM-12000-256-2">
            <text:p>BEAM-12000-256-2</text:p>
          </table:table-cell>
          <table:table-cell table:style-name="ce8" office:value-type="string">
            <text:p>BEAM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B</text:p>
          </table:table-cell>
          <table:table-cell table:style-name="ce8" office:value-type="float" office:value="5.31">
            <text:p>5.31</text:p>
          </table:table-cell>
          <table:table-cell table:style-name="ce8" office:value-type="float" office:value="23.7">
            <text:p>23.7</text:p>
          </table:table-cell>
          <table:table-cell table:style-name="ce8" office:value-type="float" office:value="5.79">
            <text:p>5.79</text:p>
          </table:table-cell>
          <table:table-cell table:style-name="ce8" office:value-type="float" office:value="22.1">
            <text:p>22.1</text:p>
          </table:table-cell>
          <table:table-cell table:style-name="ce8" office:value-type="float" office:value="29.7">
            <text:p>29.7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5];-[.AU5];-[.AV5];-[.AW5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B</text:p>
          </table:table-cell>
          <table:table-cell table:style-name="ce8" office:value-type="float" office:value="3.94">
            <text:p>3.94</text:p>
          </table:table-cell>
          <table:table-cell table:style-name="ce8" office:value-type="float" office:value="22.3">
            <text:p>22.3</text:p>
          </table:table-cell>
          <table:table-cell table:style-name="ce8" office:value-type="float" office:value="4.47">
            <text:p>4.47</text:p>
          </table:table-cell>
          <table:table-cell table:style-name="ce8" office:value-type="float" office:value="21.9">
            <text:p>21.9</text:p>
          </table:table-cell>
          <table:table-cell table:style-name="ce8" office:value-type="float" office:value="28.4">
            <text:p>28.4</text:p>
          </table:table-cell>
          <table:table-cell table:number-columns-repeated="17"/>
          <table:table-cell table:style-name="ce8" table:formula="of:=CONCATENATE([.CE5];-[.CF5];-[.CG5];-[.CH5])" office:value-type="string" office:string-value="ATT-12000-256-2">
            <text:p>ATT-12000-256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.94">
            <text:p>3.94</text:p>
          </table:table-cell>
          <table:table-cell table:style-name="ce8" office:value-type="float" office:value="22.3">
            <text:p>22.3</text:p>
          </table:table-cell>
          <table:table-cell table:style-name="ce8" office:value-type="float" office:value="4.47">
            <text:p>4.47</text:p>
          </table:table-cell>
          <table:table-cell table:style-name="ce8" office:value-type="float" office:value="21.9">
            <text:p>21.9</text:p>
          </table:table-cell>
          <table:table-cell table:style-name="ce8" office:value-type="float" office:value="28.4">
            <text:p>28.4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3"/>
          <table:table-cell table:style-name="ce2" table:formula="of:=CONCATENATE([.CW5];&quot;-&quot;;[.DB5];&quot;-&quot;;[.DC5];&quot;-&quot;;[.CV5])" office:value-type="string" office:string-value="STD-0-3-A">
            <text:p>STD-0-3-A</text:p>
          </table:table-cell>
          <table:table-cell table:style-name="ce2" office:value-type="float" office:value="7.35">
            <text:p>7.3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.53">
            <text:p>10.53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1.2">
            <text:p>1.2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5]/[.CP5]" office:value-type="float" office:value="0.698005698005698">
            <text:p>0.7</text:p>
          </table:table-cell>
          <table:table-cell table:style-name="ce2" table:formula="of:=[.CO5]/[.CQ5]" office:value-type="float" office:value="2.77777777777778">
            <text:p>2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1" table:formula="of:=CONCATENATE([.B6];-[.C6];-[.D6];-[.E6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A</text:p>
          </table:table-cell>
          <table:table-cell table:style-name="ce1" office:value-type="float" office:value="4.45">
            <text:p>4.45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24">
            <text:p>24</text:p>
          </table:table-cell>
          <table:table-cell table:number-columns-repeated="2"/>
          <table:table-cell table:style-name="ce2" table:formula="of:=CONCATENATE([.P6];-[.Q6];-[.R6];-[.S6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3.93">
            <text:p>3.93</text:p>
          </table:table-cell>
          <table:table-cell table:style-name="ce2" office:value-type="float" office:value="21.1">
            <text:p>21.1</text:p>
          </table:table-cell>
          <table:table-cell table:style-name="ce2" office:value-type="float" office:value="4.11">
            <text:p>4.11</text:p>
          </table:table-cell>
          <table:table-cell table:style-name="ce2" office:value-type="float" office:value="21.7">
            <text:p>21.7</text:p>
          </table:table-cell>
          <table:table-cell table:style-name="ce2" office:value-type="float" office:value="23.9">
            <text:p>23.9</text:p>
          </table:table-cell>
          <table:table-cell table:style-name="ce7"/>
          <table:table-cell/>
          <table:table-cell table:style-name="ce9" table:formula="of:=CONCATENATE([.AD6];-[.AE6];-[.AF6];-[.AG6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A</text:p>
          </table:table-cell>
          <table:table-cell table:style-name="ce9" office:value-type="float" office:value="5.25">
            <text:p>5.25</text:p>
          </table:table-cell>
          <table:table-cell table:style-name="ce9" office:value-type="float" office:value="23.9">
            <text:p>23.9</text:p>
          </table:table-cell>
          <table:table-cell table:style-name="ce9" office:value-type="float" office:value="6.13">
            <text:p>6.13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1.8">
            <text:p>31.8</text:p>
          </table:table-cell>
          <table:table-cell table:style-name="ce9" table:number-columns-repeated="2"/>
          <table:table-cell table:style-name="ce13"/>
          <table:table-cell/>
          <table:table-cell table:style-name="ce8" table:formula="of:=CONCATENATE([.AT6];-[.AU6];-[.AV6];-[.AW6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style-name="ce8" office:value-type="float" office:value="4.73">
            <text:p>4.73</text:p>
          </table:table-cell>
          <table:table-cell table:style-name="ce8" office:value-type="float" office:value="22.3">
            <text:p>22.3</text:p>
          </table:table-cell>
          <table:table-cell table:style-name="ce8" office:value-type="float" office:value="5.17">
            <text:p>5.17</text:p>
          </table:table-cell>
          <table:table-cell table:style-name="ce8" office:value-type="float" office:value="21.9">
            <text:p>21.9</text:p>
          </table:table-cell>
          <table:table-cell table:style-name="ce8" office:value-type="float" office:value="25.9">
            <text:p>25.9</text:p>
          </table:table-cell>
          <table:table-cell table:number-columns-repeated="17"/>
          <table:table-cell table:style-name="ce8" table:formula="of:=CONCATENATE([.CE6];-[.CF6];-[.CG6];-[.CH6])" office:value-type="string" office:string-value="ATT-12000-256-2">
            <text:p>ATT-12000-256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.73">
            <text:p>4.73</text:p>
          </table:table-cell>
          <table:table-cell table:style-name="ce8" office:value-type="float" office:value="22.3">
            <text:p>22.3</text:p>
          </table:table-cell>
          <table:table-cell table:style-name="ce8" office:value-type="float" office:value="5.17">
            <text:p>5.17</text:p>
          </table:table-cell>
          <table:table-cell table:style-name="ce8" office:value-type="float" office:value="21.9">
            <text:p>21.9</text:p>
          </table:table-cell>
          <table:table-cell table:style-name="ce8" office:value-type="float" office:value="25.9">
            <text:p>25.9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3"/>
          <table:table-cell table:style-name="ce2" table:formula="of:=CONCATENATE([.CW6];&quot;-&quot;;[.DB6];&quot;-&quot;;[.DC6];&quot;-&quot;;[.CV6])" office:value-type="string" office:string-value="STD-1-0-A">
            <text:p>STD-1-0-A</text:p>
          </table:table-cell>
          <table:table-cell table:style-name="ce2" office:value-type="float" office:value="4.58">
            <text:p>4.58</text:p>
          </table:table-cell>
          <table:table-cell table:style-name="ce2" office:value-type="float" office:value="21.1">
            <text:p>21.1</text:p>
          </table:table-cell>
          <table:table-cell table:style-name="ce2" office:value-type="float" office:value="4.97">
            <text:p>4.97</text:p>
          </table:table-cell>
          <table:table-cell table:style-name="ce2" office:value-type="float" office:value="20.3">
            <text:p>20.3</text:p>
          </table:table-cell>
          <table:table-cell table:style-name="ce2" office:value-type="float" office:value="18.4">
            <text:p>18.4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6]/[.CP6]" office:value-type="float" office:value="0.921529175050302">
            <text:p>0.92</text:p>
          </table:table-cell>
          <table:table-cell table:style-name="ce2" table:formula="of:=[.CO6]/[.CQ6]" office:value-type="float" office:value="1.03940886699507">
            <text:p>1.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1" table:formula="of:=CONCATENATE([.B7];-[.C7];-[.D7];-[.E7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float" office:value="4.82">
            <text:p>4.82</text:p>
          </table:table-cell>
          <table:table-cell table:style-name="ce1" office:value-type="float" office:value="21.4">
            <text:p>21.4</text:p>
          </table:table-cell>
          <table:table-cell table:style-name="ce1" office:value-type="float" office:value="4.94">
            <text:p>4.9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4.9">
            <text:p>24.9</text:p>
          </table:table-cell>
          <table:table-cell table:number-columns-repeated="2"/>
          <table:table-cell table:style-name="ce2" table:formula="of:=CONCATENATE([.P7];-[.Q7];-[.R7];-[.S7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5.32">
            <text:p>5.32</text:p>
          </table:table-cell>
          <table:table-cell table:style-name="ce2" office:value-type="float" office:value="23.8">
            <text:p>23.8</text:p>
          </table:table-cell>
          <table:table-cell table:style-name="ce2" office:value-type="float" office:value="5.72">
            <text:p>5.72</text:p>
          </table:table-cell>
          <table:table-cell table:style-name="ce2" office:value-type="float" office:value="23.1">
            <text:p>23.1</text:p>
          </table:table-cell>
          <table:table-cell table:style-name="ce2" office:value-type="float" office:value="29.1">
            <text:p>29.1</text:p>
          </table:table-cell>
          <table:table-cell table:style-name="ce7"/>
          <table:table-cell/>
          <table:table-cell table:style-name="ce9" table:formula="of:=CONCATENATE([.AD7];-[.AE7];-[.AF7];-[.AG7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B</text:p>
          </table:table-cell>
          <table:table-cell table:style-name="ce9" office:value-type="float" office:value="5.59">
            <text:p>5.59</text:p>
          </table:table-cell>
          <table:table-cell table:style-name="ce9" office:value-type="float" office:value="24.2">
            <text:p>24.2</text:p>
          </table:table-cell>
          <table:table-cell table:style-name="ce9" office:value-type="float" office:value="6.2">
            <text:p>6.2</text:p>
          </table:table-cell>
          <table:table-cell table:style-name="ce9" office:value-type="float" office:value="22.7">
            <text:p>22.7</text:p>
          </table:table-cell>
          <table:table-cell table:style-name="ce9" office:value-type="float" office:value="30.5">
            <text:p>30.5</text:p>
          </table:table-cell>
          <table:table-cell table:style-name="ce9" table:number-columns-repeated="2"/>
          <table:table-cell table:style-name="ce13"/>
          <table:table-cell/>
          <table:table-cell table:style-name="ce8" table:formula="of:=CONCATENATE([.AT7];-[.AU7];-[.AV7];-[.AW7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style-name="ce8" office:value-type="float" office:value="4.14">
            <text:p>4.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4.62">
            <text:p>4.62</text:p>
          </table:table-cell>
          <table:table-cell table:style-name="ce8" office:value-type="float" office:value="22.2">
            <text:p>22.2</text:p>
          </table:table-cell>
          <table:table-cell table:style-name="ce8" office:value-type="float" office:value="27.6">
            <text:p>27.6</text:p>
          </table:table-cell>
          <table:table-cell table:number-columns-repeated="17"/>
          <table:table-cell table:style-name="ce8" table:formula="of:=CONCATENATE([.CE7];-[.CF7];-[.CG7];-[.CH7])" office:value-type="string" office:string-value="ATT-12000-256-2">
            <text:p>ATT-12000-256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.14">
            <text:p>4.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4.62">
            <text:p>4.62</text:p>
          </table:table-cell>
          <table:table-cell table:style-name="ce8" office:value-type="float" office:value="22.2">
            <text:p>22.2</text:p>
          </table:table-cell>
          <table:table-cell table:style-name="ce8" office:value-type="float" office:value="27.6">
            <text:p>27.6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3"/>
          <table:table-cell table:style-name="ce2" table:formula="of:=CONCATENATE([.CW7];&quot;-&quot;;[.DB7];&quot;-&quot;;[.DC7];&quot;-&quot;;[.CV7])" office:value-type="string" office:string-value="STD-1-1-A">
            <text:p>STD-1-1-A</text:p>
          </table:table-cell>
          <table:table-cell table:style-name="ce2" office:value-type="float" office:value="6.06">
            <text:p>6.06</text:p>
          </table:table-cell>
          <table:table-cell table:style-name="ce2" office:value-type="float" office:value="4.5">
            <text:p>4.5</text:p>
          </table:table-cell>
          <table:table-cell table:style-name="ce2" office:value-type="float" office:value="8.15">
            <text:p>8.15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1.1">
            <text:p>1.1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7]/[.CP7]" office:value-type="float" office:value="0.743558282208589">
            <text:p>0.74</text:p>
          </table:table-cell>
          <table:table-cell table:style-name="ce2" table:formula="of:=[.CO7]/[.CQ7]" office:value-type="float" office:value="2.5">
            <text:p>2.5</text:p>
          </table:table-cell>
          <table:table-cell table:number-columns-repeated="2" table:style-name="ce2" office:value-type="float" office:value="1">
            <text:p>1</text:p>
          </table:table-cell>
        </table:table-row>
        <table:table-row table:style-name="ro1">
          <table:table-cell table:style-name="ce1" table:formula="of:=CONCATENATE([.B8];-[.C8];-[.D8];-[.E8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</text:p>
          </table:table-cell>
          <table:table-cell table:style-name="ce1" office:value-type="float" office:value="4.25">
            <text:p>4.25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4.53">
            <text:p>4.53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24.5">
            <text:p>24.5</text:p>
          </table:table-cell>
          <table:table-cell table:number-columns-repeated="2"/>
          <table:table-cell table:style-name="ce2" table:formula="of:=CONCATENATE([.P8];-[.Q8];-[.R8];-[.S8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4.5">
            <text:p>4.5</text:p>
          </table:table-cell>
          <table:table-cell table:style-name="ce2" office:value-type="float" office:value="21.5">
            <text:p>21.5</text:p>
          </table:table-cell>
          <table:table-cell table:style-name="ce2" office:value-type="float" office:value="4.87">
            <text:p>4.87</text:p>
          </table:table-cell>
          <table:table-cell table:style-name="ce2" office:value-type="float" office:value="21.1">
            <text:p>21.1</text:p>
          </table:table-cell>
          <table:table-cell table:style-name="ce2" office:value-type="float" office:value="27.1">
            <text:p>27.1</text:p>
          </table:table-cell>
          <table:table-cell table:style-name="ce7"/>
          <table:table-cell/>
          <table:table-cell table:style-name="ce8" table:formula="of:=CONCATENATE([.AD8];-[.AE8];-[.AF8];-[.AG8])" office:value-type="string" office:string-value="STD-12000-256-4">
            <text:p>STD-12000-256-4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</text:p>
          </table:table-cell>
          <table:table-cell table:style-name="ce8" office:value-type="float" office:value="5.98">
            <text:p>5.9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6.84">
            <text:p>6.84</text:p>
          </table:table-cell>
          <table:table-cell table:style-name="ce8" office:value-type="float" office:value="22.3">
            <text:p>22.3</text:p>
          </table:table-cell>
          <table:table-cell table:style-name="ce8" office:value-type="float" office:value="26.5">
            <text:p>26.5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8];-[.AU8];-[.AV8];-[.AW8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A</text:p>
          </table:table-cell>
          <table:table-cell table:style-name="ce8" office:value-type="float" office:value="3.71">
            <text:p>3.71</text:p>
          </table:table-cell>
          <table:table-cell table:style-name="ce8" office:value-type="float" office:value="24.1">
            <text:p>24.1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23.1">
            <text:p>23.1</text:p>
          </table:table-cell>
          <table:table-cell table:style-name="ce8" office:value-type="float" office:value="26">
            <text:p>26</text:p>
          </table:table-cell>
          <table:table-cell table:number-columns-repeated="17"/>
          <table:table-cell table:style-name="ce8" table:formula="of:=CONCATENATE([.CE8];-[.CF8];-[.CG8];-[.CH8])" office:value-type="string" office:string-value="ATT-12000-256-2">
            <text:p>ATT-12000-256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.71">
            <text:p>3.71</text:p>
          </table:table-cell>
          <table:table-cell table:style-name="ce8" office:value-type="float" office:value="24.1">
            <text:p>24.1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23.1">
            <text:p>23.1</text:p>
          </table:table-cell>
          <table:table-cell table:style-name="ce8" office:value-type="float" office:value="26">
            <text:p>26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3"/>
          <table:table-cell table:style-name="ce2" table:formula="of:=CONCATENATE([.CW8];&quot;-&quot;;[.DB8];&quot;-&quot;;[.DC8];&quot;-&quot;;[.CV8])" office:value-type="string" office:string-value="STD-1-2-A">
            <text:p>STD-1-2-A</text:p>
          </table:table-cell>
          <table:table-cell table:style-name="ce2" office:value-type="float" office:value="5.6">
            <text:p>5.6</text:p>
          </table:table-cell>
          <table:table-cell table:style-name="ce2" office:value-type="float" office:value="4.4">
            <text:p>4.4</text:p>
          </table:table-cell>
          <table:table-cell table:style-name="ce2" office:value-type="float" office:value="8.18">
            <text:p>8.18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2.1">
            <text:p>2.1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8]/[.CP8]" office:value-type="float" office:value="0.684596577017115">
            <text:p>0.68</text:p>
          </table:table-cell>
          <table:table-cell table:style-name="ce2" table:formula="of:=[.CO8]/[.CQ8]" office:value-type="float" office:value="2.44444444444444">
            <text:p>2.4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1" table:formula="of:=CONCATENATE([.B9];-[.C9];-[.D9];-[.E9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.84">
            <text:p>4.84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24">
            <text:p>24</text:p>
          </table:table-cell>
          <table:table-cell table:number-columns-repeated="2"/>
          <table:table-cell table:style-name="ce2" table:formula="of:=CONCATENATE([.P9];-[.Q9];-[.R9];-[.S9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4.33">
            <text:p>4.33</text:p>
          </table:table-cell>
          <table:table-cell table:style-name="ce2" office:value-type="float" office:value="21.2">
            <text:p>21.2</text:p>
          </table:table-cell>
          <table:table-cell table:style-name="ce2" office:value-type="float" office:value="4.64">
            <text:p>4.64</text:p>
          </table:table-cell>
          <table:table-cell table:style-name="ce2" office:value-type="float" office:value="20.9">
            <text:p>20.9</text:p>
          </table:table-cell>
          <table:table-cell table:style-name="ce2" office:value-type="float" office:value="25.8">
            <text:p>25.8</text:p>
          </table:table-cell>
          <table:table-cell table:style-name="ce7"/>
          <table:table-cell/>
          <table:table-cell table:style-name="ce8" table:formula="of:=CONCATENATE([.AD9];-[.AE9];-[.AF9];-[.AG9])" office:value-type="string" office:string-value="STD-12000-256-4">
            <text:p>STD-12000-256-4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B</text:p>
          </table:table-cell>
          <table:table-cell table:style-name="ce8" office:value-type="float" office:value="5.95">
            <text:p>5.95</text:p>
          </table:table-cell>
          <table:table-cell table:style-name="ce8" office:value-type="float" office:value="23.1">
            <text:p>23.1</text:p>
          </table:table-cell>
          <table:table-cell table:style-name="ce8" office:value-type="float" office:value="7.32">
            <text:p>7.32</text:p>
          </table:table-cell>
          <table:table-cell table:style-name="ce8" office:value-type="float" office:value="21.4">
            <text:p>21.4</text:p>
          </table:table-cell>
          <table:table-cell table:style-name="ce8" office:value-type="float" office:value="26.5">
            <text:p>26.5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9];-[.AU9];-[.AV9];-[.AW9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B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23.6">
            <text:p>23.6</text:p>
          </table:table-cell>
          <table:table-cell table:style-name="ce8" office:value-type="float" office:value="4.37">
            <text:p>4.37</text:p>
          </table:table-cell>
          <table:table-cell table:style-name="ce8" office:value-type="float" office:value="22.4">
            <text:p>22.4</text:p>
          </table:table-cell>
          <table:table-cell table:style-name="ce8" office:value-type="float" office:value="28.7">
            <text:p>28.7</text:p>
          </table:table-cell>
          <table:table-cell table:number-columns-repeated="17"/>
          <table:table-cell table:style-name="ce8" table:formula="of:=CONCATENATE([.CE9];-[.CF9];-[.CG9];-[.CH9])" office:value-type="string" office:string-value="ATT-12000-256-2">
            <text:p>ATT-12000-256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23.6">
            <text:p>23.6</text:p>
          </table:table-cell>
          <table:table-cell table:style-name="ce8" office:value-type="float" office:value="4.37">
            <text:p>4.37</text:p>
          </table:table-cell>
          <table:table-cell table:style-name="ce8" office:value-type="float" office:value="22.4">
            <text:p>22.4</text:p>
          </table:table-cell>
          <table:table-cell table:style-name="ce8" office:value-type="float" office:value="28.7">
            <text:p>28.7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3"/>
          <table:table-cell table:style-name="ce2" table:formula="of:=CONCATENATE([.CW9];&quot;-&quot;;[.DB9];&quot;-&quot;;[.DC9];&quot;-&quot;;[.CV9])" office:value-type="string" office:string-value="STD-1-3-A">
            <text:p>STD-1-3-A</text:p>
          </table:table-cell>
          <table:table-cell table:style-name="ce2" office:value-type="float" office:value="5.71">
            <text:p>5.7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.24">
            <text:p>7.24</text:p>
          </table:table-cell>
          <table:table-cell table:style-name="ce2" office:value-type="float" office:value="1.6">
            <text:p>1.6</text:p>
          </table:table-cell>
          <table:table-cell table:style-name="ce2" office:value-type="float" office:value="1.9">
            <text:p>1.9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9]/[.CP9]" office:value-type="float" office:value="0.788674033149171">
            <text:p>0.79</text:p>
          </table:table-cell>
          <table:table-cell table:style-name="ce2" table:formula="of:=[.CO9]/[.CQ9]" office:value-type="float" office:value="3.125">
            <text:p>3.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1" table:formula="of:=CONCATENATE([.B10];-[.C10];-[.D10];-[.E10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A</text:p>
          </table:table-cell>
          <table:table-cell table:style-name="ce1" office:value-type="float" office:value="4.29">
            <text:p>4.29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4.56">
            <text:p>4.56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22.6">
            <text:p>22.6</text:p>
          </table:table-cell>
          <table:table-cell table:number-columns-repeated="2"/>
          <table:table-cell table:style-name="ce2" table:formula="of:=CONCATENATE([.P10];-[.Q10];-[.R10];-[.S10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4.34">
            <text:p>4.34</text:p>
          </table:table-cell>
          <table:table-cell table:style-name="ce2" office:value-type="float" office:value="21.2">
            <text:p>21.2</text:p>
          </table:table-cell>
          <table:table-cell table:style-name="ce2" office:value-type="float" office:value="4.66">
            <text:p>4.66</text:p>
          </table:table-cell>
          <table:table-cell table:style-name="ce2" office:value-type="float" office:value="20.9">
            <text:p>20.9</text:p>
          </table:table-cell>
          <table:table-cell table:style-name="ce2" office:value-type="float" office:value="26.2">
            <text:p>26.2</text:p>
          </table:table-cell>
          <table:table-cell table:style-name="ce7"/>
          <table:table-cell/>
          <table:table-cell table:style-name="ce8" table:formula="of:=CONCATENATE([.AD10];-[.AE10];-[.AF10];-[.AG10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</text:p>
          </table:table-cell>
          <table:table-cell table:style-name="ce8" office:value-type="float" office:value="6.68">
            <text:p>6.68</text:p>
          </table:table-cell>
          <table:table-cell table:style-name="ce8" office:value-type="float" office:value="23.1">
            <text:p>23.1</text:p>
          </table:table-cell>
          <table:table-cell table:style-name="ce8" office:value-type="float" office:value="7.27">
            <text:p>7.27</text:p>
          </table:table-cell>
          <table:table-cell table:style-name="ce8" office:value-type="float" office:value="22.6">
            <text:p>22.6</text:p>
          </table:table-cell>
          <table:table-cell table:style-name="ce8" office:value-type="float" office:value="32.6">
            <text:p>32.6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10];-[.AU10];-[.AV10];-[.AW10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21.1">
            <text:p>21.1</text:p>
          </table:table-cell>
          <table:table-cell table:style-name="ce8" office:value-type="float" office:value="4.11">
            <text:p>4.11</text:p>
          </table:table-cell>
          <table:table-cell table:style-name="ce8" office:value-type="float" office:value="21.7">
            <text:p>21.7</text:p>
          </table:table-cell>
          <table:table-cell table:style-name="ce8" office:value-type="float" office:value="23.9">
            <text:p>23.9</text:p>
          </table:table-cell>
          <table:table-cell table:number-columns-repeated="17"/>
          <table:table-cell table:style-name="ce8" table:formula="of:=CONCATENATE([.CE10];-[.CF10];-[.CG10];-[.CH10])" office:value-type="string" office:string-value="ATT-12000-256-2">
            <text:p>ATT-12000-256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21.1">
            <text:p>21.1</text:p>
          </table:table-cell>
          <table:table-cell table:style-name="ce8" office:value-type="float" office:value="4.11">
            <text:p>4.11</text:p>
          </table:table-cell>
          <table:table-cell table:style-name="ce8" office:value-type="float" office:value="21.7">
            <text:p>21.7</text:p>
          </table:table-cell>
          <table:table-cell table:style-name="ce8" office:value-type="float" office:value="23.9">
            <text:p>23.9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3"/>
          <table:table-cell table:style-name="ce2" table:formula="of:=CONCATENATE([.CW10];&quot;-&quot;;[.DB10];&quot;-&quot;;[.DC10];&quot;-&quot;;[.CV10])" office:value-type="string" office:string-value="STD-2-0-A">
            <text:p>STD-2-0-A</text:p>
          </table:table-cell>
          <table:table-cell table:style-name="ce2" office:value-type="float" office:value="4.28">
            <text:p>4.28</text:p>
          </table:table-cell>
          <table:table-cell table:style-name="ce2" office:value-type="float" office:value="21.2">
            <text:p>21.2</text:p>
          </table:table-cell>
          <table:table-cell table:style-name="ce2" office:value-type="float" office:value="4.64">
            <text:p>4.64</text:p>
          </table:table-cell>
          <table:table-cell table:style-name="ce2" office:value-type="float" office:value="20.4">
            <text:p>20.4</text:p>
          </table:table-cell>
          <table:table-cell table:style-name="ce2" office:value-type="float" office:value="22.8">
            <text:p>22.8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0]/[.CP10]" office:value-type="float" office:value="0.922413793103448">
            <text:p>0.92</text:p>
          </table:table-cell>
          <table:table-cell table:style-name="ce2" table:formula="of:=[.CO10]/[.CQ10]" office:value-type="float" office:value="1.03921568627451">
            <text:p>1.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1" table:formula="of:=CONCATENATE([.B11];-[.C11];-[.D11];-[.E11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B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20.8">
            <text:p>20.8</text:p>
          </table:table-cell>
          <table:table-cell table:style-name="ce1" office:value-type="float" office:value="4.59">
            <text:p>4.59</text:p>
          </table:table-cell>
          <table:table-cell table:style-name="ce1" office:value-type="float" office:value="19.5">
            <text:p>19.5</text:p>
          </table:table-cell>
          <table:table-cell table:style-name="ce1" office:value-type="float" office:value="23.1">
            <text:p>23.1</text:p>
          </table:table-cell>
          <table:table-cell table:number-columns-repeated="2"/>
          <table:table-cell table:style-name="ce2" table:formula="of:=CONCATENATE([.P11];-[.Q11];-[.R11];-[.S11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4.36">
            <text:p>4.36</text:p>
          </table:table-cell>
          <table:table-cell table:style-name="ce2" office:value-type="float" office:value="20.8">
            <text:p>20.8</text:p>
          </table:table-cell>
          <table:table-cell table:style-name="ce2" office:value-type="float" office:value="4.64">
            <text:p>4.64</text:p>
          </table:table-cell>
          <table:table-cell table:style-name="ce2" office:value-type="float" office:value="20.4">
            <text:p>20.4</text:p>
          </table:table-cell>
          <table:table-cell table:style-name="ce2" office:value-type="float" office:value="25.9">
            <text:p>25.9</text:p>
          </table:table-cell>
          <table:table-cell table:style-name="ce7"/>
          <table:table-cell/>
          <table:table-cell table:style-name="ce8" table:formula="of:=CONCATENATE([.AD11];-[.AE11];-[.AF11];-[.AG11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B</text:p>
          </table:table-cell>
          <table:table-cell table:style-name="ce8" office:value-type="float" office:value="7.05">
            <text:p>7.05</text:p>
          </table:table-cell>
          <table:table-cell table:style-name="ce8" office:value-type="float" office:value="23.5">
            <text:p>23.5</text:p>
          </table:table-cell>
          <table:table-cell table:style-name="ce8" office:value-type="float" office:value="7.85">
            <text:p>7.85</text:p>
          </table:table-cell>
          <table:table-cell table:style-name="ce8" office:value-type="float" office:value="22.1">
            <text:p>22.1</text:p>
          </table:table-cell>
          <table:table-cell table:style-name="ce8" office:value-type="float" office:value="33.7">
            <text:p>33.7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11];-[.AU11];-[.AV11];-[.AW11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B</text:p>
          </table:table-cell>
          <table:table-cell table:style-name="ce8" office:value-type="float" office:value="3.95">
            <text:p>3.95</text:p>
          </table:table-cell>
          <table:table-cell table:style-name="ce8" office:value-type="float" office:value="23.2">
            <text:p>23.2</text:p>
          </table:table-cell>
          <table:table-cell table:style-name="ce8" office:value-type="float" office:value="4.4">
            <text:p>4.4</text:p>
          </table:table-cell>
          <table:table-cell table:style-name="ce8" office:value-type="float" office:value="23.3">
            <text:p>23.3</text:p>
          </table:table-cell>
          <table:table-cell table:style-name="ce8" office:value-type="float" office:value="29.3">
            <text:p>29.3</text:p>
          </table:table-cell>
          <table:table-cell table:number-columns-repeated="17"/>
          <table:table-cell table:style-name="ce8" table:formula="of:=CONCATENATE([.CE11];-[.CF11];-[.CG11];-[.CH11])" office:value-type="string" office:string-value="ATT-12000-256-2">
            <text:p>ATT-12000-256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.95">
            <text:p>3.95</text:p>
          </table:table-cell>
          <table:table-cell table:style-name="ce8" office:value-type="float" office:value="23.2">
            <text:p>23.2</text:p>
          </table:table-cell>
          <table:table-cell table:style-name="ce8" office:value-type="float" office:value="4.4">
            <text:p>4.4</text:p>
          </table:table-cell>
          <table:table-cell table:style-name="ce8" office:value-type="float" office:value="23.3">
            <text:p>23.3</text:p>
          </table:table-cell>
          <table:table-cell table:style-name="ce8" office:value-type="float" office:value="29.3">
            <text:p>29.3</text:p>
          </table:table-cell>
          <table:table-cell table:number-columns-repeated="2"/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3"/>
          <table:table-cell table:style-name="ce2" table:formula="of:=CONCATENATE([.CW11];&quot;-&quot;;[.DB11];&quot;-&quot;;[.DC11];&quot;-&quot;;[.CV11])" office:value-type="string" office:string-value="STD-2-1-A">
            <text:p>STD-2-1-A</text:p>
          </table:table-cell>
          <table:table-cell table:style-name="ce2" office:value-type="float" office:value="6.4">
            <text:p>6.4</text:p>
          </table:table-cell>
          <table:table-cell table:style-name="ce2" office:value-type="float" office:value="4.5">
            <text:p>4.5</text:p>
          </table:table-cell>
          <table:table-cell table:style-name="ce2" office:value-type="float" office:value="12.38">
            <text:p>12.38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1.3">
            <text:p>1.3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1]/[.CP11]" office:value-type="float" office:value="0.516962843295638">
            <text:p>0.52</text:p>
          </table:table-cell>
          <table:table-cell table:style-name="ce2" table:formula="of:=[.CO11]/[.CQ11]" office:value-type="float" office:value="2.36842105263158">
            <text:p>2.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table:formula="of:=CONCATENATE([.B12];-[.C12];-[.D12];-[.E12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5.98">
            <text:p>5.9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.84">
            <text:p>6.84</text:p>
          </table:table-cell>
          <table:table-cell table:style-name="ce2" office:value-type="float" office:value="22.3">
            <text:p>22.3</text:p>
          </table:table-cell>
          <table:table-cell table:style-name="ce2" office:value-type="float" office:value="26.5">
            <text:p>26.5</text:p>
          </table:table-cell>
          <table:table-cell table:number-columns-repeated="2"/>
          <table:table-cell table:style-name="ce1" table:formula="of:=CONCATENATE([.P12];-[.Q12];-[.R12];-[.S12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</text:p>
          </table:table-cell>
          <table:table-cell table:style-name="ce1" office:value-type="float" office:value="5.25">
            <text:p>5.25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6.13">
            <text:p>6.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1.8">
            <text:p>31.8</text:p>
          </table:table-cell>
          <table:table-cell table:style-name="ce7"/>
          <table:table-cell/>
          <table:table-cell table:style-name="ce8" table:formula="of:=CONCATENATE([.AD12];-[.AE12];-[.AF12];-[.AG12])" office:value-type="string" office:string-value="STD-24000-256-2">
            <text:p>STD-24000-256-2</text:p>
          </table:table-cell>
          <table:table-cell table:style-name="ce8" office:value-type="string">
            <text:p>STD</text:p>
          </table:table-cell>
          <table:table-cell table:style-name="ce8" office:value-type="float" office:value="24000">
            <text:p>24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</text:p>
          </table:table-cell>
          <table:table-cell table:style-name="ce8" office:value-type="float" office:value="6.02">
            <text:p>6.02</text:p>
          </table:table-cell>
          <table:table-cell table:style-name="ce8" office:value-type="float" office:value="24.7">
            <text:p>24.7</text:p>
          </table:table-cell>
          <table:table-cell table:style-name="ce8" office:value-type="float" office:value="6.57">
            <text:p>6.57</text:p>
          </table:table-cell>
          <table:table-cell table:style-name="ce8" office:value-type="float" office:value="23.3">
            <text:p>23.3</text:p>
          </table:table-cell>
          <table:table-cell table:style-name="ce8" office:value-type="float" office:value="35.4">
            <text:p>35.4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12];-[.AU12];-[.AV12];-[.AW12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A</text:p>
          </table:table-cell>
          <table:table-cell table:style-name="ce10" office:value-type="float" office:value="5.32">
            <text:p>5.32</text:p>
          </table:table-cell>
          <table:table-cell table:style-name="ce10" office:value-type="float" office:value="23.8">
            <text:p>23.8</text:p>
          </table:table-cell>
          <table:table-cell table:style-name="ce10" office:value-type="float" office:value="5.72">
            <text:p>5.72</text:p>
          </table:table-cell>
          <table:table-cell table:style-name="ce10" office:value-type="float" office:value="23.1">
            <text:p>23.1</text:p>
          </table:table-cell>
          <table:table-cell table:style-name="ce10" office:value-type="float" office:value="29.1">
            <text:p>29.1</text:p>
          </table:table-cell>
          <table:table-cell table:number-columns-repeated="17"/>
          <table:table-cell table:style-name="ce10" table:formula="of:=CONCATENATE([.CE12];-[.CF12];-[.CG12];-[.CH12])" office:value-type="string" office:string-value="BEAM-12000-256-2">
            <text:p>BEAM-12000-256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32">
            <text:p>5.32</text:p>
          </table:table-cell>
          <table:table-cell table:style-name="ce10" office:value-type="float" office:value="23.8">
            <text:p>23.8</text:p>
          </table:table-cell>
          <table:table-cell table:style-name="ce10" office:value-type="float" office:value="5.72">
            <text:p>5.72</text:p>
          </table:table-cell>
          <table:table-cell table:style-name="ce10" office:value-type="float" office:value="23.1">
            <text:p>23.1</text:p>
          </table:table-cell>
          <table:table-cell table:style-name="ce10" office:value-type="float" office:value="29.1">
            <text:p>29.1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2" table:formula="of:=CONCATENATE([.CW12];&quot;-&quot;;[.DB12];&quot;-&quot;;[.DC12];&quot;-&quot;;[.CV12])" office:value-type="string" office:string-value="STD-2-2-A">
            <text:p>STD-2-2-A</text:p>
          </table:table-cell>
          <table:table-cell table:style-name="ce2" office:value-type="float" office:value="5.59">
            <text:p>5.59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8.43">
            <text:p>8.43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1.5">
            <text:p>1.5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2]/[.CP12]" office:value-type="float" office:value="0.663107947805457">
            <text:p>0.66</text:p>
          </table:table-cell>
          <table:table-cell table:style-name="ce2" table:formula="of:=[.CO12]/[.CQ12]" office:value-type="float" office:value="2.61111111111111">
            <text:p>2.61</text:p>
          </table:table-cell>
          <table:table-cell table:number-columns-repeated="2" table:style-name="ce2" office:value-type="float" office:value="2">
            <text:p>2</text:p>
          </table:table-cell>
        </table:table-row>
        <table:table-row table:style-name="ro1">
          <table:table-cell table:style-name="ce2" table:formula="of:=CONCATENATE([.B13];-[.C13];-[.D13];-[.E13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float" office:value="5.95">
            <text:p>5.95</text:p>
          </table:table-cell>
          <table:table-cell table:style-name="ce2" office:value-type="float" office:value="23.1">
            <text:p>23.1</text:p>
          </table:table-cell>
          <table:table-cell table:style-name="ce2" office:value-type="float" office:value="7.32">
            <text:p>7.32</text:p>
          </table:table-cell>
          <table:table-cell table:style-name="ce2" office:value-type="float" office:value="21.4">
            <text:p>21.4</text:p>
          </table:table-cell>
          <table:table-cell table:style-name="ce2" office:value-type="float" office:value="26.5">
            <text:p>26.5</text:p>
          </table:table-cell>
          <table:table-cell table:number-columns-repeated="2"/>
          <table:table-cell table:style-name="ce1" table:formula="of:=CONCATENATE([.P13];-[.Q13];-[.R13];-[.S13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float" office:value="4.38">
            <text:p>4.38</text:p>
          </table:table-cell>
          <table:table-cell table:style-name="ce1" office:value-type="float" office:value="21.3">
            <text:p>21.3</text:p>
          </table:table-cell>
          <table:table-cell table:style-name="ce1" office:value-type="float" office:value="4.72">
            <text:p>4.72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24">
            <text:p>24</text:p>
          </table:table-cell>
          <table:table-cell table:style-name="ce7"/>
          <table:table-cell/>
          <table:table-cell table:style-name="ce8" table:formula="of:=CONCATENATE([.AD13];-[.AE13];-[.AF13];-[.AG13])" office:value-type="string" office:string-value="STD-24000-256-2">
            <text:p>STD-24000-256-2</text:p>
          </table:table-cell>
          <table:table-cell table:style-name="ce8" office:value-type="string">
            <text:p>STD</text:p>
          </table:table-cell>
          <table:table-cell table:style-name="ce8" office:value-type="float" office:value="24000">
            <text:p>24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B</text:p>
          </table:table-cell>
          <table:table-cell table:style-name="ce8" office:value-type="float" office:value="6.04">
            <text:p>6.04</text:p>
          </table:table-cell>
          <table:table-cell table:style-name="ce8" office:value-type="float" office:value="24.9">
            <text:p>24.9</text:p>
          </table:table-cell>
          <table:table-cell table:style-name="ce8" office:value-type="float" office:value="6.81">
            <text:p>6.81</text:p>
          </table:table-cell>
          <table:table-cell table:style-name="ce8" office:value-type="float" office:value="23.3">
            <text:p>23.3</text:p>
          </table:table-cell>
          <table:table-cell table:style-name="ce8" office:value-type="float" office:value="36.5">
            <text:p>36.5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13];-[.AU13];-[.AV13];-[.AW13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B</text:p>
          </table:table-cell>
          <table:table-cell table:style-name="ce10" office:value-type="float" office:value="5.31">
            <text:p>5.31</text:p>
          </table:table-cell>
          <table:table-cell table:style-name="ce10" office:value-type="float" office:value="23.7">
            <text:p>23.7</text:p>
          </table:table-cell>
          <table:table-cell table:style-name="ce10" office:value-type="float" office:value="5.79">
            <text:p>5.79</text:p>
          </table:table-cell>
          <table:table-cell table:style-name="ce10" office:value-type="float" office:value="22.1">
            <text:p>22.1</text:p>
          </table:table-cell>
          <table:table-cell table:style-name="ce10" office:value-type="float" office:value="29.7">
            <text:p>29.7</text:p>
          </table:table-cell>
          <table:table-cell table:number-columns-repeated="17"/>
          <table:table-cell table:style-name="ce10" table:formula="of:=CONCATENATE([.CE13];-[.CF13];-[.CG13];-[.CH13])" office:value-type="string" office:string-value="BEAM-12000-256-2">
            <text:p>BEAM-12000-256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31">
            <text:p>5.31</text:p>
          </table:table-cell>
          <table:table-cell table:style-name="ce10" office:value-type="float" office:value="23.7">
            <text:p>23.7</text:p>
          </table:table-cell>
          <table:table-cell table:style-name="ce10" office:value-type="float" office:value="5.79">
            <text:p>5.79</text:p>
          </table:table-cell>
          <table:table-cell table:style-name="ce10" office:value-type="float" office:value="22.1">
            <text:p>22.1</text:p>
          </table:table-cell>
          <table:table-cell table:style-name="ce10" office:value-type="float" office:value="29.7">
            <text:p>29.7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2" table:formula="of:=CONCATENATE([.CW13];&quot;-&quot;;[.DB13];&quot;-&quot;;[.DC13];&quot;-&quot;;[.CV13])" office:value-type="string" office:string-value="STD-2-3-A">
            <text:p>STD-2-3-A</text:p>
          </table:table-cell>
          <table:table-cell table:style-name="ce2" office:value-type="float" office:value="6.02">
            <text:p>6.02</text:p>
          </table:table-cell>
          <table:table-cell table:style-name="ce2" office:value-type="float" office:value="4.5">
            <text:p>4.5</text:p>
          </table:table-cell>
          <table:table-cell table:style-name="ce2" office:value-type="float" office:value="8.14">
            <text:p>8.14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1.4">
            <text:p>1.4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3]/[.CP13]" office:value-type="float" office:value="0.739557739557739">
            <text:p>0.74</text:p>
          </table:table-cell>
          <table:table-cell table:style-name="ce2" table:formula="of:=[.CO13]/[.CQ13]" office:value-type="float" office:value="2.64705882352941">
            <text:p>2.6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2" table:formula="of:=CONCATENATE([.B14];-[.C14];-[.D14];-[.E14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4.74">
            <text:p>4.74</text:p>
          </table:table-cell>
          <table:table-cell table:style-name="ce2" office:value-type="float" office:value="19.3">
            <text:p>19.3</text:p>
          </table:table-cell>
          <table:table-cell table:style-name="ce2" office:value-type="float" office:value="5.11">
            <text:p>5.11</text:p>
          </table:table-cell>
          <table:table-cell table:style-name="ce2" office:value-type="float" office:value="18.7">
            <text:p>18.7</text:p>
          </table:table-cell>
          <table:table-cell table:style-name="ce2" office:value-type="float" office:value="20.7">
            <text:p>20.7</text:p>
          </table:table-cell>
          <table:table-cell table:number-columns-repeated="2"/>
          <table:table-cell table:style-name="ce1" table:formula="of:=CONCATENATE([.P14];-[.Q14];-[.R14];-[.S14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A</text:p>
          </table:table-cell>
          <table:table-cell table:style-name="ce1" office:value-type="float" office:value="4.45">
            <text:p>4.45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24">
            <text:p>24</text:p>
          </table:table-cell>
          <table:table-cell table:style-name="ce7"/>
          <table:table-cell/>
          <table:table-cell table:style-name="ce10" table:formula="of:=CONCATENATE([.AD14];-[.AE14];-[.AF14];-[.AG14])" office:value-type="string" office:string-value="ATT-12000-256-2">
            <text:p>ATT-12000-256-2</text:p>
          </table:table-cell>
          <table:table-cell table:style-name="ce10" office:value-type="string">
            <text:p>ATT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float" office:value="3.75">
            <text:p>3.75</text:p>
          </table:table-cell>
          <table:table-cell table:style-name="ce10" office:value-type="float" office:value="23.4">
            <text:p>23.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2.5">
            <text:p>22.5</text:p>
          </table:table-cell>
          <table:table-cell table:style-name="ce10" office:value-type="float" office:value="29.5">
            <text:p>29.5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14];-[.AU14];-[.AV14];-[.AW14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float" office:value="4.5">
            <text:p>4.5</text:p>
          </table:table-cell>
          <table:table-cell table:style-name="ce10" office:value-type="float" office:value="21.5">
            <text:p>21.5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21.1">
            <text:p>21.1</text:p>
          </table:table-cell>
          <table:table-cell table:style-name="ce10" office:value-type="float" office:value="27.1">
            <text:p>27.1</text:p>
          </table:table-cell>
          <table:table-cell table:number-columns-repeated="17"/>
          <table:table-cell table:style-name="ce10" table:formula="of:=CONCATENATE([.CE14];-[.CF14];-[.CG14];-[.CH14])" office:value-type="string" office:string-value="BEAM-12000-256-2">
            <text:p>BEAM-12000-256-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5">
            <text:p>4.5</text:p>
          </table:table-cell>
          <table:table-cell table:style-name="ce10" office:value-type="float" office:value="21.5">
            <text:p>21.5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21.1">
            <text:p>21.1</text:p>
          </table:table-cell>
          <table:table-cell table:style-name="ce10" office:value-type="float" office:value="27.1">
            <text:p>27.1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2" table:formula="of:=CONCATENATE([.CW14];&quot;-&quot;;[.DB14];&quot;-&quot;;[.DC14];&quot;-&quot;;[.CV14])" office:value-type="string" office:string-value="STD-3-0-A">
            <text:p>STD-3-0-A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20.9">
            <text:p>20.9</text:p>
          </table:table-cell>
          <table:table-cell table:style-name="ce2" office:value-type="float" office:value="4.6">
            <text:p>4.6</text:p>
          </table:table-cell>
          <table:table-cell table:style-name="ce2" office:value-type="float" office:value="19.9">
            <text:p>19.9</text:p>
          </table:table-cell>
          <table:table-cell table:style-name="ce2" office:value-type="float" office:value="18.9">
            <text:p>18.9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4]/[.CP14]" office:value-type="float" office:value="0.934782608695652">
            <text:p>0.93</text:p>
          </table:table-cell>
          <table:table-cell table:style-name="ce2" table:formula="of:=[.CO14]/[.CQ14]" office:value-type="float" office:value="1.05025125628141">
            <text:p>1.0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table:formula="of:=CONCATENATE([.B15];-[.C15];-[.D15];-[.E15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2" office:value-type="float" office:value="4.72">
            <text:p>4.72</text:p>
          </table:table-cell>
          <table:table-cell table:style-name="ce2" office:value-type="float" office:value="18.9">
            <text:p>18.9</text:p>
          </table:table-cell>
          <table:table-cell table:style-name="ce2" office:value-type="float" office:value="5.43">
            <text:p>5.43</text:p>
          </table:table-cell>
          <table:table-cell table:style-name="ce2" office:value-type="float" office:value="17.4">
            <text:p>17.4</text:p>
          </table:table-cell>
          <table:table-cell table:style-name="ce2" office:value-type="float" office:value="22.1">
            <text:p>22.1</text:p>
          </table:table-cell>
          <table:table-cell table:number-columns-repeated="2"/>
          <table:table-cell table:style-name="ce1" table:formula="of:=CONCATENATE([.P15];-[.Q15];-[.R15];-[.S15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</text:p>
          </table:table-cell>
          <table:table-cell table:style-name="ce1" office:value-type="float" office:value="4.25">
            <text:p>4.25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4.53">
            <text:p>4.53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24.5">
            <text:p>24.5</text:p>
          </table:table-cell>
          <table:table-cell table:style-name="ce7"/>
          <table:table-cell/>
          <table:table-cell table:style-name="ce10" table:formula="of:=CONCATENATE([.AD15];-[.AE15];-[.AF15];-[.AG15])" office:value-type="string" office:string-value="ATT-12000-256-2">
            <text:p>ATT-12000-256-2</text:p>
          </table:table-cell>
          <table:table-cell table:style-name="ce10" office:value-type="string">
            <text:p>ATT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</text:p>
          </table:table-cell>
          <table:table-cell table:style-name="ce10" office:value-type="float" office:value="3.94">
            <text:p>3.94</text:p>
          </table:table-cell>
          <table:table-cell table:style-name="ce10" office:value-type="float" office:value="22.3">
            <text:p>22.3</text:p>
          </table:table-cell>
          <table:table-cell table:style-name="ce10" office:value-type="float" office:value="4.47">
            <text:p>4.47</text:p>
          </table:table-cell>
          <table:table-cell table:style-name="ce10" office:value-type="float" office:value="21.9">
            <text:p>21.9</text:p>
          </table:table-cell>
          <table:table-cell table:style-name="ce10" office:value-type="float" office:value="28.4">
            <text:p>28.4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15];-[.AU15];-[.AV15];-[.AW15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20.6">
            <text:p>20.6</text:p>
          </table:table-cell>
          <table:table-cell table:style-name="ce10" office:value-type="float" office:value="4.96">
            <text:p>4.96</text:p>
          </table:table-cell>
          <table:table-cell table:style-name="ce10" office:value-type="float" office:value="19.7">
            <text:p>19.7</text:p>
          </table:table-cell>
          <table:table-cell table:style-name="ce10" office:value-type="float" office:value="26.3">
            <text:p>26.3</text:p>
          </table:table-cell>
          <table:table-cell table:number-columns-repeated="17"/>
          <table:table-cell table:style-name="ce10" table:formula="of:=CONCATENATE([.CE15];-[.CF15];-[.CG15];-[.CH15])" office:value-type="string" office:string-value="BEAM-12000-256-2">
            <text:p>BEAM-12000-256-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20.6">
            <text:p>20.6</text:p>
          </table:table-cell>
          <table:table-cell table:style-name="ce10" office:value-type="float" office:value="4.96">
            <text:p>4.96</text:p>
          </table:table-cell>
          <table:table-cell table:style-name="ce10" office:value-type="float" office:value="19.7">
            <text:p>19.7</text:p>
          </table:table-cell>
          <table:table-cell table:style-name="ce10" office:value-type="float" office:value="26.3">
            <text:p>26.3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2" table:formula="of:=CONCATENATE([.CW15];&quot;-&quot;;[.DB15];&quot;-&quot;;[.DC15];&quot;-&quot;;[.CV15])" office:value-type="string" office:string-value="STD-3-1-A">
            <text:p>STD-3-1-A</text:p>
          </table:table-cell>
          <table:table-cell table:style-name="ce2" office:value-type="float" office:value="5.84">
            <text:p>5.84</text:p>
          </table:table-cell>
          <table:table-cell table:style-name="ce2" office:value-type="float" office:value="4.9">
            <text:p>4.9</text:p>
          </table:table-cell>
          <table:table-cell table:style-name="ce2" office:value-type="float" office:value="8.03">
            <text:p>8.0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3">
            <text:p>1.3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5]/[.CP15]" office:value-type="float" office:value="0.727272727272727">
            <text:p>0.73</text:p>
          </table:table-cell>
          <table:table-cell table:style-name="ce2" table:formula="of:=[.CO15]/[.CQ15]" office:value-type="float" office:value="2.45">
            <text:p>2.4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table:formula="of:=CONCATENATE([.B16];-[.C16];-[.D16];-[.E16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4.68">
            <text:p>4.68</text:p>
          </table:table-cell>
          <table:table-cell table:style-name="ce2" office:value-type="float" office:value="19.2">
            <text:p>19.2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18.1">
            <text:p>18.1</text:p>
          </table:table-cell>
          <table:table-cell table:style-name="ce2" office:value-type="float" office:value="21.5">
            <text:p>21.5</text:p>
          </table:table-cell>
          <table:table-cell table:number-columns-repeated="2"/>
          <table:table-cell table:style-name="ce1" table:formula="of:=CONCATENATE([.P16];-[.Q16];-[.R16];-[.S16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A</text:p>
          </table:table-cell>
          <table:table-cell table:style-name="ce1" office:value-type="float" office:value="4.29">
            <text:p>4.29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4.56">
            <text:p>4.56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22.6">
            <text:p>22.6</text:p>
          </table:table-cell>
          <table:table-cell table:style-name="ce7"/>
          <table:table-cell/>
          <table:table-cell table:style-name="ce10" table:formula="of:=CONCATENATE([.AD16];-[.AE16];-[.AF16];-[.AG16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float" office:value="4.5">
            <text:p>4.5</text:p>
          </table:table-cell>
          <table:table-cell table:style-name="ce10" office:value-type="float" office:value="21.5">
            <text:p>21.5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21.1">
            <text:p>21.1</text:p>
          </table:table-cell>
          <table:table-cell table:style-name="ce10" office:value-type="float" office:value="27.1">
            <text:p>27.1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16];-[.AU16];-[.AV16];-[.AW16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style-name="ce10" office:value-type="float" office:value="4.33">
            <text:p>4.33</text:p>
          </table:table-cell>
          <table:table-cell table:style-name="ce10" office:value-type="float" office:value="21.2">
            <text:p>21.2</text:p>
          </table:table-cell>
          <table:table-cell table:style-name="ce10" office:value-type="float" office:value="4.64">
            <text:p>4.64</text:p>
          </table:table-cell>
          <table:table-cell table:style-name="ce10" office:value-type="float" office:value="20.9">
            <text:p>20.9</text:p>
          </table:table-cell>
          <table:table-cell table:style-name="ce10" office:value-type="float" office:value="25.8">
            <text:p>25.8</text:p>
          </table:table-cell>
          <table:table-cell table:number-columns-repeated="17"/>
          <table:table-cell table:style-name="ce10" table:formula="of:=CONCATENATE([.CE16];-[.CF16];-[.CG16];-[.CH16])" office:value-type="string" office:string-value="BEAM-12000-256-2">
            <text:p>BEAM-12000-256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.33">
            <text:p>4.33</text:p>
          </table:table-cell>
          <table:table-cell table:style-name="ce10" office:value-type="float" office:value="21.2">
            <text:p>21.2</text:p>
          </table:table-cell>
          <table:table-cell table:style-name="ce10" office:value-type="float" office:value="4.64">
            <text:p>4.64</text:p>
          </table:table-cell>
          <table:table-cell table:style-name="ce10" office:value-type="float" office:value="20.9">
            <text:p>20.9</text:p>
          </table:table-cell>
          <table:table-cell table:style-name="ce10" office:value-type="float" office:value="25.8">
            <text:p>25.8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2" table:formula="of:=CONCATENATE([.CW16];&quot;-&quot;;[.DB16];&quot;-&quot;;[.DC16];&quot;-&quot;;[.CV16])" office:value-type="string" office:string-value="STD-3-2-A">
            <text:p>STD-3-2-A</text:p>
          </table:table-cell>
          <table:table-cell table:style-name="ce2" office:value-type="float" office:value="5.53">
            <text:p>5.53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7.73">
            <text:p>7.73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1.2">
            <text:p>1.2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6]/[.CP16]" office:value-type="float" office:value="0.715394566623545">
            <text:p>0.72</text:p>
          </table:table-cell>
          <table:table-cell table:style-name="ce2" table:formula="of:=[.CO16]/[.CQ16]" office:value-type="float" office:value="2.76470588235294">
            <text:p>2.7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table:formula="of:=CONCATENATE([.B17];-[.C17];-[.D17];-[.E17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4.77">
            <text:p>4.77</text:p>
          </table:table-cell>
          <table:table-cell table:style-name="ce2" office:value-type="float" office:value="19.2">
            <text:p>19.2</text:p>
          </table:table-cell>
          <table:table-cell table:style-name="ce2" office:value-type="float" office:value="5.63">
            <text:p>5.63</text:p>
          </table:table-cell>
          <table:table-cell table:style-name="ce2" office:value-type="float" office:value="18.1">
            <text:p>18.1</text:p>
          </table:table-cell>
          <table:table-cell table:style-name="ce2" office:value-type="float" office:value="21.6">
            <text:p>21.6</text:p>
          </table:table-cell>
          <table:table-cell table:number-columns-repeated="2"/>
          <table:table-cell table:style-name="ce2" table:formula="of:=CONCATENATE([.P17];-[.Q17];-[.R17];-[.S17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5.98">
            <text:p>5.9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.84">
            <text:p>6.84</text:p>
          </table:table-cell>
          <table:table-cell table:style-name="ce2" office:value-type="float" office:value="22.3">
            <text:p>22.3</text:p>
          </table:table-cell>
          <table:table-cell table:style-name="ce2" office:value-type="float" office:value="26.5">
            <text:p>26.5</text:p>
          </table:table-cell>
          <table:table-cell table:style-name="ce7"/>
          <table:table-cell/>
          <table:table-cell table:style-name="ce10" table:formula="of:=CONCATENATE([.AD17];-[.AE17];-[.AF17];-[.AG17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</text:p>
          </table:table-cell>
          <table:table-cell table:style-name="ce10" office:value-type="float" office:value="4.44">
            <text:p>4.44</text:p>
          </table:table-cell>
          <table:table-cell table:style-name="ce10" office:value-type="float" office:value="20.6">
            <text:p>20.6</text:p>
          </table:table-cell>
          <table:table-cell table:style-name="ce10" office:value-type="float" office:value="4.96">
            <text:p>4.96</text:p>
          </table:table-cell>
          <table:table-cell table:style-name="ce10" office:value-type="float" office:value="19.7">
            <text:p>19.7</text:p>
          </table:table-cell>
          <table:table-cell table:style-name="ce10" office:value-type="float" office:value="26.3">
            <text:p>26.3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17];-[.AU17];-[.AV17];-[.AW17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style-name="ce10" office:value-type="float" office:value="4.52">
            <text:p>4.52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.8">
            <text:p>20.8</text:p>
          </table:table-cell>
          <table:table-cell table:style-name="ce10" office:value-type="float" office:value="26.5">
            <text:p>26.5</text:p>
          </table:table-cell>
          <table:table-cell table:number-columns-repeated="17"/>
          <table:table-cell table:style-name="ce10" table:formula="of:=CONCATENATE([.CE17];-[.CF17];-[.CG17];-[.CH17])" office:value-type="string" office:string-value="BEAM-12000-256-2">
            <text:p>BEAM-12000-256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.52">
            <text:p>4.52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20.8">
            <text:p>20.8</text:p>
          </table:table-cell>
          <table:table-cell table:style-name="ce10" office:value-type="float" office:value="26.5">
            <text:p>26.5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2" table:formula="of:=CONCATENATE([.CW17];&quot;-&quot;;[.DB17];&quot;-&quot;;[.DC17];&quot;-&quot;;[.CV17])" office:value-type="string" office:string-value="STD-3-3-A">
            <text:p>STD-3-3-A</text:p>
          </table:table-cell>
          <table:table-cell table:style-name="ce2" office:value-type="float" office:value="5.29">
            <text:p>5.29</text:p>
          </table:table-cell>
          <table:table-cell table:style-name="ce2" office:value-type="float" office:value="4.4">
            <text:p>4.4</text:p>
          </table:table-cell>
          <table:table-cell table:style-name="ce2" office:value-type="float" office:value="8.47">
            <text:p>8.47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1.1">
            <text:p>1.1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7]/[.CP17]" office:value-type="float" office:value="0.624557260920897">
            <text:p>0.62</text:p>
          </table:table-cell>
          <table:table-cell table:style-name="ce2" table:formula="of:=[.CO17]/[.CQ17]" office:value-type="float" office:value="2.31578947368421">
            <text:p>2.32</text:p>
          </table:table-cell>
          <table:table-cell table:number-columns-repeated="2" table:style-name="ce2" office:value-type="float" office:value="3">
            <text:p>3</text:p>
          </table:table-cell>
        </table:table-row>
        <table:table-row table:style-name="ro1">
          <table:table-cell table:style-name="ce2" table:formula="of:=CONCATENATE([.B18];-[.C18];-[.D18];-[.E18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4.68">
            <text:p>4.68</text:p>
          </table:table-cell>
          <table:table-cell table:style-name="ce2" office:value-type="float" office:value="18.5">
            <text:p>18.5</text:p>
          </table:table-cell>
          <table:table-cell table:style-name="ce2" office:value-type="float" office:value="5.11">
            <text:p>5.11</text:p>
          </table:table-cell>
          <table:table-cell table:style-name="ce2" office:value-type="float" office:value="18.1">
            <text:p>18.1</text:p>
          </table:table-cell>
          <table:table-cell table:style-name="ce2" office:value-type="float" office:value="21.2">
            <text:p>21.2</text:p>
          </table:table-cell>
          <table:table-cell table:number-columns-repeated="2"/>
          <table:table-cell table:style-name="ce2" table:formula="of:=CONCATENATE([.P18];-[.Q18];-[.R18];-[.S18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4.74">
            <text:p>4.74</text:p>
          </table:table-cell>
          <table:table-cell table:style-name="ce2" office:value-type="float" office:value="19.3">
            <text:p>19.3</text:p>
          </table:table-cell>
          <table:table-cell table:style-name="ce2" office:value-type="float" office:value="5.11">
            <text:p>5.11</text:p>
          </table:table-cell>
          <table:table-cell table:style-name="ce2" office:value-type="float" office:value="18.7">
            <text:p>18.7</text:p>
          </table:table-cell>
          <table:table-cell table:style-name="ce2" office:value-type="float" office:value="20.7">
            <text:p>20.7</text:p>
          </table:table-cell>
          <table:table-cell table:style-name="ce7"/>
          <table:table-cell/>
          <table:table-cell table:style-name="ce11" table:formula="of:=CONCATENATE([.AD18];-[.AE18];-[.AF18];-[.AG18])" office:value-type="string" office:string-value="STD-12000-256-2">
            <text:p>STD-12000-256-2</text:p>
          </table:table-cell>
          <table:table-cell table:style-name="ce11" office:value-type="string">
            <text:p>STD</text:p>
          </table:table-cell>
          <table:table-cell table:style-name="ce11" office:value-type="float" office:value="12000">
            <text:p>12000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</text:p>
          </table:table-cell>
          <table:table-cell table:style-name="ce11" office:value-type="float" office:value="4.38">
            <text:p>4.38</text:p>
          </table:table-cell>
          <table:table-cell table:style-name="ce11" office:value-type="float" office:value="21.3">
            <text:p>21.3</text:p>
          </table:table-cell>
          <table:table-cell table:style-name="ce11" office:value-type="float" office:value="4.72">
            <text:p>4.72</text:p>
          </table:table-cell>
          <table:table-cell table:style-name="ce11" office:value-type="float" office:value="20.4">
            <text:p>20.4</text:p>
          </table:table-cell>
          <table:table-cell table:style-name="ce11" office:value-type="float" office:value="24">
            <text:p>24</text:p>
          </table:table-cell>
          <table:table-cell table:style-name="ce11" table:number-columns-repeated="2"/>
          <table:table-cell table:style-name="ce13"/>
          <table:table-cell/>
          <table:table-cell table:style-name="ce10" table:formula="of:=CONCATENATE([.AT18];-[.AU18];-[.AV18];-[.AW18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float" office:value="4.34">
            <text:p>4.34</text:p>
          </table:table-cell>
          <table:table-cell table:style-name="ce10" office:value-type="float" office:value="21.2">
            <text:p>21.2</text:p>
          </table:table-cell>
          <table:table-cell table:style-name="ce10" office:value-type="float" office:value="4.66">
            <text:p>4.66</text:p>
          </table:table-cell>
          <table:table-cell table:style-name="ce10" office:value-type="float" office:value="20.9">
            <text:p>20.9</text:p>
          </table:table-cell>
          <table:table-cell table:style-name="ce10" office:value-type="float" office:value="26.2">
            <text:p>26.2</text:p>
          </table:table-cell>
          <table:table-cell table:number-columns-repeated="17"/>
          <table:table-cell table:style-name="ce10" table:formula="of:=CONCATENATE([.CE18];-[.CF18];-[.CG18];-[.CH18])" office:value-type="string" office:string-value="BEAM-12000-256-2">
            <text:p>BEAM-12000-256-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.34">
            <text:p>4.34</text:p>
          </table:table-cell>
          <table:table-cell table:style-name="ce10" office:value-type="float" office:value="21.2">
            <text:p>21.2</text:p>
          </table:table-cell>
          <table:table-cell table:style-name="ce10" office:value-type="float" office:value="4.66">
            <text:p>4.66</text:p>
          </table:table-cell>
          <table:table-cell table:style-name="ce10" office:value-type="float" office:value="20.9">
            <text:p>20.9</text:p>
          </table:table-cell>
          <table:table-cell table:style-name="ce10" office:value-type="float" office:value="26.2">
            <text:p>26.2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2" table:formula="of:=CONCATENATE([.CW18];&quot;-&quot;;[.DB18];&quot;-&quot;;[.DC18];&quot;-&quot;;[.CV18])" office:value-type="string" office:string-value="STD-4-0-A">
            <text:p>STD-4-0-A</text:p>
          </table:table-cell>
          <table:table-cell table:style-name="ce2" office:value-type="float" office:value="4.41">
            <text:p>4.41</text:p>
          </table:table-cell>
          <table:table-cell table:style-name="ce2" office:value-type="float" office:value="20.7">
            <text:p>20.7</text:p>
          </table:table-cell>
          <table:table-cell table:style-name="ce2" office:value-type="float" office:value="4.81">
            <text:p>4.81</text:p>
          </table:table-cell>
          <table:table-cell table:style-name="ce2" office:value-type="float" office:value="19.9">
            <text:p>19.9</text:p>
          </table:table-cell>
          <table:table-cell table:style-name="ce2" office:value-type="float" office:value="19.2">
            <text:p>19.2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8]/[.CP18]" office:value-type="float" office:value="0.916839916839917">
            <text:p>0.92</text:p>
          </table:table-cell>
          <table:table-cell table:style-name="ce2" table:formula="of:=[.CO18]/[.CQ18]" office:value-type="float" office:value="1.04020100502513">
            <text:p>1.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table:style-name="ce2" table:formula="of:=CONCATENATE([.B19];-[.C19];-[.D19];-[.E19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float" office:value="4.88">
            <text:p>4.88</text:p>
          </table:table-cell>
          <table:table-cell table:style-name="ce2" office:value-type="float" office:value="17.9">
            <text:p>17.9</text:p>
          </table:table-cell>
          <table:table-cell table:style-name="ce2" office:value-type="float" office:value="5.58">
            <text:p>5.58</text:p>
          </table:table-cell>
          <table:table-cell table:style-name="ce2" office:value-type="float" office:value="16.3">
            <text:p>16.3</text:p>
          </table:table-cell>
          <table:table-cell table:style-name="ce2" office:value-type="float" office:value="20.9">
            <text:p>20.9</text:p>
          </table:table-cell>
          <table:table-cell table:number-columns-repeated="2"/>
          <table:table-cell table:style-name="ce2" table:formula="of:=CONCATENATE([.P19];-[.Q19];-[.R19];-[.S19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4.68">
            <text:p>4.68</text:p>
          </table:table-cell>
          <table:table-cell table:style-name="ce2" office:value-type="float" office:value="19.2">
            <text:p>19.2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18.1">
            <text:p>18.1</text:p>
          </table:table-cell>
          <table:table-cell table:style-name="ce2" office:value-type="float" office:value="21.5">
            <text:p>21.5</text:p>
          </table:table-cell>
          <table:table-cell table:style-name="ce7"/>
          <table:table-cell/>
          <table:table-cell table:style-name="ce11" table:formula="of:=CONCATENATE([.AD19];-[.AE19];-[.AF19];-[.AG19])" office:value-type="string" office:string-value="STD-12000-256-2">
            <text:p>STD-12000-256-2</text:p>
          </table:table-cell>
          <table:table-cell table:style-name="ce11" office:value-type="string">
            <text:p>STD</text:p>
          </table:table-cell>
          <table:table-cell table:style-name="ce11" office:value-type="float" office:value="12000">
            <text:p>12000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float" office:value="4.36">
            <text:p>4.36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.89">
            <text:p>4.89</text:p>
          </table:table-cell>
          <table:table-cell table:style-name="ce11" office:value-type="float" office:value="19.8">
            <text:p>19.8</text:p>
          </table:table-cell>
          <table:table-cell table:style-name="ce11" office:value-type="float" office:value="24.8">
            <text:p>24.8</text:p>
          </table:table-cell>
          <table:table-cell table:style-name="ce11" table:number-columns-repeated="2"/>
          <table:table-cell table:style-name="ce13"/>
          <table:table-cell/>
          <table:table-cell table:style-name="ce10" table:formula="of:=CONCATENATE([.AT19];-[.AU19];-[.AV19];-[.AW19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float" office:value="4.32">
            <text:p>4.32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4.77">
            <text:p>4.77</text:p>
          </table:table-cell>
          <table:table-cell table:style-name="ce10" office:value-type="float" office:value="19.4">
            <text:p>19.4</text:p>
          </table:table-cell>
          <table:table-cell table:style-name="ce10" office:value-type="float" office:value="25.8">
            <text:p>25.8</text:p>
          </table:table-cell>
          <table:table-cell table:number-columns-repeated="17"/>
          <table:table-cell table:style-name="ce10" table:formula="of:=CONCATENATE([.CE19];-[.CF19];-[.CG19];-[.CH19])" office:value-type="string" office:string-value="BEAM-12000-256-2">
            <text:p>BEAM-12000-256-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.32">
            <text:p>4.32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4.77">
            <text:p>4.77</text:p>
          </table:table-cell>
          <table:table-cell table:style-name="ce10" office:value-type="float" office:value="19.4">
            <text:p>19.4</text:p>
          </table:table-cell>
          <table:table-cell table:style-name="ce10" office:value-type="float" office:value="25.8">
            <text:p>25.8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2" table:formula="of:=CONCATENATE([.CW19];&quot;-&quot;;[.DB19];&quot;-&quot;;[.DC19];&quot;-&quot;;[.CV19])" office:value-type="string" office:string-value="STD-4-1-A">
            <text:p>STD-4-1-A</text:p>
          </table:table-cell>
          <table:table-cell table:style-name="ce2" office:value-type="float" office:value="5.46">
            <text:p>5.46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8.3">
            <text:p>8.3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1.1">
            <text:p>1.1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19]/[.CP19]" office:value-type="float" office:value="0.657831325301205">
            <text:p>0.66</text:p>
          </table:table-cell>
          <table:table-cell table:style-name="ce2" table:formula="of:=[.CO19]/[.CQ19]" office:value-type="float" office:value="2.26315789473684">
            <text:p>2.2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 table:style-name="ce2" table:formula="of:=CONCATENATE([.B20];-[.C20];-[.D20];-[.E20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5.23">
            <text:p>5.23</text:p>
          </table:table-cell>
          <table:table-cell table:style-name="ce2" office:value-type="float" office:value="17.6">
            <text:p>17.6</text:p>
          </table:table-cell>
          <table:table-cell table:style-name="ce2" office:value-type="float" office:value="5.59">
            <text:p>5.59</text:p>
          </table:table-cell>
          <table:table-cell table:style-name="ce2" office:value-type="float" office:value="16.9">
            <text:p>16.9</text:p>
          </table:table-cell>
          <table:table-cell table:style-name="ce2" office:value-type="float" office:value="18.2">
            <text:p>18.2</text:p>
          </table:table-cell>
          <table:table-cell table:number-columns-repeated="2"/>
          <table:table-cell table:style-name="ce2" table:formula="of:=CONCATENATE([.P20];-[.Q20];-[.R20];-[.S20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4.68">
            <text:p>4.68</text:p>
          </table:table-cell>
          <table:table-cell table:style-name="ce2" office:value-type="float" office:value="18.5">
            <text:p>18.5</text:p>
          </table:table-cell>
          <table:table-cell table:style-name="ce2" office:value-type="float" office:value="5.11">
            <text:p>5.11</text:p>
          </table:table-cell>
          <table:table-cell table:style-name="ce2" office:value-type="float" office:value="18.1">
            <text:p>18.1</text:p>
          </table:table-cell>
          <table:table-cell table:style-name="ce2" office:value-type="float" office:value="21.2">
            <text:p>21.2</text:p>
          </table:table-cell>
          <table:table-cell table:style-name="ce7"/>
          <table:table-cell/>
          <table:table-cell table:style-name="ce10" table:formula="of:=CONCATENATE([.AD20];-[.AE20];-[.AF20];-[.AG20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float" office:value="4.74">
            <text:p>4.74</text:p>
          </table:table-cell>
          <table:table-cell table:style-name="ce10" office:value-type="float" office:value="19.3">
            <text:p>19.3</text:p>
          </table:table-cell>
          <table:table-cell table:style-name="ce10" office:value-type="float" office:value="5.11">
            <text:p>5.11</text:p>
          </table:table-cell>
          <table:table-cell table:style-name="ce10" office:value-type="float" office:value="18.7">
            <text:p>18.7</text:p>
          </table:table-cell>
          <table:table-cell table:style-name="ce10" office:value-type="float" office:value="20.7">
            <text:p>20.7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20];-[.AU20];-[.AV20];-[.AW20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</text:p>
          </table:table-cell>
          <table:table-cell table:style-name="ce10" office:value-type="float" office:value="4.36">
            <text:p>4.36</text:p>
          </table:table-cell>
          <table:table-cell table:style-name="ce10" office:value-type="float" office:value="20.8">
            <text:p>20.8</text:p>
          </table:table-cell>
          <table:table-cell table:style-name="ce10" office:value-type="float" office:value="4.64">
            <text:p>4.64</text:p>
          </table:table-cell>
          <table:table-cell table:style-name="ce10" office:value-type="float" office:value="20.4">
            <text:p>20.4</text:p>
          </table:table-cell>
          <table:table-cell table:style-name="ce10" office:value-type="float" office:value="25.9">
            <text:p>25.9</text:p>
          </table:table-cell>
          <table:table-cell table:number-columns-repeated="17"/>
          <table:table-cell table:style-name="ce10" table:formula="of:=CONCATENATE([.CE20];-[.CF20];-[.CG20];-[.CH20])" office:value-type="string" office:string-value="BEAM-12000-256-2">
            <text:p>BEAM-12000-256-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36">
            <text:p>4.36</text:p>
          </table:table-cell>
          <table:table-cell table:style-name="ce10" office:value-type="float" office:value="20.8">
            <text:p>20.8</text:p>
          </table:table-cell>
          <table:table-cell table:style-name="ce10" office:value-type="float" office:value="4.64">
            <text:p>4.64</text:p>
          </table:table-cell>
          <table:table-cell table:style-name="ce10" office:value-type="float" office:value="20.4">
            <text:p>20.4</text:p>
          </table:table-cell>
          <table:table-cell table:style-name="ce10" office:value-type="float" office:value="25.9">
            <text:p>25.9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2" table:formula="of:=CONCATENATE([.CW20];&quot;-&quot;;[.DB20];&quot;-&quot;;[.DC20];&quot;-&quot;;[.CV20])" office:value-type="string" office:string-value="STD-4-2-A">
            <text:p>STD-4-2-A</text:p>
          </table:table-cell>
          <table:table-cell table:style-name="ce2" office:value-type="float" office:value="5.44">
            <text:p>5.44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7.57">
            <text:p>7.57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20]/[.CP20]" office:value-type="float" office:value="0.718626155878468">
            <text:p>0.72</text:p>
          </table:table-cell>
          <table:table-cell table:style-name="ce2" table:formula="of:=[.CO20]/[.CQ20]" office:value-type="float" office:value="2.47368421052632">
            <text:p>2.4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style-name="ce2" table:formula="of:=CONCATENATE([.B21];-[.C21];-[.D21];-[.E21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float" office:value="4.48">
            <text:p>4.48</text:p>
          </table:table-cell>
          <table:table-cell table:style-name="ce2" office:value-type="float" office:value="19.4">
            <text:p>19.4</text:p>
          </table:table-cell>
          <table:table-cell table:style-name="ce2" office:value-type="float" office:value="5.08">
            <text:p>5.08</text:p>
          </table:table-cell>
          <table:table-cell table:style-name="ce2" office:value-type="float" office:value="18.2">
            <text:p>18.2</text:p>
          </table:table-cell>
          <table:table-cell table:style-name="ce2" office:value-type="float" office:value="22">
            <text:p>22</text:p>
          </table:table-cell>
          <table:table-cell table:number-columns-repeated="2"/>
          <table:table-cell table:style-name="ce2" table:formula="of:=CONCATENATE([.P21];-[.Q21];-[.R21];-[.S21])" office:value-type="string" office:string-value="STD-12000-256-4">
            <text:p>STD-12000-256-4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5.23">
            <text:p>5.23</text:p>
          </table:table-cell>
          <table:table-cell table:style-name="ce2" office:value-type="float" office:value="17.6">
            <text:p>17.6</text:p>
          </table:table-cell>
          <table:table-cell table:style-name="ce2" office:value-type="float" office:value="5.59">
            <text:p>5.59</text:p>
          </table:table-cell>
          <table:table-cell table:style-name="ce2" office:value-type="float" office:value="16.9">
            <text:p>16.9</text:p>
          </table:table-cell>
          <table:table-cell table:style-name="ce2" office:value-type="float" office:value="18.2">
            <text:p>18.2</text:p>
          </table:table-cell>
          <table:table-cell table:style-name="ce7"/>
          <table:table-cell/>
          <table:table-cell table:style-name="ce10" table:formula="of:=CONCATENATE([.AD21];-[.AE21];-[.AF21];-[.AG21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</text:p>
          </table:table-cell>
          <table:table-cell table:style-name="ce10" office:value-type="float" office:value="4.72">
            <text:p>4.72</text:p>
          </table:table-cell>
          <table:table-cell table:style-name="ce10" office:value-type="float" office:value="18.9">
            <text:p>18.9</text:p>
          </table:table-cell>
          <table:table-cell table:style-name="ce10" office:value-type="float" office:value="5.43">
            <text:p>5.43</text:p>
          </table:table-cell>
          <table:table-cell table:style-name="ce10" office:value-type="float" office:value="17.4">
            <text:p>17.4</text:p>
          </table:table-cell>
          <table:table-cell table:style-name="ce10" office:value-type="float" office:value="22.1">
            <text:p>22.1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21];-[.AU21];-[.AV21];-[.AW21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B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21.4">
            <text:p>21.4</text:p>
          </table:table-cell>
          <table:table-cell table:style-name="ce10" office:value-type="float" office:value="4.79">
            <text:p>4.79</text:p>
          </table:table-cell>
          <table:table-cell table:style-name="ce10" office:value-type="float" office:value="20.5">
            <text:p>20.5</text:p>
          </table:table-cell>
          <table:table-cell table:style-name="ce10" office:value-type="float" office:value="26.5">
            <text:p>26.5</text:p>
          </table:table-cell>
          <table:table-cell table:number-columns-repeated="17"/>
          <table:table-cell table:style-name="ce10" table:formula="of:=CONCATENATE([.CE21];-[.CF21];-[.CG21];-[.CH21])" office:value-type="string" office:string-value="BEAM-12000-256-2">
            <text:p>BEAM-12000-256-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3">
            <text:p>4.3</text:p>
          </table:table-cell>
          <table:table-cell table:style-name="ce10" office:value-type="float" office:value="21.4">
            <text:p>21.4</text:p>
          </table:table-cell>
          <table:table-cell table:style-name="ce10" office:value-type="float" office:value="4.79">
            <text:p>4.79</text:p>
          </table:table-cell>
          <table:table-cell table:style-name="ce10" office:value-type="float" office:value="20.5">
            <text:p>20.5</text:p>
          </table:table-cell>
          <table:table-cell table:style-name="ce10" office:value-type="float" office:value="26.5">
            <text:p>26.5</text:p>
          </table:table-cell>
          <table:table-cell table:number-columns-repeated="2"/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2" table:formula="of:=CONCATENATE([.CW21];&quot;-&quot;;[.DB21];&quot;-&quot;;[.DC21];&quot;-&quot;;[.CV21])" office:value-type="string" office:string-value="STD-4-3-A">
            <text:p>STD-4-3-A</text:p>
          </table:table-cell>
          <table:table-cell table:style-name="ce2" office:value-type="float" office:value="5.36">
            <text:p>5.36</text:p>
          </table:table-cell>
          <table:table-cell table:style-name="ce2" office:value-type="float" office:value="4.5">
            <text:p>4.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1.3">
            <text:p>1.3</text:p>
          </table:table-cell>
          <table:table-cell table:number-columns-repeated="3"/>
          <table:table-cell table:style-name="ce2" office:value-type="string">
            <text:p>A</text:p>
          </table:table-cell>
          <table:table-cell table:style-name="ce2" office:value-type="string">
            <text:p>STD</text:p>
          </table:table-cell>
          <table:table-cell table:number-columns-repeated="2"/>
          <table:table-cell table:style-name="ce2" table:formula="of:=[.CN21]/[.CP21]" office:value-type="float" office:value="0.67">
            <text:p>0.67</text:p>
          </table:table-cell>
          <table:table-cell table:style-name="ce2" table:formula="of:=[.CO21]/[.CQ21]" office:value-type="float" office:value="2.36842105263158">
            <text:p>2.3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 table:style-name="ce2" table:formula="of:=CONCATENATE([.B22];-[.C22];-[.D22];-[.E22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6.68">
            <text:p>6.68</text:p>
          </table:table-cell>
          <table:table-cell table:style-name="ce2" office:value-type="float" office:value="23.1">
            <text:p>23.1</text:p>
          </table:table-cell>
          <table:table-cell table:style-name="ce2" office:value-type="float" office:value="7.27">
            <text:p>7.27</text:p>
          </table:table-cell>
          <table:table-cell table:style-name="ce2" office:value-type="float" office:value="22.6">
            <text:p>22.6</text:p>
          </table:table-cell>
          <table:table-cell table:style-name="ce2" office:value-type="float" office:value="32.6">
            <text:p>32.6</text:p>
          </table:table-cell>
          <table:table-cell table:number-columns-repeated="2"/>
          <table:table-cell table:style-name="ce2" table:formula="of:=CONCATENATE([.P22];-[.Q22];-[.R22];-[.S22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6.68">
            <text:p>6.68</text:p>
          </table:table-cell>
          <table:table-cell table:style-name="ce2" office:value-type="float" office:value="23.1">
            <text:p>23.1</text:p>
          </table:table-cell>
          <table:table-cell table:style-name="ce2" office:value-type="float" office:value="7.27">
            <text:p>7.27</text:p>
          </table:table-cell>
          <table:table-cell table:style-name="ce2" office:value-type="float" office:value="22.6">
            <text:p>22.6</text:p>
          </table:table-cell>
          <table:table-cell table:style-name="ce2" office:value-type="float" office:value="32.6">
            <text:p>32.6</text:p>
          </table:table-cell>
          <table:table-cell table:style-name="ce7"/>
          <table:table-cell/>
          <table:table-cell table:style-name="ce10" table:formula="of:=CONCATENATE([.AD22];-[.AE22];-[.AF22];-[.AG22])" office:value-type="string" office:string-value="STD-12000-512-2">
            <text:p>STD-12000-512-2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512">
            <text:p>5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float" office:value="5.69">
            <text:p>5.69</text:p>
          </table:table-cell>
          <table:table-cell table:style-name="ce10" office:value-type="float" office:value="19.7">
            <text:p>19.7</text:p>
          </table:table-cell>
          <table:table-cell table:style-name="ce10" office:value-type="float" office:value="6.17">
            <text:p>6.17</text:p>
          </table:table-cell>
          <table:table-cell table:style-name="ce10" office:value-type="float" office:value="19.3">
            <text:p>19.3</text:p>
          </table:table-cell>
          <table:table-cell table:style-name="ce10" office:value-type="float" office:value="27.3">
            <text:p>27.3</text:p>
          </table:table-cell>
          <table:table-cell table:style-name="ce10" table:number-columns-repeated="2"/>
          <table:table-cell table:style-name="ce13"/>
          <table:table-cell/>
          <table:table-cell table:style-name="ce9" table:formula="of:=CONCATENATE([.AT22];-[.AU22];-[.AV22];-[.AW22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A</text:p>
          </table:table-cell>
          <table:table-cell table:style-name="ce9" office:value-type="float" office:value="5.25">
            <text:p>5.25</text:p>
          </table:table-cell>
          <table:table-cell table:style-name="ce9" office:value-type="float" office:value="23.9">
            <text:p>23.9</text:p>
          </table:table-cell>
          <table:table-cell table:style-name="ce9" office:value-type="float" office:value="6.13">
            <text:p>6.13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1.8">
            <text:p>31.8</text:p>
          </table:table-cell>
          <table:table-cell table:number-columns-repeated="17"/>
          <table:table-cell table:style-name="ce9" table:formula="of:=CONCATENATE([.CE22];-[.CF22];-[.CG22];-[.CH22])" office:value-type="string" office:string-value="STD-12000-256-2">
            <text:p>STD-12000-256-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25">
            <text:p>5.25</text:p>
          </table:table-cell>
          <table:table-cell table:style-name="ce9" office:value-type="float" office:value="23.9">
            <text:p>23.9</text:p>
          </table:table-cell>
          <table:table-cell table:style-name="ce9" office:value-type="float" office:value="6.13">
            <text:p>6.13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1.8">
            <text:p>31.8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</text:p>
          </table:table-cell>
          <table:table-cell table:number-columns-repeated="3"/>
          <table:table-cell table:style-name="ce19" table:formula="of:=CONCATENATE([.CW22];&quot;-&quot;;[.DB22];&quot;-&quot;;[.DC22];&quot;-&quot;;[.CV22])" office:value-type="string" office:string-value="STD-0-0-B">
            <text:p>STD-0-0-B</text:p>
          </table:table-cell>
          <table:table-cell table:style-name="ce19" office:value-type="float" office:value="5.52">
            <text:p>5.52</text:p>
          </table:table-cell>
          <table:table-cell table:style-name="ce19" office:value-type="float" office:value="23.5">
            <text:p>23.5</text:p>
          </table:table-cell>
          <table:table-cell table:style-name="ce19" office:value-type="float" office:value="6">
            <text:p>6</text:p>
          </table:table-cell>
          <table:table-cell table:number-columns-repeated="2" table:style-name="ce19" office:value-type="float" office:value="22.2">
            <text:p>22.2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22]/[.CP22]" office:value-type="float" office:value="0.92">
            <text:p>0.92</text:p>
          </table:table-cell>
          <table:table-cell table:style-name="ce19" table:formula="of:=[.CO22]/[.CQ22]" office:value-type="float" office:value="1.05855855855856">
            <text:p>1.06</text:p>
          </table:table-cell>
          <table:table-cell table:number-columns-repeated="2" table:style-name="ce19" office:value-type="float" office:value="0">
            <text:p>0</text:p>
          </table:table-cell>
        </table:table-row>
        <table:table-row table:style-name="ro1">
          <table:table-cell table:style-name="ce2" table:formula="of:=CONCATENATE([.B23];-[.C23];-[.D23];-[.E23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float" office:value="7.05">
            <text:p>7.05</text:p>
          </table:table-cell>
          <table:table-cell table:style-name="ce2" office:value-type="float" office:value="23.5">
            <text:p>23.5</text:p>
          </table:table-cell>
          <table:table-cell table:style-name="ce2" office:value-type="float" office:value="7.85">
            <text:p>7.85</text:p>
          </table:table-cell>
          <table:table-cell table:style-name="ce2" office:value-type="float" office:value="22.1">
            <text:p>22.1</text:p>
          </table:table-cell>
          <table:table-cell table:style-name="ce2" office:value-type="float" office:value="33.7">
            <text:p>33.7</text:p>
          </table:table-cell>
          <table:table-cell table:number-columns-repeated="2"/>
          <table:table-cell table:style-name="ce2" table:formula="of:=CONCATENATE([.P23];-[.Q23];-[.R23];-[.S23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5.69">
            <text:p>5.69</text:p>
          </table:table-cell>
          <table:table-cell table:style-name="ce2" office:value-type="float" office:value="19.7">
            <text:p>19.7</text:p>
          </table:table-cell>
          <table:table-cell table:style-name="ce2" office:value-type="float" office:value="6.17">
            <text:p>6.17</text:p>
          </table:table-cell>
          <table:table-cell table:style-name="ce2" office:value-type="float" office:value="19.3">
            <text:p>19.3</text:p>
          </table:table-cell>
          <table:table-cell table:style-name="ce2" office:value-type="float" office:value="27.3">
            <text:p>27.3</text:p>
          </table:table-cell>
          <table:table-cell table:style-name="ce7"/>
          <table:table-cell/>
          <table:table-cell table:style-name="ce10" table:formula="of:=CONCATENATE([.AD23];-[.AE23];-[.AF23];-[.AG23])" office:value-type="string" office:string-value="STD-12000-512-2">
            <text:p>STD-12000-512-2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512">
            <text:p>5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</text:p>
          </table:table-cell>
          <table:table-cell table:style-name="ce10" office:value-type="float" office:value="5.64">
            <text:p>5.64</text:p>
          </table:table-cell>
          <table:table-cell table:style-name="ce10" office:value-type="float" office:value="19.6">
            <text:p>19.6</text:p>
          </table:table-cell>
          <table:table-cell table:style-name="ce10" office:value-type="float" office:value="6.19">
            <text:p>6.19</text:p>
          </table:table-cell>
          <table:table-cell table:style-name="ce10" office:value-type="float" office:value="18.8">
            <text:p>18.8</text:p>
          </table:table-cell>
          <table:table-cell table:style-name="ce10" office:value-type="float" office:value="27.3">
            <text:p>27.3</text:p>
          </table:table-cell>
          <table:table-cell table:style-name="ce10" table:number-columns-repeated="2"/>
          <table:table-cell table:style-name="ce13"/>
          <table:table-cell/>
          <table:table-cell table:style-name="ce9" table:formula="of:=CONCATENATE([.AT23];-[.AU23];-[.AV23];-[.AW23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B</text:p>
          </table:table-cell>
          <table:table-cell table:style-name="ce9" office:value-type="float" office:value="5.59">
            <text:p>5.59</text:p>
          </table:table-cell>
          <table:table-cell table:style-name="ce9" office:value-type="float" office:value="24.2">
            <text:p>24.2</text:p>
          </table:table-cell>
          <table:table-cell table:style-name="ce9" office:value-type="float" office:value="6.2">
            <text:p>6.2</text:p>
          </table:table-cell>
          <table:table-cell table:style-name="ce9" office:value-type="float" office:value="22.7">
            <text:p>22.7</text:p>
          </table:table-cell>
          <table:table-cell table:style-name="ce9" office:value-type="float" office:value="30.5">
            <text:p>30.5</text:p>
          </table:table-cell>
          <table:table-cell table:number-columns-repeated="17"/>
          <table:table-cell table:style-name="ce9" table:formula="of:=CONCATENATE([.CE23];-[.CF23];-[.CG23];-[.CH23])" office:value-type="string" office:string-value="STD-12000-256-2">
            <text:p>STD-12000-256-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.59">
            <text:p>5.59</text:p>
          </table:table-cell>
          <table:table-cell table:style-name="ce9" office:value-type="float" office:value="24.2">
            <text:p>24.2</text:p>
          </table:table-cell>
          <table:table-cell table:style-name="ce9" office:value-type="float" office:value="6.2">
            <text:p>6.2</text:p>
          </table:table-cell>
          <table:table-cell table:style-name="ce9" office:value-type="float" office:value="22.7">
            <text:p>22.7</text:p>
          </table:table-cell>
          <table:table-cell table:style-name="ce9" office:value-type="float" office:value="30.5">
            <text:p>30.5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B</text:p>
          </table:table-cell>
          <table:table-cell table:number-columns-repeated="3"/>
          <table:table-cell table:style-name="ce19" table:formula="of:=CONCATENATE([.CW23];&quot;-&quot;;[.DB23];&quot;-&quot;;[.DC23];&quot;-&quot;;[.CV23])" office:value-type="string" office:string-value="STD-0-1-B">
            <text:p>STD-0-1-B</text:p>
          </table:table-cell>
          <table:table-cell table:style-name="ce19" office:value-type="float" office:value="6.77">
            <text:p>6.77</text:p>
          </table:table-cell>
          <table:table-cell table:style-name="ce19" office:value-type="float" office:value="4.7">
            <text:p>4.7</text:p>
          </table:table-cell>
          <table:table-cell table:style-name="ce19" office:value-type="float" office:value="11.32">
            <text:p>11.3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.1">
            <text:p>1.1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23]/[.CP23]" office:value-type="float" office:value="0.598056537102473">
            <text:p>0.6</text:p>
          </table:table-cell>
          <table:table-cell table:style-name="ce19" table:formula="of:=[.CO23]/[.CQ23]" office:value-type="float" office:value="4.7">
            <text:p>4.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</table:table-row>
        <table:table-row table:style-name="ro1">
          <table:table-cell table:style-name="ce2" table:formula="of:=CONCATENATE([.B24];-[.C24];-[.D24];-[.E24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5.69">
            <text:p>5.69</text:p>
          </table:table-cell>
          <table:table-cell table:style-name="ce2" office:value-type="float" office:value="19.7">
            <text:p>19.7</text:p>
          </table:table-cell>
          <table:table-cell table:style-name="ce2" office:value-type="float" office:value="6.17">
            <text:p>6.17</text:p>
          </table:table-cell>
          <table:table-cell table:style-name="ce2" office:value-type="float" office:value="19.3">
            <text:p>19.3</text:p>
          </table:table-cell>
          <table:table-cell table:style-name="ce2" office:value-type="float" office:value="27.3">
            <text:p>27.3</text:p>
          </table:table-cell>
          <table:table-cell table:number-columns-repeated="2"/>
          <table:table-cell table:style-name="ce2" table:formula="of:=CONCATENATE([.P24];-[.Q24];-[.R24];-[.S24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5.71">
            <text:p>5.71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6.22">
            <text:p>6.22</text:p>
          </table:table-cell>
          <table:table-cell table:style-name="ce2" office:value-type="float" office:value="19.1">
            <text:p>19.1</text:p>
          </table:table-cell>
          <table:table-cell table:style-name="ce2" office:value-type="float" office:value="26.8">
            <text:p>26.8</text:p>
          </table:table-cell>
          <table:table-cell table:style-name="ce7"/>
          <table:table-cell/>
          <table:table-cell table:style-name="ce10" table:formula="of:=CONCATENATE([.AD24];-[.AE24];-[.AF24];-[.AG24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float" office:value="4.79">
            <text:p>4.79</text:p>
          </table:table-cell>
          <table:table-cell table:style-name="ce10" office:value-type="float" office:value="21.5">
            <text:p>21.5</text:p>
          </table:table-cell>
          <table:table-cell table:style-name="ce10" office:value-type="float" office:value="5.22">
            <text:p>5.22</text:p>
          </table:table-cell>
          <table:table-cell table:style-name="ce10" office:value-type="float" office:value="20.6">
            <text:p>20.6</text:p>
          </table:table-cell>
          <table:table-cell table:style-name="ce10" office:value-type="float" office:value="29.8">
            <text:p>29.8</text:p>
          </table:table-cell>
          <table:table-cell table:style-name="ce10" table:number-columns-repeated="2"/>
          <table:table-cell table:style-name="ce13"/>
          <table:table-cell/>
          <table:table-cell table:style-name="ce9" table:formula="of:=CONCATENATE([.AT24];-[.AU24];-[.AV24];-[.AW24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</text:p>
          </table:table-cell>
          <table:table-cell table:style-name="ce9" office:value-type="float" office:value="4.38">
            <text:p>4.38</text:p>
          </table:table-cell>
          <table:table-cell table:style-name="ce9" office:value-type="float" office:value="21.3">
            <text:p>21.3</text:p>
          </table:table-cell>
          <table:table-cell table:style-name="ce9" office:value-type="float" office:value="4.72">
            <text:p>4.72</text:p>
          </table:table-cell>
          <table:table-cell table:style-name="ce9" office:value-type="float" office:value="20.4">
            <text:p>20.4</text:p>
          </table:table-cell>
          <table:table-cell table:style-name="ce9" office:value-type="float" office:value="24">
            <text:p>24</text:p>
          </table:table-cell>
          <table:table-cell table:number-columns-repeated="17"/>
          <table:table-cell table:style-name="ce9" table:formula="of:=CONCATENATE([.CE24];-[.CF24];-[.CG24];-[.CH24])" office:value-type="string" office:string-value="STD-12000-256-2">
            <text:p>STD-12000-256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.38">
            <text:p>4.38</text:p>
          </table:table-cell>
          <table:table-cell table:style-name="ce9" office:value-type="float" office:value="21.3">
            <text:p>21.3</text:p>
          </table:table-cell>
          <table:table-cell table:style-name="ce9" office:value-type="float" office:value="4.72">
            <text:p>4.72</text:p>
          </table:table-cell>
          <table:table-cell table:style-name="ce9" office:value-type="float" office:value="20.4">
            <text:p>20.4</text:p>
          </table:table-cell>
          <table:table-cell table:style-name="ce9" office:value-type="float" office:value="24">
            <text:p>24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</text:p>
          </table:table-cell>
          <table:table-cell table:number-columns-repeated="3"/>
          <table:table-cell table:style-name="ce19" table:formula="of:=CONCATENATE([.CW24];&quot;-&quot;;[.DB24];&quot;-&quot;;[.DC24];&quot;-&quot;;[.CV24])" office:value-type="string" office:string-value="STD-0-2-B">
            <text:p>STD-0-2-B</text:p>
          </table:table-cell>
          <table:table-cell table:style-name="ce19" office:value-type="float" office:value="6.74">
            <text:p>6.7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11.54">
            <text:p>11.54</text:p>
          </table:table-cell>
          <table:table-cell table:style-name="ce19" office:value-type="float" office:value="1.4">
            <text:p>1.4</text:p>
          </table:table-cell>
          <table:table-cell table:style-name="ce19" office:value-type="float" office:value="1">
            <text:p>1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24]/[.CP24]" office:value-type="float" office:value="0.584055459272097">
            <text:p>0.58</text:p>
          </table:table-cell>
          <table:table-cell table:style-name="ce19" table:formula="of:=[.CO24]/[.CQ24]" office:value-type="float" office:value="3.57142857142857">
            <text:p>3.5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</table:table-row>
        <table:table-row table:style-name="ro1">
          <table:table-cell table:style-name="ce2" table:formula="of:=CONCATENATE([.B25];-[.C25];-[.D25];-[.E25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2" office:value-type="float" office:value="5.64">
            <text:p>5.64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6.19">
            <text:p>6.19</text:p>
          </table:table-cell>
          <table:table-cell table:style-name="ce2" office:value-type="float" office:value="18.8">
            <text:p>18.8</text:p>
          </table:table-cell>
          <table:table-cell table:style-name="ce2" office:value-type="float" office:value="27.3">
            <text:p>27.3</text:p>
          </table:table-cell>
          <table:table-cell table:number-columns-repeated="2"/>
          <table:table-cell table:style-name="ce2" table:formula="of:=CONCATENATE([.P25];-[.Q25];-[.R25];-[.S25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4.95">
            <text:p>4.95</text:p>
          </table:table-cell>
          <table:table-cell table:style-name="ce2" office:value-type="float" office:value="19.9">
            <text:p>19.9</text:p>
          </table:table-cell>
          <table:table-cell table:style-name="ce2" office:value-type="float" office:value="5.32">
            <text:p>5.32</text:p>
          </table:table-cell>
          <table:table-cell table:style-name="ce2" office:value-type="float" office:value="19.5">
            <text:p>19.5</text:p>
          </table:table-cell>
          <table:table-cell table:style-name="ce2" office:value-type="float" office:value="26.1">
            <text:p>26.1</text:p>
          </table:table-cell>
          <table:table-cell table:style-name="ce7"/>
          <table:table-cell/>
          <table:table-cell table:style-name="ce10" table:formula="of:=CONCATENATE([.AD25];-[.AE25];-[.AF25];-[.AG25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21.6">
            <text:p>21.6</text:p>
          </table:table-cell>
          <table:table-cell table:style-name="ce10" office:value-type="float" office:value="5.42">
            <text:p>5.42</text:p>
          </table:table-cell>
          <table:table-cell table:style-name="ce10" office:value-type="float" office:value="20.4">
            <text:p>20.4</text:p>
          </table:table-cell>
          <table:table-cell table:style-name="ce10" office:value-type="float" office:value="30.2">
            <text:p>30.2</text:p>
          </table:table-cell>
          <table:table-cell table:style-name="ce10" table:number-columns-repeated="2"/>
          <table:table-cell table:style-name="ce13"/>
          <table:table-cell/>
          <table:table-cell table:style-name="ce9" table:formula="of:=CONCATENATE([.AT25];-[.AU25];-[.AV25];-[.AW25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B</text:p>
          </table:table-cell>
          <table:table-cell table:style-name="ce9" office:value-type="float" office:value="4.36">
            <text:p>4.36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4.89">
            <text:p>4.89</text:p>
          </table:table-cell>
          <table:table-cell table:style-name="ce9" office:value-type="float" office:value="19.8">
            <text:p>19.8</text:p>
          </table:table-cell>
          <table:table-cell table:style-name="ce9" office:value-type="float" office:value="24.8">
            <text:p>24.8</text:p>
          </table:table-cell>
          <table:table-cell table:number-columns-repeated="17"/>
          <table:table-cell table:style-name="ce9" table:formula="of:=CONCATENATE([.CE25];-[.CF25];-[.CG25];-[.CH25])" office:value-type="string" office:string-value="STD-12000-256-2">
            <text:p>STD-12000-256-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.36">
            <text:p>4.36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4.89">
            <text:p>4.89</text:p>
          </table:table-cell>
          <table:table-cell table:style-name="ce9" office:value-type="float" office:value="19.8">
            <text:p>19.8</text:p>
          </table:table-cell>
          <table:table-cell table:style-name="ce9" office:value-type="float" office:value="24.8">
            <text:p>24.8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B</text:p>
          </table:table-cell>
          <table:table-cell table:number-columns-repeated="3"/>
          <table:table-cell table:style-name="ce19" table:formula="of:=CONCATENATE([.CW25];&quot;-&quot;;[.DB25];&quot;-&quot;;[.DC25];&quot;-&quot;;[.CV25])" office:value-type="string" office:string-value="STD-0-3-B">
            <text:p>STD-0-3-B</text:p>
          </table:table-cell>
          <table:table-cell table:style-name="ce19" office:value-type="float" office:value="6.81">
            <text:p>6.81</text:p>
          </table:table-cell>
          <table:table-cell table:style-name="ce19" office:value-type="float" office:value="4.9">
            <text:p>4.9</text:p>
          </table:table-cell>
          <table:table-cell table:style-name="ce19" office:value-type="float" office:value="12.92">
            <text:p>12.9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.1">
            <text:p>1.1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25]/[.CP25]" office:value-type="float" office:value="0.527089783281734">
            <text:p>0.53</text:p>
          </table:table-cell>
          <table:table-cell table:style-name="ce19" table:formula="of:=[.CO25]/[.CQ25]" office:value-type="float" office:value="4.9">
            <text:p>4.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3">
            <text:p>3</text:p>
          </table:table-cell>
        </table:table-row>
        <table:table-row table:style-name="ro1">
          <table:table-cell table:style-name="ce2" table:formula="of:=CONCATENATE([.B26];-[.C26];-[.D26];-[.E26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5.71">
            <text:p>5.71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6.22">
            <text:p>6.22</text:p>
          </table:table-cell>
          <table:table-cell table:style-name="ce2" office:value-type="float" office:value="19.1">
            <text:p>19.1</text:p>
          </table:table-cell>
          <table:table-cell table:style-name="ce2" office:value-type="float" office:value="26.8">
            <text:p>26.8</text:p>
          </table:table-cell>
          <table:table-cell table:number-columns-repeated="2"/>
          <table:table-cell table:style-name="ce2" table:formula="of:=CONCATENATE([.P26];-[.Q26];-[.R26];-[.S26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5.49">
            <text:p>5.4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.95">
            <text:p>5.95</text:p>
          </table:table-cell>
          <table:table-cell table:style-name="ce2" office:value-type="float" office:value="18.9">
            <text:p>18.9</text:p>
          </table:table-cell>
          <table:table-cell table:style-name="ce2" office:value-type="float" office:value="26.3">
            <text:p>26.3</text:p>
          </table:table-cell>
          <table:table-cell table:style-name="ce7"/>
          <table:table-cell/>
          <table:table-cell table:style-name="ce8" table:formula="of:=CONCATENATE([.AD26];-[.AE26];-[.AF26];-[.AG26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style-name="ce8" office:value-type="float" office:value="4.73">
            <text:p>4.73</text:p>
          </table:table-cell>
          <table:table-cell table:style-name="ce8" office:value-type="float" office:value="22.3">
            <text:p>22.3</text:p>
          </table:table-cell>
          <table:table-cell table:style-name="ce8" office:value-type="float" office:value="5.17">
            <text:p>5.17</text:p>
          </table:table-cell>
          <table:table-cell table:style-name="ce8" office:value-type="float" office:value="21.9">
            <text:p>21.9</text:p>
          </table:table-cell>
          <table:table-cell table:style-name="ce8" office:value-type="float" office:value="25.9">
            <text:p>25.9</text:p>
          </table:table-cell>
          <table:table-cell table:style-name="ce8" table:number-columns-repeated="2"/>
          <table:table-cell table:style-name="ce13"/>
          <table:table-cell/>
          <table:table-cell table:style-name="ce9" table:formula="of:=CONCATENATE([.AT26];-[.AU26];-[.AV26];-[.AW26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string">
            <text:p>A</text:p>
          </table:table-cell>
          <table:table-cell table:style-name="ce9" office:value-type="float" office:value="4.45">
            <text:p>4.45</text:p>
          </table:table-cell>
          <table:table-cell table:style-name="ce9" office:value-type="float" office:value="21.1">
            <text:p>21.1</text:p>
          </table:table-cell>
          <table:table-cell table:style-name="ce9" office:value-type="float" office:value="4.7">
            <text:p>4.7</text:p>
          </table:table-cell>
          <table:table-cell table:style-name="ce9" office:value-type="float" office:value="20.4">
            <text:p>20.4</text:p>
          </table:table-cell>
          <table:table-cell table:style-name="ce9" office:value-type="float" office:value="24">
            <text:p>24</text:p>
          </table:table-cell>
          <table:table-cell table:number-columns-repeated="17"/>
          <table:table-cell table:style-name="ce9" table:formula="of:=CONCATENATE([.CE26];-[.CF26];-[.CG26];-[.CH26])" office:value-type="string" office:string-value="STD-12000-256-2">
            <text:p>STD-12000-256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.45">
            <text:p>4.45</text:p>
          </table:table-cell>
          <table:table-cell table:style-name="ce9" office:value-type="float" office:value="21.1">
            <text:p>21.1</text:p>
          </table:table-cell>
          <table:table-cell table:style-name="ce9" office:value-type="float" office:value="4.7">
            <text:p>4.7</text:p>
          </table:table-cell>
          <table:table-cell table:style-name="ce9" office:value-type="float" office:value="20.4">
            <text:p>20.4</text:p>
          </table:table-cell>
          <table:table-cell table:style-name="ce9" office:value-type="float" office:value="24">
            <text:p>24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</text:p>
          </table:table-cell>
          <table:table-cell table:number-columns-repeated="3"/>
          <table:table-cell table:style-name="ce19" table:formula="of:=CONCATENATE([.CW26];&quot;-&quot;;[.DB26];&quot;-&quot;;[.DC26];&quot;-&quot;;[.CV26])" office:value-type="string" office:string-value="STD-1-0-B">
            <text:p>STD-1-0-B</text:p>
          </table:table-cell>
          <table:table-cell table:style-name="ce19" office:value-type="float" office:value="4.28">
            <text:p>4.28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4.71">
            <text:p>4.71</text:p>
          </table:table-cell>
          <table:table-cell table:style-name="ce19" office:value-type="float" office:value="19.8">
            <text:p>19.8</text:p>
          </table:table-cell>
          <table:table-cell table:style-name="ce19" office:value-type="float" office:value="20.1">
            <text:p>20.1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26]/[.CP26]" office:value-type="float" office:value="0.908704883227176">
            <text:p>0.91</text:p>
          </table:table-cell>
          <table:table-cell table:style-name="ce19" table:formula="of:=[.CO26]/[.CQ26]" office:value-type="float" office:value="1.06060606060606">
            <text:p>1.06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</table:table-row>
        <table:table-row table:style-name="ro1">
          <table:table-cell table:style-name="ce2" table:formula="of:=CONCATENATE([.B27];-[.C27];-[.D27];-[.E27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4.64">
            <text:p>4.64</text:p>
          </table:table-cell>
          <table:table-cell table:style-name="ce2" office:value-type="float" office:value="19.8">
            <text:p>19.8</text:p>
          </table:table-cell>
          <table:table-cell table:style-name="ce2" office:value-type="float" office:value="5.11">
            <text:p>5.11</text:p>
          </table:table-cell>
          <table:table-cell table:style-name="ce2" office:value-type="float" office:value="18.6">
            <text:p>18.6</text:p>
          </table:table-cell>
          <table:table-cell table:style-name="ce2" office:value-type="float" office:value="27.6">
            <text:p>27.6</text:p>
          </table:table-cell>
          <table:table-cell table:number-columns-repeated="2"/>
          <table:table-cell table:style-name="ce2" table:formula="of:=CONCATENATE([.P27];-[.Q27];-[.R27];-[.S27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6.02">
            <text:p>6.02</text:p>
          </table:table-cell>
          <table:table-cell table:style-name="ce2" office:value-type="float" office:value="24.7">
            <text:p>24.7</text:p>
          </table:table-cell>
          <table:table-cell table:style-name="ce2" office:value-type="float" office:value="6.57">
            <text:p>6.57</text:p>
          </table:table-cell>
          <table:table-cell table:style-name="ce2" office:value-type="float" office:value="23.3">
            <text:p>23.3</text:p>
          </table:table-cell>
          <table:table-cell table:style-name="ce2" office:value-type="float" office:value="35.4">
            <text:p>35.4</text:p>
          </table:table-cell>
          <table:table-cell table:style-name="ce7"/>
          <table:table-cell/>
          <table:table-cell table:style-name="ce8" table:formula="of:=CONCATENATE([.AD27];-[.AE27];-[.AF27];-[.AG27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style-name="ce8" office:value-type="float" office:value="4.14">
            <text:p>4.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4.62">
            <text:p>4.62</text:p>
          </table:table-cell>
          <table:table-cell table:style-name="ce8" office:value-type="float" office:value="22.2">
            <text:p>22.2</text:p>
          </table:table-cell>
          <table:table-cell table:style-name="ce8" office:value-type="float" office:value="27.6">
            <text:p>27.6</text:p>
          </table:table-cell>
          <table:table-cell table:style-name="ce8" table:number-columns-repeated="2"/>
          <table:table-cell table:style-name="ce13"/>
          <table:table-cell/>
          <table:table-cell table:style-name="ce9" table:formula="of:=CONCATENATE([.AT27];-[.AU27];-[.AV27];-[.AW27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string">
            <text:p>B</text:p>
          </table:table-cell>
          <table:table-cell table:style-name="ce9" office:value-type="float" office:value="4.82">
            <text:p>4.82</text:p>
          </table:table-cell>
          <table:table-cell table:style-name="ce9" office:value-type="float" office:value="21.4">
            <text:p>21.4</text:p>
          </table:table-cell>
          <table:table-cell table:style-name="ce9" office:value-type="float" office:value="4.94">
            <text:p>4.94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4.9">
            <text:p>24.9</text:p>
          </table:table-cell>
          <table:table-cell table:number-columns-repeated="17"/>
          <table:table-cell table:style-name="ce9" table:formula="of:=CONCATENATE([.CE27];-[.CF27];-[.CG27];-[.CH27])" office:value-type="string" office:string-value="STD-12000-256-2">
            <text:p>STD-12000-256-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.82">
            <text:p>4.82</text:p>
          </table:table-cell>
          <table:table-cell table:style-name="ce9" office:value-type="float" office:value="21.4">
            <text:p>21.4</text:p>
          </table:table-cell>
          <table:table-cell table:style-name="ce9" office:value-type="float" office:value="4.94">
            <text:p>4.94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4.9">
            <text:p>24.9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B</text:p>
          </table:table-cell>
          <table:table-cell table:number-columns-repeated="3"/>
          <table:table-cell table:style-name="ce19" table:formula="of:=CONCATENATE([.CW27];&quot;-&quot;;[.DB27];&quot;-&quot;;[.DC27];&quot;-&quot;;[.CV27])" office:value-type="string" office:string-value="STD-1-1-B">
            <text:p>STD-1-1-B</text:p>
          </table:table-cell>
          <table:table-cell table:style-name="ce19" office:value-type="float" office:value="5.48">
            <text:p>5.48</text:p>
          </table:table-cell>
          <table:table-cell table:style-name="ce19" office:value-type="float" office:value="4.5">
            <text:p>4.5</text:p>
          </table:table-cell>
          <table:table-cell table:style-name="ce19" office:value-type="float" office:value="9.84">
            <text:p>9.84</text:p>
          </table:table-cell>
          <table:table-cell table:number-columns-repeated="2" table:style-name="ce19" office:value-type="float" office:value="1.2">
            <text:p>1.2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27]/[.CP27]" office:value-type="float" office:value="0.556910569105691">
            <text:p>0.56</text:p>
          </table:table-cell>
          <table:table-cell table:style-name="ce19" table:formula="of:=[.CO27]/[.CQ27]" office:value-type="float" office:value="3.75">
            <text:p>3.75</text:p>
          </table:table-cell>
          <table:table-cell table:number-columns-repeated="2" table:style-name="ce19" office:value-type="float" office:value="1">
            <text:p>1</text:p>
          </table:table-cell>
        </table:table-row>
        <table:table-row table:style-name="ro1">
          <table:table-cell table:style-name="ce2" table:formula="of:=CONCATENATE([.B28];-[.C28];-[.D28];-[.E28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4.95">
            <text:p>4.95</text:p>
          </table:table-cell>
          <table:table-cell table:style-name="ce2" office:value-type="float" office:value="19.9">
            <text:p>19.9</text:p>
          </table:table-cell>
          <table:table-cell table:style-name="ce2" office:value-type="float" office:value="5.32">
            <text:p>5.32</text:p>
          </table:table-cell>
          <table:table-cell table:style-name="ce2" office:value-type="float" office:value="19.5">
            <text:p>19.5</text:p>
          </table:table-cell>
          <table:table-cell table:style-name="ce2" office:value-type="float" office:value="26.1">
            <text:p>26.1</text:p>
          </table:table-cell>
          <table:table-cell table:number-columns-repeated="2"/>
          <table:table-cell table:style-name="ce2" table:formula="of:=CONCATENATE([.P28];-[.Q28];-[.R28];-[.S28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4.79">
            <text:p>4.79</text:p>
          </table:table-cell>
          <table:table-cell table:style-name="ce2" office:value-type="float" office:value="21.5">
            <text:p>21.5</text:p>
          </table:table-cell>
          <table:table-cell table:style-name="ce2" office:value-type="float" office:value="5.22">
            <text:p>5.22</text:p>
          </table:table-cell>
          <table:table-cell table:style-name="ce2" office:value-type="float" office:value="20.6">
            <text:p>20.6</text:p>
          </table:table-cell>
          <table:table-cell table:style-name="ce2" office:value-type="float" office:value="29.8">
            <text:p>29.8</text:p>
          </table:table-cell>
          <table:table-cell table:style-name="ce7"/>
          <table:table-cell/>
          <table:table-cell table:style-name="ce8" table:formula="of:=CONCATENATE([.AD28];-[.AE28];-[.AF28];-[.AG28])" office:value-type="string" office:string-value="BEAM-12000-256-2">
            <text:p>BEAM-12000-256-2</text:p>
          </table:table-cell>
          <table:table-cell table:style-name="ce8" office:value-type="string">
            <text:p>BEAM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style-name="ce8" office:value-type="float" office:value="4.33">
            <text:p>4.33</text:p>
          </table:table-cell>
          <table:table-cell table:style-name="ce8" office:value-type="float" office:value="21.2">
            <text:p>21.2</text:p>
          </table:table-cell>
          <table:table-cell table:style-name="ce8" office:value-type="float" office:value="4.64">
            <text:p>4.64</text:p>
          </table:table-cell>
          <table:table-cell table:style-name="ce8" office:value-type="float" office:value="20.9">
            <text:p>20.9</text:p>
          </table:table-cell>
          <table:table-cell table:style-name="ce8" office:value-type="float" office:value="25.8">
            <text:p>25.8</text:p>
          </table:table-cell>
          <table:table-cell table:style-name="ce8" table:number-columns-repeated="2"/>
          <table:table-cell table:style-name="ce13"/>
          <table:table-cell/>
          <table:table-cell table:style-name="ce9" table:formula="of:=CONCATENATE([.AT28];-[.AU28];-[.AV28];-[.AW28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A</text:p>
          </table:table-cell>
          <table:table-cell table:style-name="ce9" office:value-type="float" office:value="4.25">
            <text:p>4.25</text:p>
          </table:table-cell>
          <table:table-cell table:style-name="ce9" office:value-type="float" office:value="20.6">
            <text:p>20.6</text:p>
          </table:table-cell>
          <table:table-cell table:style-name="ce9" office:value-type="float" office:value="4.53">
            <text:p>4.53</text:p>
          </table:table-cell>
          <table:table-cell table:style-name="ce9" office:value-type="float" office:value="19.7">
            <text:p>19.7</text:p>
          </table:table-cell>
          <table:table-cell table:style-name="ce9" office:value-type="float" office:value="24.5">
            <text:p>24.5</text:p>
          </table:table-cell>
          <table:table-cell table:number-columns-repeated="17"/>
          <table:table-cell table:style-name="ce9" table:formula="of:=CONCATENATE([.CE28];-[.CF28];-[.CG28];-[.CH28])" office:value-type="string" office:string-value="STD-12000-256-2">
            <text:p>STD-12000-256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.25">
            <text:p>4.25</text:p>
          </table:table-cell>
          <table:table-cell table:style-name="ce9" office:value-type="float" office:value="20.6">
            <text:p>20.6</text:p>
          </table:table-cell>
          <table:table-cell table:style-name="ce9" office:value-type="float" office:value="4.53">
            <text:p>4.53</text:p>
          </table:table-cell>
          <table:table-cell table:style-name="ce9" office:value-type="float" office:value="19.7">
            <text:p>19.7</text:p>
          </table:table-cell>
          <table:table-cell table:style-name="ce9" office:value-type="float" office:value="24.5">
            <text:p>24.5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</text:p>
          </table:table-cell>
          <table:table-cell table:number-columns-repeated="3"/>
          <table:table-cell table:style-name="ce19" table:formula="of:=CONCATENATE([.CW28];&quot;-&quot;;[.DB28];&quot;-&quot;;[.DC28];&quot;-&quot;;[.CV28])" office:value-type="string" office:string-value="STD-1-2-B">
            <text:p>STD-1-2-B</text:p>
          </table:table-cell>
          <table:table-cell table:style-name="ce19" office:value-type="float" office:value="5.96">
            <text:p>5.96</text:p>
          </table:table-cell>
          <table:table-cell table:style-name="ce19" office:value-type="float" office:value="5.5">
            <text:p>5.5</text:p>
          </table:table-cell>
          <table:table-cell table:style-name="ce19" office:value-type="float" office:value="10.45">
            <text:p>10.45</text:p>
          </table:table-cell>
          <table:table-cell table:style-name="ce19" office:value-type="float" office:value="1.2">
            <text:p>1.2</text:p>
          </table:table-cell>
          <table:table-cell table:style-name="ce19" office:value-type="float" office:value="0.9">
            <text:p>0.9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28]/[.CP28]" office:value-type="float" office:value="0.570334928229665">
            <text:p>0.57</text:p>
          </table:table-cell>
          <table:table-cell table:style-name="ce19" table:formula="of:=[.CO28]/[.CQ28]" office:value-type="float" office:value="4.58333333333333">
            <text:p>4.58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</table:table-row>
        <table:table-row table:style-name="ro1">
          <table:table-cell table:style-name="ce2" table:formula="of:=CONCATENATE([.B29];-[.C29];-[.D29];-[.E29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float" office:value="5.17">
            <text:p>5.17</text:p>
          </table:table-cell>
          <table:table-cell table:style-name="ce2" office:value-type="float" office:value="19.8">
            <text:p>19.8</text:p>
          </table:table-cell>
          <table:table-cell table:style-name="ce2" office:value-type="float" office:value="5.62">
            <text:p>5.62</text:p>
          </table:table-cell>
          <table:table-cell table:style-name="ce2" office:value-type="float" office:value="18.4">
            <text:p>18.4</text:p>
          </table:table-cell>
          <table:table-cell table:style-name="ce2" office:value-type="float" office:value="28.1">
            <text:p>28.1</text:p>
          </table:table-cell>
          <table:table-cell table:number-columns-repeated="2"/>
          <table:table-cell table:style-name="ce2" table:formula="of:=CONCATENATE([.P29];-[.Q29];-[.R29];-[.S29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21.3">
            <text:p>21.3</text:p>
          </table:table-cell>
          <table:table-cell table:style-name="ce2" office:value-type="float" office:value="5.16">
            <text:p>5.16</text:p>
          </table:table-cell>
          <table:table-cell table:style-name="ce2" office:value-type="float" office:value="20.7">
            <text:p>20.7</text:p>
          </table:table-cell>
          <table:table-cell table:style-name="ce2" office:value-type="float" office:value="28.3">
            <text:p>28.3</text:p>
          </table:table-cell>
          <table:table-cell table:style-name="ce7"/>
          <table:table-cell/>
          <table:table-cell table:style-name="ce8" table:formula="of:=CONCATENATE([.AD29];-[.AE29];-[.AF29];-[.AG29])" office:value-type="string" office:string-value="BEAM-12000-256-2">
            <text:p>BEAM-12000-256-2</text:p>
          </table:table-cell>
          <table:table-cell table:style-name="ce8" office:value-type="string">
            <text:p>BEAM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style-name="ce8" office:value-type="float" office:value="4.52">
            <text:p>4.52</text:p>
          </table:table-cell>
          <table:table-cell table:style-name="ce8" office:value-type="float" office:value="21.7">
            <text:p>21.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.8">
            <text:p>20.8</text:p>
          </table:table-cell>
          <table:table-cell table:style-name="ce8" office:value-type="float" office:value="26.5">
            <text:p>26.5</text:p>
          </table:table-cell>
          <table:table-cell table:style-name="ce8" table:number-columns-repeated="2"/>
          <table:table-cell table:style-name="ce13"/>
          <table:table-cell/>
          <table:table-cell table:style-name="ce9" table:formula="of:=CONCATENATE([.AT29];-[.AU29];-[.AV29];-[.AW29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B</text:p>
          </table:table-cell>
          <table:table-cell table:style-name="ce9" office:value-type="float" office:value="4.26">
            <text:p>4.26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4.84">
            <text:p>4.84</text:p>
          </table:table-cell>
          <table:table-cell table:style-name="ce9" office:value-type="float" office:value="19.4">
            <text:p>19.4</text:p>
          </table:table-cell>
          <table:table-cell table:style-name="ce9" office:value-type="float" office:value="24">
            <text:p>24</text:p>
          </table:table-cell>
          <table:table-cell table:number-columns-repeated="17"/>
          <table:table-cell table:style-name="ce9" table:formula="of:=CONCATENATE([.CE29];-[.CF29];-[.CG29];-[.CH29])" office:value-type="string" office:string-value="STD-12000-256-2">
            <text:p>STD-12000-256-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.26">
            <text:p>4.26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4.84">
            <text:p>4.84</text:p>
          </table:table-cell>
          <table:table-cell table:style-name="ce9" office:value-type="float" office:value="19.4">
            <text:p>19.4</text:p>
          </table:table-cell>
          <table:table-cell table:style-name="ce9" office:value-type="float" office:value="24">
            <text:p>24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B</text:p>
          </table:table-cell>
          <table:table-cell table:number-columns-repeated="3"/>
          <table:table-cell table:style-name="ce19" table:formula="of:=CONCATENATE([.CW29];&quot;-&quot;;[.DB29];&quot;-&quot;;[.DC29];&quot;-&quot;;[.CV29])" office:value-type="string" office:string-value="STD-1-3-B">
            <text:p>STD-1-3-B</text:p>
          </table:table-cell>
          <table:table-cell table:style-name="ce19" office:value-type="float" office:value="5.37">
            <text:p>5.37</text:p>
          </table:table-cell>
          <table:table-cell table:style-name="ce19" office:value-type="float" office:value="5.1">
            <text:p>5.1</text:p>
          </table:table-cell>
          <table:table-cell table:style-name="ce19" office:value-type="float" office:value="10.08">
            <text:p>10.08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0.9">
            <text:p>0.9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29]/[.CP29]" office:value-type="float" office:value="0.532738095238095">
            <text:p>0.53</text:p>
          </table:table-cell>
          <table:table-cell table:style-name="ce19" table:formula="of:=[.CO29]/[.CQ29]" office:value-type="float" office:value="4.63636363636364">
            <text:p>4.6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3">
            <text:p>3</text:p>
          </table:table-cell>
        </table:table-row>
        <table:table-row table:style-name="ro1">
          <table:table-cell table:style-name="ce2" table:formula="of:=CONCATENATE([.B30];-[.C30];-[.D30];-[.E30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5.49">
            <text:p>5.4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.95">
            <text:p>5.95</text:p>
          </table:table-cell>
          <table:table-cell table:style-name="ce2" office:value-type="float" office:value="18.9">
            <text:p>18.9</text:p>
          </table:table-cell>
          <table:table-cell table:style-name="ce2" office:value-type="float" office:value="26.3">
            <text:p>26.3</text:p>
          </table:table-cell>
          <table:table-cell table:number-columns-repeated="2"/>
          <table:table-cell table:style-name="ce2" table:formula="of:=CONCATENATE([.P30];-[.Q30];-[.R30];-[.S30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4.84">
            <text:p>4.84</text:p>
          </table:table-cell>
          <table:table-cell table:style-name="ce2" office:value-type="float" office:value="21.7">
            <text:p>21.7</text:p>
          </table:table-cell>
          <table:table-cell table:style-name="ce2" office:value-type="float" office:value="5.31">
            <text:p>5.31</text:p>
          </table:table-cell>
          <table:table-cell table:style-name="ce2" office:value-type="float" office:value="20.3">
            <text:p>20.3</text:p>
          </table:table-cell>
          <table:table-cell table:style-name="ce2" office:value-type="float" office:value="28.9">
            <text:p>28.9</text:p>
          </table:table-cell>
          <table:table-cell table:style-name="ce7"/>
          <table:table-cell/>
          <table:table-cell table:style-name="ce9" table:formula="of:=CONCATENATE([.AD30];-[.AE30];-[.AF30];-[.AG30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string">
            <text:p>A</text:p>
          </table:table-cell>
          <table:table-cell table:style-name="ce9" office:value-type="float" office:value="4.45">
            <text:p>4.45</text:p>
          </table:table-cell>
          <table:table-cell table:style-name="ce9" office:value-type="float" office:value="21.1">
            <text:p>21.1</text:p>
          </table:table-cell>
          <table:table-cell table:style-name="ce9" office:value-type="float" office:value="4.7">
            <text:p>4.7</text:p>
          </table:table-cell>
          <table:table-cell table:style-name="ce9" office:value-type="float" office:value="20.4">
            <text:p>20.4</text:p>
          </table:table-cell>
          <table:table-cell table:style-name="ce9" office:value-type="float" office:value="24">
            <text:p>24</text:p>
          </table:table-cell>
          <table:table-cell table:style-name="ce9" table:number-columns-repeated="2"/>
          <table:table-cell table:style-name="ce13"/>
          <table:table-cell/>
          <table:table-cell table:style-name="ce9" table:formula="of:=CONCATENATE([.AT30];-[.AU30];-[.AV30];-[.AW30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</text:p>
          </table:table-cell>
          <table:table-cell table:style-name="ce9" office:value-type="float" office:value="4.29">
            <text:p>4.29</text:p>
          </table:table-cell>
          <table:table-cell table:style-name="ce9" office:value-type="float" office:value="20.6">
            <text:p>20.6</text:p>
          </table:table-cell>
          <table:table-cell table:style-name="ce9" office:value-type="float" office:value="4.56">
            <text:p>4.56</text:p>
          </table:table-cell>
          <table:table-cell table:style-name="ce9" office:value-type="float" office:value="19.4">
            <text:p>19.4</text:p>
          </table:table-cell>
          <table:table-cell table:style-name="ce9" office:value-type="float" office:value="22.6">
            <text:p>22.6</text:p>
          </table:table-cell>
          <table:table-cell table:number-columns-repeated="17"/>
          <table:table-cell table:style-name="ce9" table:formula="of:=CONCATENATE([.CE30];-[.CF30];-[.CG30];-[.CH30])" office:value-type="string" office:string-value="STD-12000-256-2">
            <text:p>STD-12000-256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29">
            <text:p>4.29</text:p>
          </table:table-cell>
          <table:table-cell table:style-name="ce9" office:value-type="float" office:value="20.6">
            <text:p>20.6</text:p>
          </table:table-cell>
          <table:table-cell table:style-name="ce9" office:value-type="float" office:value="4.56">
            <text:p>4.56</text:p>
          </table:table-cell>
          <table:table-cell table:style-name="ce9" office:value-type="float" office:value="19.4">
            <text:p>19.4</text:p>
          </table:table-cell>
          <table:table-cell table:style-name="ce9" office:value-type="float" office:value="22.6">
            <text:p>22.6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</text:p>
          </table:table-cell>
          <table:table-cell table:number-columns-repeated="3"/>
          <table:table-cell table:style-name="ce19" table:formula="of:=CONCATENATE([.CW30];&quot;-&quot;;[.DB30];&quot;-&quot;;[.DC30];&quot;-&quot;;[.CV30])" office:value-type="string" office:string-value="STD-2-0-B">
            <text:p>STD-2-0-B</text:p>
          </table:table-cell>
          <table:table-cell table:style-name="ce19" office:value-type="float" office:value="4.4">
            <text:p>4.4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4.96">
            <text:p>4.96</text:p>
          </table:table-cell>
          <table:table-cell table:style-name="ce19" office:value-type="float" office:value="20.2">
            <text:p>20.2</text:p>
          </table:table-cell>
          <table:table-cell table:style-name="ce19" office:value-type="float" office:value="19.9">
            <text:p>19.9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0]/[.CP30]" office:value-type="float" office:value="0.887096774193548">
            <text:p>0.89</text:p>
          </table:table-cell>
          <table:table-cell table:style-name="ce19" table:formula="of:=[.CO30]/[.CQ30]" office:value-type="float" office:value="1.03960396039604">
            <text:p>1.0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</table:table-row>
        <table:table-row table:style-name="ro1">
          <table:table-cell table:style-name="ce2" table:formula="of:=CONCATENATE([.B31];-[.C31];-[.D31];-[.E31])" office:value-type="string" office:string-value="STD-12000-512-2">
            <text:p>STD-12000-512-2</text:p>
          </table:table-cell>
          <table:table-cell table:style-name="ce2" office:value-type="string">
            <text:p>STD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512">
            <text:p>5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float" office:value="5.42">
            <text:p>5.42</text:p>
          </table:table-cell>
          <table:table-cell table:style-name="ce2" office:value-type="float" office:value="19.6">
            <text:p>19.6</text:p>
          </table:table-cell>
          <table:table-cell table:style-name="ce2" office:value-type="float" office:value="6.04">
            <text:p>6.04</text:p>
          </table:table-cell>
          <table:table-cell table:style-name="ce2" office:value-type="float" office:value="18.4">
            <text:p>18.4</text:p>
          </table:table-cell>
          <table:table-cell table:style-name="ce2" office:value-type="float" office:value="26.1">
            <text:p>26.1</text:p>
          </table:table-cell>
          <table:table-cell table:number-columns-repeated="2"/>
          <table:table-cell table:style-name="ce2" table:formula="of:=CONCATENATE([.P31];-[.Q31];-[.R31];-[.S31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4.72">
            <text:p>4.72</text:p>
          </table:table-cell>
          <table:table-cell table:style-name="ce2" office:value-type="float" office:value="21.1">
            <text:p>21.1</text:p>
          </table:table-cell>
          <table:table-cell table:style-name="ce2" office:value-type="float" office:value="5.06">
            <text:p>5.06</text:p>
          </table:table-cell>
          <table:table-cell table:style-name="ce2" office:value-type="float" office:value="19.9">
            <text:p>19.9</text:p>
          </table:table-cell>
          <table:table-cell table:style-name="ce2" office:value-type="float" office:value="28.7">
            <text:p>28.7</text:p>
          </table:table-cell>
          <table:table-cell table:style-name="ce7"/>
          <table:table-cell/>
          <table:table-cell table:style-name="ce9" table:formula="of:=CONCATENATE([.AD31];-[.AE31];-[.AF31];-[.AG31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string">
            <text:p>B</text:p>
          </table:table-cell>
          <table:table-cell table:style-name="ce9" office:value-type="float" office:value="4.82">
            <text:p>4.82</text:p>
          </table:table-cell>
          <table:table-cell table:style-name="ce9" office:value-type="float" office:value="21.4">
            <text:p>21.4</text:p>
          </table:table-cell>
          <table:table-cell table:style-name="ce9" office:value-type="float" office:value="4.94">
            <text:p>4.94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4.9">
            <text:p>24.9</text:p>
          </table:table-cell>
          <table:table-cell table:style-name="ce9" table:number-columns-repeated="2"/>
          <table:table-cell table:style-name="ce13"/>
          <table:table-cell/>
          <table:table-cell table:style-name="ce9" table:formula="of:=CONCATENATE([.AT31];-[.AU31];-[.AV31];-[.AW31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B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20.8">
            <text:p>20.8</text:p>
          </table:table-cell>
          <table:table-cell table:style-name="ce9" office:value-type="float" office:value="4.59">
            <text:p>4.59</text:p>
          </table:table-cell>
          <table:table-cell table:style-name="ce9" office:value-type="float" office:value="19.5">
            <text:p>19.5</text:p>
          </table:table-cell>
          <table:table-cell table:style-name="ce9" office:value-type="float" office:value="23.1">
            <text:p>23.1</text:p>
          </table:table-cell>
          <table:table-cell table:number-columns-repeated="17"/>
          <table:table-cell table:style-name="ce9" table:formula="of:=CONCATENATE([.CE31];-[.CF31];-[.CG31];-[.CH31])" office:value-type="string" office:string-value="STD-12000-256-2">
            <text:p>STD-12000-256-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20.8">
            <text:p>20.8</text:p>
          </table:table-cell>
          <table:table-cell table:style-name="ce9" office:value-type="float" office:value="4.59">
            <text:p>4.59</text:p>
          </table:table-cell>
          <table:table-cell table:style-name="ce9" office:value-type="float" office:value="19.5">
            <text:p>19.5</text:p>
          </table:table-cell>
          <table:table-cell table:style-name="ce9" office:value-type="float" office:value="23.1">
            <text:p>23.1</text:p>
          </table:table-cell>
          <table:table-cell table:number-columns-repeated="2"/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B</text:p>
          </table:table-cell>
          <table:table-cell table:number-columns-repeated="3"/>
          <table:table-cell table:style-name="ce19" table:formula="of:=CONCATENATE([.CW31];&quot;-&quot;;[.DB31];&quot;-&quot;;[.DC31];&quot;-&quot;;[.CV31])" office:value-type="string" office:string-value="STD-2-1-B">
            <text:p>STD-2-1-B</text:p>
          </table:table-cell>
          <table:table-cell table:style-name="ce19" office:value-type="float" office:value="5.95">
            <text:p>5.95</text:p>
          </table:table-cell>
          <table:table-cell table:style-name="ce19" office:value-type="float" office:value="4.8">
            <text:p>4.8</text:p>
          </table:table-cell>
          <table:table-cell table:style-name="ce19" office:value-type="float" office:value="8.77">
            <text:p>8.77</text:p>
          </table:table-cell>
          <table:table-cell table:style-name="ce19" office:value-type="float" office:value="0.9">
            <text:p>0.9</text:p>
          </table:table-cell>
          <table:table-cell table:style-name="ce19" office:value-type="float" office:value="0.8">
            <text:p>0.8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1]/[.CP31]" office:value-type="float" office:value="0.678449258836944">
            <text:p>0.68</text:p>
          </table:table-cell>
          <table:table-cell table:style-name="ce19" table:formula="of:=[.CO31]/[.CQ31]" office:value-type="float" office:value="5.33333333333333">
            <text:p>5.3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</table:table-row>
        <table:table-row table:style-name="ro1">
          <table:table-cell table:style-name="ce2" table:formula="of:=CONCATENATE([.B32];-[.C32];-[.D32];-[.E32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6.02">
            <text:p>6.02</text:p>
          </table:table-cell>
          <table:table-cell table:style-name="ce2" office:value-type="float" office:value="24.7">
            <text:p>24.7</text:p>
          </table:table-cell>
          <table:table-cell table:style-name="ce2" office:value-type="float" office:value="6.57">
            <text:p>6.57</text:p>
          </table:table-cell>
          <table:table-cell table:style-name="ce2" office:value-type="float" office:value="23.3">
            <text:p>23.3</text:p>
          </table:table-cell>
          <table:table-cell table:style-name="ce2" office:value-type="float" office:value="35.4">
            <text:p>35.4</text:p>
          </table:table-cell>
          <table:table-cell table:number-columns-repeated="2"/>
          <table:table-cell table:style-name="ce5" table:formula="of:=CONCATENATE([.P32];-[.Q32];-[.R32];-[.S32])" office:value-type="string" office:string-value="ATT-12000-256-2">
            <text:p>ATT-12000-256-2</text:p>
          </table:table-cell>
          <table:table-cell table:style-name="ce5" office:value-type="string">
            <text:p>ATT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B</text:p>
          </table:table-cell>
          <table:table-cell table:style-name="ce5" office:value-type="float" office:value="5.06">
            <text:p>5.06</text:p>
          </table:table-cell>
          <table:table-cell table:style-name="ce5" office:value-type="float" office:value="26.6">
            <text:p>26.6</text:p>
          </table:table-cell>
          <table:table-cell table:style-name="ce5" office:value-type="float" office:value="5.82">
            <text:p>5.82</text:p>
          </table:table-cell>
          <table:table-cell table:style-name="ce5" office:value-type="float" office:value="25.2">
            <text:p>25.2</text:p>
          </table:table-cell>
          <table:table-cell table:style-name="ce5" office:value-type="float" office:value="33.6">
            <text:p>33.6</text:p>
          </table:table-cell>
          <table:table-cell table:style-name="ce7"/>
          <table:table-cell/>
          <table:table-cell table:style-name="ce8" table:formula="of:=CONCATENATE([.AD32];-[.AE32];-[.AF32];-[.AG32])" office:value-type="string" office:string-value="STD-12000-256-4">
            <text:p>STD-12000-256-4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style-name="ce8" office:value-type="float" office:value="4.68">
            <text:p>4.68</text:p>
          </table:table-cell>
          <table:table-cell table:style-name="ce8" office:value-type="float" office:value="19.2">
            <text:p>19.2</text:p>
          </table:table-cell>
          <table:table-cell table:style-name="ce8" office:value-type="float" office:value="5.1">
            <text:p>5.1</text:p>
          </table:table-cell>
          <table:table-cell table:style-name="ce8" office:value-type="float" office:value="18.1">
            <text:p>18.1</text:p>
          </table:table-cell>
          <table:table-cell table:style-name="ce8" office:value-type="float" office:value="21.5">
            <text:p>21.5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32];-[.AU32];-[.AV32];-[.AW32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A</text:p>
          </table:table-cell>
          <table:table-cell table:style-name="ce10" office:value-type="float" office:value="5.98">
            <text:p>5.98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6.84">
            <text:p>6.84</text:p>
          </table:table-cell>
          <table:table-cell table:style-name="ce10" office:value-type="float" office:value="22.3">
            <text:p>22.3</text:p>
          </table:table-cell>
          <table:table-cell table:style-name="ce10" office:value-type="float" office:value="26.5">
            <text:p>26.5</text:p>
          </table:table-cell>
          <table:table-cell table:number-columns-repeated="17"/>
          <table:table-cell table:style-name="ce10" table:formula="of:=CONCATENATE([.CE32];-[.CF32];-[.CG32];-[.CH32])" office:value-type="string" office:string-value="STD-12000-256-4">
            <text:p>STD-12000-256-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98">
            <text:p>5.98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6.84">
            <text:p>6.84</text:p>
          </table:table-cell>
          <table:table-cell table:style-name="ce10" office:value-type="float" office:value="22.3">
            <text:p>22.3</text:p>
          </table:table-cell>
          <table:table-cell table:style-name="ce10" office:value-type="float" office:value="26.5">
            <text:p>26.5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19" table:formula="of:=CONCATENATE([.CW32];&quot;-&quot;;[.DB32];&quot;-&quot;;[.DC32];&quot;-&quot;;[.CV32])" office:value-type="string" office:string-value="STD-2-2-B">
            <text:p>STD-2-2-B</text:p>
          </table:table-cell>
          <table:table-cell table:style-name="ce19" office:value-type="float" office:value="5.77">
            <text:p>5.77</text:p>
          </table:table-cell>
          <table:table-cell table:style-name="ce19" office:value-type="float" office:value="4.4">
            <text:p>4.4</text:p>
          </table:table-cell>
          <table:table-cell table:style-name="ce19" office:value-type="float" office:value="11.03">
            <text:p>11.03</text:p>
          </table:table-cell>
          <table:table-cell table:number-columns-repeated="2" table:style-name="ce19" office:value-type="float" office:value="0.9">
            <text:p>0.9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2]/[.CP32]" office:value-type="float" office:value="0.523118766999093">
            <text:p>0.52</text:p>
          </table:table-cell>
          <table:table-cell table:style-name="ce19" table:formula="of:=[.CO32]/[.CQ32]" office:value-type="float" office:value="4.88888888888889">
            <text:p>4.89</text:p>
          </table:table-cell>
          <table:table-cell table:number-columns-repeated="2" table:style-name="ce19" office:value-type="float" office:value="2">
            <text:p>2</text:p>
          </table:table-cell>
        </table:table-row>
        <table:table-row table:style-name="ro1">
          <table:table-cell table:style-name="ce2" table:formula="of:=CONCATENATE([.B33];-[.C33];-[.D33];-[.E33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float" office:value="6.04">
            <text:p>6.04</text:p>
          </table:table-cell>
          <table:table-cell table:style-name="ce2" office:value-type="float" office:value="24.9">
            <text:p>24.9</text:p>
          </table:table-cell>
          <table:table-cell table:style-name="ce2" office:value-type="float" office:value="6.81">
            <text:p>6.81</text:p>
          </table:table-cell>
          <table:table-cell table:style-name="ce2" office:value-type="float" office:value="23.3">
            <text:p>23.3</text:p>
          </table:table-cell>
          <table:table-cell table:style-name="ce2" office:value-type="float" office:value="36.5">
            <text:p>36.5</text:p>
          </table:table-cell>
          <table:table-cell table:number-columns-repeated="2"/>
          <table:table-cell table:style-name="ce5" table:formula="of:=CONCATENATE([.P33];-[.Q33];-[.R33];-[.S33])" office:value-type="string" office:string-value="ATT-12000-256-2">
            <text:p>ATT-12000-256-2</text:p>
          </table:table-cell>
          <table:table-cell table:style-name="ce5" office:value-type="string">
            <text:p>ATT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</text:p>
          </table:table-cell>
          <table:table-cell table:style-name="ce5" office:value-type="float" office:value="3.94">
            <text:p>3.94</text:p>
          </table:table-cell>
          <table:table-cell table:style-name="ce5" office:value-type="float" office:value="22.3">
            <text:p>22.3</text:p>
          </table:table-cell>
          <table:table-cell table:style-name="ce5" office:value-type="float" office:value="4.47">
            <text:p>4.47</text:p>
          </table:table-cell>
          <table:table-cell table:style-name="ce5" office:value-type="float" office:value="21.9">
            <text:p>21.9</text:p>
          </table:table-cell>
          <table:table-cell table:style-name="ce5" office:value-type="float" office:value="28.4">
            <text:p>28.4</text:p>
          </table:table-cell>
          <table:table-cell table:style-name="ce7"/>
          <table:table-cell/>
          <table:table-cell table:style-name="ce8" table:formula="of:=CONCATENATE([.AD33];-[.AE33];-[.AF33];-[.AG33])" office:value-type="string" office:string-value="STD-12000-256-4">
            <text:p>STD-12000-256-4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style-name="ce8" office:value-type="float" office:value="4.77">
            <text:p>4.77</text:p>
          </table:table-cell>
          <table:table-cell table:style-name="ce8" office:value-type="float" office:value="19.2">
            <text:p>19.2</text:p>
          </table:table-cell>
          <table:table-cell table:style-name="ce8" office:value-type="float" office:value="5.63">
            <text:p>5.63</text:p>
          </table:table-cell>
          <table:table-cell table:style-name="ce8" office:value-type="float" office:value="18.1">
            <text:p>18.1</text:p>
          </table:table-cell>
          <table:table-cell table:style-name="ce8" office:value-type="float" office:value="21.6">
            <text:p>21.6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33];-[.AU33];-[.AV33];-[.AW33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B</text:p>
          </table:table-cell>
          <table:table-cell table:style-name="ce10" office:value-type="float" office:value="5.95">
            <text:p>5.95</text:p>
          </table:table-cell>
          <table:table-cell table:style-name="ce10" office:value-type="float" office:value="23.1">
            <text:p>23.1</text:p>
          </table:table-cell>
          <table:table-cell table:style-name="ce10" office:value-type="float" office:value="7.32">
            <text:p>7.32</text:p>
          </table:table-cell>
          <table:table-cell table:style-name="ce10" office:value-type="float" office:value="21.4">
            <text:p>21.4</text:p>
          </table:table-cell>
          <table:table-cell table:style-name="ce10" office:value-type="float" office:value="26.5">
            <text:p>26.5</text:p>
          </table:table-cell>
          <table:table-cell table:number-columns-repeated="17"/>
          <table:table-cell table:style-name="ce10" table:formula="of:=CONCATENATE([.CE33];-[.CF33];-[.CG33];-[.CH33])" office:value-type="string" office:string-value="STD-12000-256-4">
            <text:p>STD-12000-256-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5.95">
            <text:p>5.95</text:p>
          </table:table-cell>
          <table:table-cell table:style-name="ce10" office:value-type="float" office:value="23.1">
            <text:p>23.1</text:p>
          </table:table-cell>
          <table:table-cell table:style-name="ce10" office:value-type="float" office:value="7.32">
            <text:p>7.32</text:p>
          </table:table-cell>
          <table:table-cell table:style-name="ce10" office:value-type="float" office:value="21.4">
            <text:p>21.4</text:p>
          </table:table-cell>
          <table:table-cell table:style-name="ce10" office:value-type="float" office:value="26.5">
            <text:p>26.5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19" table:formula="of:=CONCATENATE([.CW33];&quot;-&quot;;[.DB33];&quot;-&quot;;[.DC33];&quot;-&quot;;[.CV33])" office:value-type="string" office:string-value="STD-2-3-B">
            <text:p>STD-2-3-B</text:p>
          </table:table-cell>
          <table:table-cell table:style-name="ce19" office:value-type="float" office:value="5.43">
            <text:p>5.43</text:p>
          </table:table-cell>
          <table:table-cell table:style-name="ce19" office:value-type="float" office:value="4.7">
            <text:p>4.7</text:p>
          </table:table-cell>
          <table:table-cell table:style-name="ce19" office:value-type="float" office:value="10.92">
            <text:p>10.92</text:p>
          </table:table-cell>
          <table:table-cell table:style-name="ce19" office:value-type="float" office:value="1.4">
            <text:p>1.4</text:p>
          </table:table-cell>
          <table:table-cell table:style-name="ce19" office:value-type="float" office:value="1.3">
            <text:p>1.3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3]/[.CP33]" office:value-type="float" office:value="0.497252747252747">
            <text:p>0.5</text:p>
          </table:table-cell>
          <table:table-cell table:style-name="ce19" table:formula="of:=[.CO33]/[.CQ33]" office:value-type="float" office:value="3.35714285714286">
            <text:p>3.3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</table:table-row>
        <table:table-row table:style-name="ro1">
          <table:table-cell table:style-name="ce2" table:formula="of:=CONCATENATE([.B34];-[.C34];-[.D34];-[.E34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4.79">
            <text:p>4.79</text:p>
          </table:table-cell>
          <table:table-cell table:style-name="ce2" office:value-type="float" office:value="21.5">
            <text:p>21.5</text:p>
          </table:table-cell>
          <table:table-cell table:style-name="ce2" office:value-type="float" office:value="5.22">
            <text:p>5.22</text:p>
          </table:table-cell>
          <table:table-cell table:style-name="ce2" office:value-type="float" office:value="20.6">
            <text:p>20.6</text:p>
          </table:table-cell>
          <table:table-cell table:style-name="ce2" office:value-type="float" office:value="29.8">
            <text:p>29.8</text:p>
          </table:table-cell>
          <table:table-cell table:number-columns-repeated="2"/>
          <table:table-cell table:style-name="ce5" table:formula="of:=CONCATENATE([.P34];-[.Q34];-[.R34];-[.S34])" office:value-type="string" office:string-value="ATT-12000-256-2">
            <text:p>ATT-12000-256-2</text:p>
          </table:table-cell>
          <table:table-cell table:style-name="ce5" office:value-type="string">
            <text:p>ATT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B</text:p>
          </table:table-cell>
          <table:table-cell table:style-name="ce5" office:value-type="float" office:value="4.14">
            <text:p>4.1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4.62">
            <text:p>4.62</text:p>
          </table:table-cell>
          <table:table-cell table:style-name="ce5" office:value-type="float" office:value="22.2">
            <text:p>22.2</text:p>
          </table:table-cell>
          <table:table-cell table:style-name="ce5" office:value-type="float" office:value="27.6">
            <text:p>27.6</text:p>
          </table:table-cell>
          <table:table-cell table:style-name="ce7"/>
          <table:table-cell/>
          <table:table-cell table:style-name="ce8" table:formula="of:=CONCATENATE([.AD34];-[.AE34];-[.AF34];-[.AG34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style-name="ce8" office:value-type="float" office:value="5.71">
            <text:p>5.71</text:p>
          </table:table-cell>
          <table:table-cell table:style-name="ce8" office:value-type="float" office:value="19.6">
            <text:p>19.6</text:p>
          </table:table-cell>
          <table:table-cell table:style-name="ce8" office:value-type="float" office:value="6.22">
            <text:p>6.22</text:p>
          </table:table-cell>
          <table:table-cell table:style-name="ce8" office:value-type="float" office:value="19.1">
            <text:p>19.1</text:p>
          </table:table-cell>
          <table:table-cell table:style-name="ce8" office:value-type="float" office:value="26.8">
            <text:p>26.8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34];-[.AU34];-[.AV34];-[.AW34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float" office:value="4.74">
            <text:p>4.74</text:p>
          </table:table-cell>
          <table:table-cell table:style-name="ce10" office:value-type="float" office:value="19.3">
            <text:p>19.3</text:p>
          </table:table-cell>
          <table:table-cell table:style-name="ce10" office:value-type="float" office:value="5.11">
            <text:p>5.11</text:p>
          </table:table-cell>
          <table:table-cell table:style-name="ce10" office:value-type="float" office:value="18.7">
            <text:p>18.7</text:p>
          </table:table-cell>
          <table:table-cell table:style-name="ce10" office:value-type="float" office:value="20.7">
            <text:p>20.7</text:p>
          </table:table-cell>
          <table:table-cell table:number-columns-repeated="17"/>
          <table:table-cell table:style-name="ce10" table:formula="of:=CONCATENATE([.CE34];-[.CF34];-[.CG34];-[.CH34])" office:value-type="string" office:string-value="STD-12000-256-4">
            <text:p>STD-12000-256-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74">
            <text:p>4.74</text:p>
          </table:table-cell>
          <table:table-cell table:style-name="ce10" office:value-type="float" office:value="19.3">
            <text:p>19.3</text:p>
          </table:table-cell>
          <table:table-cell table:style-name="ce10" office:value-type="float" office:value="5.11">
            <text:p>5.11</text:p>
          </table:table-cell>
          <table:table-cell table:style-name="ce10" office:value-type="float" office:value="18.7">
            <text:p>18.7</text:p>
          </table:table-cell>
          <table:table-cell table:style-name="ce10" office:value-type="float" office:value="20.7">
            <text:p>20.7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19" table:formula="of:=CONCATENATE([.CW34];&quot;-&quot;;[.DB34];&quot;-&quot;;[.DC34];&quot;-&quot;;[.CV34])" office:value-type="string" office:string-value="STD-3-0-B">
            <text:p>STD-3-0-B</text:p>
          </table:table-cell>
          <table:table-cell table:style-name="ce19" office:value-type="float" office:value="4.31">
            <text:p>4.31</text:p>
          </table:table-cell>
          <table:table-cell table:style-name="ce19" office:value-type="float" office:value="20.6">
            <text:p>20.6</text:p>
          </table:table-cell>
          <table:table-cell table:style-name="ce19" office:value-type="float" office:value="4.79">
            <text:p>4.79</text:p>
          </table:table-cell>
          <table:table-cell table:style-name="ce19" office:value-type="float" office:value="20.3">
            <text:p>20.3</text:p>
          </table:table-cell>
          <table:table-cell table:style-name="ce19" office:value-type="float" office:value="19.8">
            <text:p>19.8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4]/[.CP34]" office:value-type="float" office:value="0.899791231732777">
            <text:p>0.9</text:p>
          </table:table-cell>
          <table:table-cell table:style-name="ce19" table:formula="of:=[.CO34]/[.CQ34]" office:value-type="float" office:value="1.01477832512315">
            <text:p>1.01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</table:table-row>
        <table:table-row table:style-name="ro1">
          <table:table-cell table:style-name="ce2" table:formula="of:=CONCATENATE([.B35];-[.C35];-[.D35];-[.E35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2" office:value-type="float" office:value="4.82">
            <text:p>4.82</text:p>
          </table:table-cell>
          <table:table-cell table:style-name="ce2" office:value-type="float" office:value="21.6">
            <text:p>21.6</text:p>
          </table:table-cell>
          <table:table-cell table:style-name="ce2" office:value-type="float" office:value="5.42">
            <text:p>5.42</text:p>
          </table:table-cell>
          <table:table-cell table:style-name="ce2" office:value-type="float" office:value="20.4">
            <text:p>20.4</text:p>
          </table:table-cell>
          <table:table-cell table:style-name="ce2" office:value-type="float" office:value="30.2">
            <text:p>30.2</text:p>
          </table:table-cell>
          <table:table-cell table:number-columns-repeated="2"/>
          <table:table-cell table:style-name="ce5" table:formula="of:=CONCATENATE([.P35];-[.Q35];-[.R35];-[.S35])" office:value-type="string" office:string-value="ATT-12000-256-2">
            <text:p>ATT-12000-256-2</text:p>
          </table:table-cell>
          <table:table-cell table:style-name="ce5" office:value-type="string">
            <text:p>ATT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</text:p>
          </table:table-cell>
          <table:table-cell table:style-name="ce5" office:value-type="float" office:value="3.93">
            <text:p>3.93</text:p>
          </table:table-cell>
          <table:table-cell table:style-name="ce5" office:value-type="float" office:value="23.6">
            <text:p>23.6</text:p>
          </table:table-cell>
          <table:table-cell table:style-name="ce5" office:value-type="float" office:value="4.37">
            <text:p>4.37</text:p>
          </table:table-cell>
          <table:table-cell table:style-name="ce5" office:value-type="float" office:value="22.4">
            <text:p>22.4</text:p>
          </table:table-cell>
          <table:table-cell table:style-name="ce5" office:value-type="float" office:value="28.7">
            <text:p>28.7</text:p>
          </table:table-cell>
          <table:table-cell table:style-name="ce7"/>
          <table:table-cell/>
          <table:table-cell table:style-name="ce8" table:formula="of:=CONCATENATE([.AD35];-[.AE35];-[.AF35];-[.AG35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style-name="ce8" office:value-type="float" office:value="4.64">
            <text:p>4.64</text:p>
          </table:table-cell>
          <table:table-cell table:style-name="ce8" office:value-type="float" office:value="19.8">
            <text:p>19.8</text:p>
          </table:table-cell>
          <table:table-cell table:style-name="ce8" office:value-type="float" office:value="5.11">
            <text:p>5.11</text:p>
          </table:table-cell>
          <table:table-cell table:style-name="ce8" office:value-type="float" office:value="18.6">
            <text:p>18.6</text:p>
          </table:table-cell>
          <table:table-cell table:style-name="ce8" office:value-type="float" office:value="27.6">
            <text:p>27.6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35];-[.AU35];-[.AV35];-[.AW35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</text:p>
          </table:table-cell>
          <table:table-cell table:style-name="ce10" office:value-type="float" office:value="4.72">
            <text:p>4.72</text:p>
          </table:table-cell>
          <table:table-cell table:style-name="ce10" office:value-type="float" office:value="18.9">
            <text:p>18.9</text:p>
          </table:table-cell>
          <table:table-cell table:style-name="ce10" office:value-type="float" office:value="5.43">
            <text:p>5.43</text:p>
          </table:table-cell>
          <table:table-cell table:style-name="ce10" office:value-type="float" office:value="17.4">
            <text:p>17.4</text:p>
          </table:table-cell>
          <table:table-cell table:style-name="ce10" office:value-type="float" office:value="22.1">
            <text:p>22.1</text:p>
          </table:table-cell>
          <table:table-cell table:number-columns-repeated="17"/>
          <table:table-cell table:style-name="ce10" table:formula="of:=CONCATENATE([.CE35];-[.CF35];-[.CG35];-[.CH35])" office:value-type="string" office:string-value="STD-12000-256-4">
            <text:p>STD-12000-256-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72">
            <text:p>4.72</text:p>
          </table:table-cell>
          <table:table-cell table:style-name="ce10" office:value-type="float" office:value="18.9">
            <text:p>18.9</text:p>
          </table:table-cell>
          <table:table-cell table:style-name="ce10" office:value-type="float" office:value="5.43">
            <text:p>5.43</text:p>
          </table:table-cell>
          <table:table-cell table:style-name="ce10" office:value-type="float" office:value="17.4">
            <text:p>17.4</text:p>
          </table:table-cell>
          <table:table-cell table:style-name="ce10" office:value-type="float" office:value="22.1">
            <text:p>22.1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19" table:formula="of:=CONCATENATE([.CW35];&quot;-&quot;;[.DB35];&quot;-&quot;;[.DC35];&quot;-&quot;;[.CV35])" office:value-type="string" office:string-value="STD-3-1-B">
            <text:p>STD-3-1-B</text:p>
          </table:table-cell>
          <table:table-cell table:style-name="ce19" office:value-type="float" office:value="5.94">
            <text:p>5.94</text:p>
          </table:table-cell>
          <table:table-cell table:style-name="ce19" office:value-type="float" office:value="4.9">
            <text:p>4.9</text:p>
          </table:table-cell>
          <table:table-cell table:style-name="ce19" office:value-type="float" office:value="8.65">
            <text:p>8.65</text:p>
          </table:table-cell>
          <table:table-cell table:style-name="ce19" office:value-type="float" office:value="0.9">
            <text:p>0.9</text:p>
          </table:table-cell>
          <table:table-cell table:style-name="ce19" office:value-type="float" office:value="0.6">
            <text:p>0.6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5]/[.CP35]" office:value-type="float" office:value="0.686705202312139">
            <text:p>0.69</text:p>
          </table:table-cell>
          <table:table-cell table:style-name="ce19" table:formula="of:=[.CO35]/[.CQ35]" office:value-type="float" office:value="5.44444444444444">
            <text:p>5.44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1">
            <text:p>1</text:p>
          </table:table-cell>
        </table:table-row>
        <table:table-row table:style-name="ro1">
          <table:table-cell table:style-name="ce2" table:formula="of:=CONCATENATE([.B36];-[.C36];-[.D36];-[.E36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4.7">
            <text:p>4.7</text:p>
          </table:table-cell>
          <table:table-cell table:style-name="ce2" office:value-type="float" office:value="21.3">
            <text:p>21.3</text:p>
          </table:table-cell>
          <table:table-cell table:style-name="ce2" office:value-type="float" office:value="5.16">
            <text:p>5.16</text:p>
          </table:table-cell>
          <table:table-cell table:style-name="ce2" office:value-type="float" office:value="20.7">
            <text:p>20.7</text:p>
          </table:table-cell>
          <table:table-cell table:style-name="ce2" office:value-type="float" office:value="28.3">
            <text:p>28.3</text:p>
          </table:table-cell>
          <table:table-cell table:number-columns-repeated="2"/>
          <table:table-cell table:style-name="ce5" table:formula="of:=CONCATENATE([.P36];-[.Q36];-[.R36];-[.S36])" office:value-type="string" office:string-value="ATT-12000-256-2">
            <text:p>ATT-12000-256-2</text:p>
          </table:table-cell>
          <table:table-cell table:style-name="ce5" office:value-type="string">
            <text:p>ATT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B</text:p>
          </table:table-cell>
          <table:table-cell table:style-name="ce5" office:value-type="float" office:value="3.95">
            <text:p>3.95</text:p>
          </table:table-cell>
          <table:table-cell table:style-name="ce5" office:value-type="float" office:value="23.2">
            <text:p>23.2</text:p>
          </table:table-cell>
          <table:table-cell table:style-name="ce5" office:value-type="float" office:value="4.4">
            <text:p>4.4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29.3">
            <text:p>29.3</text:p>
          </table:table-cell>
          <table:table-cell table:style-name="ce7"/>
          <table:table-cell/>
          <table:table-cell table:style-name="ce8" table:formula="of:=CONCATENATE([.AD36];-[.AE36];-[.AF36];-[.AG36])" office:value-type="string" office:string-value="STD-24000-256-2">
            <text:p>STD-24000-256-2</text:p>
          </table:table-cell>
          <table:table-cell table:style-name="ce8" office:value-type="string">
            <text:p>STD</text:p>
          </table:table-cell>
          <table:table-cell table:style-name="ce8" office:value-type="float" office:value="24000">
            <text:p>24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style-name="ce8" office:value-type="float" office:value="4.7">
            <text:p>4.7</text:p>
          </table:table-cell>
          <table:table-cell table:style-name="ce8" office:value-type="float" office:value="21.3">
            <text:p>21.3</text:p>
          </table:table-cell>
          <table:table-cell table:style-name="ce8" office:value-type="float" office:value="5.16">
            <text:p>5.16</text:p>
          </table:table-cell>
          <table:table-cell table:style-name="ce8" office:value-type="float" office:value="20.7">
            <text:p>20.7</text:p>
          </table:table-cell>
          <table:table-cell table:style-name="ce8" office:value-type="float" office:value="28.3">
            <text:p>28.3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36];-[.AU36];-[.AV36];-[.AW36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19.2">
            <text:p>19.2</text:p>
          </table:table-cell>
          <table:table-cell table:style-name="ce10" office:value-type="float" office:value="5.1">
            <text:p>5.1</text:p>
          </table:table-cell>
          <table:table-cell table:style-name="ce10" office:value-type="float" office:value="18.1">
            <text:p>18.1</text:p>
          </table:table-cell>
          <table:table-cell table:style-name="ce10" office:value-type="float" office:value="21.5">
            <text:p>21.5</text:p>
          </table:table-cell>
          <table:table-cell table:number-columns-repeated="17"/>
          <table:table-cell table:style-name="ce10" table:formula="of:=CONCATENATE([.CE36];-[.CF36];-[.CG36];-[.CH36])" office:value-type="string" office:string-value="STD-12000-256-4">
            <text:p>STD-12000-256-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19.2">
            <text:p>19.2</text:p>
          </table:table-cell>
          <table:table-cell table:style-name="ce10" office:value-type="float" office:value="5.1">
            <text:p>5.1</text:p>
          </table:table-cell>
          <table:table-cell table:style-name="ce10" office:value-type="float" office:value="18.1">
            <text:p>18.1</text:p>
          </table:table-cell>
          <table:table-cell table:style-name="ce10" office:value-type="float" office:value="21.5">
            <text:p>21.5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19" table:formula="of:=CONCATENATE([.CW36];&quot;-&quot;;[.DB36];&quot;-&quot;;[.DC36];&quot;-&quot;;[.CV36])" office:value-type="string" office:string-value="STD-3-2-B">
            <text:p>STD-3-2-B</text:p>
          </table:table-cell>
          <table:table-cell table:style-name="ce19" office:value-type="float" office:value="5.33">
            <text:p>5.33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9.64">
            <text:p>9.64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1.3">
            <text:p>1.3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6]/[.CP36]" office:value-type="float" office:value="0.552904564315353">
            <text:p>0.55</text:p>
          </table:table-cell>
          <table:table-cell table:style-name="ce19" table:formula="of:=[.CO36]/[.CQ36]" office:value-type="float" office:value="4.54545454545455">
            <text:p>4.55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</table:table-row>
        <table:table-row table:style-name="ro1">
          <table:table-cell table:style-name="ce2" table:formula="of:=CONCATENATE([.B37];-[.C37];-[.D37];-[.E37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4.76">
            <text:p>4.76</text:p>
          </table:table-cell>
          <table:table-cell table:style-name="ce2" office:value-type="float" office:value="21.2">
            <text:p>21.2</text:p>
          </table:table-cell>
          <table:table-cell table:style-name="ce2" office:value-type="float" office:value="5.26">
            <text:p>5.26</text:p>
          </table:table-cell>
          <table:table-cell table:style-name="ce2" office:value-type="float" office:value="19.7">
            <text:p>19.7</text:p>
          </table:table-cell>
          <table:table-cell table:style-name="ce2" office:value-type="float" office:value="30.5">
            <text:p>30.5</text:p>
          </table:table-cell>
          <table:table-cell table:number-columns-repeated="2"/>
          <table:table-cell table:style-name="ce5" table:formula="of:=CONCATENATE([.P37];-[.Q37];-[.R37];-[.S37])" office:value-type="string" office:string-value="BEAM-12000-256-2">
            <text:p>BEAM-12000-256-2</text:p>
          </table:table-cell>
          <table:table-cell table:style-name="ce5" office:value-type="string">
            <text:p>BEAM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B</text:p>
          </table:table-cell>
          <table:table-cell table:style-name="ce5" office:value-type="float" office:value="5.31">
            <text:p>5.31</text:p>
          </table:table-cell>
          <table:table-cell table:style-name="ce5" office:value-type="float" office:value="23.7">
            <text:p>23.7</text:p>
          </table:table-cell>
          <table:table-cell table:style-name="ce5" office:value-type="float" office:value="5.79">
            <text:p>5.79</text:p>
          </table:table-cell>
          <table:table-cell table:style-name="ce5" office:value-type="float" office:value="22.1">
            <text:p>22.1</text:p>
          </table:table-cell>
          <table:table-cell table:style-name="ce5" office:value-type="float" office:value="29.7">
            <text:p>29.7</text:p>
          </table:table-cell>
          <table:table-cell table:style-name="ce7"/>
          <table:table-cell/>
          <table:table-cell table:style-name="ce8" table:formula="of:=CONCATENATE([.AD37];-[.AE37];-[.AF37];-[.AG37])" office:value-type="string" office:string-value="STD-24000-256-2">
            <text:p>STD-24000-256-2</text:p>
          </table:table-cell>
          <table:table-cell table:style-name="ce8" office:value-type="string">
            <text:p>STD</text:p>
          </table:table-cell>
          <table:table-cell table:style-name="ce8" office:value-type="float" office:value="24000">
            <text:p>24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style-name="ce8" office:value-type="float" office:value="4.76">
            <text:p>4.76</text:p>
          </table:table-cell>
          <table:table-cell table:style-name="ce8" office:value-type="float" office:value="21.2">
            <text:p>21.2</text:p>
          </table:table-cell>
          <table:table-cell table:style-name="ce8" office:value-type="float" office:value="5.26">
            <text:p>5.26</text:p>
          </table:table-cell>
          <table:table-cell table:style-name="ce8" office:value-type="float" office:value="19.7">
            <text:p>19.7</text:p>
          </table:table-cell>
          <table:table-cell table:style-name="ce8" office:value-type="float" office:value="30.5">
            <text:p>30.5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37];-[.AU37];-[.AV37];-[.AW37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style-name="ce10" office:value-type="float" office:value="4.77">
            <text:p>4.77</text:p>
          </table:table-cell>
          <table:table-cell table:style-name="ce10" office:value-type="float" office:value="19.2">
            <text:p>19.2</text:p>
          </table:table-cell>
          <table:table-cell table:style-name="ce10" office:value-type="float" office:value="5.63">
            <text:p>5.63</text:p>
          </table:table-cell>
          <table:table-cell table:style-name="ce10" office:value-type="float" office:value="18.1">
            <text:p>18.1</text:p>
          </table:table-cell>
          <table:table-cell table:style-name="ce10" office:value-type="float" office:value="21.6">
            <text:p>21.6</text:p>
          </table:table-cell>
          <table:table-cell table:number-columns-repeated="17"/>
          <table:table-cell table:style-name="ce10" table:formula="of:=CONCATENATE([.CE37];-[.CF37];-[.CG37];-[.CH37])" office:value-type="string" office:string-value="STD-12000-256-4">
            <text:p>STD-12000-256-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.77">
            <text:p>4.77</text:p>
          </table:table-cell>
          <table:table-cell table:style-name="ce10" office:value-type="float" office:value="19.2">
            <text:p>19.2</text:p>
          </table:table-cell>
          <table:table-cell table:style-name="ce10" office:value-type="float" office:value="5.63">
            <text:p>5.63</text:p>
          </table:table-cell>
          <table:table-cell table:style-name="ce10" office:value-type="float" office:value="18.1">
            <text:p>18.1</text:p>
          </table:table-cell>
          <table:table-cell table:style-name="ce10" office:value-type="float" office:value="21.6">
            <text:p>21.6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19" table:formula="of:=CONCATENATE([.CW37];&quot;-&quot;;[.DB37];&quot;-&quot;;[.DC37];&quot;-&quot;;[.CV37])" office:value-type="string" office:string-value="STD-3-3-B">
            <text:p>STD-3-3-B</text:p>
          </table:table-cell>
          <table:table-cell table:style-name="ce19" office:value-type="float" office:value="4.69">
            <text:p>4.69</text:p>
          </table:table-cell>
          <table:table-cell table:style-name="ce19" office:value-type="float" office:value="4.7">
            <text:p>4.7</text:p>
          </table:table-cell>
          <table:table-cell table:style-name="ce19" office:value-type="float" office:value="8.03">
            <text:p>8.0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0.8">
            <text:p>0.8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7]/[.CP37]" office:value-type="float" office:value="0.584059775840598">
            <text:p>0.58</text:p>
          </table:table-cell>
          <table:table-cell table:style-name="ce19" table:formula="of:=[.CO37]/[.CQ37]" office:value-type="float" office:value="3.61538461538462">
            <text:p>3.62</text:p>
          </table:table-cell>
          <table:table-cell table:number-columns-repeated="2" table:style-name="ce19" office:value-type="float" office:value="3">
            <text:p>3</text:p>
          </table:table-cell>
        </table:table-row>
        <table:table-row table:style-name="ro1">
          <table:table-cell table:style-name="ce2" table:formula="of:=CONCATENATE([.B38];-[.C38];-[.D38];-[.E38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4.84">
            <text:p>4.84</text:p>
          </table:table-cell>
          <table:table-cell table:style-name="ce2" office:value-type="float" office:value="21.7">
            <text:p>21.7</text:p>
          </table:table-cell>
          <table:table-cell table:style-name="ce2" office:value-type="float" office:value="5.31">
            <text:p>5.31</text:p>
          </table:table-cell>
          <table:table-cell table:style-name="ce2" office:value-type="float" office:value="20.3">
            <text:p>20.3</text:p>
          </table:table-cell>
          <table:table-cell table:style-name="ce2" office:value-type="float" office:value="28.9">
            <text:p>28.9</text:p>
          </table:table-cell>
          <table:table-cell table:number-columns-repeated="2"/>
          <table:table-cell table:style-name="ce5" table:formula="of:=CONCATENATE([.P38];-[.Q38];-[.R38];-[.S38])" office:value-type="string" office:string-value="BEAM-12000-256-2">
            <text:p>BEAM-12000-256-2</text:p>
          </table:table-cell>
          <table:table-cell table:style-name="ce5" office:value-type="string">
            <text:p>BEAM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</text:p>
          </table:table-cell>
          <table:table-cell table:style-name="ce5" office:value-type="float" office:value="4.44">
            <text:p>4.44</text:p>
          </table:table-cell>
          <table:table-cell table:style-name="ce5" office:value-type="float" office:value="20.6">
            <text:p>20.6</text:p>
          </table:table-cell>
          <table:table-cell table:style-name="ce5" office:value-type="float" office:value="4.96">
            <text:p>4.96</text:p>
          </table:table-cell>
          <table:table-cell table:style-name="ce5" office:value-type="float" office:value="19.7">
            <text:p>19.7</text:p>
          </table:table-cell>
          <table:table-cell table:style-name="ce5" office:value-type="float" office:value="26.3">
            <text:p>26.3</text:p>
          </table:table-cell>
          <table:table-cell table:style-name="ce7"/>
          <table:table-cell/>
          <table:table-cell table:style-name="ce10" table:formula="of:=CONCATENATE([.AD38];-[.AE38];-[.AF38];-[.AG38])" office:value-type="string" office:string-value="ATT-12000-256-2">
            <text:p>ATT-12000-256-2</text:p>
          </table:table-cell>
          <table:table-cell table:style-name="ce10" office:value-type="string">
            <text:p>ATT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float" office:value="3.71">
            <text:p>3.71</text:p>
          </table:table-cell>
          <table:table-cell table:style-name="ce10" office:value-type="float" office:value="24.1">
            <text:p>24.1</text:p>
          </table:table-cell>
          <table:table-cell table:style-name="ce10" office:value-type="float" office:value="3.93">
            <text:p>3.93</text:p>
          </table:table-cell>
          <table:table-cell table:style-name="ce10" office:value-type="float" office:value="23.1">
            <text:p>23.1</text:p>
          </table:table-cell>
          <table:table-cell table:style-name="ce10" office:value-type="float" office:value="26">
            <text:p>26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38];-[.AU38];-[.AV38];-[.AW38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18.5">
            <text:p>18.5</text:p>
          </table:table-cell>
          <table:table-cell table:style-name="ce10" office:value-type="float" office:value="5.11">
            <text:p>5.11</text:p>
          </table:table-cell>
          <table:table-cell table:style-name="ce10" office:value-type="float" office:value="18.1">
            <text:p>18.1</text:p>
          </table:table-cell>
          <table:table-cell table:style-name="ce10" office:value-type="float" office:value="21.2">
            <text:p>21.2</text:p>
          </table:table-cell>
          <table:table-cell table:number-columns-repeated="17"/>
          <table:table-cell table:style-name="ce10" table:formula="of:=CONCATENATE([.CE38];-[.CF38];-[.CG38];-[.CH38])" office:value-type="string" office:string-value="STD-12000-256-4">
            <text:p>STD-12000-256-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18.5">
            <text:p>18.5</text:p>
          </table:table-cell>
          <table:table-cell table:style-name="ce10" office:value-type="float" office:value="5.11">
            <text:p>5.11</text:p>
          </table:table-cell>
          <table:table-cell table:style-name="ce10" office:value-type="float" office:value="18.1">
            <text:p>18.1</text:p>
          </table:table-cell>
          <table:table-cell table:style-name="ce10" office:value-type="float" office:value="21.2">
            <text:p>21.2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19" table:formula="of:=CONCATENATE([.CW38];&quot;-&quot;;[.DB38];&quot;-&quot;;[.DC38];&quot;-&quot;;[.CV38])" office:value-type="string" office:string-value="STD-4-0-B">
            <text:p>STD-4-0-B</text:p>
          </table:table-cell>
          <table:table-cell table:style-name="ce19" office:value-type="float" office:value="4.29">
            <text:p>4.29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4.69">
            <text:p>4.69</text:p>
          </table:table-cell>
          <table:table-cell table:style-name="ce19" office:value-type="float" office:value="20.2">
            <text:p>20.2</text:p>
          </table:table-cell>
          <table:table-cell table:style-name="ce19" office:value-type="float" office:value="20.1">
            <text:p>20.1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8]/[.CP38]" office:value-type="float" office:value="0.914712153518124">
            <text:p>0.91</text:p>
          </table:table-cell>
          <table:table-cell table:style-name="ce19" table:formula="of:=[.CO38]/[.CQ38]" office:value-type="float" office:value="1.03960396039604">
            <text:p>1.04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</table:table-row>
        <table:table-row table:style-name="ro1">
          <table:table-cell table:style-name="ce2" table:formula="of:=CONCATENATE([.B39];-[.C39];-[.D39];-[.E39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float" office:value="4.87">
            <text:p>4.87</text:p>
          </table:table-cell>
          <table:table-cell table:style-name="ce2" office:value-type="float" office:value="21.7">
            <text:p>21.7</text:p>
          </table:table-cell>
          <table:table-cell table:style-name="ce2" office:value-type="float" office:value="5.52">
            <text:p>5.52</text:p>
          </table:table-cell>
          <table:table-cell table:style-name="ce2" office:value-type="float" office:value="19.5">
            <text:p>19.5</text:p>
          </table:table-cell>
          <table:table-cell table:style-name="ce2" office:value-type="float" office:value="30.1">
            <text:p>30.1</text:p>
          </table:table-cell>
          <table:table-cell table:number-columns-repeated="2"/>
          <table:table-cell table:style-name="ce5" table:formula="of:=CONCATENATE([.P39];-[.Q39];-[.R39];-[.S39])" office:value-type="string" office:string-value="BEAM-12000-256-2">
            <text:p>BEAM-12000-256-2</text:p>
          </table:table-cell>
          <table:table-cell table:style-name="ce5" office:value-type="string">
            <text:p>BEAM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B</text:p>
          </table:table-cell>
          <table:table-cell table:style-name="ce5" office:value-type="float" office:value="4.52">
            <text:p>4.52</text:p>
          </table:table-cell>
          <table:table-cell table:style-name="ce5" office:value-type="float" office:value="21.7">
            <text:p>21.7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.8">
            <text:p>20.8</text:p>
          </table:table-cell>
          <table:table-cell table:style-name="ce5" office:value-type="float" office:value="26.5">
            <text:p>26.5</text:p>
          </table:table-cell>
          <table:table-cell table:style-name="ce7"/>
          <table:table-cell/>
          <table:table-cell table:style-name="ce10" table:formula="of:=CONCATENATE([.AD39];-[.AE39];-[.AF39];-[.AG39])" office:value-type="string" office:string-value="ATT-12000-256-2">
            <text:p>ATT-12000-256-2</text:p>
          </table:table-cell>
          <table:table-cell table:style-name="ce10" office:value-type="string">
            <text:p>ATT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float" office:value="3.93">
            <text:p>3.93</text:p>
          </table:table-cell>
          <table:table-cell table:style-name="ce10" office:value-type="float" office:value="23.6">
            <text:p>23.6</text:p>
          </table:table-cell>
          <table:table-cell table:style-name="ce10" office:value-type="float" office:value="4.37">
            <text:p>4.37</text:p>
          </table:table-cell>
          <table:table-cell table:style-name="ce10" office:value-type="float" office:value="22.4">
            <text:p>22.4</text:p>
          </table:table-cell>
          <table:table-cell table:style-name="ce10" office:value-type="float" office:value="28.7">
            <text:p>28.7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39];-[.AU39];-[.AV39];-[.AW39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float" office:value="4.88">
            <text:p>4.88</text:p>
          </table:table-cell>
          <table:table-cell table:style-name="ce10" office:value-type="float" office:value="17.9">
            <text:p>17.9</text:p>
          </table:table-cell>
          <table:table-cell table:style-name="ce10" office:value-type="float" office:value="5.58">
            <text:p>5.58</text:p>
          </table:table-cell>
          <table:table-cell table:style-name="ce10" office:value-type="float" office:value="16.3">
            <text:p>16.3</text:p>
          </table:table-cell>
          <table:table-cell table:style-name="ce10" office:value-type="float" office:value="20.9">
            <text:p>20.9</text:p>
          </table:table-cell>
          <table:table-cell table:number-columns-repeated="17"/>
          <table:table-cell table:style-name="ce10" table:formula="of:=CONCATENATE([.CE39];-[.CF39];-[.CG39];-[.CH39])" office:value-type="string" office:string-value="STD-12000-256-4">
            <text:p>STD-12000-256-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.88">
            <text:p>4.88</text:p>
          </table:table-cell>
          <table:table-cell table:style-name="ce10" office:value-type="float" office:value="17.9">
            <text:p>17.9</text:p>
          </table:table-cell>
          <table:table-cell table:style-name="ce10" office:value-type="float" office:value="5.58">
            <text:p>5.58</text:p>
          </table:table-cell>
          <table:table-cell table:style-name="ce10" office:value-type="float" office:value="16.3">
            <text:p>16.3</text:p>
          </table:table-cell>
          <table:table-cell table:style-name="ce10" office:value-type="float" office:value="20.9">
            <text:p>20.9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19" table:formula="of:=CONCATENATE([.CW39];&quot;-&quot;;[.DB39];&quot;-&quot;;[.DC39];&quot;-&quot;;[.CV39])" office:value-type="string" office:string-value="STD-4-1-B">
            <text:p>STD-4-1-B</text:p>
          </table:table-cell>
          <table:table-cell table:style-name="ce19" office:value-type="float" office:value="5.58">
            <text:p>5.58</text:p>
          </table:table-cell>
          <table:table-cell table:style-name="ce19" office:value-type="float" office:value="4.4">
            <text:p>4.4</text:p>
          </table:table-cell>
          <table:table-cell table:style-name="ce19" office:value-type="float" office:value="10.78">
            <text:p>10.78</text:p>
          </table:table-cell>
          <table:table-cell table:style-name="ce19" office:value-type="float" office:value="1.2">
            <text:p>1.2</text:p>
          </table:table-cell>
          <table:table-cell table:style-name="ce19" office:value-type="float" office:value="1.1">
            <text:p>1.1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39]/[.CP39]" office:value-type="float" office:value="0.517625231910946">
            <text:p>0.52</text:p>
          </table:table-cell>
          <table:table-cell table:style-name="ce19" table:formula="of:=[.CO39]/[.CQ39]" office:value-type="float" office:value="3.66666666666667">
            <text:p>3.67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1">
            <text:p>1</text:p>
          </table:table-cell>
        </table:table-row>
        <table:table-row table:style-name="ro1">
          <table:table-cell table:style-name="ce2" table:formula="of:=CONCATENATE([.B40];-[.C40];-[.D40];-[.E40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4.72">
            <text:p>4.72</text:p>
          </table:table-cell>
          <table:table-cell table:style-name="ce2" office:value-type="float" office:value="21.1">
            <text:p>21.1</text:p>
          </table:table-cell>
          <table:table-cell table:style-name="ce2" office:value-type="float" office:value="5.06">
            <text:p>5.06</text:p>
          </table:table-cell>
          <table:table-cell table:style-name="ce2" office:value-type="float" office:value="19.9">
            <text:p>19.9</text:p>
          </table:table-cell>
          <table:table-cell table:style-name="ce2" office:value-type="float" office:value="28.7">
            <text:p>28.7</text:p>
          </table:table-cell>
          <table:table-cell table:number-columns-repeated="2"/>
          <table:table-cell table:style-name="ce5" table:formula="of:=CONCATENATE([.P40];-[.Q40];-[.R40];-[.S40])" office:value-type="string" office:string-value="BEAM-12000-256-2">
            <text:p>BEAM-12000-256-2</text:p>
          </table:table-cell>
          <table:table-cell table:style-name="ce5" office:value-type="string">
            <text:p>BEAM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</text:p>
          </table:table-cell>
          <table:table-cell table:style-name="ce5" office:value-type="float" office:value="4.32">
            <text:p>4.32</text:p>
          </table:table-cell>
          <table:table-cell table:style-name="ce5" office:value-type="float" office:value="21.7">
            <text:p>21.7</text:p>
          </table:table-cell>
          <table:table-cell table:style-name="ce5" office:value-type="float" office:value="4.77">
            <text:p>4.77</text:p>
          </table:table-cell>
          <table:table-cell table:style-name="ce5" office:value-type="float" office:value="19.4">
            <text:p>19.4</text:p>
          </table:table-cell>
          <table:table-cell table:style-name="ce5" office:value-type="float" office:value="25.8">
            <text:p>25.8</text:p>
          </table:table-cell>
          <table:table-cell table:style-name="ce7"/>
          <table:table-cell/>
          <table:table-cell table:style-name="ce10" table:formula="of:=CONCATENATE([.AD40];-[.AE40];-[.AF40];-[.AG40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float" office:value="4.34">
            <text:p>4.34</text:p>
          </table:table-cell>
          <table:table-cell table:style-name="ce10" office:value-type="float" office:value="21.2">
            <text:p>21.2</text:p>
          </table:table-cell>
          <table:table-cell table:style-name="ce10" office:value-type="float" office:value="4.66">
            <text:p>4.66</text:p>
          </table:table-cell>
          <table:table-cell table:style-name="ce10" office:value-type="float" office:value="20.9">
            <text:p>20.9</text:p>
          </table:table-cell>
          <table:table-cell table:style-name="ce10" office:value-type="float" office:value="26.2">
            <text:p>26.2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40];-[.AU40];-[.AV40];-[.AW40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string">
            <text:p>A</text:p>
          </table:table-cell>
          <table:table-cell table:style-name="ce10" office:value-type="float" office:value="5.23">
            <text:p>5.23</text:p>
          </table:table-cell>
          <table:table-cell table:style-name="ce10" office:value-type="float" office:value="17.6">
            <text:p>17.6</text:p>
          </table:table-cell>
          <table:table-cell table:style-name="ce10" office:value-type="float" office:value="5.59">
            <text:p>5.59</text:p>
          </table:table-cell>
          <table:table-cell table:style-name="ce10" office:value-type="float" office:value="16.9">
            <text:p>16.9</text:p>
          </table:table-cell>
          <table:table-cell table:style-name="ce10" office:value-type="float" office:value="18.2">
            <text:p>18.2</text:p>
          </table:table-cell>
          <table:table-cell table:number-columns-repeated="6"/>
          <table:table-cell office:value-type="string">
            <text:p>Fig 1</text:p>
          </table:table-cell>
          <table:table-cell>
            <draw:frame table:end-cell-address="Sheet1.BT61" table:end-x="0.0276in" table:end-y="0.0059in" draw:z-index="0" draw:style-name="gr1" draw:text-style-name="P1" svg:width="7.5673in" svg:height="3.7087in" svg:x="0.0268in" svg:y="0.0311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10" table:formula="of:=CONCATENATE([.CE40];-[.CF40];-[.CG40];-[.CH40])" office:value-type="string" office:string-value="STD-12000-256-4">
            <text:p>STD-12000-256-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.23">
            <text:p>5.23</text:p>
          </table:table-cell>
          <table:table-cell table:style-name="ce10" office:value-type="float" office:value="17.6">
            <text:p>17.6</text:p>
          </table:table-cell>
          <table:table-cell table:style-name="ce10" office:value-type="float" office:value="5.59">
            <text:p>5.59</text:p>
          </table:table-cell>
          <table:table-cell table:style-name="ce10" office:value-type="float" office:value="16.9">
            <text:p>16.9</text:p>
          </table:table-cell>
          <table:table-cell table:style-name="ce10" office:value-type="float" office:value="18.2">
            <text:p>18.2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</text:p>
          </table:table-cell>
          <table:table-cell table:number-columns-repeated="3"/>
          <table:table-cell table:style-name="ce19" table:formula="of:=CONCATENATE([.CW40];&quot;-&quot;;[.DB40];&quot;-&quot;;[.DC40];&quot;-&quot;;[.CV40])" office:value-type="string" office:string-value="STD-4-2-B">
            <text:p>STD-4-2-B</text:p>
          </table:table-cell>
          <table:table-cell table:style-name="ce19" office:value-type="float" office:value="5.76">
            <text:p>5.76</text:p>
          </table:table-cell>
          <table:table-cell table:style-name="ce19" office:value-type="float" office:value="4.9">
            <text:p>4.9</text:p>
          </table:table-cell>
          <table:table-cell table:style-name="ce19" office:value-type="float" office:value="8.91">
            <text:p>8.91</text:p>
          </table:table-cell>
          <table:table-cell table:style-name="ce19" office:value-type="float" office:value="1.1">
            <text:p>1.1</text:p>
          </table:table-cell>
          <table:table-cell table:style-name="ce19" office:value-type="float" office:value="1.2">
            <text:p>1.2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40]/[.CP40]" office:value-type="float" office:value="0.646464646464646">
            <text:p>0.65</text:p>
          </table:table-cell>
          <table:table-cell table:style-name="ce19" table:formula="of:=[.CO40]/[.CQ40]" office:value-type="float" office:value="4.45454545454545">
            <text:p>4.45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2">
            <text:p>2</text:p>
          </table:table-cell>
        </table:table-row>
        <table:table-row table:style-name="ro1">
          <table:table-cell table:style-name="ce2" table:formula="of:=CONCATENATE([.B41];-[.C41];-[.D41];-[.E41])" office:value-type="string" office:string-value="STD-24000-256-2">
            <text:p>STD-24000-256-2</text:p>
          </table:table-cell>
          <table:table-cell table:style-name="ce2" office:value-type="string">
            <text:p>STD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float" office:value="4.38">
            <text:p>4.38</text:p>
          </table:table-cell>
          <table:table-cell table:style-name="ce2" office:value-type="float" office:value="21.3">
            <text:p>21.3</text:p>
          </table:table-cell>
          <table:table-cell table:style-name="ce2" office:value-type="float" office:value="4.95">
            <text:p>4.95</text:p>
          </table:table-cell>
          <table:table-cell table:style-name="ce2" office:value-type="float" office:value="19.7">
            <text:p>19.7</text:p>
          </table:table-cell>
          <table:table-cell table:style-name="ce2" office:value-type="float" office:value="29.4">
            <text:p>29.4</text:p>
          </table:table-cell>
          <table:table-cell table:number-columns-repeated="2"/>
          <table:table-cell table:style-name="ce5" table:formula="of:=CONCATENATE([.P41];-[.Q41];-[.R41];-[.S41])" office:value-type="string" office:string-value="BEAM-12000-256-2">
            <text:p>BEAM-12000-256-2</text:p>
          </table:table-cell>
          <table:table-cell table:style-name="ce5" office:value-type="string">
            <text:p>BEAM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B</text:p>
          </table:table-cell>
          <table:table-cell table:style-name="ce5" office:value-type="float" office:value="4.3">
            <text:p>4.3</text:p>
          </table:table-cell>
          <table:table-cell table:style-name="ce5" office:value-type="float" office:value="21.4">
            <text:p>21.4</text:p>
          </table:table-cell>
          <table:table-cell table:style-name="ce5" office:value-type="float" office:value="4.79">
            <text:p>4.79</text:p>
          </table:table-cell>
          <table:table-cell table:style-name="ce5" office:value-type="float" office:value="20.5">
            <text:p>20.5</text:p>
          </table:table-cell>
          <table:table-cell table:style-name="ce5" office:value-type="float" office:value="26.5">
            <text:p>26.5</text:p>
          </table:table-cell>
          <table:table-cell table:style-name="ce7"/>
          <table:table-cell/>
          <table:table-cell table:style-name="ce10" table:formula="of:=CONCATENATE([.AD41];-[.AE41];-[.AF41];-[.AG41])" office:value-type="string" office:string-value="BEAM-12000-256-2">
            <text:p>BEAM-12000-256-2</text:p>
          </table:table-cell>
          <table:table-cell table:style-name="ce10" office:value-type="string">
            <text:p>BEAM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float" office:value="4.32">
            <text:p>4.32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4.77">
            <text:p>4.77</text:p>
          </table:table-cell>
          <table:table-cell table:style-name="ce10" office:value-type="float" office:value="19.4">
            <text:p>19.4</text:p>
          </table:table-cell>
          <table:table-cell table:style-name="ce10" office:value-type="float" office:value="25.8">
            <text:p>25.8</text:p>
          </table:table-cell>
          <table:table-cell table:style-name="ce10" table:number-columns-repeated="2"/>
          <table:table-cell table:style-name="ce13"/>
          <table:table-cell/>
          <table:table-cell table:style-name="ce10" table:formula="of:=CONCATENATE([.AT41];-[.AU41];-[.AV41];-[.AW41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string">
            <text:p>B</text:p>
          </table:table-cell>
          <table:table-cell table:style-name="ce10" office:value-type="float" office:value="4.48">
            <text:p>4.48</text:p>
          </table:table-cell>
          <table:table-cell table:style-name="ce10" office:value-type="float" office:value="19.4">
            <text:p>19.4</text:p>
          </table:table-cell>
          <table:table-cell table:style-name="ce10" office:value-type="float" office:value="5.08">
            <text:p>5.08</text:p>
          </table:table-cell>
          <table:table-cell table:style-name="ce10" office:value-type="float" office:value="18.2">
            <text:p>18.2</text:p>
          </table:table-cell>
          <table:table-cell table:style-name="ce10" office:value-type="float" office:value="22">
            <text:p>22</text:p>
          </table:table-cell>
          <table:table-cell table:number-columns-repeated="17"/>
          <table:table-cell table:style-name="ce10" table:formula="of:=CONCATENATE([.CE41];-[.CF41];-[.CG41];-[.CH41])" office:value-type="string" office:string-value="STD-12000-256-4">
            <text:p>STD-12000-256-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48">
            <text:p>4.48</text:p>
          </table:table-cell>
          <table:table-cell table:style-name="ce10" office:value-type="float" office:value="19.4">
            <text:p>19.4</text:p>
          </table:table-cell>
          <table:table-cell table:style-name="ce10" office:value-type="float" office:value="5.08">
            <text:p>5.08</text:p>
          </table:table-cell>
          <table:table-cell table:style-name="ce10" office:value-type="float" office:value="18.2">
            <text:p>18.2</text:p>
          </table:table-cell>
          <table:table-cell table:style-name="ce10" office:value-type="float" office:value="22">
            <text:p>22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B</text:p>
          </table:table-cell>
          <table:table-cell table:number-columns-repeated="3"/>
          <table:table-cell table:style-name="ce19" table:formula="of:=CONCATENATE([.CW41];&quot;-&quot;;[.DB41];&quot;-&quot;;[.DC41];&quot;-&quot;;[.CV41])" office:value-type="string" office:string-value="STD-4-3-B">
            <text:p>STD-4-3-B</text:p>
          </table:table-cell>
          <table:table-cell table:style-name="ce19" office:value-type="float" office:value="5.46">
            <text:p>5.46</text:p>
          </table:table-cell>
          <table:table-cell table:style-name="ce19" office:value-type="float" office:value="4.4">
            <text:p>4.4</text:p>
          </table:table-cell>
          <table:table-cell table:style-name="ce19" office:value-type="float" office:value="11.58">
            <text:p>11.58</text:p>
          </table:table-cell>
          <table:table-cell table:style-name="ce19" office:value-type="float" office:value="1.2">
            <text:p>1.2</text:p>
          </table:table-cell>
          <table:table-cell table:style-name="ce19" office:value-type="float" office:value="1.3">
            <text:p>1.3</text:p>
          </table:table-cell>
          <table:table-cell table:number-columns-repeated="3"/>
          <table:table-cell table:style-name="ce19" office:value-type="string">
            <text:p>B</text:p>
          </table:table-cell>
          <table:table-cell table:style-name="ce19" office:value-type="string">
            <text:p>STD</text:p>
          </table:table-cell>
          <table:table-cell table:number-columns-repeated="2"/>
          <table:table-cell table:style-name="ce19" table:formula="of:=[.CN41]/[.CP41]" office:value-type="float" office:value="0.471502590673575">
            <text:p>0.47</text:p>
          </table:table-cell>
          <table:table-cell table:style-name="ce19" table:formula="of:=[.CO41]/[.CQ41]" office:value-type="float" office:value="3.66666666666667">
            <text:p>3.67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3">
            <text:p>3</text:p>
          </table:table-cell>
        </table:table-row>
        <table:table-row table:style-name="ro1">
          <table:table-cell table:style-name="ce2" table:formula="of:=CONCATENATE([.B42];-[.C42];-[.D42];-[.E42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5.32">
            <text:p>5.32</text:p>
          </table:table-cell>
          <table:table-cell table:style-name="ce2" office:value-type="float" office:value="23.8">
            <text:p>23.8</text:p>
          </table:table-cell>
          <table:table-cell table:style-name="ce2" office:value-type="float" office:value="5.72">
            <text:p>5.72</text:p>
          </table:table-cell>
          <table:table-cell table:style-name="ce2" office:value-type="float" office:value="23.1">
            <text:p>23.1</text:p>
          </table:table-cell>
          <table:table-cell table:style-name="ce2" office:value-type="float" office:value="29.1">
            <text:p>29.1</text:p>
          </table:table-cell>
          <table:table-cell table:number-columns-repeated="2"/>
          <table:table-cell table:style-name="ce6" table:formula="of:=CONCATENATE([.P42];-[.Q42];-[.R42];-[.S42])" office:value-type="string" office:string-value="STD-12000-256-2">
            <text:p>STD-12000-256-2</text:p>
          </table:table-cell>
          <table:table-cell table:style-name="ce6" office:value-type="string">
            <text:p>STD</text:p>
          </table:table-cell>
          <table:table-cell table:style-name="ce6" office:value-type="float" office:value="12000">
            <text:p>1200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B</text:p>
          </table:table-cell>
          <table:table-cell table:style-name="ce6" office:value-type="float" office:value="5.59">
            <text:p>5.59</text:p>
          </table:table-cell>
          <table:table-cell table:style-name="ce6" office:value-type="float" office:value="24.2">
            <text:p>24.2</text:p>
          </table:table-cell>
          <table:table-cell table:style-name="ce6" office:value-type="float" office:value="6.2">
            <text:p>6.2</text:p>
          </table:table-cell>
          <table:table-cell table:style-name="ce6" office:value-type="float" office:value="22.7">
            <text:p>22.7</text:p>
          </table:table-cell>
          <table:table-cell table:style-name="ce6" office:value-type="float" office:value="30.5">
            <text:p>30.5</text:p>
          </table:table-cell>
          <table:table-cell table:style-name="ce7"/>
          <table:table-cell/>
          <table:table-cell table:style-name="ce11" table:formula="of:=CONCATENATE([.AD42];-[.AE42];-[.AF42];-[.AG42])" office:value-type="string" office:string-value="STD-12000-256-2">
            <text:p>STD-12000-256-2</text:p>
          </table:table-cell>
          <table:table-cell table:style-name="ce11" office:value-type="string">
            <text:p>STD</text:p>
          </table:table-cell>
          <table:table-cell table:style-name="ce11" office:value-type="float" office:value="12000">
            <text:p>12000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A</text:p>
          </table:table-cell>
          <table:table-cell table:style-name="ce11" office:value-type="float" office:value="4.25">
            <text:p>4.25</text:p>
          </table:table-cell>
          <table:table-cell table:style-name="ce11" office:value-type="float" office:value="20.6">
            <text:p>20.6</text:p>
          </table:table-cell>
          <table:table-cell table:style-name="ce11" office:value-type="float" office:value="4.53">
            <text:p>4.53</text:p>
          </table:table-cell>
          <table:table-cell table:style-name="ce11" office:value-type="float" office:value="19.7">
            <text:p>19.7</text:p>
          </table:table-cell>
          <table:table-cell table:style-name="ce11" office:value-type="float" office:value="24.5">
            <text:p>24.5</text:p>
          </table:table-cell>
          <table:table-cell table:style-name="ce11" table:number-columns-repeated="2"/>
          <table:table-cell table:style-name="ce13"/>
          <table:table-cell/>
          <table:table-cell table:style-name="ce8" table:formula="of:=CONCATENATE([.AT42];-[.AU42];-[.AV42];-[.AW42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</text:p>
          </table:table-cell>
          <table:table-cell table:style-name="ce8" office:value-type="float" office:value="6.68">
            <text:p>6.68</text:p>
          </table:table-cell>
          <table:table-cell table:style-name="ce8" office:value-type="float" office:value="23.1">
            <text:p>23.1</text:p>
          </table:table-cell>
          <table:table-cell table:style-name="ce8" office:value-type="float" office:value="7.27">
            <text:p>7.27</text:p>
          </table:table-cell>
          <table:table-cell table:style-name="ce8" office:value-type="float" office:value="22.6">
            <text:p>22.6</text:p>
          </table:table-cell>
          <table:table-cell table:style-name="ce8" office:value-type="float" office:value="32.6">
            <text:p>32.6</text:p>
          </table:table-cell>
          <table:table-cell table:number-columns-repeated="17"/>
          <table:table-cell table:style-name="ce8" table:formula="of:=CONCATENATE([.CE42];-[.CF42];-[.CG42];-[.CH42])" office:value-type="string" office:string-value="STD-12000-512-2">
            <text:p>STD-12000-512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.68">
            <text:p>6.68</text:p>
          </table:table-cell>
          <table:table-cell table:style-name="ce8" office:value-type="float" office:value="23.1">
            <text:p>23.1</text:p>
          </table:table-cell>
          <table:table-cell table:style-name="ce8" office:value-type="float" office:value="7.27">
            <text:p>7.27</text:p>
          </table:table-cell>
          <table:table-cell table:style-name="ce8" office:value-type="float" office:value="22.6">
            <text:p>22.6</text:p>
          </table:table-cell>
          <table:table-cell table:style-name="ce8" office:value-type="float" office:value="32.6">
            <text:p>32.6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43];-[.C43];-[.D43];-[.E43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float" office:value="5.31">
            <text:p>5.31</text:p>
          </table:table-cell>
          <table:table-cell table:style-name="ce2" office:value-type="float" office:value="23.7">
            <text:p>23.7</text:p>
          </table:table-cell>
          <table:table-cell table:style-name="ce2" office:value-type="float" office:value="5.79">
            <text:p>5.79</text:p>
          </table:table-cell>
          <table:table-cell table:style-name="ce2" office:value-type="float" office:value="22.1">
            <text:p>22.1</text:p>
          </table:table-cell>
          <table:table-cell table:style-name="ce2" office:value-type="float" office:value="29.7">
            <text:p>29.7</text:p>
          </table:table-cell>
          <table:table-cell table:number-columns-repeated="2"/>
          <table:table-cell table:style-name="ce6" table:formula="of:=CONCATENATE([.P43];-[.Q43];-[.R43];-[.S43])" office:value-type="string" office:string-value="STD-12000-256-2">
            <text:p>STD-12000-256-2</text:p>
          </table:table-cell>
          <table:table-cell table:style-name="ce6" office:value-type="string">
            <text:p>STD</text:p>
          </table:table-cell>
          <table:table-cell table:style-name="ce6" office:value-type="float" office:value="12000">
            <text:p>1200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</text:p>
          </table:table-cell>
          <table:table-cell table:style-name="ce6" office:value-type="float" office:value="4.36">
            <text:p>4.3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4.89">
            <text:p>4.89</text:p>
          </table:table-cell>
          <table:table-cell table:style-name="ce6" office:value-type="float" office:value="19.8">
            <text:p>19.8</text:p>
          </table:table-cell>
          <table:table-cell table:style-name="ce6" office:value-type="float" office:value="24.8">
            <text:p>24.8</text:p>
          </table:table-cell>
          <table:table-cell table:style-name="ce7"/>
          <table:table-cell/>
          <table:table-cell table:style-name="ce11" table:formula="of:=CONCATENATE([.AD43];-[.AE43];-[.AF43];-[.AG43])" office:value-type="string" office:string-value="STD-12000-256-2">
            <text:p>STD-12000-256-2</text:p>
          </table:table-cell>
          <table:table-cell table:style-name="ce11" office:value-type="string">
            <text:p>STD</text:p>
          </table:table-cell>
          <table:table-cell table:style-name="ce11" office:value-type="float" office:value="12000">
            <text:p>12000</text:p>
          </table:table-cell>
          <table:table-cell table:style-name="ce11" office:value-type="float" office:value="256">
            <text:p>2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B</text:p>
          </table:table-cell>
          <table:table-cell table:style-name="ce11" office:value-type="float" office:value="4.26">
            <text:p>4.26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.84">
            <text:p>4.84</text:p>
          </table:table-cell>
          <table:table-cell table:style-name="ce11" office:value-type="float" office:value="19.4">
            <text:p>19.4</text:p>
          </table:table-cell>
          <table:table-cell table:style-name="ce11" office:value-type="float" office:value="24">
            <text:p>24</text:p>
          </table:table-cell>
          <table:table-cell table:style-name="ce11" table:number-columns-repeated="2"/>
          <table:table-cell table:style-name="ce13"/>
          <table:table-cell/>
          <table:table-cell table:style-name="ce8" table:formula="of:=CONCATENATE([.AT43];-[.AU43];-[.AV43];-[.AW43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B</text:p>
          </table:table-cell>
          <table:table-cell table:style-name="ce8" office:value-type="float" office:value="7.05">
            <text:p>7.05</text:p>
          </table:table-cell>
          <table:table-cell table:style-name="ce8" office:value-type="float" office:value="23.5">
            <text:p>23.5</text:p>
          </table:table-cell>
          <table:table-cell table:style-name="ce8" office:value-type="float" office:value="7.85">
            <text:p>7.85</text:p>
          </table:table-cell>
          <table:table-cell table:style-name="ce8" office:value-type="float" office:value="22.1">
            <text:p>22.1</text:p>
          </table:table-cell>
          <table:table-cell table:style-name="ce8" office:value-type="float" office:value="33.7">
            <text:p>33.7</text:p>
          </table:table-cell>
          <table:table-cell table:number-columns-repeated="17"/>
          <table:table-cell table:style-name="ce8" table:formula="of:=CONCATENATE([.CE43];-[.CF43];-[.CG43];-[.CH43])" office:value-type="string" office:string-value="STD-12000-512-2">
            <text:p>STD-12000-512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.05">
            <text:p>7.05</text:p>
          </table:table-cell>
          <table:table-cell table:style-name="ce8" office:value-type="float" office:value="23.5">
            <text:p>23.5</text:p>
          </table:table-cell>
          <table:table-cell table:style-name="ce8" office:value-type="float" office:value="7.85">
            <text:p>7.85</text:p>
          </table:table-cell>
          <table:table-cell table:style-name="ce8" office:value-type="float" office:value="22.1">
            <text:p>22.1</text:p>
          </table:table-cell>
          <table:table-cell table:style-name="ce8" office:value-type="float" office:value="33.7">
            <text:p>33.7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44];-[.C44];-[.D44];-[.E44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4.5">
            <text:p>4.5</text:p>
          </table:table-cell>
          <table:table-cell table:style-name="ce2" office:value-type="float" office:value="21.5">
            <text:p>21.5</text:p>
          </table:table-cell>
          <table:table-cell table:style-name="ce2" office:value-type="float" office:value="4.87">
            <text:p>4.87</text:p>
          </table:table-cell>
          <table:table-cell table:style-name="ce2" office:value-type="float" office:value="21.1">
            <text:p>21.1</text:p>
          </table:table-cell>
          <table:table-cell table:style-name="ce2" office:value-type="float" office:value="27.1">
            <text:p>27.1</text:p>
          </table:table-cell>
          <table:table-cell table:number-columns-repeated="2"/>
          <table:table-cell table:style-name="ce6" table:formula="of:=CONCATENATE([.P44];-[.Q44];-[.R44];-[.S44])" office:value-type="string" office:string-value="STD-12000-256-2">
            <text:p>STD-12000-256-2</text:p>
          </table:table-cell>
          <table:table-cell table:style-name="ce6" office:value-type="string">
            <text:p>STD</text:p>
          </table:table-cell>
          <table:table-cell table:style-name="ce6" office:value-type="float" office:value="12000">
            <text:p>12000</text:p>
          </table:table-cell>
          <table:table-cell table:style-name="ce6" office:value-type="float" office:value="256">
            <text:p>256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string">
            <text:p>B</text:p>
          </table:table-cell>
          <table:table-cell table:style-name="ce6" office:value-type="float" office:value="4.82">
            <text:p>4.82</text:p>
          </table:table-cell>
          <table:table-cell table:style-name="ce6" office:value-type="float" office:value="21.4">
            <text:p>21.4</text:p>
          </table:table-cell>
          <table:table-cell table:style-name="ce6" office:value-type="float" office:value="4.94">
            <text:p>4.94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4.9">
            <text:p>24.9</text:p>
          </table:table-cell>
          <table:table-cell table:style-name="ce7"/>
          <table:table-cell/>
          <table:table-cell table:style-name="ce10" table:formula="of:=CONCATENATE([.AD44];-[.AE44];-[.AF44];-[.AG44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float" office:value="4.68">
            <text:p>4.68</text:p>
          </table:table-cell>
          <table:table-cell table:style-name="ce10" office:value-type="float" office:value="18.5">
            <text:p>18.5</text:p>
          </table:table-cell>
          <table:table-cell table:style-name="ce10" office:value-type="float" office:value="5.11">
            <text:p>5.11</text:p>
          </table:table-cell>
          <table:table-cell table:style-name="ce10" office:value-type="float" office:value="18.1">
            <text:p>18.1</text:p>
          </table:table-cell>
          <table:table-cell table:style-name="ce10" office:value-type="float" office:value="21.2">
            <text:p>21.2</text:p>
          </table:table-cell>
          <table:table-cell table:style-name="ce10" table:number-columns-repeated="2"/>
          <table:table-cell table:style-name="ce13"/>
          <table:table-cell/>
          <table:table-cell table:style-name="ce8" table:formula="of:=CONCATENATE([.AT44];-[.AU44];-[.AV44];-[.AW44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</text:p>
          </table:table-cell>
          <table:table-cell table:style-name="ce8" office:value-type="float" office:value="5.69">
            <text:p>5.69</text:p>
          </table:table-cell>
          <table:table-cell table:style-name="ce8" office:value-type="float" office:value="19.7">
            <text:p>19.7</text:p>
          </table:table-cell>
          <table:table-cell table:style-name="ce8" office:value-type="float" office:value="6.17">
            <text:p>6.17</text:p>
          </table:table-cell>
          <table:table-cell table:style-name="ce8" office:value-type="float" office:value="19.3">
            <text:p>19.3</text:p>
          </table:table-cell>
          <table:table-cell table:style-name="ce8" office:value-type="float" office:value="27.3">
            <text:p>27.3</text:p>
          </table:table-cell>
          <table:table-cell table:number-columns-repeated="17"/>
          <table:table-cell table:style-name="ce8" table:formula="of:=CONCATENATE([.CE44];-[.CF44];-[.CG44];-[.CH44])" office:value-type="string" office:string-value="STD-12000-512-2">
            <text:p>STD-12000-512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.69">
            <text:p>5.69</text:p>
          </table:table-cell>
          <table:table-cell table:style-name="ce8" office:value-type="float" office:value="19.7">
            <text:p>19.7</text:p>
          </table:table-cell>
          <table:table-cell table:style-name="ce8" office:value-type="float" office:value="6.17">
            <text:p>6.17</text:p>
          </table:table-cell>
          <table:table-cell table:style-name="ce8" office:value-type="float" office:value="19.3">
            <text:p>19.3</text:p>
          </table:table-cell>
          <table:table-cell table:style-name="ce8" office:value-type="float" office:value="27.3">
            <text:p>27.3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45];-[.C45];-[.D45];-[.E45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2" office:value-type="float" office:value="4.44">
            <text:p>4.44</text:p>
          </table:table-cell>
          <table:table-cell table:style-name="ce2" office:value-type="float" office:value="20.6">
            <text:p>20.6</text:p>
          </table:table-cell>
          <table:table-cell table:style-name="ce2" office:value-type="float" office:value="4.96">
            <text:p>4.96</text:p>
          </table:table-cell>
          <table:table-cell table:style-name="ce2" office:value-type="float" office:value="19.7">
            <text:p>19.7</text:p>
          </table:table-cell>
          <table:table-cell table:style-name="ce2" office:value-type="float" office:value="26.3">
            <text:p>26.3</text:p>
          </table:table-cell>
          <table:table-cell table:number-columns-repeated="2"/>
          <table:table-cell table:style-name="ce6" table:formula="of:=CONCATENATE([.P45];-[.Q45];-[.R45];-[.S45])" office:value-type="string" office:string-value="STD-12000-256-2">
            <text:p>STD-12000-256-2</text:p>
          </table:table-cell>
          <table:table-cell table:style-name="ce6" office:value-type="string">
            <text:p>STD</text:p>
          </table:table-cell>
          <table:table-cell table:style-name="ce6" office:value-type="float" office:value="12000">
            <text:p>1200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</text:p>
          </table:table-cell>
          <table:table-cell table:style-name="ce6" office:value-type="float" office:value="4.26">
            <text:p>4.26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4.84">
            <text:p>4.84</text:p>
          </table:table-cell>
          <table:table-cell table:style-name="ce6" office:value-type="float" office:value="19.4">
            <text:p>19.4</text:p>
          </table:table-cell>
          <table:table-cell table:style-name="ce6" office:value-type="float" office:value="24">
            <text:p>24</text:p>
          </table:table-cell>
          <table:table-cell table:style-name="ce7"/>
          <table:table-cell/>
          <table:table-cell table:style-name="ce10" table:formula="of:=CONCATENATE([.AD45];-[.AE45];-[.AF45];-[.AG45])" office:value-type="string" office:string-value="STD-12000-256-4">
            <text:p>STD-12000-256-4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float" office:value="4.88">
            <text:p>4.88</text:p>
          </table:table-cell>
          <table:table-cell table:style-name="ce10" office:value-type="float" office:value="17.9">
            <text:p>17.9</text:p>
          </table:table-cell>
          <table:table-cell table:style-name="ce10" office:value-type="float" office:value="5.58">
            <text:p>5.58</text:p>
          </table:table-cell>
          <table:table-cell table:style-name="ce10" office:value-type="float" office:value="16.3">
            <text:p>16.3</text:p>
          </table:table-cell>
          <table:table-cell table:style-name="ce10" office:value-type="float" office:value="20.9">
            <text:p>20.9</text:p>
          </table:table-cell>
          <table:table-cell table:style-name="ce10" table:number-columns-repeated="2"/>
          <table:table-cell table:style-name="ce13"/>
          <table:table-cell/>
          <table:table-cell table:style-name="ce8" table:formula="of:=CONCATENATE([.AT45];-[.AU45];-[.AV45];-[.AW45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B</text:p>
          </table:table-cell>
          <table:table-cell table:style-name="ce8" office:value-type="float" office:value="5.64">
            <text:p>5.64</text:p>
          </table:table-cell>
          <table:table-cell table:style-name="ce8" office:value-type="float" office:value="19.6">
            <text:p>19.6</text:p>
          </table:table-cell>
          <table:table-cell table:style-name="ce8" office:value-type="float" office:value="6.19">
            <text:p>6.19</text:p>
          </table:table-cell>
          <table:table-cell table:style-name="ce8" office:value-type="float" office:value="18.8">
            <text:p>18.8</text:p>
          </table:table-cell>
          <table:table-cell table:style-name="ce8" office:value-type="float" office:value="27.3">
            <text:p>27.3</text:p>
          </table:table-cell>
          <table:table-cell table:number-columns-repeated="17"/>
          <table:table-cell table:style-name="ce8" table:formula="of:=CONCATENATE([.CE45];-[.CF45];-[.CG45];-[.CH45])" office:value-type="string" office:string-value="STD-12000-512-2">
            <text:p>STD-12000-512-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.64">
            <text:p>5.64</text:p>
          </table:table-cell>
          <table:table-cell table:style-name="ce8" office:value-type="float" office:value="19.6">
            <text:p>19.6</text:p>
          </table:table-cell>
          <table:table-cell table:style-name="ce8" office:value-type="float" office:value="6.19">
            <text:p>6.19</text:p>
          </table:table-cell>
          <table:table-cell table:style-name="ce8" office:value-type="float" office:value="18.8">
            <text:p>18.8</text:p>
          </table:table-cell>
          <table:table-cell table:style-name="ce8" office:value-type="float" office:value="27.3">
            <text:p>27.3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46];-[.C46];-[.D46];-[.E46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4.33">
            <text:p>4.33</text:p>
          </table:table-cell>
          <table:table-cell table:style-name="ce2" office:value-type="float" office:value="21.2">
            <text:p>21.2</text:p>
          </table:table-cell>
          <table:table-cell table:style-name="ce2" office:value-type="float" office:value="4.64">
            <text:p>4.64</text:p>
          </table:table-cell>
          <table:table-cell table:style-name="ce2" office:value-type="float" office:value="20.9">
            <text:p>20.9</text:p>
          </table:table-cell>
          <table:table-cell table:style-name="ce2" office:value-type="float" office:value="25.8">
            <text:p>25.8</text:p>
          </table:table-cell>
          <table:table-cell table:number-columns-repeated="2"/>
          <table:table-cell table:style-name="ce6" table:formula="of:=CONCATENATE([.P46];-[.Q46];-[.R46];-[.S46])" office:value-type="string" office:string-value="STD-12000-256-2">
            <text:p>STD-12000-256-2</text:p>
          </table:table-cell>
          <table:table-cell table:style-name="ce6" office:value-type="string">
            <text:p>STD</text:p>
          </table:table-cell>
          <table:table-cell table:style-name="ce6" office:value-type="float" office:value="12000">
            <text:p>12000</text:p>
          </table:table-cell>
          <table:table-cell table:style-name="ce6" office:value-type="float" office:value="256">
            <text:p>25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B</text:p>
          </table:table-cell>
          <table:table-cell table:style-name="ce6" office:value-type="float" office:value="4.1">
            <text:p>4.1</text:p>
          </table:table-cell>
          <table:table-cell table:style-name="ce6" office:value-type="float" office:value="20.8">
            <text:p>20.8</text:p>
          </table:table-cell>
          <table:table-cell table:style-name="ce6" office:value-type="float" office:value="4.59">
            <text:p>4.59</text:p>
          </table:table-cell>
          <table:table-cell table:style-name="ce6" office:value-type="float" office:value="19.5">
            <text:p>19.5</text:p>
          </table:table-cell>
          <table:table-cell table:style-name="ce6" office:value-type="float" office:value="23.1">
            <text:p>23.1</text:p>
          </table:table-cell>
          <table:table-cell table:style-name="ce7"/>
          <table:table-cell/>
          <table:table-cell table:style-name="ce10" table:formula="of:=CONCATENATE([.AD46];-[.AE46];-[.AF46];-[.AG46])" office:value-type="string" office:string-value="STD-12000-512-2">
            <text:p>STD-12000-512-2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512">
            <text:p>5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float" office:value="4.95">
            <text:p>4.95</text:p>
          </table:table-cell>
          <table:table-cell table:style-name="ce10" office:value-type="float" office:value="19.9">
            <text:p>19.9</text:p>
          </table:table-cell>
          <table:table-cell table:style-name="ce10" office:value-type="float" office:value="5.32">
            <text:p>5.32</text:p>
          </table:table-cell>
          <table:table-cell table:style-name="ce10" office:value-type="float" office:value="19.5">
            <text:p>19.5</text:p>
          </table:table-cell>
          <table:table-cell table:style-name="ce10" office:value-type="float" office:value="26.1">
            <text:p>26.1</text:p>
          </table:table-cell>
          <table:table-cell table:style-name="ce10" table:number-columns-repeated="2"/>
          <table:table-cell table:style-name="ce13"/>
          <table:table-cell/>
          <table:table-cell table:style-name="ce8" table:formula="of:=CONCATENATE([.AT46];-[.AU46];-[.AV46];-[.AW46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style-name="ce8" office:value-type="float" office:value="5.71">
            <text:p>5.71</text:p>
          </table:table-cell>
          <table:table-cell table:style-name="ce8" office:value-type="float" office:value="19.6">
            <text:p>19.6</text:p>
          </table:table-cell>
          <table:table-cell table:style-name="ce8" office:value-type="float" office:value="6.22">
            <text:p>6.22</text:p>
          </table:table-cell>
          <table:table-cell table:style-name="ce8" office:value-type="float" office:value="19.1">
            <text:p>19.1</text:p>
          </table:table-cell>
          <table:table-cell table:style-name="ce8" office:value-type="float" office:value="26.8">
            <text:p>26.8</text:p>
          </table:table-cell>
          <table:table-cell table:number-columns-repeated="17"/>
          <table:table-cell table:style-name="ce8" table:formula="of:=CONCATENATE([.CE46];-[.CF46];-[.CG46];-[.CH46])" office:value-type="string" office:string-value="STD-12000-512-2">
            <text:p>STD-12000-512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.71">
            <text:p>5.71</text:p>
          </table:table-cell>
          <table:table-cell table:style-name="ce8" office:value-type="float" office:value="19.6">
            <text:p>19.6</text:p>
          </table:table-cell>
          <table:table-cell table:style-name="ce8" office:value-type="float" office:value="6.22">
            <text:p>6.22</text:p>
          </table:table-cell>
          <table:table-cell table:style-name="ce8" office:value-type="float" office:value="19.1">
            <text:p>19.1</text:p>
          </table:table-cell>
          <table:table-cell table:style-name="ce8" office:value-type="float" office:value="26.8">
            <text:p>26.8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47];-[.C47];-[.D47];-[.E47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4.52">
            <text:p>4.52</text:p>
          </table:table-cell>
          <table:table-cell table:style-name="ce2" office:value-type="float" office:value="21.7">
            <text:p>21.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.8">
            <text:p>20.8</text:p>
          </table:table-cell>
          <table:table-cell table:style-name="ce2" office:value-type="float" office:value="26.5">
            <text:p>26.5</text:p>
          </table:table-cell>
          <table:table-cell table:number-columns-repeated="2"/>
          <table:table-cell table:style-name="ce5" table:formula="of:=CONCATENATE([.P47];-[.Q47];-[.R47];-[.S47])" office:value-type="string" office:string-value="STD-12000-256-4">
            <text:p>STD-12000-256-4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B</text:p>
          </table:table-cell>
          <table:table-cell table:style-name="ce5" office:value-type="float" office:value="5.95">
            <text:p>5.95</text:p>
          </table:table-cell>
          <table:table-cell table:style-name="ce5" office:value-type="float" office:value="23.1">
            <text:p>23.1</text:p>
          </table:table-cell>
          <table:table-cell table:style-name="ce5" office:value-type="float" office:value="7.32">
            <text:p>7.32</text:p>
          </table:table-cell>
          <table:table-cell table:style-name="ce5" office:value-type="float" office:value="21.4">
            <text:p>21.4</text:p>
          </table:table-cell>
          <table:table-cell table:style-name="ce5" office:value-type="float" office:value="26.5">
            <text:p>26.5</text:p>
          </table:table-cell>
          <table:table-cell table:style-name="ce7"/>
          <table:table-cell/>
          <table:table-cell table:style-name="ce10" table:formula="of:=CONCATENATE([.AD47];-[.AE47];-[.AF47];-[.AG47])" office:value-type="string" office:string-value="STD-12000-512-2">
            <text:p>STD-12000-512-2</text:p>
          </table:table-cell>
          <table:table-cell table:style-name="ce10" office:value-type="string">
            <text:p>STD</text:p>
          </table:table-cell>
          <table:table-cell table:style-name="ce10" office:value-type="float" office:value="12000">
            <text:p>12000</text:p>
          </table:table-cell>
          <table:table-cell table:style-name="ce10" office:value-type="float" office:value="512">
            <text:p>51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float" office:value="5.17">
            <text:p>5.17</text:p>
          </table:table-cell>
          <table:table-cell table:style-name="ce10" office:value-type="float" office:value="19.8">
            <text:p>19.8</text:p>
          </table:table-cell>
          <table:table-cell table:style-name="ce10" office:value-type="float" office:value="5.62">
            <text:p>5.62</text:p>
          </table:table-cell>
          <table:table-cell table:style-name="ce10" office:value-type="float" office:value="18.4">
            <text:p>18.4</text:p>
          </table:table-cell>
          <table:table-cell table:style-name="ce10" office:value-type="float" office:value="28.1">
            <text:p>28.1</text:p>
          </table:table-cell>
          <table:table-cell table:style-name="ce10" table:number-columns-repeated="2"/>
          <table:table-cell table:style-name="ce13"/>
          <table:table-cell/>
          <table:table-cell table:style-name="ce8" table:formula="of:=CONCATENATE([.AT47];-[.AU47];-[.AV47];-[.AW47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style-name="ce8" office:value-type="float" office:value="4.64">
            <text:p>4.64</text:p>
          </table:table-cell>
          <table:table-cell table:style-name="ce8" office:value-type="float" office:value="19.8">
            <text:p>19.8</text:p>
          </table:table-cell>
          <table:table-cell table:style-name="ce8" office:value-type="float" office:value="5.11">
            <text:p>5.11</text:p>
          </table:table-cell>
          <table:table-cell table:style-name="ce8" office:value-type="float" office:value="18.6">
            <text:p>18.6</text:p>
          </table:table-cell>
          <table:table-cell table:style-name="ce8" office:value-type="float" office:value="27.6">
            <text:p>27.6</text:p>
          </table:table-cell>
          <table:table-cell table:number-columns-repeated="17"/>
          <table:table-cell table:style-name="ce8" table:formula="of:=CONCATENATE([.CE47];-[.CF47];-[.CG47];-[.CH47])" office:value-type="string" office:string-value="STD-12000-512-2">
            <text:p>STD-12000-512-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.64">
            <text:p>4.64</text:p>
          </table:table-cell>
          <table:table-cell table:style-name="ce8" office:value-type="float" office:value="19.8">
            <text:p>19.8</text:p>
          </table:table-cell>
          <table:table-cell table:style-name="ce8" office:value-type="float" office:value="5.11">
            <text:p>5.11</text:p>
          </table:table-cell>
          <table:table-cell table:style-name="ce8" office:value-type="float" office:value="18.6">
            <text:p>18.6</text:p>
          </table:table-cell>
          <table:table-cell table:style-name="ce8" office:value-type="float" office:value="27.6">
            <text:p>27.6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48];-[.C48];-[.D48];-[.E48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4.34">
            <text:p>4.34</text:p>
          </table:table-cell>
          <table:table-cell table:style-name="ce2" office:value-type="float" office:value="21.2">
            <text:p>21.2</text:p>
          </table:table-cell>
          <table:table-cell table:style-name="ce2" office:value-type="float" office:value="4.66">
            <text:p>4.66</text:p>
          </table:table-cell>
          <table:table-cell table:style-name="ce2" office:value-type="float" office:value="20.9">
            <text:p>20.9</text:p>
          </table:table-cell>
          <table:table-cell table:style-name="ce2" office:value-type="float" office:value="26.2">
            <text:p>26.2</text:p>
          </table:table-cell>
          <table:table-cell table:number-columns-repeated="2"/>
          <table:table-cell table:style-name="ce5" table:formula="of:=CONCATENATE([.P48];-[.Q48];-[.R48];-[.S48])" office:value-type="string" office:string-value="STD-12000-256-4">
            <text:p>STD-12000-256-4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</text:p>
          </table:table-cell>
          <table:table-cell table:style-name="ce5" office:value-type="float" office:value="4.72">
            <text:p>4.72</text:p>
          </table:table-cell>
          <table:table-cell table:style-name="ce5" office:value-type="float" office:value="18.9">
            <text:p>18.9</text:p>
          </table:table-cell>
          <table:table-cell table:style-name="ce5" office:value-type="float" office:value="5.43">
            <text:p>5.43</text:p>
          </table:table-cell>
          <table:table-cell table:style-name="ce5" office:value-type="float" office:value="17.4">
            <text:p>17.4</text:p>
          </table:table-cell>
          <table:table-cell table:style-name="ce5" office:value-type="float" office:value="22.1">
            <text:p>22.1</text:p>
          </table:table-cell>
          <table:table-cell table:style-name="ce7"/>
          <table:table-cell/>
          <table:table-cell table:style-name="ce10" table:formula="of:=CONCATENATE([.AD48];-[.AE48];-[.AF48];-[.AG48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float" office:value="4.84">
            <text:p>4.84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5.31">
            <text:p>5.31</text:p>
          </table:table-cell>
          <table:table-cell table:style-name="ce10" office:value-type="float" office:value="20.3">
            <text:p>20.3</text:p>
          </table:table-cell>
          <table:table-cell table:style-name="ce10" office:value-type="float" office:value="28.9">
            <text:p>28.9</text:p>
          </table:table-cell>
          <table:table-cell table:style-name="ce10" table:number-columns-repeated="2"/>
          <table:table-cell table:style-name="ce13"/>
          <table:table-cell/>
          <table:table-cell table:style-name="ce8" table:formula="of:=CONCATENATE([.AT48];-[.AU48];-[.AV48];-[.AW48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A</text:p>
          </table:table-cell>
          <table:table-cell table:style-name="ce8" office:value-type="float" office:value="4.95">
            <text:p>4.95</text:p>
          </table:table-cell>
          <table:table-cell table:style-name="ce8" office:value-type="float" office:value="19.9">
            <text:p>19.9</text:p>
          </table:table-cell>
          <table:table-cell table:style-name="ce8" office:value-type="float" office:value="5.32">
            <text:p>5.32</text:p>
          </table:table-cell>
          <table:table-cell table:style-name="ce8" office:value-type="float" office:value="19.5">
            <text:p>19.5</text:p>
          </table:table-cell>
          <table:table-cell table:style-name="ce8" office:value-type="float" office:value="26.1">
            <text:p>26.1</text:p>
          </table:table-cell>
          <table:table-cell table:number-columns-repeated="17"/>
          <table:table-cell table:style-name="ce8" table:formula="of:=CONCATENATE([.CE48];-[.CF48];-[.CG48];-[.CH48])" office:value-type="string" office:string-value="STD-12000-512-2">
            <text:p>STD-12000-512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.95">
            <text:p>4.95</text:p>
          </table:table-cell>
          <table:table-cell table:style-name="ce8" office:value-type="float" office:value="19.9">
            <text:p>19.9</text:p>
          </table:table-cell>
          <table:table-cell table:style-name="ce8" office:value-type="float" office:value="5.32">
            <text:p>5.32</text:p>
          </table:table-cell>
          <table:table-cell table:style-name="ce8" office:value-type="float" office:value="19.5">
            <text:p>19.5</text:p>
          </table:table-cell>
          <table:table-cell table:style-name="ce8" office:value-type="float" office:value="26.1">
            <text:p>26.1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49];-[.C49];-[.D49];-[.E49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float" office:value="4.32">
            <text:p>4.32</text:p>
          </table:table-cell>
          <table:table-cell table:style-name="ce2" office:value-type="float" office:value="21.7">
            <text:p>21.7</text:p>
          </table:table-cell>
          <table:table-cell table:style-name="ce2" office:value-type="float" office:value="4.77">
            <text:p>4.77</text:p>
          </table:table-cell>
          <table:table-cell table:style-name="ce2" office:value-type="float" office:value="19.4">
            <text:p>19.4</text:p>
          </table:table-cell>
          <table:table-cell table:style-name="ce2" office:value-type="float" office:value="25.8">
            <text:p>25.8</text:p>
          </table:table-cell>
          <table:table-cell table:number-columns-repeated="2"/>
          <table:table-cell table:style-name="ce5" table:formula="of:=CONCATENATE([.P49];-[.Q49];-[.R49];-[.S49])" office:value-type="string" office:string-value="STD-12000-256-4">
            <text:p>STD-12000-256-4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B</text:p>
          </table:table-cell>
          <table:table-cell table:style-name="ce5" office:value-type="float" office:value="4.77">
            <text:p>4.77</text:p>
          </table:table-cell>
          <table:table-cell table:style-name="ce5" office:value-type="float" office:value="19.2">
            <text:p>19.2</text:p>
          </table:table-cell>
          <table:table-cell table:style-name="ce5" office:value-type="float" office:value="5.63">
            <text:p>5.63</text:p>
          </table:table-cell>
          <table:table-cell table:style-name="ce5" office:value-type="float" office:value="18.1">
            <text:p>18.1</text:p>
          </table:table-cell>
          <table:table-cell table:style-name="ce5" office:value-type="float" office:value="21.6">
            <text:p>21.6</text:p>
          </table:table-cell>
          <table:table-cell table:style-name="ce7"/>
          <table:table-cell/>
          <table:table-cell table:style-name="ce10" table:formula="of:=CONCATENATE([.AD49];-[.AE49];-[.AF49];-[.AG49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5.52">
            <text:p>5.52</text:p>
          </table:table-cell>
          <table:table-cell table:style-name="ce10" office:value-type="float" office:value="19.5">
            <text:p>19.5</text:p>
          </table:table-cell>
          <table:table-cell table:style-name="ce10" office:value-type="float" office:value="30.1">
            <text:p>30.1</text:p>
          </table:table-cell>
          <table:table-cell table:style-name="ce10" table:number-columns-repeated="2"/>
          <table:table-cell table:style-name="ce13"/>
          <table:table-cell/>
          <table:table-cell table:style-name="ce8" table:formula="of:=CONCATENATE([.AT49];-[.AU49];-[.AV49];-[.AW49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B</text:p>
          </table:table-cell>
          <table:table-cell table:style-name="ce8" office:value-type="float" office:value="5.17">
            <text:p>5.17</text:p>
          </table:table-cell>
          <table:table-cell table:style-name="ce8" office:value-type="float" office:value="19.8">
            <text:p>19.8</text:p>
          </table:table-cell>
          <table:table-cell table:style-name="ce8" office:value-type="float" office:value="5.62">
            <text:p>5.62</text:p>
          </table:table-cell>
          <table:table-cell table:style-name="ce8" office:value-type="float" office:value="18.4">
            <text:p>18.4</text:p>
          </table:table-cell>
          <table:table-cell table:style-name="ce8" office:value-type="float" office:value="28.1">
            <text:p>28.1</text:p>
          </table:table-cell>
          <table:table-cell table:number-columns-repeated="17"/>
          <table:table-cell table:style-name="ce8" table:formula="of:=CONCATENATE([.CE49];-[.CF49];-[.CG49];-[.CH49])" office:value-type="string" office:string-value="STD-12000-512-2">
            <text:p>STD-12000-512-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.17">
            <text:p>5.17</text:p>
          </table:table-cell>
          <table:table-cell table:style-name="ce8" office:value-type="float" office:value="19.8">
            <text:p>19.8</text:p>
          </table:table-cell>
          <table:table-cell table:style-name="ce8" office:value-type="float" office:value="5.62">
            <text:p>5.62</text:p>
          </table:table-cell>
          <table:table-cell table:style-name="ce8" office:value-type="float" office:value="18.4">
            <text:p>18.4</text:p>
          </table:table-cell>
          <table:table-cell table:style-name="ce8" office:value-type="float" office:value="28.1">
            <text:p>28.1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50];-[.C50];-[.D50];-[.E50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4.36">
            <text:p>4.36</text:p>
          </table:table-cell>
          <table:table-cell table:style-name="ce2" office:value-type="float" office:value="20.8">
            <text:p>20.8</text:p>
          </table:table-cell>
          <table:table-cell table:style-name="ce2" office:value-type="float" office:value="4.64">
            <text:p>4.64</text:p>
          </table:table-cell>
          <table:table-cell table:style-name="ce2" office:value-type="float" office:value="20.4">
            <text:p>20.4</text:p>
          </table:table-cell>
          <table:table-cell table:style-name="ce2" office:value-type="float" office:value="25.9">
            <text:p>25.9</text:p>
          </table:table-cell>
          <table:table-cell table:number-columns-repeated="2"/>
          <table:table-cell table:style-name="ce5" table:formula="of:=CONCATENATE([.P50];-[.Q50];-[.R50];-[.S50])" office:value-type="string" office:string-value="STD-12000-256-4">
            <text:p>STD-12000-256-4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</text:p>
          </table:table-cell>
          <table:table-cell table:style-name="ce5" office:value-type="float" office:value="4.88">
            <text:p>4.88</text:p>
          </table:table-cell>
          <table:table-cell table:style-name="ce5" office:value-type="float" office:value="17.9">
            <text:p>17.9</text:p>
          </table:table-cell>
          <table:table-cell table:style-name="ce5" office:value-type="float" office:value="5.58">
            <text:p>5.58</text:p>
          </table:table-cell>
          <table:table-cell table:style-name="ce5" office:value-type="float" office:value="16.3">
            <text:p>16.3</text:p>
          </table:table-cell>
          <table:table-cell table:style-name="ce5" office:value-type="float" office:value="20.9">
            <text:p>20.9</text:p>
          </table:table-cell>
          <table:table-cell table:style-name="ce7"/>
          <table:table-cell/>
          <table:table-cell table:style-name="ce8" table:formula="of:=CONCATENATE([.AD50];-[.AE50];-[.AF50];-[.AG50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</text:p>
          </table:table-cell>
          <table:table-cell table:style-name="ce8" office:value-type="float" office:value="3.93">
            <text:p>3.93</text:p>
          </table:table-cell>
          <table:table-cell table:style-name="ce8" office:value-type="float" office:value="21.1">
            <text:p>21.1</text:p>
          </table:table-cell>
          <table:table-cell table:style-name="ce8" office:value-type="float" office:value="4.11">
            <text:p>4.11</text:p>
          </table:table-cell>
          <table:table-cell table:style-name="ce8" office:value-type="float" office:value="21.7">
            <text:p>21.7</text:p>
          </table:table-cell>
          <table:table-cell table:style-name="ce8" office:value-type="float" office:value="23.9">
            <text:p>23.9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50];-[.AU50];-[.AV50];-[.AW50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</text:p>
          </table:table-cell>
          <table:table-cell table:style-name="ce8" office:value-type="float" office:value="5.49">
            <text:p>5.4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.95">
            <text:p>5.95</text:p>
          </table:table-cell>
          <table:table-cell table:style-name="ce8" office:value-type="float" office:value="18.9">
            <text:p>18.9</text:p>
          </table:table-cell>
          <table:table-cell table:style-name="ce8" office:value-type="float" office:value="26.3">
            <text:p>26.3</text:p>
          </table:table-cell>
          <table:table-cell table:number-columns-repeated="17"/>
          <table:table-cell table:style-name="ce8" table:formula="of:=CONCATENATE([.CE50];-[.CF50];-[.CG50];-[.CH50])" office:value-type="string" office:string-value="STD-12000-512-2">
            <text:p>STD-12000-512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.49">
            <text:p>5.4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.95">
            <text:p>5.95</text:p>
          </table:table-cell>
          <table:table-cell table:style-name="ce8" office:value-type="float" office:value="18.9">
            <text:p>18.9</text:p>
          </table:table-cell>
          <table:table-cell table:style-name="ce8" office:value-type="float" office:value="26.3">
            <text:p>26.3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51];-[.C51];-[.D51];-[.E51])" office:value-type="string" office:string-value="BEAM-12000-256-2">
            <text:p>BEAM-12000-256-2</text:p>
          </table:table-cell>
          <table:table-cell table:style-name="ce2" office:value-type="string">
            <text:p>BEAM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float" office:value="4.3">
            <text:p>4.3</text:p>
          </table:table-cell>
          <table:table-cell table:style-name="ce2" office:value-type="float" office:value="21.4">
            <text:p>21.4</text:p>
          </table:table-cell>
          <table:table-cell table:style-name="ce2" office:value-type="float" office:value="4.79">
            <text:p>4.79</text:p>
          </table:table-cell>
          <table:table-cell table:style-name="ce2" office:value-type="float" office:value="20.5">
            <text:p>20.5</text:p>
          </table:table-cell>
          <table:table-cell table:style-name="ce2" office:value-type="float" office:value="26.5">
            <text:p>26.5</text:p>
          </table:table-cell>
          <table:table-cell table:number-columns-repeated="2"/>
          <table:table-cell table:style-name="ce5" table:formula="of:=CONCATENATE([.P51];-[.Q51];-[.R51];-[.S51])" office:value-type="string" office:string-value="STD-12000-256-4">
            <text:p>STD-12000-256-4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256">
            <text:p>256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string">
            <text:p>B</text:p>
          </table:table-cell>
          <table:table-cell table:style-name="ce5" office:value-type="float" office:value="4.48">
            <text:p>4.48</text:p>
          </table:table-cell>
          <table:table-cell table:style-name="ce5" office:value-type="float" office:value="19.4">
            <text:p>19.4</text:p>
          </table:table-cell>
          <table:table-cell table:style-name="ce5" office:value-type="float" office:value="5.08">
            <text:p>5.08</text:p>
          </table:table-cell>
          <table:table-cell table:style-name="ce5" office:value-type="float" office:value="18.2">
            <text:p>18.2</text:p>
          </table:table-cell>
          <table:table-cell table:style-name="ce5" office:value-type="float" office:value="22">
            <text:p>22</text:p>
          </table:table-cell>
          <table:table-cell table:style-name="ce7"/>
          <table:table-cell/>
          <table:table-cell table:style-name="ce8" table:formula="of:=CONCATENATE([.AD51];-[.AE51];-[.AF51];-[.AG51])" office:value-type="string" office:string-value="ATT-12000-256-2">
            <text:p>ATT-12000-256-2</text:p>
          </table:table-cell>
          <table:table-cell table:style-name="ce8" office:value-type="string">
            <text:p>ATT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B</text:p>
          </table:table-cell>
          <table:table-cell table:style-name="ce8" office:value-type="float" office:value="3.95">
            <text:p>3.95</text:p>
          </table:table-cell>
          <table:table-cell table:style-name="ce8" office:value-type="float" office:value="23.2">
            <text:p>23.2</text:p>
          </table:table-cell>
          <table:table-cell table:style-name="ce8" office:value-type="float" office:value="4.4">
            <text:p>4.4</text:p>
          </table:table-cell>
          <table:table-cell table:style-name="ce8" office:value-type="float" office:value="23.3">
            <text:p>23.3</text:p>
          </table:table-cell>
          <table:table-cell table:style-name="ce8" office:value-type="float" office:value="29.3">
            <text:p>29.3</text:p>
          </table:table-cell>
          <table:table-cell table:style-name="ce8" table:number-columns-repeated="2"/>
          <table:table-cell table:style-name="ce13"/>
          <table:table-cell/>
          <table:table-cell table:style-name="ce8" table:formula="of:=CONCATENATE([.AT51];-[.AU51];-[.AV51];-[.AW51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B</text:p>
          </table:table-cell>
          <table:table-cell table:style-name="ce8" office:value-type="float" office:value="5.42">
            <text:p>5.42</text:p>
          </table:table-cell>
          <table:table-cell table:style-name="ce8" office:value-type="float" office:value="19.6">
            <text:p>19.6</text:p>
          </table:table-cell>
          <table:table-cell table:style-name="ce8" office:value-type="float" office:value="6.04">
            <text:p>6.04</text:p>
          </table:table-cell>
          <table:table-cell table:style-name="ce8" office:value-type="float" office:value="18.4">
            <text:p>18.4</text:p>
          </table:table-cell>
          <table:table-cell table:style-name="ce8" office:value-type="float" office:value="26.1">
            <text:p>26.1</text:p>
          </table:table-cell>
          <table:table-cell table:number-columns-repeated="17"/>
          <table:table-cell table:style-name="ce8" table:formula="of:=CONCATENATE([.CE51];-[.CF51];-[.CG51];-[.CH51])" office:value-type="string" office:string-value="STD-12000-512-2">
            <text:p>STD-12000-512-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.42">
            <text:p>5.42</text:p>
          </table:table-cell>
          <table:table-cell table:style-name="ce8" office:value-type="float" office:value="19.6">
            <text:p>19.6</text:p>
          </table:table-cell>
          <table:table-cell table:style-name="ce8" office:value-type="float" office:value="6.04">
            <text:p>6.04</text:p>
          </table:table-cell>
          <table:table-cell table:style-name="ce8" office:value-type="float" office:value="18.4">
            <text:p>18.4</text:p>
          </table:table-cell>
          <table:table-cell table:style-name="ce8" office:value-type="float" office:value="26.1">
            <text:p>26.1</text:p>
          </table:table-cell>
          <table:table-cell table:number-columns-repeated="2"/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52];-[.C52];-[.D52];-[.E52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</text:p>
          </table:table-cell>
          <table:table-cell table:style-name="ce2" office:value-type="float" office:value="4.68">
            <text:p>4.68</text:p>
          </table:table-cell>
          <table:table-cell table:style-name="ce2" office:value-type="float" office:value="27.4">
            <text:p>27.4</text:p>
          </table:table-cell>
          <table:table-cell table:style-name="ce2" office:value-type="float" office:value="5.1">
            <text:p>5.1</text:p>
          </table:table-cell>
          <table:table-cell table:style-name="ce2" office:value-type="float" office:value="26.5">
            <text:p>26.5</text:p>
          </table:table-cell>
          <table:table-cell table:style-name="ce2" office:value-type="float" office:value="33.7">
            <text:p>33.7</text:p>
          </table:table-cell>
          <table:table-cell table:number-columns-repeated="2"/>
          <table:table-cell table:style-name="ce5" table:formula="of:=CONCATENATE([.P52];-[.Q52];-[.R52];-[.S52])" office:value-type="string" office:string-value="STD-12000-512-2">
            <text:p>STD-12000-512-2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512">
            <text:p>5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B</text:p>
          </table:table-cell>
          <table:table-cell table:style-name="ce5" office:value-type="float" office:value="7.05">
            <text:p>7.05</text:p>
          </table:table-cell>
          <table:table-cell table:style-name="ce5" office:value-type="float" office:value="23.5">
            <text:p>23.5</text:p>
          </table:table-cell>
          <table:table-cell table:style-name="ce5" office:value-type="float" office:value="7.85">
            <text:p>7.85</text:p>
          </table:table-cell>
          <table:table-cell table:style-name="ce5" office:value-type="float" office:value="22.1">
            <text:p>22.1</text:p>
          </table:table-cell>
          <table:table-cell table:style-name="ce5" office:value-type="float" office:value="33.7">
            <text:p>33.7</text:p>
          </table:table-cell>
          <table:table-cell table:style-name="ce7"/>
          <table:table-cell/>
          <table:table-cell table:style-name="ce8" table:formula="of:=CONCATENATE([.AD52];-[.AE52];-[.AF52];-[.AG52])" office:value-type="string" office:string-value="BEAM-12000-256-2">
            <text:p>BEAM-12000-256-2</text:p>
          </table:table-cell>
          <table:table-cell table:style-name="ce8" office:value-type="string">
            <text:p>BEAM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</text:p>
          </table:table-cell>
          <table:table-cell table:style-name="ce8" office:value-type="float" office:value="4.36">
            <text:p>4.36</text:p>
          </table:table-cell>
          <table:table-cell table:style-name="ce8" office:value-type="float" office:value="20.8">
            <text:p>20.8</text:p>
          </table:table-cell>
          <table:table-cell table:style-name="ce8" office:value-type="float" office:value="4.64">
            <text:p>4.64</text:p>
          </table:table-cell>
          <table:table-cell table:style-name="ce8" office:value-type="float" office:value="20.4">
            <text:p>20.4</text:p>
          </table:table-cell>
          <table:table-cell table:style-name="ce8" office:value-type="float" office:value="25.9">
            <text:p>25.9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52];-[.AU52];-[.AV52];-[.AW52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A</text:p>
          </table:table-cell>
          <table:table-cell table:style-name="ce10" office:value-type="float" office:value="6.02">
            <text:p>6.02</text:p>
          </table:table-cell>
          <table:table-cell table:style-name="ce10" office:value-type="float" office:value="24.7">
            <text:p>24.7</text:p>
          </table:table-cell>
          <table:table-cell table:style-name="ce10" office:value-type="float" office:value="6.57">
            <text:p>6.57</text:p>
          </table:table-cell>
          <table:table-cell table:style-name="ce10" office:value-type="float" office:value="23.3">
            <text:p>23.3</text:p>
          </table:table-cell>
          <table:table-cell table:style-name="ce10" office:value-type="float" office:value="35.4">
            <text:p>35.4</text:p>
          </table:table-cell>
          <table:table-cell table:number-columns-repeated="17"/>
          <table:table-cell table:style-name="ce10" table:formula="of:=CONCATENATE([.CE52];-[.CF52];-[.CG52];-[.CH52])" office:value-type="string" office:string-value="STD-24000-256-2">
            <text:p>STD-24000-256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.02">
            <text:p>6.02</text:p>
          </table:table-cell>
          <table:table-cell table:style-name="ce10" office:value-type="float" office:value="24.7">
            <text:p>24.7</text:p>
          </table:table-cell>
          <table:table-cell table:style-name="ce10" office:value-type="float" office:value="6.57">
            <text:p>6.57</text:p>
          </table:table-cell>
          <table:table-cell table:style-name="ce10" office:value-type="float" office:value="23.3">
            <text:p>23.3</text:p>
          </table:table-cell>
          <table:table-cell table:style-name="ce10" office:value-type="float" office:value="35.4">
            <text:p>35.4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53];-[.C53];-[.D53];-[.E53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</text:p>
          </table:table-cell>
          <table:table-cell table:style-name="ce2" office:value-type="float" office:value="5.06">
            <text:p>5.06</text:p>
          </table:table-cell>
          <table:table-cell table:style-name="ce2" office:value-type="float" office:value="26.6">
            <text:p>26.6</text:p>
          </table:table-cell>
          <table:table-cell table:style-name="ce2" office:value-type="float" office:value="5.82">
            <text:p>5.82</text:p>
          </table:table-cell>
          <table:table-cell table:style-name="ce2" office:value-type="float" office:value="25.2">
            <text:p>25.2</text:p>
          </table:table-cell>
          <table:table-cell table:style-name="ce2" office:value-type="float" office:value="33.6">
            <text:p>33.6</text:p>
          </table:table-cell>
          <table:table-cell table:number-columns-repeated="2"/>
          <table:table-cell table:style-name="ce5" table:formula="of:=CONCATENATE([.P53];-[.Q53];-[.R53];-[.S53])" office:value-type="string" office:string-value="STD-12000-512-2">
            <text:p>STD-12000-512-2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512">
            <text:p>5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</text:p>
          </table:table-cell>
          <table:table-cell table:style-name="ce5" office:value-type="float" office:value="5.64">
            <text:p>5.64</text:p>
          </table:table-cell>
          <table:table-cell table:style-name="ce5" office:value-type="float" office:value="19.6">
            <text:p>19.6</text:p>
          </table:table-cell>
          <table:table-cell table:style-name="ce5" office:value-type="float" office:value="6.19">
            <text:p>6.19</text:p>
          </table:table-cell>
          <table:table-cell table:style-name="ce5" office:value-type="float" office:value="18.8">
            <text:p>18.8</text:p>
          </table:table-cell>
          <table:table-cell table:style-name="ce5" office:value-type="float" office:value="27.3">
            <text:p>27.3</text:p>
          </table:table-cell>
          <table:table-cell table:style-name="ce7"/>
          <table:table-cell/>
          <table:table-cell table:style-name="ce8" table:formula="of:=CONCATENATE([.AD53];-[.AE53];-[.AF53];-[.AG53])" office:value-type="string" office:string-value="BEAM-12000-256-2">
            <text:p>BEAM-12000-256-2</text:p>
          </table:table-cell>
          <table:table-cell table:style-name="ce8" office:value-type="string">
            <text:p>BEAM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B</text:p>
          </table:table-cell>
          <table:table-cell table:style-name="ce8" office:value-type="float" office:value="4.3">
            <text:p>4.3</text:p>
          </table:table-cell>
          <table:table-cell table:style-name="ce8" office:value-type="float" office:value="21.4">
            <text:p>21.4</text:p>
          </table:table-cell>
          <table:table-cell table:style-name="ce8" office:value-type="float" office:value="4.79">
            <text:p>4.79</text:p>
          </table:table-cell>
          <table:table-cell table:style-name="ce8" office:value-type="float" office:value="20.5">
            <text:p>20.5</text:p>
          </table:table-cell>
          <table:table-cell table:style-name="ce8" office:value-type="float" office:value="26.5">
            <text:p>26.5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53];-[.AU53];-[.AV53];-[.AW53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B</text:p>
          </table:table-cell>
          <table:table-cell table:style-name="ce10" office:value-type="float" office:value="6.04">
            <text:p>6.04</text:p>
          </table:table-cell>
          <table:table-cell table:style-name="ce10" office:value-type="float" office:value="24.9">
            <text:p>24.9</text:p>
          </table:table-cell>
          <table:table-cell table:style-name="ce10" office:value-type="float" office:value="6.81">
            <text:p>6.81</text:p>
          </table:table-cell>
          <table:table-cell table:style-name="ce10" office:value-type="float" office:value="23.3">
            <text:p>23.3</text:p>
          </table:table-cell>
          <table:table-cell table:style-name="ce10" office:value-type="float" office:value="36.5">
            <text:p>36.5</text:p>
          </table:table-cell>
          <table:table-cell table:number-columns-repeated="17"/>
          <table:table-cell table:style-name="ce10" table:formula="of:=CONCATENATE([.CE53];-[.CF53];-[.CG53];-[.CH53])" office:value-type="string" office:string-value="STD-24000-256-2">
            <text:p>STD-24000-256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.04">
            <text:p>6.04</text:p>
          </table:table-cell>
          <table:table-cell table:style-name="ce10" office:value-type="float" office:value="24.9">
            <text:p>24.9</text:p>
          </table:table-cell>
          <table:table-cell table:style-name="ce10" office:value-type="float" office:value="6.81">
            <text:p>6.81</text:p>
          </table:table-cell>
          <table:table-cell table:style-name="ce10" office:value-type="float" office:value="23.3">
            <text:p>23.3</text:p>
          </table:table-cell>
          <table:table-cell table:style-name="ce10" office:value-type="float" office:value="36.5">
            <text:p>36.5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54];-[.C54];-[.D54];-[.E54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</text:p>
          </table:table-cell>
          <table:table-cell table:style-name="ce2" office:value-type="float" office:value="3.75">
            <text:p>3.75</text:p>
          </table:table-cell>
          <table:table-cell table:style-name="ce2" office:value-type="float" office:value="23.4">
            <text:p>23.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.5">
            <text:p>22.5</text:p>
          </table:table-cell>
          <table:table-cell table:style-name="ce2" office:value-type="float" office:value="29.5">
            <text:p>29.5</text:p>
          </table:table-cell>
          <table:table-cell table:number-columns-repeated="2"/>
          <table:table-cell table:style-name="ce5" table:formula="of:=CONCATENATE([.P54];-[.Q54];-[.R54];-[.S54])" office:value-type="string" office:string-value="STD-12000-512-2">
            <text:p>STD-12000-512-2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512">
            <text:p>51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B</text:p>
          </table:table-cell>
          <table:table-cell table:style-name="ce5" office:value-type="float" office:value="4.64">
            <text:p>4.64</text:p>
          </table:table-cell>
          <table:table-cell table:style-name="ce5" office:value-type="float" office:value="19.8">
            <text:p>19.8</text:p>
          </table:table-cell>
          <table:table-cell table:style-name="ce5" office:value-type="float" office:value="5.11">
            <text:p>5.11</text:p>
          </table:table-cell>
          <table:table-cell table:style-name="ce5" office:value-type="float" office:value="18.6">
            <text:p>18.6</text:p>
          </table:table-cell>
          <table:table-cell table:style-name="ce5" office:value-type="float" office:value="27.6">
            <text:p>27.6</text:p>
          </table:table-cell>
          <table:table-cell table:style-name="ce7"/>
          <table:table-cell/>
          <table:table-cell table:style-name="ce9" table:formula="of:=CONCATENATE([.AD54];-[.AE54];-[.AF54];-[.AG54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A</text:p>
          </table:table-cell>
          <table:table-cell table:style-name="ce9" office:value-type="float" office:value="4.29">
            <text:p>4.29</text:p>
          </table:table-cell>
          <table:table-cell table:style-name="ce9" office:value-type="float" office:value="20.6">
            <text:p>20.6</text:p>
          </table:table-cell>
          <table:table-cell table:style-name="ce9" office:value-type="float" office:value="4.56">
            <text:p>4.56</text:p>
          </table:table-cell>
          <table:table-cell table:style-name="ce9" office:value-type="float" office:value="19.4">
            <text:p>19.4</text:p>
          </table:table-cell>
          <table:table-cell table:style-name="ce9" office:value-type="float" office:value="22.6">
            <text:p>22.6</text:p>
          </table:table-cell>
          <table:table-cell table:style-name="ce9" table:number-columns-repeated="2"/>
          <table:table-cell table:style-name="ce13"/>
          <table:table-cell/>
          <table:table-cell table:style-name="ce10" table:formula="of:=CONCATENATE([.AT54];-[.AU54];-[.AV54];-[.AW54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</text:p>
          </table:table-cell>
          <table:table-cell table:style-name="ce10" office:value-type="float" office:value="4.79">
            <text:p>4.79</text:p>
          </table:table-cell>
          <table:table-cell table:style-name="ce10" office:value-type="float" office:value="21.5">
            <text:p>21.5</text:p>
          </table:table-cell>
          <table:table-cell table:style-name="ce10" office:value-type="float" office:value="5.22">
            <text:p>5.22</text:p>
          </table:table-cell>
          <table:table-cell table:style-name="ce10" office:value-type="float" office:value="20.6">
            <text:p>20.6</text:p>
          </table:table-cell>
          <table:table-cell table:style-name="ce10" office:value-type="float" office:value="29.8">
            <text:p>29.8</text:p>
          </table:table-cell>
          <table:table-cell table:number-columns-repeated="17"/>
          <table:table-cell table:style-name="ce10" table:formula="of:=CONCATENATE([.CE54];-[.CF54];-[.CG54];-[.CH54])" office:value-type="string" office:string-value="STD-24000-256-2">
            <text:p>STD-24000-256-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79">
            <text:p>4.79</text:p>
          </table:table-cell>
          <table:table-cell table:style-name="ce10" office:value-type="float" office:value="21.5">
            <text:p>21.5</text:p>
          </table:table-cell>
          <table:table-cell table:style-name="ce10" office:value-type="float" office:value="5.22">
            <text:p>5.22</text:p>
          </table:table-cell>
          <table:table-cell table:style-name="ce10" office:value-type="float" office:value="20.6">
            <text:p>20.6</text:p>
          </table:table-cell>
          <table:table-cell table:style-name="ce10" office:value-type="float" office:value="29.8">
            <text:p>29.8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55];-[.C55];-[.D55];-[.E55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2" office:value-type="float" office:value="3.94">
            <text:p>3.94</text:p>
          </table:table-cell>
          <table:table-cell table:style-name="ce2" office:value-type="float" office:value="22.3">
            <text:p>22.3</text:p>
          </table:table-cell>
          <table:table-cell table:style-name="ce2" office:value-type="float" office:value="4.47">
            <text:p>4.47</text:p>
          </table:table-cell>
          <table:table-cell table:style-name="ce2" office:value-type="float" office:value="21.9">
            <text:p>21.9</text:p>
          </table:table-cell>
          <table:table-cell table:style-name="ce2" office:value-type="float" office:value="28.4">
            <text:p>28.4</text:p>
          </table:table-cell>
          <table:table-cell table:number-columns-repeated="2"/>
          <table:table-cell table:style-name="ce5" table:formula="of:=CONCATENATE([.P55];-[.Q55];-[.R55];-[.S55])" office:value-type="string" office:string-value="STD-12000-512-2">
            <text:p>STD-12000-512-2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512">
            <text:p>5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</text:p>
          </table:table-cell>
          <table:table-cell table:style-name="ce5" office:value-type="float" office:value="5.17">
            <text:p>5.17</text:p>
          </table:table-cell>
          <table:table-cell table:style-name="ce5" office:value-type="float" office:value="19.8">
            <text:p>19.8</text:p>
          </table:table-cell>
          <table:table-cell table:style-name="ce5" office:value-type="float" office:value="5.62">
            <text:p>5.62</text:p>
          </table:table-cell>
          <table:table-cell table:style-name="ce5" office:value-type="float" office:value="18.4">
            <text:p>18.4</text:p>
          </table:table-cell>
          <table:table-cell table:style-name="ce5" office:value-type="float" office:value="28.1">
            <text:p>28.1</text:p>
          </table:table-cell>
          <table:table-cell table:style-name="ce7"/>
          <table:table-cell/>
          <table:table-cell table:style-name="ce9" table:formula="of:=CONCATENATE([.AD55];-[.AE55];-[.AF55];-[.AG55])" office:value-type="string" office:string-value="STD-12000-256-2">
            <text:p>STD-12000-256-2</text:p>
          </table:table-cell>
          <table:table-cell table:style-name="ce9" office:value-type="string">
            <text:p>STD</text:p>
          </table:table-cell>
          <table:table-cell table:style-name="ce9" office:value-type="float" office:value="12000">
            <text:p>12000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B</text:p>
          </table:table-cell>
          <table:table-cell table:style-name="ce9" office:value-type="float" office:value="4.1">
            <text:p>4.1</text:p>
          </table:table-cell>
          <table:table-cell table:style-name="ce9" office:value-type="float" office:value="20.8">
            <text:p>20.8</text:p>
          </table:table-cell>
          <table:table-cell table:style-name="ce9" office:value-type="float" office:value="4.59">
            <text:p>4.59</text:p>
          </table:table-cell>
          <table:table-cell table:style-name="ce9" office:value-type="float" office:value="19.5">
            <text:p>19.5</text:p>
          </table:table-cell>
          <table:table-cell table:style-name="ce9" office:value-type="float" office:value="23.1">
            <text:p>23.1</text:p>
          </table:table-cell>
          <table:table-cell table:style-name="ce9" table:number-columns-repeated="2"/>
          <table:table-cell table:style-name="ce13"/>
          <table:table-cell/>
          <table:table-cell table:style-name="ce10" table:formula="of:=CONCATENATE([.AT55];-[.AU55];-[.AV55];-[.AW55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21.6">
            <text:p>21.6</text:p>
          </table:table-cell>
          <table:table-cell table:style-name="ce10" office:value-type="float" office:value="5.42">
            <text:p>5.42</text:p>
          </table:table-cell>
          <table:table-cell table:style-name="ce10" office:value-type="float" office:value="20.4">
            <text:p>20.4</text:p>
          </table:table-cell>
          <table:table-cell table:style-name="ce10" office:value-type="float" office:value="30.2">
            <text:p>30.2</text:p>
          </table:table-cell>
          <table:table-cell table:number-columns-repeated="17"/>
          <table:table-cell table:style-name="ce10" table:formula="of:=CONCATENATE([.CE55];-[.CF55];-[.CG55];-[.CH55])" office:value-type="string" office:string-value="STD-24000-256-2">
            <text:p>STD-24000-256-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.82">
            <text:p>4.82</text:p>
          </table:table-cell>
          <table:table-cell table:style-name="ce10" office:value-type="float" office:value="21.6">
            <text:p>21.6</text:p>
          </table:table-cell>
          <table:table-cell table:style-name="ce10" office:value-type="float" office:value="5.42">
            <text:p>5.42</text:p>
          </table:table-cell>
          <table:table-cell table:style-name="ce10" office:value-type="float" office:value="20.4">
            <text:p>20.4</text:p>
          </table:table-cell>
          <table:table-cell table:style-name="ce10" office:value-type="float" office:value="30.2">
            <text:p>30.2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56];-[.C56];-[.D56];-[.E56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A</text:p>
          </table:table-cell>
          <table:table-cell table:style-name="ce2" office:value-type="float" office:value="4.73">
            <text:p>4.73</text:p>
          </table:table-cell>
          <table:table-cell table:style-name="ce2" office:value-type="float" office:value="22.3">
            <text:p>22.3</text:p>
          </table:table-cell>
          <table:table-cell table:style-name="ce2" office:value-type="float" office:value="5.17">
            <text:p>5.17</text:p>
          </table:table-cell>
          <table:table-cell table:style-name="ce2" office:value-type="float" office:value="21.9">
            <text:p>21.9</text:p>
          </table:table-cell>
          <table:table-cell table:style-name="ce2" office:value-type="float" office:value="25.9">
            <text:p>25.9</text:p>
          </table:table-cell>
          <table:table-cell table:number-columns-repeated="2"/>
          <table:table-cell table:style-name="ce5" table:formula="of:=CONCATENATE([.P56];-[.Q56];-[.R56];-[.S56])" office:value-type="string" office:string-value="STD-12000-512-2">
            <text:p>STD-12000-512-2</text:p>
          </table:table-cell>
          <table:table-cell table:style-name="ce5" office:value-type="string">
            <text:p>STD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512">
            <text:p>5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B</text:p>
          </table:table-cell>
          <table:table-cell table:style-name="ce5" office:value-type="float" office:value="5.42">
            <text:p>5.42</text:p>
          </table:table-cell>
          <table:table-cell table:style-name="ce5" office:value-type="float" office:value="19.6">
            <text:p>19.6</text:p>
          </table:table-cell>
          <table:table-cell table:style-name="ce5" office:value-type="float" office:value="6.04">
            <text:p>6.04</text:p>
          </table:table-cell>
          <table:table-cell table:style-name="ce5" office:value-type="float" office:value="18.4">
            <text:p>18.4</text:p>
          </table:table-cell>
          <table:table-cell table:style-name="ce5" office:value-type="float" office:value="26.1">
            <text:p>26.1</text:p>
          </table:table-cell>
          <table:table-cell table:style-name="ce7"/>
          <table:table-cell/>
          <table:table-cell table:style-name="ce8" table:formula="of:=CONCATENATE([.AD56];-[.AE56];-[.AF56];-[.AG56])" office:value-type="string" office:string-value="STD-12000-256-4">
            <text:p>STD-12000-256-4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string">
            <text:p>A</text:p>
          </table:table-cell>
          <table:table-cell table:style-name="ce8" office:value-type="float" office:value="5.23">
            <text:p>5.23</text:p>
          </table:table-cell>
          <table:table-cell table:style-name="ce8" office:value-type="float" office:value="17.6">
            <text:p>17.6</text:p>
          </table:table-cell>
          <table:table-cell table:style-name="ce8" office:value-type="float" office:value="5.59">
            <text:p>5.59</text:p>
          </table:table-cell>
          <table:table-cell table:style-name="ce8" office:value-type="float" office:value="16.9">
            <text:p>16.9</text:p>
          </table:table-cell>
          <table:table-cell table:style-name="ce8" office:value-type="float" office:value="18.2">
            <text:p>18.2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56];-[.AU56];-[.AV56];-[.AW56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style-name="ce10" office:value-type="float" office:value="4.7">
            <text:p>4.7</text:p>
          </table:table-cell>
          <table:table-cell table:style-name="ce10" office:value-type="float" office:value="21.3">
            <text:p>21.3</text:p>
          </table:table-cell>
          <table:table-cell table:style-name="ce10" office:value-type="float" office:value="5.16">
            <text:p>5.16</text:p>
          </table:table-cell>
          <table:table-cell table:style-name="ce10" office:value-type="float" office:value="20.7">
            <text:p>20.7</text:p>
          </table:table-cell>
          <table:table-cell table:style-name="ce10" office:value-type="float" office:value="28.3">
            <text:p>28.3</text:p>
          </table:table-cell>
          <table:table-cell table:number-columns-repeated="17"/>
          <table:table-cell table:style-name="ce10" table:formula="of:=CONCATENATE([.CE56];-[.CF56];-[.CG56];-[.CH56])" office:value-type="string" office:string-value="STD-24000-256-2">
            <text:p>STD-24000-256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.7">
            <text:p>4.7</text:p>
          </table:table-cell>
          <table:table-cell table:style-name="ce10" office:value-type="float" office:value="21.3">
            <text:p>21.3</text:p>
          </table:table-cell>
          <table:table-cell table:style-name="ce10" office:value-type="float" office:value="5.16">
            <text:p>5.16</text:p>
          </table:table-cell>
          <table:table-cell table:style-name="ce10" office:value-type="float" office:value="20.7">
            <text:p>20.7</text:p>
          </table:table-cell>
          <table:table-cell table:style-name="ce10" office:value-type="float" office:value="28.3">
            <text:p>28.3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57];-[.C57];-[.D57];-[.E57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B</text:p>
          </table:table-cell>
          <table:table-cell table:style-name="ce2" office:value-type="float" office:value="4.14">
            <text:p>4.1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.62">
            <text:p>4.62</text:p>
          </table:table-cell>
          <table:table-cell table:style-name="ce2" office:value-type="float" office:value="22.2">
            <text:p>22.2</text:p>
          </table:table-cell>
          <table:table-cell table:style-name="ce2" office:value-type="float" office:value="27.6">
            <text:p>27.6</text:p>
          </table:table-cell>
          <table:table-cell table:number-columns-repeated="2"/>
          <table:table-cell table:style-name="ce5" table:formula="of:=CONCATENATE([.P57];-[.Q57];-[.R57];-[.S57])" office:value-type="string" office:string-value="STD-24000-256-2">
            <text:p>STD-24000-256-2</text:p>
          </table:table-cell>
          <table:table-cell table:style-name="ce5" office:value-type="string">
            <text:p>STD</text:p>
          </table:table-cell>
          <table:table-cell table:style-name="ce5" office:value-type="float" office:value="24000">
            <text:p>24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B</text:p>
          </table:table-cell>
          <table:table-cell table:style-name="ce5" office:value-type="float" office:value="6.04">
            <text:p>6.04</text:p>
          </table:table-cell>
          <table:table-cell table:style-name="ce5" office:value-type="float" office:value="24.9">
            <text:p>24.9</text:p>
          </table:table-cell>
          <table:table-cell table:style-name="ce5" office:value-type="float" office:value="6.81">
            <text:p>6.81</text:p>
          </table:table-cell>
          <table:table-cell table:style-name="ce5" office:value-type="float" office:value="23.3">
            <text:p>23.3</text:p>
          </table:table-cell>
          <table:table-cell table:style-name="ce5" office:value-type="float" office:value="36.5">
            <text:p>36.5</text:p>
          </table:table-cell>
          <table:table-cell table:style-name="ce7"/>
          <table:table-cell/>
          <table:table-cell table:style-name="ce8" table:formula="of:=CONCATENATE([.AD57];-[.AE57];-[.AF57];-[.AG57])" office:value-type="string" office:string-value="STD-12000-256-4">
            <text:p>STD-12000-256-4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256">
            <text:p>256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string">
            <text:p>B</text:p>
          </table:table-cell>
          <table:table-cell table:style-name="ce8" office:value-type="float" office:value="4.48">
            <text:p>4.48</text:p>
          </table:table-cell>
          <table:table-cell table:style-name="ce8" office:value-type="float" office:value="19.4">
            <text:p>19.4</text:p>
          </table:table-cell>
          <table:table-cell table:style-name="ce8" office:value-type="float" office:value="5.08">
            <text:p>5.08</text:p>
          </table:table-cell>
          <table:table-cell table:style-name="ce8" office:value-type="float" office:value="18.2">
            <text:p>18.2</text:p>
          </table:table-cell>
          <table:table-cell table:style-name="ce8" office:value-type="float" office:value="22">
            <text:p>22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57];-[.AU57];-[.AV57];-[.AW57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style-name="ce10" office:value-type="float" office:value="4.76">
            <text:p>4.76</text:p>
          </table:table-cell>
          <table:table-cell table:style-name="ce10" office:value-type="float" office:value="21.2">
            <text:p>21.2</text:p>
          </table:table-cell>
          <table:table-cell table:style-name="ce10" office:value-type="float" office:value="5.26">
            <text:p>5.26</text:p>
          </table:table-cell>
          <table:table-cell table:style-name="ce10" office:value-type="float" office:value="19.7">
            <text:p>19.7</text:p>
          </table:table-cell>
          <table:table-cell table:style-name="ce10" office:value-type="float" office:value="30.5">
            <text:p>30.5</text:p>
          </table:table-cell>
          <table:table-cell table:number-columns-repeated="17"/>
          <table:table-cell table:style-name="ce10" table:formula="of:=CONCATENATE([.CE57];-[.CF57];-[.CG57];-[.CH57])" office:value-type="string" office:string-value="STD-24000-256-2">
            <text:p>STD-24000-256-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.76">
            <text:p>4.76</text:p>
          </table:table-cell>
          <table:table-cell table:style-name="ce10" office:value-type="float" office:value="21.2">
            <text:p>21.2</text:p>
          </table:table-cell>
          <table:table-cell table:style-name="ce10" office:value-type="float" office:value="5.26">
            <text:p>5.26</text:p>
          </table:table-cell>
          <table:table-cell table:style-name="ce10" office:value-type="float" office:value="19.7">
            <text:p>19.7</text:p>
          </table:table-cell>
          <table:table-cell table:style-name="ce10" office:value-type="float" office:value="30.5">
            <text:p>30.5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58];-[.C58];-[.D58];-[.E58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</text:p>
          </table:table-cell>
          <table:table-cell table:style-name="ce2" office:value-type="float" office:value="3.71">
            <text:p>3.71</text:p>
          </table:table-cell>
          <table:table-cell table:style-name="ce2" office:value-type="float" office:value="24.1">
            <text:p>24.1</text:p>
          </table:table-cell>
          <table:table-cell table:style-name="ce2" office:value-type="float" office:value="3.93">
            <text:p>3.93</text:p>
          </table:table-cell>
          <table:table-cell table:style-name="ce2" office:value-type="float" office:value="23.1">
            <text:p>23.1</text:p>
          </table:table-cell>
          <table:table-cell table:style-name="ce2" office:value-type="float" office:value="26">
            <text:p>26</text:p>
          </table:table-cell>
          <table:table-cell table:number-columns-repeated="2"/>
          <table:table-cell table:style-name="ce5" table:formula="of:=CONCATENATE([.P58];-[.Q58];-[.R58];-[.S58])" office:value-type="string" office:string-value="STD-24000-256-2">
            <text:p>STD-24000-256-2</text:p>
          </table:table-cell>
          <table:table-cell table:style-name="ce5" office:value-type="string">
            <text:p>STD</text:p>
          </table:table-cell>
          <table:table-cell table:style-name="ce5" office:value-type="float" office:value="24000">
            <text:p>24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</text:p>
          </table:table-cell>
          <table:table-cell table:style-name="ce5" office:value-type="float" office:value="4.82">
            <text:p>4.82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5.42">
            <text:p>5.42</text:p>
          </table:table-cell>
          <table:table-cell table:style-name="ce5" office:value-type="float" office:value="20.4">
            <text:p>20.4</text:p>
          </table:table-cell>
          <table:table-cell table:style-name="ce5" office:value-type="float" office:value="30.2">
            <text:p>30.2</text:p>
          </table:table-cell>
          <table:table-cell table:style-name="ce7"/>
          <table:table-cell/>
          <table:table-cell table:style-name="ce8" table:formula="of:=CONCATENATE([.AD58];-[.AE58];-[.AF58];-[.AG58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</text:p>
          </table:table-cell>
          <table:table-cell table:style-name="ce8" office:value-type="float" office:value="5.49">
            <text:p>5.4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5.95">
            <text:p>5.95</text:p>
          </table:table-cell>
          <table:table-cell table:style-name="ce8" office:value-type="float" office:value="18.9">
            <text:p>18.9</text:p>
          </table:table-cell>
          <table:table-cell table:style-name="ce8" office:value-type="float" office:value="26.3">
            <text:p>26.3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58];-[.AU58];-[.AV58];-[.AW58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</text:p>
          </table:table-cell>
          <table:table-cell table:style-name="ce10" office:value-type="float" office:value="4.84">
            <text:p>4.84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5.31">
            <text:p>5.31</text:p>
          </table:table-cell>
          <table:table-cell table:style-name="ce10" office:value-type="float" office:value="20.3">
            <text:p>20.3</text:p>
          </table:table-cell>
          <table:table-cell table:style-name="ce10" office:value-type="float" office:value="28.9">
            <text:p>28.9</text:p>
          </table:table-cell>
          <table:table-cell table:number-columns-repeated="17"/>
          <table:table-cell table:style-name="ce10" table:formula="of:=CONCATENATE([.CE58];-[.CF58];-[.CG58];-[.CH58])" office:value-type="string" office:string-value="STD-24000-256-2">
            <text:p>STD-24000-256-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.84">
            <text:p>4.84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5.31">
            <text:p>5.31</text:p>
          </table:table-cell>
          <table:table-cell table:style-name="ce10" office:value-type="float" office:value="20.3">
            <text:p>20.3</text:p>
          </table:table-cell>
          <table:table-cell table:style-name="ce10" office:value-type="float" office:value="28.9">
            <text:p>28.9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59];-[.C59];-[.D59];-[.E59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style-name="ce2" office:value-type="float" office:value="3.93">
            <text:p>3.93</text:p>
          </table:table-cell>
          <table:table-cell table:style-name="ce2" office:value-type="float" office:value="23.6">
            <text:p>23.6</text:p>
          </table:table-cell>
          <table:table-cell table:style-name="ce2" office:value-type="float" office:value="4.37">
            <text:p>4.37</text:p>
          </table:table-cell>
          <table:table-cell table:style-name="ce2" office:value-type="float" office:value="22.4">
            <text:p>22.4</text:p>
          </table:table-cell>
          <table:table-cell table:style-name="ce2" office:value-type="float" office:value="28.7">
            <text:p>28.7</text:p>
          </table:table-cell>
          <table:table-cell table:number-columns-repeated="2"/>
          <table:table-cell table:style-name="ce5" table:formula="of:=CONCATENATE([.P59];-[.Q59];-[.R59];-[.S59])" office:value-type="string" office:string-value="STD-24000-256-2">
            <text:p>STD-24000-256-2</text:p>
          </table:table-cell>
          <table:table-cell table:style-name="ce5" office:value-type="string">
            <text:p>STD</text:p>
          </table:table-cell>
          <table:table-cell table:style-name="ce5" office:value-type="float" office:value="24000">
            <text:p>24000</text:p>
          </table:table-cell>
          <table:table-cell table:style-name="ce5" office:value-type="float" office:value="256">
            <text:p>256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B</text:p>
          </table:table-cell>
          <table:table-cell table:style-name="ce5" office:value-type="float" office:value="4.76">
            <text:p>4.76</text:p>
          </table:table-cell>
          <table:table-cell table:style-name="ce5" office:value-type="float" office:value="21.2">
            <text:p>21.2</text:p>
          </table:table-cell>
          <table:table-cell table:style-name="ce5" office:value-type="float" office:value="5.26">
            <text:p>5.26</text:p>
          </table:table-cell>
          <table:table-cell table:style-name="ce5" office:value-type="float" office:value="19.7">
            <text:p>19.7</text:p>
          </table:table-cell>
          <table:table-cell table:style-name="ce5" office:value-type="float" office:value="30.5">
            <text:p>30.5</text:p>
          </table:table-cell>
          <table:table-cell table:style-name="ce7"/>
          <table:table-cell/>
          <table:table-cell table:style-name="ce8" table:formula="of:=CONCATENATE([.AD59];-[.AE59];-[.AF59];-[.AG59])" office:value-type="string" office:string-value="STD-12000-512-2">
            <text:p>STD-12000-512-2</text:p>
          </table:table-cell>
          <table:table-cell table:style-name="ce8" office:value-type="string">
            <text:p>STD</text:p>
          </table:table-cell>
          <table:table-cell table:style-name="ce8" office:value-type="float" office:value="12000">
            <text:p>1200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B</text:p>
          </table:table-cell>
          <table:table-cell table:style-name="ce8" office:value-type="float" office:value="5.42">
            <text:p>5.42</text:p>
          </table:table-cell>
          <table:table-cell table:style-name="ce8" office:value-type="float" office:value="19.6">
            <text:p>19.6</text:p>
          </table:table-cell>
          <table:table-cell table:style-name="ce8" office:value-type="float" office:value="6.04">
            <text:p>6.04</text:p>
          </table:table-cell>
          <table:table-cell table:style-name="ce8" office:value-type="float" office:value="18.4">
            <text:p>18.4</text:p>
          </table:table-cell>
          <table:table-cell table:style-name="ce8" office:value-type="float" office:value="26.1">
            <text:p>26.1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59];-[.AU59];-[.AV59];-[.AW59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B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5.52">
            <text:p>5.52</text:p>
          </table:table-cell>
          <table:table-cell table:style-name="ce10" office:value-type="float" office:value="19.5">
            <text:p>19.5</text:p>
          </table:table-cell>
          <table:table-cell table:style-name="ce10" office:value-type="float" office:value="30.1">
            <text:p>30.1</text:p>
          </table:table-cell>
          <table:table-cell table:number-columns-repeated="17"/>
          <table:table-cell table:style-name="ce10" table:formula="of:=CONCATENATE([.CE59];-[.CF59];-[.CG59];-[.CH59])" office:value-type="string" office:string-value="STD-24000-256-2">
            <text:p>STD-24000-256-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21.7">
            <text:p>21.7</text:p>
          </table:table-cell>
          <table:table-cell table:style-name="ce10" office:value-type="float" office:value="5.52">
            <text:p>5.52</text:p>
          </table:table-cell>
          <table:table-cell table:style-name="ce10" office:value-type="float" office:value="19.5">
            <text:p>19.5</text:p>
          </table:table-cell>
          <table:table-cell table:style-name="ce10" office:value-type="float" office:value="30.1">
            <text:p>30.1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20"/>
        </table:table-row>
        <table:table-row table:style-name="ro1">
          <table:table-cell table:style-name="ce2" table:formula="of:=CONCATENATE([.B60];-[.C60];-[.D60];-[.E60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float" office:value="3.93">
            <text:p>3.93</text:p>
          </table:table-cell>
          <table:table-cell table:style-name="ce2" office:value-type="float" office:value="21.1">
            <text:p>21.1</text:p>
          </table:table-cell>
          <table:table-cell table:style-name="ce2" office:value-type="float" office:value="4.11">
            <text:p>4.11</text:p>
          </table:table-cell>
          <table:table-cell table:style-name="ce2" office:value-type="float" office:value="21.7">
            <text:p>21.7</text:p>
          </table:table-cell>
          <table:table-cell table:style-name="ce2" office:value-type="float" office:value="23.9">
            <text:p>23.9</text:p>
          </table:table-cell>
          <table:table-cell table:number-columns-repeated="2"/>
          <table:table-cell table:style-name="ce5" table:formula="of:=CONCATENATE([.P60];-[.Q60];-[.R60];-[.S60])" office:value-type="string" office:string-value="STD-24000-256-2">
            <text:p>STD-24000-256-2</text:p>
          </table:table-cell>
          <table:table-cell table:style-name="ce5" office:value-type="string">
            <text:p>STD</text:p>
          </table:table-cell>
          <table:table-cell table:style-name="ce5" office:value-type="float" office:value="24000">
            <text:p>24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</text:p>
          </table:table-cell>
          <table:table-cell table:style-name="ce5" office:value-type="float" office:value="4.87">
            <text:p>4.87</text:p>
          </table:table-cell>
          <table:table-cell table:style-name="ce5" office:value-type="float" office:value="21.7">
            <text:p>21.7</text:p>
          </table:table-cell>
          <table:table-cell table:style-name="ce5" office:value-type="float" office:value="5.52">
            <text:p>5.52</text:p>
          </table:table-cell>
          <table:table-cell table:style-name="ce5" office:value-type="float" office:value="19.5">
            <text:p>19.5</text:p>
          </table:table-cell>
          <table:table-cell table:style-name="ce5" office:value-type="float" office:value="30.1">
            <text:p>30.1</text:p>
          </table:table-cell>
          <table:table-cell table:style-name="ce7"/>
          <table:table-cell/>
          <table:table-cell table:style-name="ce8" table:formula="of:=CONCATENATE([.AD60];-[.AE60];-[.AF60];-[.AG60])" office:value-type="string" office:string-value="STD-24000-256-2">
            <text:p>STD-24000-256-2</text:p>
          </table:table-cell>
          <table:table-cell table:style-name="ce8" office:value-type="string">
            <text:p>STD</text:p>
          </table:table-cell>
          <table:table-cell table:style-name="ce8" office:value-type="float" office:value="24000">
            <text:p>24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A</text:p>
          </table:table-cell>
          <table:table-cell table:style-name="ce8" office:value-type="float" office:value="4.72">
            <text:p>4.72</text:p>
          </table:table-cell>
          <table:table-cell table:style-name="ce8" office:value-type="float" office:value="21.1">
            <text:p>21.1</text:p>
          </table:table-cell>
          <table:table-cell table:style-name="ce8" office:value-type="float" office:value="5.06">
            <text:p>5.06</text:p>
          </table:table-cell>
          <table:table-cell table:style-name="ce8" office:value-type="float" office:value="19.9">
            <text:p>19.9</text:p>
          </table:table-cell>
          <table:table-cell table:style-name="ce8" office:value-type="float" office:value="28.7">
            <text:p>28.7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60];-[.AU60];-[.AV60];-[.AW60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</text:p>
          </table:table-cell>
          <table:table-cell table:style-name="ce10" office:value-type="float" office:value="4.72">
            <text:p>4.72</text:p>
          </table:table-cell>
          <table:table-cell table:style-name="ce10" office:value-type="float" office:value="21.1">
            <text:p>21.1</text:p>
          </table:table-cell>
          <table:table-cell table:style-name="ce10" office:value-type="float" office:value="5.06">
            <text:p>5.06</text:p>
          </table:table-cell>
          <table:table-cell table:style-name="ce10" office:value-type="float" office:value="19.9">
            <text:p>19.9</text:p>
          </table:table-cell>
          <table:table-cell table:style-name="ce10" office:value-type="float" office:value="28.7">
            <text:p>28.7</text:p>
          </table:table-cell>
          <table:table-cell table:number-columns-repeated="17"/>
          <table:table-cell table:style-name="ce10" table:formula="of:=CONCATENATE([.CE60];-[.CF60];-[.CG60];-[.CH60])" office:value-type="string" office:string-value="STD-24000-256-2">
            <text:p>STD-24000-256-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72">
            <text:p>4.72</text:p>
          </table:table-cell>
          <table:table-cell table:style-name="ce10" office:value-type="float" office:value="21.1">
            <text:p>21.1</text:p>
          </table:table-cell>
          <table:table-cell table:style-name="ce10" office:value-type="float" office:value="5.06">
            <text:p>5.06</text:p>
          </table:table-cell>
          <table:table-cell table:style-name="ce10" office:value-type="float" office:value="19.9">
            <text:p>19.9</text:p>
          </table:table-cell>
          <table:table-cell table:style-name="ce10" office:value-type="float" office:value="28.7">
            <text:p>28.7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</text:p>
          </table:table-cell>
          <table:table-cell table:number-columns-repeated="20"/>
        </table:table-row>
        <table:table-row table:style-name="ro1">
          <table:table-cell table:style-name="ce2" table:formula="of:=CONCATENATE([.B61];-[.C61];-[.D61];-[.E61])" office:value-type="string" office:string-value="ATT-12000-256-2">
            <text:p>ATT-12000-256-2</text:p>
          </table:table-cell>
          <table:table-cell table:style-name="ce2" office:value-type="string">
            <text:p>ATT</text:p>
          </table:table-cell>
          <table:table-cell table:style-name="ce2" office:value-type="float" office:value="12000">
            <text:p>1200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float" office:value="3.95">
            <text:p>3.95</text:p>
          </table:table-cell>
          <table:table-cell table:style-name="ce2" office:value-type="float" office:value="23.2">
            <text:p>23.2</text:p>
          </table:table-cell>
          <table:table-cell table:style-name="ce2" office:value-type="float" office:value="4.4">
            <text:p>4.4</text:p>
          </table:table-cell>
          <table:table-cell table:style-name="ce2" office:value-type="float" office:value="23.3">
            <text:p>23.3</text:p>
          </table:table-cell>
          <table:table-cell table:style-name="ce2" office:value-type="float" office:value="29.3">
            <text:p>29.3</text:p>
          </table:table-cell>
          <table:table-cell table:number-columns-repeated="2"/>
          <table:table-cell table:style-name="ce5" table:formula="of:=CONCATENATE([.P61];-[.Q61];-[.R61];-[.S61])" office:value-type="string" office:string-value="STD-24000-256-2">
            <text:p>STD-24000-256-2</text:p>
          </table:table-cell>
          <table:table-cell table:style-name="ce5" office:value-type="string">
            <text:p>STD</text:p>
          </table:table-cell>
          <table:table-cell table:style-name="ce5" office:value-type="float" office:value="24000">
            <text:p>24000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B</text:p>
          </table:table-cell>
          <table:table-cell table:style-name="ce5" office:value-type="float" office:value="4.38">
            <text:p>4.38</text:p>
          </table:table-cell>
          <table:table-cell table:style-name="ce5" office:value-type="float" office:value="21.3">
            <text:p>21.3</text:p>
          </table:table-cell>
          <table:table-cell table:style-name="ce5" office:value-type="float" office:value="4.95">
            <text:p>4.95</text:p>
          </table:table-cell>
          <table:table-cell table:style-name="ce5" office:value-type="float" office:value="19.7">
            <text:p>19.7</text:p>
          </table:table-cell>
          <table:table-cell table:style-name="ce5" office:value-type="float" office:value="29.4">
            <text:p>29.4</text:p>
          </table:table-cell>
          <table:table-cell table:style-name="ce7"/>
          <table:table-cell/>
          <table:table-cell table:style-name="ce8" table:formula="of:=CONCATENATE([.AD61];-[.AE61];-[.AF61];-[.AG61])" office:value-type="string" office:string-value="STD-24000-256-2">
            <text:p>STD-24000-256-2</text:p>
          </table:table-cell>
          <table:table-cell table:style-name="ce8" office:value-type="string">
            <text:p>STD</text:p>
          </table:table-cell>
          <table:table-cell table:style-name="ce8" office:value-type="float" office:value="24000">
            <text:p>240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B</text:p>
          </table:table-cell>
          <table:table-cell table:style-name="ce8" office:value-type="float" office:value="4.38">
            <text:p>4.38</text:p>
          </table:table-cell>
          <table:table-cell table:style-name="ce8" office:value-type="float" office:value="21.3">
            <text:p>21.3</text:p>
          </table:table-cell>
          <table:table-cell table:style-name="ce8" office:value-type="float" office:value="4.95">
            <text:p>4.95</text:p>
          </table:table-cell>
          <table:table-cell table:style-name="ce8" office:value-type="float" office:value="19.7">
            <text:p>19.7</text:p>
          </table:table-cell>
          <table:table-cell table:style-name="ce8" office:value-type="float" office:value="29.4">
            <text:p>29.4</text:p>
          </table:table-cell>
          <table:table-cell table:style-name="ce8" table:number-columns-repeated="2"/>
          <table:table-cell table:style-name="ce13"/>
          <table:table-cell/>
          <table:table-cell table:style-name="ce10" table:formula="of:=CONCATENATE([.AT61];-[.AU61];-[.AV61];-[.AW61])" office:value-type="string" office:string-value="STD-24000-256-2">
            <text:p>STD-24000-256-2</text:p>
          </table:table-cell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B</text:p>
          </table:table-cell>
          <table:table-cell table:style-name="ce10" office:value-type="float" office:value="4.38">
            <text:p>4.38</text:p>
          </table:table-cell>
          <table:table-cell table:style-name="ce10" office:value-type="float" office:value="21.3">
            <text:p>21.3</text:p>
          </table:table-cell>
          <table:table-cell table:style-name="ce10" office:value-type="float" office:value="4.95">
            <text:p>4.95</text:p>
          </table:table-cell>
          <table:table-cell table:style-name="ce10" office:value-type="float" office:value="19.7">
            <text:p>19.7</text:p>
          </table:table-cell>
          <table:table-cell table:style-name="ce10" office:value-type="float" office:value="29.4">
            <text:p>29.4</text:p>
          </table:table-cell>
          <table:table-cell table:number-columns-repeated="7"/>
          <table:table-cell table:style-name="ce7"/>
          <table:table-cell table:number-columns-repeated="9"/>
          <table:table-cell table:style-name="ce10" table:formula="of:=CONCATENATE([.CE61];-[.CF61];-[.CG61];-[.CH61])" office:value-type="string" office:string-value="STD-24000-256-2">
            <text:p>STD-24000-256-2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.38">
            <text:p>4.38</text:p>
          </table:table-cell>
          <table:table-cell table:style-name="ce10" office:value-type="float" office:value="21.3">
            <text:p>21.3</text:p>
          </table:table-cell>
          <table:table-cell table:style-name="ce10" office:value-type="float" office:value="4.95">
            <text:p>4.95</text:p>
          </table:table-cell>
          <table:table-cell table:style-name="ce10" office:value-type="float" office:value="19.7">
            <text:p>19.7</text:p>
          </table:table-cell>
          <table:table-cell table:style-name="ce10" office:value-type="float" office:value="29.4">
            <text:p>29.4</text:p>
          </table:table-cell>
          <table:table-cell table:number-columns-repeated="2"/>
          <table:table-cell table:style-name="ce10" office:value-type="string">
            <text:p>STD</text:p>
          </table:table-cell>
          <table:table-cell table:style-name="ce10" office:value-type="float" office:value="24000">
            <text:p>24000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B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>
            <text:p>Total stats</text:p>
          </table:table-cell>
          <table:table-cell table:number-columns-repeated="13"/>
          <table:table-cell office:value-type="string">
            <text:p>Total Stats A</text:p>
          </table:table-cell>
          <table:table-cell table:number-columns-repeated="6"/>
          <table:table-cell table:style-name="ce7"/>
          <table:table-cell table:number-columns-repeated="6"/>
          <table:table-cell office:value-type="string">
            <text:p>Total Stats Vocab 0</text:p>
          </table:table-cell>
          <table:table-cell table:number-columns-repeated="15"/>
          <table:table-cell office:value-type="string">
            <text:p>Total Stats ATT</text:p>
          </table:table-cell>
          <table:table-cell table:number-columns-repeated="6"/>
          <table:table-cell office:value-type="string">
            <text:p>Comparisons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office:value-type="string">
            <text:p>Fig 2</text:p>
          </table:table-cell>
          <table:table-cell office:value-type="string">
            <text:p>Key</text:p>
          </table:table-cell>
          <table:table-cell office:value-type="string">
            <text:p>%</text:p>
          </table:table-cell>
          <table:table-cell office:value-type="string">
            <text:p>Model (Average)</text:p>
          </table:table-cell>
          <table:table-cell office:value-type="string">
            <text:p>Dev Perplexity</text:p>
          </table:table-cell>
          <table:table-cell office:value-type="string">
            <text:p>Best Dev BLEU</text:p>
          </table:table-cell>
          <table:table-cell office:value-type="string">
            <text:p>Test Perplexity</text:p>
          </table:table-cell>
          <table:table-cell office:value-type="string">
            <text:p>Best Test BLEU</text:p>
          </table:table-cell>
          <table:table-cell office:value-type="string">
            <text:p>Unseen Test BLEU</text:p>
          </table:table-cell>
          <table:table-cell table:number-columns-repeated="36"/>
        </table:table-row>
        <table:table-row table:style-name="ro2">
          <table:table-cell table:number-columns-repeated="6"/>
          <table:table-cell office:value-type="string">
            <text:p>Min</text:p>
          </table:table-cell>
          <table:table-cell table:formula="of:=MIN([.H2:.H61])" office:value-type="float" office:value="3.71">
            <text:p>3.71</text:p>
          </table:table-cell>
          <table:table-cell table:formula="of:=MIN([.I2:.I61])" office:value-type="float" office:value="17.6">
            <text:p>17.6</text:p>
          </table:table-cell>
          <table:table-cell table:formula="of:=MIN([.J2:.J61])" office:value-type="float" office:value="3.93">
            <text:p>3.93</text:p>
          </table:table-cell>
          <table:table-cell table:formula="of:=MIN([.K2:.K61])" office:value-type="float" office:value="16.3">
            <text:p>16.3</text:p>
          </table:table-cell>
          <table:table-cell table:formula="of:=MIN([.L2:.L61])" office:value-type="float" office:value="18.2">
            <text:p>18.2</text:p>
          </table:table-cell>
          <table:table-cell table:number-columns-repeated="8"/>
          <table:table-cell office:value-type="string">
            <text:p>Min</text:p>
          </table:table-cell>
          <table:table-cell table:formula="of:=MIN([.V2:.V31])" office:value-type="float" office:value="3.71">
            <text:p>3.71</text:p>
          </table:table-cell>
          <table:table-cell table:formula="of:=MIN([.W2:.W31])" office:value-type="float" office:value="17.6">
            <text:p>17.6</text:p>
          </table:table-cell>
          <table:table-cell table:formula="of:=MIN([.X2:.X31])" office:value-type="float" office:value="3.93">
            <text:p>3.93</text:p>
          </table:table-cell>
          <table:table-cell table:formula="of:=MIN([.Y2:.Y31])" office:value-type="float" office:value="16.9">
            <text:p>16.9</text:p>
          </table:table-cell>
          <table:table-cell table:formula="of:=MIN([.Z2:.Z31])" office:value-type="float" office:value="18.2">
            <text:p>18.2</text:p>
          </table:table-cell>
          <table:table-cell table:number-columns-repeated="8"/>
          <table:table-cell office:value-type="string">
            <text:p>Min</text:p>
          </table:table-cell>
          <table:table-cell table:formula="of:=MIN([.AJ2:.AJ13])" office:value-type="float" office:value="4.68">
            <text:p>4.68</text:p>
          </table:table-cell>
          <table:table-cell table:formula="of:=MIN([.AK2:.AK13])" office:value-type="float" office:value="23">
            <text:p>23</text:p>
          </table:table-cell>
          <table:table-cell table:formula="of:=MIN([.AL2:.AL13])" office:value-type="float" office:value="5.1">
            <text:p>5.1</text:p>
          </table:table-cell>
          <table:table-cell table:formula="of:=MIN([.AM2:.AM13])" office:value-type="float" office:value="21.4">
            <text:p>21.4</text:p>
          </table:table-cell>
          <table:table-cell table:formula="of:=MIN([.AN2:.AN13])" office:value-type="float" office:value="26.5">
            <text:p>26.5</text:p>
          </table:table-cell>
          <table:table-cell table:number-columns-repeated="10"/>
          <table:table-cell office:value-type="string">
            <text:p>Min</text:p>
          </table:table-cell>
          <table:table-cell table:formula="of:=MIN([.AZ2:.AZ11])" office:value-type="float" office:value="3.71">
            <text:p>3.71</text:p>
          </table:table-cell>
          <table:table-cell table:formula="of:=MIN([.BA2:.BA11])" office:value-type="float" office:value="21.1">
            <text:p>21.1</text:p>
          </table:table-cell>
          <table:table-cell table:formula="of:=MIN([.BB2:.BB11])" office:value-type="float" office:value="3.93">
            <text:p>3.93</text:p>
          </table:table-cell>
          <table:table-cell table:formula="of:=MIN([.BC2:.BC11])" office:value-type="float" office:value="21.7">
            <text:p>21.7</text:p>
          </table:table-cell>
          <table:table-cell table:formula="of:=MIN([.BD2:.BD11])" office:value-type="float" office:value="23.9">
            <text:p>23.9</text:p>
          </table:table-cell>
          <table:table-cell table:number-columns-repeated="7"/>
          <table:table-cell table:style-name="ce14" office:value-type="string">
            <text:p>1<text:span text:style-name="T1">st</text:span></text:p>
          </table:table-cell>
          <table:table-cell/>
          <table:table-cell table:style-name="ce7" office:value-type="string">
            <text:p>STD(+24S)</text:p>
          </table:table-cell>
          <table:table-cell table:style-name="ce1" table:formula="of:=((([.BO70])/([.BO74]))*100)%" office:value-type="percentage" office:value="1.09158469945355">
            <text:p>109.16%</text:p>
          </table:table-cell>
          <table:table-cell table:style-name="ce15" table:formula="of:=((([.BP70])/([.BP74]))*100)%" office:value-type="percentage" office:value="1.02362204724409">
            <text:p>102.36%</text:p>
          </table:table-cell>
          <table:table-cell table:style-name="ce1" table:formula="of:=((([.BQ70])/([.BQ74]))*100)%" office:value-type="percentage" office:value="1.10339321357285">
            <text:p>110.34%</text:p>
          </table:table-cell>
          <table:table-cell table:style-name="ce16" table:formula="of:=((([.BR70])/([.BR74]))*100)%" office:value-type="percentage" office:value="1.01517376407244">
            <text:p>101.52%</text:p>
          </table:table-cell>
          <table:table-cell table:style-name="ce14" table:formula="of:=((([.BS70])/([.BS74]))*100)%" office:value-type="percentage" office:value="1.21085759244689">
            <text:p>121.09%</text:p>
          </table:table-cell>
          <table:table-cell table:number-columns-repeated="36"/>
        </table:table-row>
        <table:table-row table:style-name="ro2">
          <table:table-cell table:number-columns-repeated="6"/>
          <table:table-cell table:style-name="ce3" office:value-type="string">
            <text:p>Quart 1</text:p>
          </table:table-cell>
          <table:table-cell table:formula="of:=QUARTILE([.H2:.H61];1)" office:value-type="float" office:value="4.355">
            <text:p>4.36</text:p>
          </table:table-cell>
          <table:table-cell table:formula="of:=QUARTILE([.I2:.I61];1)" office:value-type="float" office:value="19.975">
            <text:p>19.98</text:p>
          </table:table-cell>
          <table:table-cell table:formula="of:=QUARTILE([.J2:.J61];1)" office:value-type="float" office:value="4.7575">
            <text:p>4.76</text:p>
          </table:table-cell>
          <table:table-cell table:formula="of:=QUARTILE([.K2:.K61];1)" office:value-type="float" office:value="19.375">
            <text:p>19.38</text:p>
          </table:table-cell>
          <table:table-cell table:formula="of:=QUARTILE([.L2:.L61];1)" office:value-type="float" office:value="24.725">
            <text:p>24.73</text:p>
          </table:table-cell>
          <table:table-cell table:number-columns-repeated="8"/>
          <table:table-cell table:style-name="ce3" office:value-type="string">
            <text:p>Quart 1</text:p>
          </table:table-cell>
          <table:table-cell table:formula="of:=QUARTILE([.V2:.V31];1)" office:value-type="float" office:value="4.365">
            <text:p>4.37</text:p>
          </table:table-cell>
          <table:table-cell table:formula="of:=QUARTILE([.W2:.W31];1)" office:value-type="float" office:value="20.15">
            <text:p>20.15</text:p>
          </table:table-cell>
          <table:table-cell table:formula="of:=QUARTILE([.X2:.X31];1)" office:value-type="float" office:value="4.67">
            <text:p>4.67</text:p>
          </table:table-cell>
          <table:table-cell table:formula="of:=QUARTILE([.Y2:.Y31];1)" office:value-type="float" office:value="19.425">
            <text:p>19.43</text:p>
          </table:table-cell>
          <table:table-cell table:formula="of:=QUARTILE([.Z2:.Z31];1)" office:value-type="float" office:value="24.125">
            <text:p>24.13</text:p>
          </table:table-cell>
          <table:table-cell table:number-columns-repeated="8"/>
          <table:table-cell table:style-name="ce3" office:value-type="string">
            <text:p>Quart 1</text:p>
          </table:table-cell>
          <table:table-cell table:formula="of:=QUARTILE([.AJ2:.AJ13];1)" office:value-type="float" office:value="5.295">
            <text:p>5.3</text:p>
          </table:table-cell>
          <table:table-cell table:formula="of:=QUARTILE([.AK2:.AK13];1)" office:value-type="float" office:value="23.4">
            <text:p>23.4</text:p>
          </table:table-cell>
          <table:table-cell table:formula="of:=QUARTILE([.AL2:.AL13];1)" office:value-type="float" office:value="5.8125">
            <text:p>5.81</text:p>
          </table:table-cell>
          <table:table-cell table:formula="of:=QUARTILE([.AM2:.AM13];1)" office:value-type="float" office:value="22.25">
            <text:p>22.25</text:p>
          </table:table-cell>
          <table:table-cell table:formula="of:=QUARTILE([.AN2:.AN13];1)" office:value-type="float" office:value="29.55">
            <text:p>29.55</text:p>
          </table:table-cell>
          <table:table-cell table:number-columns-repeated="10"/>
          <table:table-cell table:style-name="ce3" office:value-type="string">
            <text:p>Quart 1</text:p>
          </table:table-cell>
          <table:table-cell table:formula="of:=QUARTILE([.AZ2:.AZ11];1)" office:value-type="float" office:value="3.93">
            <text:p>3.93</text:p>
          </table:table-cell>
          <table:table-cell table:formula="of:=QUARTILE([.BA2:.BA11];1)" office:value-type="float" office:value="22.475">
            <text:p>22.48</text:p>
          </table:table-cell>
          <table:table-cell table:formula="of:=QUARTILE([.BB2:.BB11];1)" office:value-type="float" office:value="4.175">
            <text:p>4.18</text:p>
          </table:table-cell>
          <table:table-cell table:formula="of:=QUARTILE([.BC2:.BC11];1)" office:value-type="float" office:value="21.975">
            <text:p>21.98</text:p>
          </table:table-cell>
          <table:table-cell table:formula="of:=QUARTILE([.BD2:.BD11];1)" office:value-type="float" office:value="26.4">
            <text:p>26.4</text:p>
          </table:table-cell>
          <table:table-cell table:number-columns-repeated="7"/>
          <table:table-cell table:style-name="ce15" office:value-type="string">
            <text:p>2<text:span text:style-name="T1">nd</text:span></text:p>
          </table:table-cell>
          <table:table-cell/>
          <table:table-cell table:style-name="ce7" office:value-type="string">
            <text:p>ATT</text:p>
          </table:table-cell>
          <table:table-cell table:style-name="ce14" table:formula="of:=((([.BO71])/([.BO74]))*100)%" office:value-type="percentage" office:value="0.914098360655738">
            <text:p>91.41%</text:p>
          </table:table-cell>
          <table:table-cell table:style-name="ce14" table:formula="of:=((([.BP71])/([.BP74]))*100)%" office:value-type="percentage" office:value="1.09773043075498">
            <text:p>109.77%</text:p>
          </table:table-cell>
          <table:table-cell table:style-name="ce14" table:formula="of:=((([.BQ71])/([.BQ74]))*100)%" office:value-type="percentage" office:value="0.917964071856287">
            <text:p>91.80%</text:p>
          </table:table-cell>
          <table:table-cell table:style-name="ce14" table:formula="of:=((([.BR71])/([.BR74]))*100)%" office:value-type="percentage" office:value="1.12922173274596">
            <text:p>112.92%</text:p>
          </table:table-cell>
          <table:table-cell table:style-name="ce15" table:formula="of:=((([.BS71])/([.BS74]))*100)%" office:value-type="percentage" office:value="1.12745869394178">
            <text:p>112.75%</text:p>
          </table:table-cell>
          <table:table-cell table:number-columns-repeated="36"/>
        </table:table-row>
        <table:table-row table:style-name="ro2">
          <table:table-cell table:number-columns-repeated="6"/>
          <table:table-cell table:style-name="ce4" office:value-type="string">
            <text:p>Average</text:p>
          </table:table-cell>
          <table:table-cell table:style-name="ce4" table:formula="of:=AVERAGE([.H2:.H61])" office:value-type="float" office:value="4.83">
            <text:p>4.83</text:p>
          </table:table-cell>
          <table:table-cell table:style-name="ce4" table:formula="of:=AVERAGE([.I2:.I61])" office:value-type="float" office:value="21.5366666666667">
            <text:p>21.54</text:p>
          </table:table-cell>
          <table:table-cell table:style-name="ce4" table:formula="of:=AVERAGE([.J2:.J61])" office:value-type="float" office:value="5.329">
            <text:p>5.33</text:p>
          </table:table-cell>
          <table:table-cell table:style-name="ce4" table:formula="of:=AVERAGE([.K2:.K61])" office:value-type="float" office:value="20.5416666666667">
            <text:p>20.54</text:p>
          </table:table-cell>
          <table:table-cell table:style-name="ce4" table:formula="of:=AVERAGE([.L2:.L61])" office:value-type="float" office:value="27.01">
            <text:p>27.01</text:p>
          </table:table-cell>
          <table:table-cell table:number-columns-repeated="8"/>
          <table:table-cell table:style-name="ce4" office:value-type="string">
            <text:p>Average</text:p>
          </table:table-cell>
          <table:table-cell table:style-name="ce4" table:formula="of:=AVERAGE([.V2:.V31])" office:value-type="float" office:value="4.839">
            <text:p>4.84</text:p>
          </table:table-cell>
          <table:table-cell table:style-name="ce4" table:formula="of:=AVERAGE([.W2:.W31])" office:value-type="float" office:value="21.4833333333333">
            <text:p>21.48</text:p>
          </table:table-cell>
          <table:table-cell table:style-name="ce4" table:formula="of:=AVERAGE([.X2:.X31])" office:value-type="float" office:value="5.24933333333333">
            <text:p>5.25</text:p>
          </table:table-cell>
          <table:table-cell table:style-name="ce4" table:formula="of:=AVERAGE([.Y2:.Y31])" office:value-type="float" office:value="20.7766666666667">
            <text:p>20.78</text:p>
          </table:table-cell>
          <table:table-cell table:style-name="ce4" table:formula="of:=AVERAGE([.Z2:.Z31])" office:value-type="float" office:value="26.61">
            <text:p>26.61</text:p>
          </table:table-cell>
          <table:table-cell table:number-columns-repeated="8"/>
          <table:table-cell table:style-name="ce4" office:value-type="string">
            <text:p>Average</text:p>
          </table:table-cell>
          <table:table-cell table:style-name="ce4" table:formula="of:=AVERAGE([.AJ2:.AJ13])" office:value-type="float" office:value="5.74416666666667">
            <text:p>5.74</text:p>
          </table:table-cell>
          <table:table-cell table:style-name="ce4" table:formula="of:=AVERAGE([.AK2:.AK13])" office:value-type="float" office:value="24.325">
            <text:p>24.33</text:p>
          </table:table-cell>
          <table:table-cell table:style-name="ce4" table:formula="of:=AVERAGE([.AL2:.AL13])" office:value-type="float" office:value="6.45166666666667">
            <text:p>6.45</text:p>
          </table:table-cell>
          <table:table-cell table:style-name="ce4" table:formula="of:=AVERAGE([.AM2:.AM13])" office:value-type="float" office:value="23.1333333333333">
            <text:p>23.13</text:p>
          </table:table-cell>
          <table:table-cell table:style-name="ce4" table:formula="of:=AVERAGE([.AN2:.AN13])" office:value-type="float" office:value="31.6333333333333">
            <text:p>31.63</text:p>
          </table:table-cell>
          <table:table-cell table:style-name="ce4" table:number-columns-repeated="2"/>
          <table:table-cell table:number-columns-repeated="8"/>
          <table:table-cell table:style-name="ce4" office:value-type="string">
            <text:p>Average</text:p>
          </table:table-cell>
          <table:table-cell table:style-name="ce4" table:formula="of:=AVERAGE([.AZ2:.AZ11])" office:value-type="float" office:value="4.182">
            <text:p>4.18</text:p>
          </table:table-cell>
          <table:table-cell table:style-name="ce4" table:formula="of:=AVERAGE([.BA2:.BA11])" office:value-type="float" office:value="23.7">
            <text:p>23.7</text:p>
          </table:table-cell>
          <table:table-cell table:style-name="ce4" table:formula="of:=AVERAGE([.BB2:.BB11])" office:value-type="float" office:value="4.599">
            <text:p>4.6</text:p>
          </table:table-cell>
          <table:table-cell table:style-name="ce4" table:formula="of:=AVERAGE([.BC2:.BC11])" office:value-type="float" office:value="23.07">
            <text:p>23.07</text:p>
          </table:table-cell>
          <table:table-cell table:style-name="ce4" table:formula="of:=AVERAGE([.BD2:.BD11])" office:value-type="float" office:value="28.66">
            <text:p>28.66</text:p>
          </table:table-cell>
          <table:table-cell table:style-name="ce2"/>
          <table:table-cell table:style-name="ce2" table:formula="of:=((([.BO71])/([.BO74]))*100)%" office:value-type="percentage" office:value="0.914098360655738">
            <text:p>91.41%</text:p>
          </table:table-cell>
          <table:table-cell table:style-name="ce2" table:formula="of:=((([.BP71])/([.BP74]))*100)%" office:value-type="percentage" office:value="1.09773043075498">
            <text:p>109.77%</text:p>
          </table:table-cell>
          <table:table-cell table:style-name="ce2" table:formula="of:=((([.BQ71])/([.BQ74]))*100)%" office:value-type="percentage" office:value="0.917964071856287">
            <text:p>91.80%</text:p>
          </table:table-cell>
          <table:table-cell table:style-name="ce2" table:formula="of:=((([.BR71])/([.BR74]))*100)%" office:value-type="percentage" office:value="1.12922173274596">
            <text:p>112.92%</text:p>
          </table:table-cell>
          <table:table-cell table:style-name="ce2" table:formula="of:=((([.BS71])/([.BS74]))*100)%" office:value-type="percentage" office:value="1.12745869394178">
            <text:p>112.75%</text:p>
          </table:table-cell>
          <table:table-cell/>
          <table:table-cell table:style-name="ce16" office:value-type="string">
            <text:p>3<text:span text:style-name="T1">rd</text:span></text:p>
          </table:table-cell>
          <table:table-cell/>
          <table:table-cell table:style-name="ce7" office:value-type="string">
            <text:p>STD(+512U)</text:p>
          </table:table-cell>
          <table:table-cell table:style-name="ce18" table:formula="of:=((([.BO72])/([.BO74]))*100)%" office:value-type="percentage" office:value="1.23366120218579">
            <text:p>123.37%</text:p>
          </table:table-cell>
          <table:table-cell table:style-name="ce17" table:formula="of:=((([.BP72])/([.BP74]))*100)%" office:value-type="percentage" office:value="0.947660954145438">
            <text:p>94.77%</text:p>
          </table:table-cell>
          <table:table-cell table:style-name="ce18" table:formula="of:=((([.BQ72])/([.BQ74]))*100)%" office:value-type="percentage" office:value="1.23233532934132">
            <text:p>123.23%</text:p>
          </table:table-cell>
          <table:table-cell table:style-name="ce17" table:formula="of:=((([.BR72])/([.BR74]))*100)%" office:value-type="percentage" office:value="0.957905041605482">
            <text:p>95.79%</text:p>
          </table:table-cell>
          <table:table-cell table:style-name="ce16" table:formula="of:=((([.BS72])/([.BS74]))*100)%" office:value-type="percentage" office:value="1.10896931549961">
            <text:p>110.90%</text:p>
          </table:table-cell>
          <table:table-cell table:number-columns-repeated="36"/>
        </table:table-row>
        <table:table-row table:style-name="ro2">
          <table:table-cell table:number-columns-repeated="6"/>
          <table:table-cell office:value-type="string">
            <text:p>Quart 3</text:p>
          </table:table-cell>
          <table:table-cell table:formula="of:=QUARTILE([.H2:.H61];3)" office:value-type="float" office:value="5.235">
            <text:p>5.24</text:p>
          </table:table-cell>
          <table:table-cell table:formula="of:=QUARTILE([.I2:.I61];3)" office:value-type="float" office:value="23.025">
            <text:p>23.03</text:p>
          </table:table-cell>
          <table:table-cell table:formula="of:=QUARTILE([.J2:.J61];3)" office:value-type="float" office:value="5.7375">
            <text:p>5.74</text:p>
          </table:table-cell>
          <table:table-cell table:formula="of:=QUARTILE([.K2:.K61];3)" office:value-type="float" office:value="22.1">
            <text:p>22.1</text:p>
          </table:table-cell>
          <table:table-cell table:formula="of:=QUARTILE([.L2:.L61];3)" office:value-type="float" office:value="29.325">
            <text:p>29.33</text:p>
          </table:table-cell>
          <table:table-cell table:number-columns-repeated="8"/>
          <table:table-cell office:value-type="string">
            <text:p>Quart 3</text:p>
          </table:table-cell>
          <table:table-cell table:formula="of:=QUARTILE([.V2:.V31];3)" office:value-type="float" office:value="5.245">
            <text:p>5.25</text:p>
          </table:table-cell>
          <table:table-cell table:formula="of:=QUARTILE([.W2:.W31];3)" office:value-type="float" office:value="22.825">
            <text:p>22.83</text:p>
          </table:table-cell>
          <table:table-cell table:formula="of:=QUARTILE([.X2:.X31];3)" office:value-type="float" office:value="5.6875">
            <text:p>5.69</text:p>
          </table:table-cell>
          <table:table-cell table:formula="of:=QUARTILE([.Y2:.Y31];3)" office:value-type="float" office:value="22.2">
            <text:p>22.2</text:p>
          </table:table-cell>
          <table:table-cell table:formula="of:=QUARTILE([.Z2:.Z31];3)" office:value-type="float" office:value="28.85">
            <text:p>28.85</text:p>
          </table:table-cell>
          <table:table-cell table:number-columns-repeated="8"/>
          <table:table-cell office:value-type="string">
            <text:p>Quart 3</text:p>
          </table:table-cell>
          <table:table-cell table:formula="of:=QUARTILE([.AJ2:.AJ13];3)" office:value-type="float" office:value="6.025">
            <text:p>6.03</text:p>
          </table:table-cell>
          <table:table-cell table:formula="of:=QUARTILE([.AK2:.AK13];3)" office:value-type="float" office:value="24.75">
            <text:p>24.75</text:p>
          </table:table-cell>
          <table:table-cell table:formula="of:=QUARTILE([.AL2:.AL13];3)" office:value-type="float" office:value="6.9475">
            <text:p>6.95</text:p>
          </table:table-cell>
          <table:table-cell table:formula="of:=QUARTILE([.AM2:.AM13];3)" office:value-type="float" office:value="23.3">
            <text:p>23.3</text:p>
          </table:table-cell>
          <table:table-cell table:formula="of:=QUARTILE([.AN2:.AN13];3)" office:value-type="float" office:value="33.7">
            <text:p>33.7</text:p>
          </table:table-cell>
          <table:table-cell table:number-columns-repeated="10"/>
          <table:table-cell office:value-type="string">
            <text:p>Quart 3</text:p>
          </table:table-cell>
          <table:table-cell table:formula="of:=QUARTILE([.AZ2:.AZ11];3)" office:value-type="float" office:value="4.545">
            <text:p>4.55</text:p>
          </table:table-cell>
          <table:table-cell table:formula="of:=QUARTILE([.BA2:.BA11];3)" office:value-type="float" office:value="23.975">
            <text:p>23.98</text:p>
          </table:table-cell>
          <table:table-cell table:formula="of:=QUARTILE([.BB2:.BB11];3)" office:value-type="float" office:value="4.98">
            <text:p>4.98</text:p>
          </table:table-cell>
          <table:table-cell table:formula="of:=QUARTILE([.BC2:.BC11];3)" office:value-type="float" office:value="23.25">
            <text:p>23.25</text:p>
          </table:table-cell>
          <table:table-cell table:formula="of:=QUARTILE([.BD2:.BD11];3)" office:value-type="float" office:value="29.45">
            <text:p>29.45</text:p>
          </table:table-cell>
          <table:table-cell table:number-columns-repeated="7"/>
          <table:table-cell table:style-name="ce1" office:value-type="string">
            <text:p>4<text:span text:style-name="T1">th</text:span></text:p>
          </table:table-cell>
          <table:table-cell/>
          <table:table-cell table:style-name="ce7" office:value-type="string">
            <text:p>BEAM</text:p>
          </table:table-cell>
          <table:table-cell table:style-name="ce15" table:formula="of:=((([.BO73])/([.BO74]))*100)%" office:value-type="percentage" office:value="0.999781420765027">
            <text:p>99.98%</text:p>
          </table:table-cell>
          <table:table-cell table:style-name="ce16" table:formula="of:=((([.BP73])/([.BP74]))*100)%" office:value-type="percentage" office:value="1.00787401574803">
            <text:p>100.79%</text:p>
          </table:table-cell>
          <table:table-cell table:style-name="ce15" table:formula="of:=((([.BQ73])/([.BQ74]))*100)%" office:value-type="percentage" office:value="0.994810379241517">
            <text:p>99.48%</text:p>
          </table:table-cell>
          <table:table-cell table:style-name="ce15" table:formula="of:=((([.BR73])/([.BR74]))*100)%" office:value-type="percentage" office:value="1.02251590797846">
            <text:p>102.25%</text:p>
          </table:table-cell>
          <table:table-cell table:style-name="ce1" table:formula="of:=((([.BS73])/([.BS74]))*100)%" office:value-type="percentage" office:value="1.05782848151062">
            <text:p>105.78%</text:p>
          </table:table-cell>
          <table:table-cell table:number-columns-repeated="36"/>
        </table:table-row>
        <table:table-row table:style-name="ro2">
          <table:table-cell table:number-columns-repeated="6"/>
          <table:table-cell office:value-type="string">
            <text:p>Max</text:p>
          </table:table-cell>
          <table:table-cell table:formula="of:=MAX([.H2:.H61])" office:value-type="float" office:value="7.05">
            <text:p>7.05</text:p>
          </table:table-cell>
          <table:table-cell table:formula="of:=MAX([.I2:.I61])" office:value-type="float" office:value="27.4">
            <text:p>27.4</text:p>
          </table:table-cell>
          <table:table-cell table:formula="of:=MAX([.J2:.J61])" office:value-type="float" office:value="7.85">
            <text:p>7.85</text:p>
          </table:table-cell>
          <table:table-cell table:formula="of:=MAX([.K2:.K61])" office:value-type="float" office:value="26.5">
            <text:p>26.5</text:p>
          </table:table-cell>
          <table:table-cell table:formula="of:=MAX([.L2:.L61])" office:value-type="float" office:value="36.5">
            <text:p>36.5</text:p>
          </table:table-cell>
          <table:table-cell table:number-columns-repeated="8"/>
          <table:table-cell office:value-type="string">
            <text:p>Max</text:p>
          </table:table-cell>
          <table:table-cell table:formula="of:=MAX([.V2:.V31])" office:value-type="float" office:value="6.68">
            <text:p>6.68</text:p>
          </table:table-cell>
          <table:table-cell table:formula="of:=MAX([.W2:.W31])" office:value-type="float" office:value="27.4">
            <text:p>27.4</text:p>
          </table:table-cell>
          <table:table-cell table:formula="of:=MAX([.X2:.X31])" office:value-type="float" office:value="7.27">
            <text:p>7.27</text:p>
          </table:table-cell>
          <table:table-cell table:formula="of:=MAX([.Y2:.Y31])" office:value-type="float" office:value="26.5">
            <text:p>26.5</text:p>
          </table:table-cell>
          <table:table-cell table:formula="of:=MAX([.Z2:.Z31])" office:value-type="float" office:value="35.4">
            <text:p>35.4</text:p>
          </table:table-cell>
          <table:table-cell table:number-columns-repeated="8"/>
          <table:table-cell office:value-type="string">
            <text:p>Max</text:p>
          </table:table-cell>
          <table:table-cell table:formula="of:=MAX([.AJ2:.AJ13])" office:value-type="float" office:value="7.05">
            <text:p>7.05</text:p>
          </table:table-cell>
          <table:table-cell table:formula="of:=MAX([.AK2:.AK13])" office:value-type="float" office:value="27.4">
            <text:p>27.4</text:p>
          </table:table-cell>
          <table:table-cell table:formula="of:=MAX([.AL2:.AL13])" office:value-type="float" office:value="7.85">
            <text:p>7.85</text:p>
          </table:table-cell>
          <table:table-cell table:formula="of:=MAX([.AM2:.AM13])" office:value-type="float" office:value="26.5">
            <text:p>26.5</text:p>
          </table:table-cell>
          <table:table-cell table:formula="of:=MAX([.AN2:.AN13])" office:value-type="float" office:value="36.5">
            <text:p>36.5</text:p>
          </table:table-cell>
          <table:table-cell table:number-columns-repeated="10"/>
          <table:table-cell office:value-type="string">
            <text:p>Max</text:p>
          </table:table-cell>
          <table:table-cell table:formula="of:=MAX([.AZ2:.AZ11])" office:value-type="float" office:value="5.06">
            <text:p>5.06</text:p>
          </table:table-cell>
          <table:table-cell table:formula="of:=MAX([.BA2:.BA11])" office:value-type="float" office:value="27.4">
            <text:p>27.4</text:p>
          </table:table-cell>
          <table:table-cell table:formula="of:=MAX([.BB2:.BB11])" office:value-type="float" office:value="5.82">
            <text:p>5.82</text:p>
          </table:table-cell>
          <table:table-cell table:formula="of:=MAX([.BC2:.BC11])" office:value-type="float" office:value="26.5">
            <text:p>26.5</text:p>
          </table:table-cell>
          <table:table-cell table:formula="of:=MAX([.BD2:.BD11])" office:value-type="float" office:value="33.7">
            <text:p>33.7</text:p>
          </table:table-cell>
          <table:table-cell table:number-columns-repeated="7"/>
          <table:table-cell table:style-name="ce17" office:value-type="string">
            <text:p>5<text:span text:style-name="T1">th</text:span></text:p>
          </table:table-cell>
          <table:table-cell/>
          <table:table-cell table:style-name="ce7" office:value-type="string">
            <text:p>STD</text:p>
          </table:table-cell>
          <table:table-cell table:style-name="ce16" table:formula="of:=((([.BO74])/([.BO74]))*100)%" office:value-type="percentage" office:value="1">
            <text:p>100.00%</text:p>
          </table:table-cell>
          <table:table-cell table:style-name="ce1" table:formula="of:=((([.BP74])/([.BP74]))*100)%" office:value-type="percentage" office:value="1">
            <text:p>100.00%</text:p>
          </table:table-cell>
          <table:table-cell table:style-name="ce16" table:formula="of:=((([.BQ74])/([.BQ74]))*100)%" office:value-type="percentage" office:value="1">
            <text:p>100.00%</text:p>
          </table:table-cell>
          <table:table-cell table:style-name="ce1" table:formula="of:=((([.BR74])/([.BR74]))*100)%" office:value-type="percentage" office:value="1">
            <text:p>100.00%</text:p>
          </table:table-cell>
          <table:table-cell table:style-name="ce17" table:formula="of:=((([.BS74])/([.BS74]))*100)%" office:value-type="percentage" office:value="1">
            <text:p>100.00%</text:p>
          </table:table-cell>
          <table:table-cell table:number-columns-repeated="36"/>
        </table:table-row>
        <table:table-row table:style-name="ro2">
          <table:table-cell table:number-columns-repeated="6"/>
          <table:table-cell office:value-type="string">
            <text:p>STD D</text:p>
          </table:table-cell>
          <table:table-cell table:formula="of:=STDEV([.H2:.H61])" office:value-type="float" office:value="0.695964152593304">
            <text:p>0.7</text:p>
          </table:table-cell>
          <table:table-cell table:formula="of:=STDEV([.I2:.I61])" office:value-type="float" office:value="1.98160751956131">
            <text:p>1.98</text:p>
          </table:table-cell>
          <table:table-cell table:formula="of:=STDEV([.J2:.J61])" office:value-type="float" office:value="0.82355512920961">
            <text:p>0.82</text:p>
          </table:table-cell>
          <table:table-cell table:formula="of:=STDEV([.K2:.K61])" office:value-type="float" office:value="1.99170242031119">
            <text:p>1.99</text:p>
          </table:table-cell>
          <table:table-cell table:formula="of:=STDEV([.L2:.L61])" office:value-type="float" office:value="3.76998403988889">
            <text:p>3.77</text:p>
          </table:table-cell>
          <table:table-cell table:number-columns-repeated="8"/>
          <table:table-cell office:value-type="string">
            <text:p>STD D</text:p>
          </table:table-cell>
          <table:table-cell table:formula="of:=STDEV([.V2:.V31])" office:value-type="float" office:value="0.690853295470224">
            <text:p>0.69</text:p>
          </table:table-cell>
          <table:table-cell table:formula="of:=STDEV([.W2:.W31])" office:value-type="float" office:value="2.04097396177503">
            <text:p>2.04</text:p>
          </table:table-cell>
          <table:table-cell table:formula="of:=STDEV([.X2:.X31])" office:value-type="float" office:value="0.815842840398741">
            <text:p>0.82</text:p>
          </table:table-cell>
          <table:table-cell table:formula="of:=STDEV([.Y2:.Y31])" office:value-type="float" office:value="1.98315028615364">
            <text:p>1.98</text:p>
          </table:table-cell>
          <table:table-cell table:formula="of:=STDEV([.Z2:.Z31])" office:value-type="float" office:value="3.86588527578319">
            <text:p>3.87</text:p>
          </table:table-cell>
          <table:table-cell table:number-columns-repeated="8"/>
          <table:table-cell office:value-type="string">
            <text:p>STD D</text:p>
          </table:table-cell>
          <table:table-cell table:formula="of:=STDEV([.AJ2:.AJ13])" office:value-type="float" office:value="0.679538056106477">
            <text:p>0.68</text:p>
          </table:table-cell>
          <table:table-cell table:formula="of:=STDEV([.AK2:.AK13])" office:value-type="float" office:value="1.39487699034066">
            <text:p>1.39</text:p>
          </table:table-cell>
          <table:table-cell table:formula="of:=STDEV([.AL2:.AL13])" office:value-type="float" office:value="0.799895826550766">
            <text:p>0.8</text:p>
          </table:table-cell>
          <table:table-cell table:formula="of:=STDEV([.AM2:.AM13])" office:value-type="float" office:value="1.4137849478573">
            <text:p>1.41</text:p>
          </table:table-cell>
          <table:table-cell table:formula="of:=STDEV([.AN2:.AN13])" office:value-type="float" office:value="3.23878016692967">
            <text:p>3.24</text:p>
          </table:table-cell>
          <table:table-cell table:number-columns-repeated="10"/>
          <table:table-cell office:value-type="string">
            <text:p>STD D</text:p>
          </table:table-cell>
          <table:table-cell table:formula="of:=STDEV([.AZ2:.AZ11])" office:value-type="float" office:value="0.467827128565908">
            <text:p>0.47</text:p>
          </table:table-cell>
          <table:table-cell table:formula="of:=STDEV([.BA2:.BA11])" office:value-type="float" office:value="1.93735214489605">
            <text:p>1.94</text:p>
          </table:table-cell>
          <table:table-cell table:formula="of:=STDEV([.BB2:.BB11])" office:value-type="float" office:value="0.598376507263148">
            <text:p>0.6</text:p>
          </table:table-cell>
          <table:table-cell table:formula="of:=STDEV([.BC2:.BC11])" office:value-type="float" office:value="1.58117396611224">
            <text:p>1.58</text:p>
          </table:table-cell>
          <table:table-cell table:formula="of:=STDEV([.BD2:.BD11])" office:value-type="float" office:value="3.15284703790787">
            <text:p>3.15</text:p>
          </table:table-cell>
          <table:table-cell table:number-columns-repeated="7"/>
          <table:table-cell table:style-name="ce18" office:value-type="string">
            <text:p>6<text:span text:style-name="T1">th</text:span></text:p>
          </table:table-cell>
          <table:table-cell/>
          <table:table-cell table:style-name="ce7" office:value-type="string">
            <text:p>STD(+4L)</text:p>
          </table:table-cell>
          <table:table-cell table:style-name="ce17" table:formula="of:=((([.BO75])/([.BO74]))*100)%" office:value-type="percentage" office:value="1.09530054644809">
            <text:p>109.53%</text:p>
          </table:table-cell>
          <table:table-cell table:style-name="ce18" table:formula="of:=((([.BP75])/([.BP74]))*100)%" office:value-type="percentage" office:value="0.90829087540528">
            <text:p>90.83%</text:p>
          </table:table-cell>
          <table:table-cell table:style-name="ce17" table:formula="of:=((([.BQ75])/([.BQ74]))*100)%" office:value-type="percentage" office:value="1.13353293413174">
            <text:p>113.35%</text:p>
          </table:table-cell>
          <table:table-cell table:style-name="ce18" table:formula="of:=((([.BR75])/([.BR74]))*100)%" office:value-type="percentage" office:value="0.907978463044542">
            <text:p>90.80%</text:p>
          </table:table-cell>
          <table:table-cell table:style-name="ce18" table:formula="of:=((([.BS75])/([.BS74]))*100)%" office:value-type="percentage" office:value="0.870180959874115">
            <text:p>87.02%</text:p>
          </table:table-cell>
          <table:table-cell table:number-columns-repeated="36"/>
        </table:table-row>
        <table:table-row table:style-name="ro1">
          <table:table-cell table:number-columns-repeated="19"/>
          <table:table-cell office:value-type="string">
            <text:p>Total Stats B</text:p>
          </table:table-cell>
          <table:table-cell table:number-columns-repeated="13"/>
          <table:table-cell office:value-type="string">
            <text:p>Total Stats Vocab 1</text:p>
          </table:table-cell>
          <table:table-cell table:number-columns-repeated="15"/>
          <table:table-cell office:value-type="string">
            <text:p>Total Stats BEAM</text:p>
          </table:table-cell>
          <table:table-cell table:number-columns-repeated="14"/>
          <table:table-cell office:value-type="string">
            <text:p>Raw</text:p>
          </table:table-cell>
          <table:table-cell office:value-type="string">
            <text:p>Model (Average)</text:p>
          </table:table-cell>
          <table:table-cell table:number-columns-repeated="41"/>
        </table:table-row>
        <table:table-row table:style-name="ro1">
          <table:table-cell table:number-columns-repeated="20"/>
          <table:table-cell office:value-type="string">
            <text:p>Min</text:p>
          </table:table-cell>
          <table:table-cell table:formula="of:=MIN([.V32:.V61])" office:value-type="float" office:value="3.93">
            <text:p>3.93</text:p>
          </table:table-cell>
          <table:table-cell table:formula="of:=MIN([.W32:.W61])" office:value-type="float" office:value="17.9">
            <text:p>17.9</text:p>
          </table:table-cell>
          <table:table-cell table:formula="of:=MIN([.X32:.X61])" office:value-type="float" office:value="4.37">
            <text:p>4.37</text:p>
          </table:table-cell>
          <table:table-cell table:formula="of:=MIN([.Y32:.Y61])" office:value-type="float" office:value="16.3">
            <text:p>16.3</text:p>
          </table:table-cell>
          <table:table-cell table:formula="of:=MIN([.Z32:.Z61])" office:value-type="float" office:value="20.9">
            <text:p>20.9</text:p>
          </table:table-cell>
          <table:table-cell table:number-columns-repeated="8"/>
          <table:table-cell office:value-type="string">
            <text:p>Min</text:p>
          </table:table-cell>
          <table:table-cell table:formula="of:=MIN([.AJ14:.AJ25])" office:value-type="float" office:value="3.75">
            <text:p>3.75</text:p>
          </table:table-cell>
          <table:table-cell table:formula="of:=MIN([.AK14:.AK25])" office:value-type="float" office:value="18.9">
            <text:p>18.9</text:p>
          </table:table-cell>
          <table:table-cell table:formula="of:=MIN([.AL14:.AL25])" office:value-type="float" office:value="4">
            <text:p>4</text:p>
          </table:table-cell>
          <table:table-cell table:formula="of:=MIN([.AM14:.AM25])" office:value-type="float" office:value="17.4">
            <text:p>17.4</text:p>
          </table:table-cell>
          <table:table-cell table:formula="of:=MIN([.AN14:.AN25])" office:value-type="float" office:value="20.7">
            <text:p>20.7</text:p>
          </table:table-cell>
          <table:table-cell table:number-columns-repeated="10"/>
          <table:table-cell office:value-type="string">
            <text:p>Min</text:p>
          </table:table-cell>
          <table:table-cell table:formula="of:=MIN([.AZ12:.AZ21])" office:value-type="float" office:value="4.3">
            <text:p>4.3</text:p>
          </table:table-cell>
          <table:table-cell table:formula="of:=MIN([.BA12:.BA21])" office:value-type="float" office:value="20.6">
            <text:p>20.6</text:p>
          </table:table-cell>
          <table:table-cell table:formula="of:=MIN([.BB12:.BB21])" office:value-type="float" office:value="4.64">
            <text:p>4.64</text:p>
          </table:table-cell>
          <table:table-cell table:formula="of:=MIN([.BC12:.BC21])" office:value-type="float" office:value="19.4">
            <text:p>19.4</text:p>
          </table:table-cell>
          <table:table-cell table:formula="of:=MIN([.BD12:.BD21])" office:value-type="float" office:value="25.8">
            <text:p>25.8</text:p>
          </table:table-cell>
          <table:table-cell table:number-columns-repeated="9"/>
          <table:table-cell table:style-name="ce7" office:value-type="string">
            <text:p>STD(+24S)</text:p>
          </table:table-cell>
          <table:table-cell table:style-name="ce1" table:formula="of:=AVERAGE([.AZ52:.AZ61])" office:value-type="float" office:value="4.994">
            <text:p>4.99</text:p>
          </table:table-cell>
          <table:table-cell table:style-name="ce15" table:formula="of:=AVERAGE([.BA52:.BA61])" office:value-type="float" office:value="22.1">
            <text:p>22.1</text:p>
          </table:table-cell>
          <table:table-cell table:style-name="ce1" table:formula="of:=AVERAGE([.BB52:.BB61])" office:value-type="float" office:value="5.528">
            <text:p>5.53</text:p>
          </table:table-cell>
          <table:table-cell table:style-name="ce16" table:formula="of:=AVERAGE([.BC52:.BC61])" office:value-type="float" office:value="20.74">
            <text:p>20.74</text:p>
          </table:table-cell>
          <table:table-cell table:style-name="ce14" table:formula="of:=AVERAGE([.BD52:.BD61])" office:value-type="float" office:value="30.78">
            <text:p>30.78</text:p>
          </table:table-cell>
          <table:table-cell table:number-columns-repeated="36"/>
        </table:table-row>
        <table:table-row table:style-name="ro1">
          <table:table-cell table:number-columns-repeated="20"/>
          <table:table-cell table:style-name="ce3" office:value-type="string">
            <text:p>Quart 1</text:p>
          </table:table-cell>
          <table:table-cell table:formula="of:=QUARTILE([.V32:.V61];1)" office:value-type="float" office:value="4.33">
            <text:p>4.33</text:p>
          </table:table-cell>
          <table:table-cell table:formula="of:=QUARTILE([.W32:.W61];1)" office:value-type="float" office:value="20">
            <text:p>20</text:p>
          </table:table-cell>
          <table:table-cell table:formula="of:=QUARTILE([.X32:.X61];1)" office:value-type="float" office:value="4.8525">
            <text:p>4.85</text:p>
          </table:table-cell>
          <table:table-cell table:formula="of:=QUARTILE([.Y32:.Y61];1)" office:value-type="float" office:value="18.95">
            <text:p>18.95</text:p>
          </table:table-cell>
          <table:table-cell table:formula="of:=QUARTILE([.Z32:.Z61];1)" office:value-type="float" office:value="25.125">
            <text:p>25.13</text:p>
          </table:table-cell>
          <table:table-cell table:number-columns-repeated="8"/>
          <table:table-cell table:style-name="ce3" office:value-type="string">
            <text:p>Quart 1</text:p>
          </table:table-cell>
          <table:table-cell table:formula="of:=QUARTILE([.AJ14:.AJ25];1)" office:value-type="float" office:value="4.375">
            <text:p>4.38</text:p>
          </table:table-cell>
          <table:table-cell table:formula="of:=QUARTILE([.AK14:.AK25];1)" office:value-type="float" office:value="19.675">
            <text:p>19.68</text:p>
          </table:table-cell>
          <table:table-cell table:formula="of:=QUARTILE([.AL14:.AL25];1)" office:value-type="float" office:value="4.8325">
            <text:p>4.83</text:p>
          </table:table-cell>
          <table:table-cell table:formula="of:=QUARTILE([.AM14:.AM25];1)" office:value-type="float" office:value="19.175">
            <text:p>19.18</text:p>
          </table:table-cell>
          <table:table-cell table:formula="of:=QUARTILE([.AN14:.AN25];1)" office:value-type="float" office:value="24.6">
            <text:p>24.6</text:p>
          </table:table-cell>
          <table:table-cell table:number-columns-repeated="10"/>
          <table:table-cell table:style-name="ce3" office:value-type="string">
            <text:p>Quart 1</text:p>
          </table:table-cell>
          <table:table-cell table:formula="of:=QUARTILE([.AZ12:.AZ21];1)" office:value-type="float" office:value="4.3325">
            <text:p>4.33</text:p>
          </table:table-cell>
          <table:table-cell table:formula="of:=QUARTILE([.BA12:.BA21];1)" office:value-type="float" office:value="21.2">
            <text:p>21.2</text:p>
          </table:table-cell>
          <table:table-cell table:formula="of:=QUARTILE([.BB12:.BB21];1)" office:value-type="float" office:value="4.6875">
            <text:p>4.69</text:p>
          </table:table-cell>
          <table:table-cell table:formula="of:=QUARTILE([.BC12:.BC21];1)" office:value-type="float" office:value="20.425">
            <text:p>20.43</text:p>
          </table:table-cell>
          <table:table-cell table:formula="of:=QUARTILE([.BD12:.BD21];1)" office:value-type="float" office:value="25.975">
            <text:p>25.98</text:p>
          </table:table-cell>
          <table:table-cell table:number-columns-repeated="9"/>
          <table:table-cell table:style-name="ce7" office:value-type="string">
            <text:p>ATT</text:p>
          </table:table-cell>
          <table:table-cell table:style-name="ce14" table:formula="of:=AVERAGE([.AZ2:.AZ11])" office:value-type="float" office:value="4.182">
            <text:p>4.18</text:p>
          </table:table-cell>
          <table:table-cell table:style-name="ce14" table:formula="of:=AVERAGE([.BA2:.BA11])" office:value-type="float" office:value="23.7">
            <text:p>23.7</text:p>
          </table:table-cell>
          <table:table-cell table:style-name="ce14" table:formula="of:=AVERAGE([.BB2:.BB11])" office:value-type="float" office:value="4.599">
            <text:p>4.6</text:p>
          </table:table-cell>
          <table:table-cell table:style-name="ce14" table:formula="of:=AVERAGE([.BC2:.BC11])" office:value-type="float" office:value="23.07">
            <text:p>23.07</text:p>
          </table:table-cell>
          <table:table-cell table:style-name="ce15" table:formula="of:=AVERAGE([.BD2:.BD11])" office:value-type="float" office:value="28.66">
            <text:p>28.66</text:p>
          </table:table-cell>
          <table:table-cell table:number-columns-repeated="36"/>
        </table:table-row>
        <table:table-row table:style-name="ro1">
          <table:table-cell table:number-columns-repeated="20"/>
          <table:table-cell table:style-name="ce4" office:value-type="string">
            <text:p>Average</text:p>
          </table:table-cell>
          <table:table-cell table:style-name="ce4" table:formula="of:=AVERAGE([.V32:.V61])" office:value-type="float" office:value="4.821">
            <text:p>4.82</text:p>
          </table:table-cell>
          <table:table-cell table:style-name="ce4" table:formula="of:=AVERAGE([.W32:.W61])" office:value-type="float" office:value="21.59">
            <text:p>21.59</text:p>
          </table:table-cell>
          <table:table-cell table:style-name="ce4" table:formula="of:=AVERAGE([.X32:.X61])" office:value-type="float" office:value="5.40866666666667">
            <text:p>5.41</text:p>
          </table:table-cell>
          <table:table-cell table:style-name="ce4" table:formula="of:=AVERAGE([.Y32:.Y61])" office:value-type="float" office:value="20.3066666666667">
            <text:p>20.31</text:p>
          </table:table-cell>
          <table:table-cell table:style-name="ce4" table:formula="of:=AVERAGE([.Z32:.Z61])" office:value-type="float" office:value="27.41">
            <text:p>27.41</text:p>
          </table:table-cell>
          <table:table-cell table:number-columns-repeated="8"/>
          <table:table-cell table:style-name="ce4" office:value-type="string">
            <text:p>Average</text:p>
          </table:table-cell>
          <table:table-cell table:style-name="ce4" table:formula="of:=AVERAGE([.AJ14:.AJ25])" office:value-type="float" office:value="4.6475">
            <text:p>4.65</text:p>
          </table:table-cell>
          <table:table-cell table:style-name="ce4" table:formula="of:=AVERAGE([.AK14:.AK25])" office:value-type="float" office:value="20.8916666666667">
            <text:p>20.89</text:p>
          </table:table-cell>
          <table:table-cell table:style-name="ce4" table:formula="of:=AVERAGE([.AL14:.AL25])" office:value-type="float" office:value="5.12083333333333">
            <text:p>5.12</text:p>
          </table:table-cell>
          <table:table-cell table:style-name="ce4" table:formula="of:=AVERAGE([.AM14:.AM25])" office:value-type="float" office:value="20.05">
            <text:p>20.05</text:p>
          </table:table-cell>
          <table:table-cell table:style-name="ce4" table:formula="of:=AVERAGE([.AN14:.AN25])" office:value-type="float" office:value="26.4583333333333">
            <text:p>26.46</text:p>
          </table:table-cell>
          <table:table-cell table:style-name="ce4" table:number-columns-repeated="2"/>
          <table:table-cell table:number-columns-repeated="8"/>
          <table:table-cell table:style-name="ce4" office:value-type="string">
            <text:p>Average</text:p>
          </table:table-cell>
          <table:table-cell table:style-name="ce4" table:formula="of:=AVERAGE([.AZ12:.AZ21])" office:value-type="float" office:value="4.574">
            <text:p>4.57</text:p>
          </table:table-cell>
          <table:table-cell table:style-name="ce4" table:formula="of:=AVERAGE([.BA12:.BA21])" office:value-type="float" office:value="21.76">
            <text:p>21.76</text:p>
          </table:table-cell>
          <table:table-cell table:style-name="ce4" table:formula="of:=AVERAGE([.BB12:.BB21])" office:value-type="float" office:value="4.984">
            <text:p>4.98</text:p>
          </table:table-cell>
          <table:table-cell table:style-name="ce4" table:formula="of:=AVERAGE([.BC12:.BC21])" office:value-type="float" office:value="20.89">
            <text:p>20.89</text:p>
          </table:table-cell>
          <table:table-cell table:style-name="ce4" table:formula="of:=AVERAGE([.BD12:.BD21])" office:value-type="float" office:value="26.89">
            <text:p>26.89</text:p>
          </table:table-cell>
          <table:table-cell table:style-name="ce2"/>
          <table:table-cell table:style-name="ce2" table:formula="of:=((([.BO73])/([.BO74]))*100)%" office:value-type="percentage" office:value="0.999781420765027">
            <text:p>99.98%</text:p>
          </table:table-cell>
          <table:table-cell table:style-name="ce2" table:formula="of:=((([.BP73])/([.BP74]))*100)%" office:value-type="percentage" office:value="1.00787401574803">
            <text:p>100.79%</text:p>
          </table:table-cell>
          <table:table-cell table:style-name="ce2" table:formula="of:=((([.BQ73])/([.BQ74]))*100)%" office:value-type="percentage" office:value="0.994810379241517">
            <text:p>99.48%</text:p>
          </table:table-cell>
          <table:table-cell table:style-name="ce2" table:formula="of:=((([.BR73])/([.BR74]))*100)%" office:value-type="percentage" office:value="1.02251590797846">
            <text:p>102.25%</text:p>
          </table:table-cell>
          <table:table-cell table:style-name="ce2" table:formula="of:=((([.BS73])/([.BS74]))*100)%" office:value-type="percentage" office:value="1.05782848151062">
            <text:p>105.78%</text:p>
          </table:table-cell>
          <table:table-cell table:number-columns-repeated="3"/>
          <table:table-cell table:style-name="ce7" office:value-type="string">
            <text:p>STD(+512U)</text:p>
          </table:table-cell>
          <table:table-cell table:style-name="ce18" table:formula="of:=AVERAGE([.AZ42:.AZ51])" office:value-type="float" office:value="5.644">
            <text:p>5.64</text:p>
          </table:table-cell>
          <table:table-cell table:style-name="ce17" table:formula="of:=AVERAGE([.BA42:.BA51])" office:value-type="float" office:value="20.46">
            <text:p>20.46</text:p>
          </table:table-cell>
          <table:table-cell table:style-name="ce18" table:formula="of:=AVERAGE([.BB42:.BB51])" office:value-type="float" office:value="6.174">
            <text:p>6.17</text:p>
          </table:table-cell>
          <table:table-cell table:style-name="ce17" table:formula="of:=AVERAGE([.BC42:.BC51])" office:value-type="float" office:value="19.57">
            <text:p>19.57</text:p>
          </table:table-cell>
          <table:table-cell table:style-name="ce16" table:formula="of:=AVERAGE([.BD42:.BD51])" office:value-type="float" office:value="28.19">
            <text:p>28.19</text:p>
          </table:table-cell>
          <table:table-cell table:number-columns-repeated="36"/>
        </table:table-row>
        <table:table-row table:style-name="ro1">
          <table:table-cell table:number-columns-repeated="20"/>
          <table:table-cell office:value-type="string">
            <text:p>Quart 3</text:p>
          </table:table-cell>
          <table:table-cell table:formula="of:=QUARTILE([.V32:.V61];3)" office:value-type="float" office:value="5.1425">
            <text:p>5.14</text:p>
          </table:table-cell>
          <table:table-cell table:formula="of:=QUARTILE([.W32:.W61];3)" office:value-type="float" office:value="23.075">
            <text:p>23.08</text:p>
          </table:table-cell>
          <table:table-cell table:formula="of:=QUARTILE([.X32:.X61];3)" office:value-type="float" office:value="5.75">
            <text:p>5.75</text:p>
          </table:table-cell>
          <table:table-cell table:formula="of:=QUARTILE([.Y32:.Y61];3)" office:value-type="float" office:value="22.05">
            <text:p>22.05</text:p>
          </table:table-cell>
          <table:table-cell table:formula="of:=QUARTILE([.Z32:.Z61];3)" office:value-type="float" office:value="29.625">
            <text:p>29.63</text:p>
          </table:table-cell>
          <table:table-cell table:number-columns-repeated="8"/>
          <table:table-cell office:value-type="string">
            <text:p>Quart 3</text:p>
          </table:table-cell>
          <table:table-cell table:formula="of:=QUARTILE([.AJ14:.AJ25];3)" office:value-type="float" office:value="4.7975">
            <text:p>4.8</text:p>
          </table:table-cell>
          <table:table-cell table:formula="of:=QUARTILE([.AK14:.AK25];3)" office:value-type="float" office:value="21.525">
            <text:p>21.53</text:p>
          </table:table-cell>
          <table:table-cell table:formula="of:=QUARTILE([.AL14:.AL25];3)" office:value-type="float" office:value="5.4225">
            <text:p>5.42</text:p>
          </table:table-cell>
          <table:table-cell table:formula="of:=QUARTILE([.AM14:.AM25];3)" office:value-type="float" office:value="20.725">
            <text:p>20.73</text:p>
          </table:table-cell>
          <table:table-cell table:formula="of:=QUARTILE([.AN14:.AN25];3)" office:value-type="float" office:value="28.675">
            <text:p>28.68</text:p>
          </table:table-cell>
          <table:table-cell table:number-columns-repeated="10"/>
          <table:table-cell office:value-type="string">
            <text:p>Quart 3</text:p>
          </table:table-cell>
          <table:table-cell table:formula="of:=QUARTILE([.AZ12:.AZ21];3)" office:value-type="float" office:value="4.515">
            <text:p>4.52</text:p>
          </table:table-cell>
          <table:table-cell table:formula="of:=QUARTILE([.BA12:.BA21];3)" office:value-type="float" office:value="21.7">
            <text:p>21.7</text:p>
          </table:table-cell>
          <table:table-cell table:formula="of:=QUARTILE([.BB12:.BB21];3)" office:value-type="float" office:value="4.99">
            <text:p>4.99</text:p>
          </table:table-cell>
          <table:table-cell table:formula="of:=QUARTILE([.BC12:.BC21];3)" office:value-type="float" office:value="21.05">
            <text:p>21.05</text:p>
          </table:table-cell>
          <table:table-cell table:formula="of:=QUARTILE([.BD12:.BD21];3)" office:value-type="float" office:value="26.95">
            <text:p>26.95</text:p>
          </table:table-cell>
          <table:table-cell table:number-columns-repeated="9"/>
          <table:table-cell table:style-name="ce7" office:value-type="string">
            <text:p>BEAM</text:p>
          </table:table-cell>
          <table:table-cell table:style-name="ce15" table:formula="of:=AVERAGE([.AZ12:.AZ21])" office:value-type="float" office:value="4.574">
            <text:p>4.57</text:p>
          </table:table-cell>
          <table:table-cell table:style-name="ce16" table:formula="of:=AVERAGE([.BA12:.BA21])" office:value-type="float" office:value="21.76">
            <text:p>21.76</text:p>
          </table:table-cell>
          <table:table-cell table:style-name="ce15" table:formula="of:=AVERAGE([.BB12:.BB21])" office:value-type="float" office:value="4.984">
            <text:p>4.98</text:p>
          </table:table-cell>
          <table:table-cell table:style-name="ce15" table:formula="of:=AVERAGE([.BC12:.BC21])" office:value-type="float" office:value="20.89">
            <text:p>20.89</text:p>
          </table:table-cell>
          <table:table-cell table:style-name="ce1" table:formula="of:=AVERAGE([.BD12:.BD21])" office:value-type="float" office:value="26.89">
            <text:p>26.89</text:p>
          </table:table-cell>
          <table:table-cell table:number-columns-repeated="36"/>
        </table:table-row>
        <table:table-row table:style-name="ro1">
          <table:table-cell table:number-columns-repeated="20"/>
          <table:table-cell office:value-type="string">
            <text:p>Max</text:p>
          </table:table-cell>
          <table:table-cell table:formula="of:=MAX([.V32:.V61])" office:value-type="float" office:value="7.05">
            <text:p>7.05</text:p>
          </table:table-cell>
          <table:table-cell table:formula="of:=MAX([.W32:.W61])" office:value-type="float" office:value="26.6">
            <text:p>26.6</text:p>
          </table:table-cell>
          <table:table-cell table:formula="of:=MAX([.X32:.X61])" office:value-type="float" office:value="7.85">
            <text:p>7.85</text:p>
          </table:table-cell>
          <table:table-cell table:formula="of:=MAX([.Y32:.Y61])" office:value-type="float" office:value="25.2">
            <text:p>25.2</text:p>
          </table:table-cell>
          <table:table-cell table:formula="of:=MAX([.Z32:.Z61])" office:value-type="float" office:value="36.5">
            <text:p>36.5</text:p>
          </table:table-cell>
          <table:table-cell table:number-columns-repeated="8"/>
          <table:table-cell office:value-type="string">
            <text:p>Max</text:p>
          </table:table-cell>
          <table:table-cell table:formula="of:=MAX([.AJ14:.AJ25])" office:value-type="float" office:value="5.69">
            <text:p>5.69</text:p>
          </table:table-cell>
          <table:table-cell table:formula="of:=MAX([.AK14:.AK25])" office:value-type="float" office:value="23.4">
            <text:p>23.4</text:p>
          </table:table-cell>
          <table:table-cell table:formula="of:=MAX([.AL14:.AL25])" office:value-type="float" office:value="6.19">
            <text:p>6.19</text:p>
          </table:table-cell>
          <table:table-cell table:formula="of:=MAX([.AM14:.AM25])" office:value-type="float" office:value="22.5">
            <text:p>22.5</text:p>
          </table:table-cell>
          <table:table-cell table:formula="of:=MAX([.AN14:.AN25])" office:value-type="float" office:value="30.2">
            <text:p>30.2</text:p>
          </table:table-cell>
          <table:table-cell table:number-columns-repeated="10"/>
          <table:table-cell office:value-type="string">
            <text:p>Max</text:p>
          </table:table-cell>
          <table:table-cell table:formula="of:=MAX([.AZ12:.AZ21])" office:value-type="float" office:value="5.32">
            <text:p>5.32</text:p>
          </table:table-cell>
          <table:table-cell table:formula="of:=MAX([.BA12:.BA21])" office:value-type="float" office:value="23.8">
            <text:p>23.8</text:p>
          </table:table-cell>
          <table:table-cell table:formula="of:=MAX([.BB12:.BB21])" office:value-type="float" office:value="5.79">
            <text:p>5.79</text:p>
          </table:table-cell>
          <table:table-cell table:formula="of:=MAX([.BC12:.BC21])" office:value-type="float" office:value="23.1">
            <text:p>23.1</text:p>
          </table:table-cell>
          <table:table-cell table:formula="of:=MAX([.BD12:.BD21])" office:value-type="float" office:value="29.7">
            <text:p>29.7</text:p>
          </table:table-cell>
          <table:table-cell table:number-columns-repeated="9"/>
          <table:table-cell table:style-name="ce7" office:value-type="string">
            <text:p>STD</text:p>
          </table:table-cell>
          <table:table-cell table:style-name="ce16" table:formula="of:=AVERAGE([.AZ22:.AZ31])" office:value-type="float" office:value="4.575">
            <text:p>4.58</text:p>
          </table:table-cell>
          <table:table-cell table:style-name="ce1" table:formula="of:=AVERAGE([.BA22:.BA31])" office:value-type="float" office:value="21.59">
            <text:p>21.59</text:p>
          </table:table-cell>
          <table:table-cell table:style-name="ce16" table:formula="of:=AVERAGE([.BB22:.BB31])" office:value-type="float" office:value="5.01">
            <text:p>5.01</text:p>
          </table:table-cell>
          <table:table-cell table:style-name="ce1" table:formula="of:=AVERAGE([.BC22:.BC31])" office:value-type="float" office:value="20.43">
            <text:p>20.43</text:p>
          </table:table-cell>
          <table:table-cell table:style-name="ce17" table:formula="of:=AVERAGE([.BD22:.BD31])" office:value-type="float" office:value="25.42">
            <text:p>25.42</text:p>
          </table:table-cell>
          <table:table-cell table:number-columns-repeated="36"/>
        </table:table-row>
        <table:table-row table:style-name="ro1">
          <table:table-cell table:number-columns-repeated="20"/>
          <table:table-cell office:value-type="string">
            <text:p>STD D</text:p>
          </table:table-cell>
          <table:table-cell table:formula="of:=STDEV([.V32:.V61])" office:value-type="float" office:value="0.712733204424808">
            <text:p>0.71</text:p>
          </table:table-cell>
          <table:table-cell table:formula="of:=STDEV([.W32:.W61])" office:value-type="float" office:value="1.95383795608047">
            <text:p>1.95</text:p>
          </table:table-cell>
          <table:table-cell table:formula="of:=STDEV([.X32:.X61])" office:value-type="float" office:value="0.837342814207985">
            <text:p>0.84</text:p>
          </table:table-cell>
          <table:table-cell table:formula="of:=STDEV([.Y32:.Y61])" office:value-type="float" office:value="2.00584204234794">
            <text:p>2.01</text:p>
          </table:table-cell>
          <table:table-cell table:formula="of:=STDEV([.Z32:.Z61])" office:value-type="float" office:value="3.69317637327788">
            <text:p>3.69</text:p>
          </table:table-cell>
          <table:table-cell table:number-columns-repeated="8"/>
          <table:table-cell office:value-type="string">
            <text:p>STD D</text:p>
          </table:table-cell>
          <table:table-cell table:formula="of:=STDEV([.AJ14:.AJ25])" office:value-type="float" office:value="0.576890173886913">
            <text:p>0.58</text:p>
          </table:table-cell>
          <table:table-cell table:formula="of:=STDEV([.AK14:.AK25])" office:value-type="float" office:value="1.32696395329087">
            <text:p>1.33</text:p>
          </table:table-cell>
          <table:table-cell table:formula="of:=STDEV([.AL14:.AL25])" office:value-type="float" office:value="0.633998255422511">
            <text:p>0.63</text:p>
          </table:table-cell>
          <table:table-cell table:formula="of:=STDEV([.AM14:.AM25])" office:value-type="float" office:value="1.42158682144605">
            <text:p>1.42</text:p>
          </table:table-cell>
          <table:table-cell table:formula="of:=STDEV([.AN14:.AN25])" office:value-type="float" office:value="3.02998899887992">
            <text:p>3.03</text:p>
          </table:table-cell>
          <table:table-cell table:number-columns-repeated="10"/>
          <table:table-cell office:value-type="string">
            <text:p>STD D</text:p>
          </table:table-cell>
          <table:table-cell table:formula="of:=STDEV([.AZ12:.AZ21])" office:value-type="float" office:value="0.397805089068615">
            <text:p>0.4</text:p>
          </table:table-cell>
          <table:table-cell table:formula="of:=STDEV([.BA12:.BA21])" office:value-type="float" office:value="1.10674698503718">
            <text:p>1.11</text:p>
          </table:table-cell>
          <table:table-cell table:formula="of:=STDEV([.BB12:.BB21])" office:value-type="float" office:value="0.425602840424941">
            <text:p>0.43</text:p>
          </table:table-cell>
          <table:table-cell table:formula="of:=STDEV([.BC12:.BC21])" office:value-type="float" office:value="1.07646540946645">
            <text:p>1.08</text:p>
          </table:table-cell>
          <table:table-cell table:formula="of:=STDEV([.BD12:.BD21])" office:value-type="float" office:value="1.38680287792542">
            <text:p>1.39</text:p>
          </table:table-cell>
          <table:table-cell table:number-columns-repeated="9"/>
          <table:table-cell table:style-name="ce7" office:value-type="string">
            <text:p>STD(+4L)</text:p>
          </table:table-cell>
          <table:table-cell table:style-name="ce17" table:formula="of:=AVERAGE([.AZ32:.AZ41])" office:value-type="float" office:value="5.011">
            <text:p>5.01</text:p>
          </table:table-cell>
          <table:table-cell table:style-name="ce18" table:formula="of:=AVERAGE([.BA32:.BA41])" office:value-type="float" office:value="19.61">
            <text:p>19.61</text:p>
          </table:table-cell>
          <table:table-cell table:style-name="ce17" table:formula="of:=AVERAGE([.BB32:.BB41])" office:value-type="float" office:value="5.679">
            <text:p>5.68</text:p>
          </table:table-cell>
          <table:table-cell table:style-name="ce18" table:formula="of:=AVERAGE([.BC32:.BC41])" office:value-type="float" office:value="18.55">
            <text:p>18.55</text:p>
          </table:table-cell>
          <table:table-cell table:style-name="ce18" table:formula="of:=AVERAGE([.BD32:.BD41])" office:value-type="float" office:value="22.12">
            <text:p>22.12</text:p>
          </table:table-cell>
          <table:table-cell table:number-columns-repeated="36"/>
        </table:table-row>
        <table:table-row table:style-name="ro1">
          <table:table-cell table:number-columns-repeated="7"/>
          <table:table-cell table:style-name="ce3"/>
          <table:table-cell table:number-columns-repeated="25"/>
          <table:table-cell office:value-type="string">
            <text:p>Total Stats Vocab 2</text:p>
          </table:table-cell>
          <table:table-cell table:number-columns-repeated="15"/>
          <table:table-cell office:value-type="string">
            <text:p>Total Stats STD</text:p>
          </table:table-cell>
          <table:table-cell table:number-columns-repeated="57"/>
        </table:table-row>
        <table:table-row table:style-name="ro1">
          <table:table-cell table:number-columns-repeated="34"/>
          <table:table-cell office:value-type="string">
            <text:p>Min</text:p>
          </table:table-cell>
          <table:table-cell table:formula="of:=MIN([.AJ26:.AJ37])" office:value-type="float" office:value="4.14">
            <text:p>4.14</text:p>
          </table:table-cell>
          <table:table-cell table:formula="of:=MIN([.AK26:.AK37])" office:value-type="float" office:value="19.2">
            <text:p>19.2</text:p>
          </table:table-cell>
          <table:table-cell table:formula="of:=MIN([.AL26:.AL37])" office:value-type="float" office:value="4.62">
            <text:p>4.62</text:p>
          </table:table-cell>
          <table:table-cell table:formula="of:=MIN([.AM26:.AM37])" office:value-type="float" office:value="18.1">
            <text:p>18.1</text:p>
          </table:table-cell>
          <table:table-cell table:formula="of:=MIN([.AN26:.AN37])" office:value-type="float" office:value="21.5">
            <text:p>21.5</text:p>
          </table:table-cell>
          <table:table-cell table:number-columns-repeated="10"/>
          <table:table-cell office:value-type="string">
            <text:p>Min</text:p>
          </table:table-cell>
          <table:table-cell table:formula="of:=MIN([.AZ22:.AZ31])" office:value-type="float" office:value="4.1">
            <text:p>4.1</text:p>
          </table:table-cell>
          <table:table-cell table:formula="of:=MIN([.BA22:.BA31])" office:value-type="float" office:value="20.6">
            <text:p>20.6</text:p>
          </table:table-cell>
          <table:table-cell table:formula="of:=MIN([.BB22:.BB31])" office:value-type="float" office:value="4.53">
            <text:p>4.53</text:p>
          </table:table-cell>
          <table:table-cell table:formula="of:=MIN([.BC22:.BC31])" office:value-type="float" office:value="19.4">
            <text:p>19.4</text:p>
          </table:table-cell>
          <table:table-cell table:formula="of:=MIN([.BD22:.BD31])" office:value-type="float" office:value="22.6">
            <text:p>22.6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table:style-name="ce3" office:value-type="string">
            <text:p>Quart 1</text:p>
          </table:table-cell>
          <table:table-cell table:formula="of:=QUARTILE([.AJ26:.AJ37];1)" office:value-type="float" office:value="4.5025">
            <text:p>4.5</text:p>
          </table:table-cell>
          <table:table-cell table:formula="of:=QUARTILE([.AK26:.AK37];1)" office:value-type="float" office:value="19.75">
            <text:p>19.75</text:p>
          </table:table-cell>
          <table:table-cell table:formula="of:=QUARTILE([.AL26:.AL37];1)" office:value-type="float" office:value="4.88">
            <text:p>4.88</text:p>
          </table:table-cell>
          <table:table-cell table:formula="of:=QUARTILE([.AM26:.AM37];1)" office:value-type="float" office:value="18.975">
            <text:p>18.98</text:p>
          </table:table-cell>
          <table:table-cell table:formula="of:=QUARTILE([.AN26:.AN37];1)" office:value-type="float" office:value="24.675">
            <text:p>24.68</text:p>
          </table:table-cell>
          <table:table-cell table:number-columns-repeated="10"/>
          <table:table-cell table:style-name="ce3" office:value-type="string">
            <text:p>Quart 1</text:p>
          </table:table-cell>
          <table:table-cell table:formula="of:=QUARTILE([.AZ22:.AZ31];1)" office:value-type="float" office:value="4.2675">
            <text:p>4.27</text:p>
          </table:table-cell>
          <table:table-cell table:formula="of:=QUARTILE([.BA22:.BA31];1)" office:value-type="float" office:value="20.85">
            <text:p>20.85</text:p>
          </table:table-cell>
          <table:table-cell table:formula="of:=QUARTILE([.BB22:.BB31];1)" office:value-type="float" office:value="4.6175">
            <text:p>4.62</text:p>
          </table:table-cell>
          <table:table-cell table:formula="of:=QUARTILE([.BC22:.BC31];1)" office:value-type="float" office:value="19.55">
            <text:p>19.55</text:p>
          </table:table-cell>
          <table:table-cell table:formula="of:=QUARTILE([.BD22:.BD31];1)" office:value-type="float" office:value="24">
            <text:p>24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table:style-name="ce4" office:value-type="string">
            <text:p>Average</text:p>
          </table:table-cell>
          <table:table-cell table:style-name="ce4" table:formula="of:=AVERAGE([.AJ26:.AJ37])" office:value-type="float" office:value="4.6875">
            <text:p>4.69</text:p>
          </table:table-cell>
          <table:table-cell table:style-name="ce4" table:formula="of:=AVERAGE([.AK26:.AK37])" office:value-type="float" office:value="20.9166666666667">
            <text:p>20.92</text:p>
          </table:table-cell>
          <table:table-cell table:style-name="ce4" table:formula="of:=AVERAGE([.AL26:.AL37])" office:value-type="float" office:value="5.12916666666667">
            <text:p>5.13</text:p>
          </table:table-cell>
          <table:table-cell table:style-name="ce4" table:formula="of:=AVERAGE([.AM26:.AM37])" office:value-type="float" office:value="20.0416666666667">
            <text:p>20.04</text:p>
          </table:table-cell>
          <table:table-cell table:style-name="ce4" table:formula="of:=AVERAGE([.AN26:.AN37])" office:value-type="float" office:value="25.9166666666667">
            <text:p>25.92</text:p>
          </table:table-cell>
          <table:table-cell table:style-name="ce4" table:number-columns-repeated="2"/>
          <table:table-cell table:number-columns-repeated="8"/>
          <table:table-cell table:style-name="ce1" office:value-type="string">
            <text:p>Average</text:p>
          </table:table-cell>
          <table:table-cell table:style-name="ce1" table:formula="of:=AVERAGE([.AZ22:.AZ31])" office:value-type="float" office:value="4.575">
            <text:p>4.58</text:p>
          </table:table-cell>
          <table:table-cell table:style-name="ce1" table:formula="of:=AVERAGE([.BA22:.BA31])" office:value-type="float" office:value="21.59">
            <text:p>21.59</text:p>
          </table:table-cell>
          <table:table-cell table:style-name="ce1" table:formula="of:=AVERAGE([.BB22:.BB31])" office:value-type="float" office:value="5.01">
            <text:p>5.01</text:p>
          </table:table-cell>
          <table:table-cell table:style-name="ce1" table:formula="of:=AVERAGE([.BC22:.BC31])" office:value-type="float" office:value="20.43">
            <text:p>20.43</text:p>
          </table:table-cell>
          <table:table-cell table:style-name="ce1" table:formula="of:=AVERAGE([.BD22:.BD31])" office:value-type="float" office:value="25.42">
            <text:p>25.42</text:p>
          </table:table-cell>
          <table:table-cell table:style-name="ce1"/>
          <table:table-cell table:style-name="ce1" table:formula="of:=((([.BO74])/([.BO74]))*100)%" office:value-type="percentage" office:value="1">
            <text:p>100.00%</text:p>
          </table:table-cell>
          <table:table-cell table:style-name="ce1" table:formula="of:=((([.BP74])/([.BP74]))*100)%" office:value-type="percentage" office:value="1">
            <text:p>100.00%</text:p>
          </table:table-cell>
          <table:table-cell table:style-name="ce1" table:formula="of:=((([.BQ74])/([.BQ74]))*100)%" office:value-type="percentage" office:value="1">
            <text:p>100.00%</text:p>
          </table:table-cell>
          <table:table-cell table:style-name="ce1" table:formula="of:=((([.BR74])/([.BR74]))*100)%" office:value-type="percentage" office:value="1">
            <text:p>100.00%</text:p>
          </table:table-cell>
          <table:table-cell table:style-name="ce1" table:formula="of:=((([.BS74])/([.BS74]))*100)%" office:value-type="percentage" office:value="1">
            <text:p>100.00%</text:p>
          </table:table-cell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Quart 3</text:p>
          </table:table-cell>
          <table:table-cell table:formula="of:=QUARTILE([.AJ26:.AJ37];3)" office:value-type="float" office:value="4.7625">
            <text:p>4.76</text:p>
          </table:table-cell>
          <table:table-cell table:formula="of:=QUARTILE([.AK26:.AK37];3)" office:value-type="float" office:value="21.475">
            <text:p>21.48</text:p>
          </table:table-cell>
          <table:table-cell table:formula="of:=QUARTILE([.AL26:.AL37];3)" office:value-type="float" office:value="5.1925">
            <text:p>5.19</text:p>
          </table:table-cell>
          <table:table-cell table:formula="of:=QUARTILE([.AM26:.AM37];3)" office:value-type="float" office:value="20.825">
            <text:p>20.83</text:p>
          </table:table-cell>
          <table:table-cell table:formula="of:=QUARTILE([.AN26:.AN37];3)" office:value-type="float" office:value="27.6">
            <text:p>27.6</text:p>
          </table:table-cell>
          <table:table-cell table:number-columns-repeated="10"/>
          <table:table-cell office:value-type="string">
            <text:p>Quart 3</text:p>
          </table:table-cell>
          <table:table-cell table:formula="of:=QUARTILE([.AZ22:.AZ31];3)" office:value-type="float" office:value="4.7275">
            <text:p>4.73</text:p>
          </table:table-cell>
          <table:table-cell table:formula="of:=QUARTILE([.BA22:.BA31];3)" office:value-type="float" office:value="21.375">
            <text:p>21.38</text:p>
          </table:table-cell>
          <table:table-cell table:formula="of:=QUARTILE([.BB22:.BB31];3)" office:value-type="float" office:value="4.9275">
            <text:p>4.93</text:p>
          </table:table-cell>
          <table:table-cell table:formula="of:=QUARTILE([.BC22:.BC31];3)" office:value-type="float" office:value="20.4">
            <text:p>20.4</text:p>
          </table:table-cell>
          <table:table-cell table:formula="of:=QUARTILE([.BD22:.BD31];3)" office:value-type="float" office:value="24.875">
            <text:p>24.88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Max</text:p>
          </table:table-cell>
          <table:table-cell table:formula="of:=MAX([.AJ26:.AJ37])" office:value-type="float" office:value="5.71">
            <text:p>5.71</text:p>
          </table:table-cell>
          <table:table-cell table:formula="of:=MAX([.AK26:.AK37])" office:value-type="float" office:value="23">
            <text:p>23</text:p>
          </table:table-cell>
          <table:table-cell table:formula="of:=MAX([.AL26:.AL37])" office:value-type="float" office:value="6.22">
            <text:p>6.22</text:p>
          </table:table-cell>
          <table:table-cell table:formula="of:=MAX([.AM26:.AM37])" office:value-type="float" office:value="22.2">
            <text:p>22.2</text:p>
          </table:table-cell>
          <table:table-cell table:formula="of:=MAX([.AN26:.AN37])" office:value-type="float" office:value="30.5">
            <text:p>30.5</text:p>
          </table:table-cell>
          <table:table-cell table:number-columns-repeated="10"/>
          <table:table-cell office:value-type="string">
            <text:p>Max</text:p>
          </table:table-cell>
          <table:table-cell table:formula="of:=MAX([.AZ22:.AZ31])" office:value-type="float" office:value="5.59">
            <text:p>5.59</text:p>
          </table:table-cell>
          <table:table-cell table:formula="of:=MAX([.BA22:.BA31])" office:value-type="float" office:value="24.2">
            <text:p>24.2</text:p>
          </table:table-cell>
          <table:table-cell table:formula="of:=MAX([.BB22:.BB31])" office:value-type="float" office:value="6.2">
            <text:p>6.2</text:p>
          </table:table-cell>
          <table:table-cell table:formula="of:=MAX([.BC22:.BC31])" office:value-type="float" office:value="23">
            <text:p>23</text:p>
          </table:table-cell>
          <table:table-cell table:formula="of:=MAX([.BD22:.BD31])" office:value-type="float" office:value="31.8">
            <text:p>31.8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STD D</text:p>
          </table:table-cell>
          <table:table-cell table:formula="of:=STDEV([.AJ26:.AJ37])" office:value-type="float" office:value="0.380361669993179">
            <text:p>0.38</text:p>
          </table:table-cell>
          <table:table-cell table:formula="of:=STDEV([.AK26:.AK37])" office:value-type="float" office:value="1.21792172709634">
            <text:p>1.22</text:p>
          </table:table-cell>
          <table:table-cell table:formula="of:=STDEV([.AL26:.AL37])" office:value-type="float" office:value="0.446897554527236">
            <text:p>0.45</text:p>
          </table:table-cell>
          <table:table-cell table:formula="of:=STDEV([.AM26:.AM37])" office:value-type="float" office:value="1.36878070049976">
            <text:p>1.37</text:p>
          </table:table-cell>
          <table:table-cell table:formula="of:=STDEV([.AN26:.AN37])" office:value-type="float" office:value="2.63433045947105">
            <text:p>2.63</text:p>
          </table:table-cell>
          <table:table-cell table:number-columns-repeated="10"/>
          <table:table-cell office:value-type="string">
            <text:p>STD D</text:p>
          </table:table-cell>
          <table:table-cell table:formula="of:=STDEV([.AZ22:.AZ31])" office:value-type="float" office:value="0.489608687286762">
            <text:p>0.49</text:p>
          </table:table-cell>
          <table:table-cell table:formula="of:=STDEV([.BA22:.BA31])" office:value-type="float" office:value="1.32451248893068">
            <text:p>1.32</text:p>
          </table:table-cell>
          <table:table-cell table:formula="of:=STDEV([.BB22:.BB31])" office:value-type="float" office:value="0.624339651151519">
            <text:p>0.62</text:p>
          </table:table-cell>
          <table:table-cell table:formula="of:=STDEV([.BC22:.BC31])" office:value-type="float" office:value="1.32752903295308">
            <text:p>1.33</text:p>
          </table:table-cell>
          <table:table-cell table:formula="of:=STDEV([.BD22:.BD31])" office:value-type="float" office:value="3.11619426009783">
            <text:p>3.12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3"/>
          <table:table-cell office:value-type="string">
            <text:p>Total Stats Vocab 3</text:p>
          </table:table-cell>
          <table:table-cell table:number-columns-repeated="15"/>
          <table:table-cell office:value-type="string">
            <text:p>Total Stats STD L4</text:p>
          </table:table-cell>
          <table:table-cell table:number-columns-repeated="12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Min</text:p>
          </table:table-cell>
          <table:table-cell table:formula="of:=MIN([.AJ38:.AJ49])" office:value-type="float" office:value="3.71">
            <text:p>3.71</text:p>
          </table:table-cell>
          <table:table-cell table:formula="of:=MIN([.AK38:.AK49])" office:value-type="float" office:value="17.9">
            <text:p>17.9</text:p>
          </table:table-cell>
          <table:table-cell table:formula="of:=MIN([.AL38:.AL49])" office:value-type="float" office:value="3.93">
            <text:p>3.93</text:p>
          </table:table-cell>
          <table:table-cell table:formula="of:=MIN([.AM38:.AM49])" office:value-type="float" office:value="16.3">
            <text:p>16.3</text:p>
          </table:table-cell>
          <table:table-cell table:formula="of:=MIN([.AN38:.AN49])" office:value-type="float" office:value="20.9">
            <text:p>20.9</text:p>
          </table:table-cell>
          <table:table-cell table:number-columns-repeated="10"/>
          <table:table-cell office:value-type="string">
            <text:p>Min</text:p>
          </table:table-cell>
          <table:table-cell table:formula="of:=MIN([.AZ32:.AZ41])" office:value-type="float" office:value="4.48">
            <text:p>4.48</text:p>
          </table:table-cell>
          <table:table-cell table:formula="of:=MIN([.BA32:.BA41])" office:value-type="float" office:value="17.6">
            <text:p>17.6</text:p>
          </table:table-cell>
          <table:table-cell table:formula="of:=MIN([.BB32:.BB41])" office:value-type="float" office:value="5.08">
            <text:p>5.08</text:p>
          </table:table-cell>
          <table:table-cell table:formula="of:=MIN([.BC32:.BC41])" office:value-type="float" office:value="16.3">
            <text:p>16.3</text:p>
          </table:table-cell>
          <table:table-cell table:formula="of:=MIN([.BD32:.BD41])" office:value-type="float" office:value="18.2">
            <text:p>18.2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table:style-name="ce3" office:value-type="string">
            <text:p>Quart 1</text:p>
          </table:table-cell>
          <table:table-cell table:formula="of:=QUARTILE([.AJ38:.AJ49];1)" office:value-type="float" office:value="4.2575">
            <text:p>4.26</text:p>
          </table:table-cell>
          <table:table-cell table:formula="of:=QUARTILE([.AK38:.AK49];1)" office:value-type="float" office:value="19.875">
            <text:p>19.88</text:p>
          </table:table-cell>
          <table:table-cell table:formula="of:=QUARTILE([.AL38:.AL49];1)" office:value-type="float" office:value="4.6275">
            <text:p>4.63</text:p>
          </table:table-cell>
          <table:table-cell table:formula="of:=QUARTILE([.AM38:.AM49];1)" office:value-type="float" office:value="19.15">
            <text:p>19.15</text:p>
          </table:table-cell>
          <table:table-cell table:formula="of:=QUARTILE([.AN38:.AN49];1)" office:value-type="float" office:value="24.375">
            <text:p>24.38</text:p>
          </table:table-cell>
          <table:table-cell table:number-columns-repeated="10"/>
          <table:table-cell table:style-name="ce3" office:value-type="string">
            <text:p>Quart 1</text:p>
          </table:table-cell>
          <table:table-cell table:formula="of:=QUARTILE([.AZ32:.AZ41];1)" office:value-type="float" office:value="4.69">
            <text:p>4.69</text:p>
          </table:table-cell>
          <table:table-cell table:formula="of:=QUARTILE([.BA32:.BA41];1)" office:value-type="float" office:value="18.6">
            <text:p>18.6</text:p>
          </table:table-cell>
          <table:table-cell table:formula="of:=QUARTILE([.BB32:.BB41];1)" office:value-type="float" office:value="5.11">
            <text:p>5.11</text:p>
          </table:table-cell>
          <table:table-cell table:formula="of:=QUARTILE([.BC32:.BC41];1)" office:value-type="float" office:value="17.575">
            <text:p>17.58</text:p>
          </table:table-cell>
          <table:table-cell table:formula="of:=QUARTILE([.BD32:.BD41];1)" office:value-type="float" office:value="20.975">
            <text:p>20.98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table:style-name="ce4" office:value-type="string">
            <text:p>Average</text:p>
          </table:table-cell>
          <table:table-cell table:style-name="ce4" table:formula="of:=AVERAGE([.AJ38:.AJ49])" office:value-type="float" office:value="4.51666666666667">
            <text:p>4.52</text:p>
          </table:table-cell>
          <table:table-cell table:style-name="ce4" table:formula="of:=AVERAGE([.AK38:.AK49])" office:value-type="float" office:value="20.975">
            <text:p>20.98</text:p>
          </table:table-cell>
          <table:table-cell table:style-name="ce4" table:formula="of:=AVERAGE([.AL38:.AL49])" office:value-type="float" office:value="4.96333333333333">
            <text:p>4.96</text:p>
          </table:table-cell>
          <table:table-cell table:style-name="ce4" table:formula="of:=AVERAGE([.AM38:.AM49])" office:value-type="float" office:value="19.75">
            <text:p>19.75</text:p>
          </table:table-cell>
          <table:table-cell table:style-name="ce4" table:formula="of:=AVERAGE([.AN38:.AN49])" office:value-type="float" office:value="25.875">
            <text:p>25.88</text:p>
          </table:table-cell>
          <table:table-cell table:style-name="ce4" table:number-columns-repeated="2"/>
          <table:table-cell table:number-columns-repeated="8"/>
          <table:table-cell table:style-name="ce4" office:value-type="string">
            <text:p>Average</text:p>
          </table:table-cell>
          <table:table-cell table:style-name="ce4" table:formula="of:=AVERAGE([.AZ32:.AZ41])" office:value-type="float" office:value="5.011">
            <text:p>5.01</text:p>
          </table:table-cell>
          <table:table-cell table:style-name="ce4" table:formula="of:=AVERAGE([.BA32:.BA41])" office:value-type="float" office:value="19.61">
            <text:p>19.61</text:p>
          </table:table-cell>
          <table:table-cell table:style-name="ce4" table:formula="of:=AVERAGE([.BB32:.BB41])" office:value-type="float" office:value="5.679">
            <text:p>5.68</text:p>
          </table:table-cell>
          <table:table-cell table:style-name="ce4" table:formula="of:=AVERAGE([.BC32:.BC41])" office:value-type="float" office:value="18.55">
            <text:p>18.55</text:p>
          </table:table-cell>
          <table:table-cell table:style-name="ce4" table:formula="of:=AVERAGE([.BD32:.BD41])" office:value-type="float" office:value="22.12">
            <text:p>22.12</text:p>
          </table:table-cell>
          <table:table-cell table:style-name="ce2"/>
          <table:table-cell table:style-name="ce2" table:formula="of:=((([.BO75])/([.BO74]))*100)%" office:value-type="percentage" office:value="1.09530054644809">
            <text:p>109.53%</text:p>
          </table:table-cell>
          <table:table-cell table:style-name="ce2" table:formula="of:=((([.BP75])/([.BP74]))*100)%" office:value-type="percentage" office:value="0.90829087540528">
            <text:p>90.83%</text:p>
          </table:table-cell>
          <table:table-cell table:style-name="ce2" table:formula="of:=((([.BQ75])/([.BQ74]))*100)%" office:value-type="percentage" office:value="1.13353293413174">
            <text:p>113.35%</text:p>
          </table:table-cell>
          <table:table-cell table:style-name="ce2" table:formula="of:=((([.BR75])/([.BR74]))*100)%" office:value-type="percentage" office:value="0.907978463044542">
            <text:p>90.80%</text:p>
          </table:table-cell>
          <table:table-cell table:style-name="ce2" table:formula="of:=((([.BS75])/([.BS74]))*100)%" office:value-type="percentage" office:value="0.870180959874115">
            <text:p>87.02%</text:p>
          </table:table-cell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Quart 3</text:p>
          </table:table-cell>
          <table:table-cell table:formula="of:=QUARTILE([.AJ38:.AJ49];3)" office:value-type="float" office:value="4.8725">
            <text:p>4.87</text:p>
          </table:table-cell>
          <table:table-cell table:formula="of:=QUARTILE([.AK38:.AK49];3)" office:value-type="float" office:value="21.7">
            <text:p>21.7</text:p>
          </table:table-cell>
          <table:table-cell table:formula="of:=QUARTILE([.AL38:.AL49];3)" office:value-type="float" office:value="5.37">
            <text:p>5.37</text:p>
          </table:table-cell>
          <table:table-cell table:formula="of:=QUARTILE([.AM38:.AM49];3)" office:value-type="float" office:value="20.45">
            <text:p>20.45</text:p>
          </table:table-cell>
          <table:table-cell table:formula="of:=QUARTILE([.AN38:.AN49];3)" office:value-type="float" office:value="28.25">
            <text:p>28.25</text:p>
          </table:table-cell>
          <table:table-cell table:number-columns-repeated="10"/>
          <table:table-cell office:value-type="string">
            <text:p>Quart 3</text:p>
          </table:table-cell>
          <table:table-cell table:formula="of:=QUARTILE([.AZ32:.AZ41];3)" office:value-type="float" office:value="5.1425">
            <text:p>5.14</text:p>
          </table:table-cell>
          <table:table-cell table:formula="of:=QUARTILE([.BA32:.BA41];3)" office:value-type="float" office:value="19.375">
            <text:p>19.38</text:p>
          </table:table-cell>
          <table:table-cell table:formula="of:=QUARTILE([.BB32:.BB41];3)" office:value-type="float" office:value="5.62">
            <text:p>5.62</text:p>
          </table:table-cell>
          <table:table-cell table:formula="of:=QUARTILE([.BC32:.BC41];3)" office:value-type="float" office:value="18.575">
            <text:p>18.58</text:p>
          </table:table-cell>
          <table:table-cell table:formula="of:=QUARTILE([.BD32:.BD41];3)" office:value-type="float" office:value="22.075">
            <text:p>22.08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7"/>
          <table:table-cell table:style-name="ce3"/>
          <table:table-cell table:number-columns-repeated="26"/>
          <table:table-cell office:value-type="string">
            <text:p>Max</text:p>
          </table:table-cell>
          <table:table-cell table:formula="of:=MAX([.AJ38:.AJ49])" office:value-type="float" office:value="5.17">
            <text:p>5.17</text:p>
          </table:table-cell>
          <table:table-cell table:formula="of:=MAX([.AK38:.AK49])" office:value-type="float" office:value="24.1">
            <text:p>24.1</text:p>
          </table:table-cell>
          <table:table-cell table:formula="of:=MAX([.AL38:.AL49])" office:value-type="float" office:value="5.62">
            <text:p>5.62</text:p>
          </table:table-cell>
          <table:table-cell table:formula="of:=MAX([.AM38:.AM49])" office:value-type="float" office:value="23.1">
            <text:p>23.1</text:p>
          </table:table-cell>
          <table:table-cell table:formula="of:=MAX([.AN38:.AN49])" office:value-type="float" office:value="30.1">
            <text:p>30.1</text:p>
          </table:table-cell>
          <table:table-cell table:number-columns-repeated="10"/>
          <table:table-cell office:value-type="string">
            <text:p>Max</text:p>
          </table:table-cell>
          <table:table-cell table:formula="of:=MAX([.AZ32:.AZ41])" office:value-type="float" office:value="5.98">
            <text:p>5.98</text:p>
          </table:table-cell>
          <table:table-cell table:formula="of:=MAX([.BA32:.BA41])" office:value-type="float" office:value="23.1">
            <text:p>23.1</text:p>
          </table:table-cell>
          <table:table-cell table:formula="of:=MAX([.BB32:.BB41])" office:value-type="float" office:value="7.32">
            <text:p>7.32</text:p>
          </table:table-cell>
          <table:table-cell table:formula="of:=MAX([.BC32:.BC41])" office:value-type="float" office:value="22.3">
            <text:p>22.3</text:p>
          </table:table-cell>
          <table:table-cell table:formula="of:=MAX([.BD32:.BD41])" office:value-type="float" office:value="26.5">
            <text:p>26.5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STD D</text:p>
          </table:table-cell>
          <table:table-cell table:formula="of:=STDEV([.AJ38:.AJ49])" office:value-type="float" office:value="0.447667354858561">
            <text:p>0.45</text:p>
          </table:table-cell>
          <table:table-cell table:formula="of:=STDEV([.AK38:.AK49])" office:value-type="float" office:value="1.8226479239133">
            <text:p>1.82</text:p>
          </table:table-cell>
          <table:table-cell table:formula="of:=STDEV([.AL38:.AL49])" office:value-type="float" office:value="0.53448927760881">
            <text:p>0.53</text:p>
          </table:table-cell>
          <table:table-cell table:formula="of:=STDEV([.AM38:.AM49])" office:value-type="float" office:value="1.82632268382522">
            <text:p>1.83</text:p>
          </table:table-cell>
          <table:table-cell table:formula="of:=STDEV([.AN38:.AN49])" office:value-type="float" office:value="2.89391995868454">
            <text:p>2.89</text:p>
          </table:table-cell>
          <table:table-cell table:number-columns-repeated="10"/>
          <table:table-cell office:value-type="string">
            <text:p>STD D</text:p>
          </table:table-cell>
          <table:table-cell table:formula="of:=STDEV([.AZ32:.AZ41])" office:value-type="float" office:value="0.537803144488968">
            <text:p>0.54</text:p>
          </table:table-cell>
          <table:table-cell table:formula="of:=STDEV([.BA32:.BA41])" office:value-type="float" office:value="1.91046823812616">
            <text:p>1.91</text:p>
          </table:table-cell>
          <table:table-cell table:formula="of:=STDEV([.BB32:.BB41])" office:value-type="float" office:value="0.779208287658413">
            <text:p>0.78</text:p>
          </table:table-cell>
          <table:table-cell table:formula="of:=STDEV([.BC32:.BC41])" office:value-type="float" office:value="1.88694344259587">
            <text:p>1.89</text:p>
          </table:table-cell>
          <table:table-cell table:formula="of:=STDEV([.BD32:.BD41])" office:value-type="float" office:value="2.55508208174306">
            <text:p>2.56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3"/>
          <table:table-cell office:value-type="string">
            <text:p>Total Stats Vocab 4</text:p>
          </table:table-cell>
          <table:table-cell table:number-columns-repeated="15"/>
          <table:table-cell office:value-type="string">
            <text:p>Total Stats STD U512</text:p>
          </table:table-cell>
          <table:table-cell table:number-columns-repeated="12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Min</text:p>
          </table:table-cell>
          <table:table-cell table:formula="of:=MIN([.AJ50:.AJ61])" office:value-type="float" office:value="3.93">
            <text:p>3.93</text:p>
          </table:table-cell>
          <table:table-cell table:formula="of:=MIN([.AK50:.AK61])" office:value-type="float" office:value="17.6">
            <text:p>17.6</text:p>
          </table:table-cell>
          <table:table-cell table:formula="of:=MIN([.AL50:.AL61])" office:value-type="float" office:value="4.11">
            <text:p>4.11</text:p>
          </table:table-cell>
          <table:table-cell table:formula="of:=MIN([.AM50:.AM61])" office:value-type="float" office:value="16.9">
            <text:p>16.9</text:p>
          </table:table-cell>
          <table:table-cell table:formula="of:=MIN([.AN50:.AN61])" office:value-type="float" office:value="18.2">
            <text:p>18.2</text:p>
          </table:table-cell>
          <table:table-cell table:number-columns-repeated="10"/>
          <table:table-cell office:value-type="string">
            <text:p>Min</text:p>
          </table:table-cell>
          <table:table-cell table:formula="of:=MIN([.AZ42:.AZ51])" office:value-type="float" office:value="4.64">
            <text:p>4.64</text:p>
          </table:table-cell>
          <table:table-cell table:formula="of:=MIN([.BA42:.BA51])" office:value-type="float" office:value="19.6">
            <text:p>19.6</text:p>
          </table:table-cell>
          <table:table-cell table:formula="of:=MIN([.BB42:.BB51])" office:value-type="float" office:value="5.11">
            <text:p>5.11</text:p>
          </table:table-cell>
          <table:table-cell table:formula="of:=MIN([.BC42:.BC51])" office:value-type="float" office:value="18.4">
            <text:p>18.4</text:p>
          </table:table-cell>
          <table:table-cell table:formula="of:=MIN([.BD42:.BD51])" office:value-type="float" office:value="26.1">
            <text:p>26.1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table:style-name="ce3" office:value-type="string">
            <text:p>Quart 1</text:p>
          </table:table-cell>
          <table:table-cell table:formula="of:=QUARTILE([.AJ50:.AJ61];1)" office:value-type="float" office:value="4.2425">
            <text:p>4.24</text:p>
          </table:table-cell>
          <table:table-cell table:formula="of:=QUARTILE([.AK50:.AK61];1)" office:value-type="float" office:value="19.9">
            <text:p>19.9</text:p>
          </table:table-cell>
          <table:table-cell table:formula="of:=QUARTILE([.AL50:.AL61];1)" office:value-type="float" office:value="4.5825">
            <text:p>4.58</text:p>
          </table:table-cell>
          <table:table-cell table:formula="of:=QUARTILE([.AM50:.AM61];1)" office:value-type="float" office:value="18.775">
            <text:p>18.78</text:p>
          </table:table-cell>
          <table:table-cell table:formula="of:=QUARTILE([.AN50:.AN61];1)" office:value-type="float" office:value="22.975">
            <text:p>22.98</text:p>
          </table:table-cell>
          <table:table-cell table:number-columns-repeated="10"/>
          <table:table-cell table:style-name="ce3" office:value-type="string">
            <text:p>Quart 1</text:p>
          </table:table-cell>
          <table:table-cell table:formula="of:=QUARTILE([.AZ42:.AZ51];1)" office:value-type="float" office:value="5.2325">
            <text:p>5.23</text:p>
          </table:table-cell>
          <table:table-cell table:formula="of:=QUARTILE([.BA42:.BA51];1)" office:value-type="float" office:value="19.625">
            <text:p>19.63</text:p>
          </table:table-cell>
          <table:table-cell table:formula="of:=QUARTILE([.BB42:.BB51];1)" office:value-type="float" office:value="5.7025">
            <text:p>5.7</text:p>
          </table:table-cell>
          <table:table-cell table:formula="of:=QUARTILE([.BC42:.BC51];1)" office:value-type="float" office:value="18.65">
            <text:p>18.65</text:p>
          </table:table-cell>
          <table:table-cell table:formula="of:=QUARTILE([.BD42:.BD51];1)" office:value-type="float" office:value="26.425">
            <text:p>26.43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table:style-name="ce4" office:value-type="string">
            <text:p>Average</text:p>
          </table:table-cell>
          <table:table-cell table:style-name="ce4" table:formula="of:=AVERAGE([.AJ50:.AJ61])" office:value-type="float" office:value="4.55416666666667">
            <text:p>4.55</text:p>
          </table:table-cell>
          <table:table-cell table:style-name="ce4" table:formula="of:=AVERAGE([.AK50:.AK61])" office:value-type="float" office:value="20.575">
            <text:p>20.58</text:p>
          </table:table-cell>
          <table:table-cell table:style-name="ce4" table:formula="of:=AVERAGE([.AL50:.AL61])" office:value-type="float" office:value="4.98">
            <text:p>4.98</text:p>
          </table:table-cell>
          <table:table-cell table:style-name="ce4" table:formula="of:=AVERAGE([.AM50:.AM61])" office:value-type="float" office:value="19.7333333333333">
            <text:p>19.73</text:p>
          </table:table-cell>
          <table:table-cell table:style-name="ce4" table:formula="of:=AVERAGE([.AN50:.AN61])" office:value-type="float" office:value="25.1666666666667">
            <text:p>25.17</text:p>
          </table:table-cell>
          <table:table-cell table:style-name="ce4" table:number-columns-repeated="2"/>
          <table:table-cell table:number-columns-repeated="8"/>
          <table:table-cell table:style-name="ce4" office:value-type="string">
            <text:p>Average</text:p>
          </table:table-cell>
          <table:table-cell table:style-name="ce4" table:formula="of:=AVERAGE([.AZ42:.AZ51])" office:value-type="float" office:value="5.644">
            <text:p>5.64</text:p>
          </table:table-cell>
          <table:table-cell table:style-name="ce4" table:formula="of:=AVERAGE([.BA42:.BA51])" office:value-type="float" office:value="20.46">
            <text:p>20.46</text:p>
          </table:table-cell>
          <table:table-cell table:style-name="ce4" table:formula="of:=AVERAGE([.BB42:.BB51])" office:value-type="float" office:value="6.174">
            <text:p>6.17</text:p>
          </table:table-cell>
          <table:table-cell table:style-name="ce4" table:formula="of:=AVERAGE([.BC42:.BC51])" office:value-type="float" office:value="19.57">
            <text:p>19.57</text:p>
          </table:table-cell>
          <table:table-cell table:style-name="ce4" table:formula="of:=AVERAGE([.BD42:.BD51])" office:value-type="float" office:value="28.19">
            <text:p>28.19</text:p>
          </table:table-cell>
          <table:table-cell table:style-name="ce2"/>
          <table:table-cell table:style-name="ce2" table:formula="of:=((([.BO72])/([.BO74]))*100)%" office:value-type="percentage" office:value="1.23366120218579">
            <text:p>123.37%</text:p>
          </table:table-cell>
          <table:table-cell table:style-name="ce2" table:formula="of:=((([.BP72])/([.BP74]))*100)%" office:value-type="percentage" office:value="0.947660954145438">
            <text:p>94.77%</text:p>
          </table:table-cell>
          <table:table-cell table:style-name="ce2" table:formula="of:=((([.BQ72])/([.BQ74]))*100)%" office:value-type="percentage" office:value="1.23233532934132">
            <text:p>123.23%</text:p>
          </table:table-cell>
          <table:table-cell table:style-name="ce2" table:formula="of:=((([.BR72])/([.BR74]))*100)%" office:value-type="percentage" office:value="0.957905041605482">
            <text:p>95.79%</text:p>
          </table:table-cell>
          <table:table-cell table:style-name="ce2" table:formula="of:=((([.BS72])/([.BS74]))*100)%" office:value-type="percentage" office:value="1.10896931549961">
            <text:p>110.90%</text:p>
          </table:table-cell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Quart 3</text:p>
          </table:table-cell>
          <table:table-cell table:formula="of:=QUARTILE([.AJ50:.AJ61];3)" office:value-type="float" office:value="4.8475">
            <text:p>4.85</text:p>
          </table:table-cell>
          <table:table-cell table:formula="of:=QUARTILE([.AK50:.AK61];3)" office:value-type="float" office:value="21.15">
            <text:p>21.15</text:p>
          </table:table-cell>
          <table:table-cell table:formula="of:=QUARTILE([.AL50:.AL61];3)" office:value-type="float" office:value="5.2075">
            <text:p>5.21</text:p>
          </table:table-cell>
          <table:table-cell table:formula="of:=QUARTILE([.AM50:.AM61];3)" office:value-type="float" office:value="20.425">
            <text:p>20.43</text:p>
          </table:table-cell>
          <table:table-cell table:formula="of:=QUARTILE([.AN50:.AN61];3)" office:value-type="float" office:value="27.05">
            <text:p>27.05</text:p>
          </table:table-cell>
          <table:table-cell table:number-columns-repeated="10"/>
          <table:table-cell office:value-type="string">
            <text:p>Quart 3</text:p>
          </table:table-cell>
          <table:table-cell table:formula="of:=QUARTILE([.AZ42:.AZ51];3)" office:value-type="float" office:value="5.705">
            <text:p>5.71</text:p>
          </table:table-cell>
          <table:table-cell table:formula="of:=QUARTILE([.BA42:.BA51];3)" office:value-type="float" office:value="19.975">
            <text:p>19.98</text:p>
          </table:table-cell>
          <table:table-cell table:formula="of:=QUARTILE([.BB42:.BB51];3)" office:value-type="float" office:value="6.2125">
            <text:p>6.21</text:p>
          </table:table-cell>
          <table:table-cell table:formula="of:=QUARTILE([.BC42:.BC51];3)" office:value-type="float" office:value="19.45">
            <text:p>19.45</text:p>
          </table:table-cell>
          <table:table-cell table:formula="of:=QUARTILE([.BD42:.BD51];3)" office:value-type="float" office:value="27.975">
            <text:p>27.98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Max</text:p>
          </table:table-cell>
          <table:table-cell table:formula="of:=MAX([.AJ50:.AJ61])" office:value-type="float" office:value="5.49">
            <text:p>5.49</text:p>
          </table:table-cell>
          <table:table-cell table:formula="of:=MAX([.AK50:.AK61])" office:value-type="float" office:value="23.2">
            <text:p>23.2</text:p>
          </table:table-cell>
          <table:table-cell table:formula="of:=MAX([.AL50:.AL61])" office:value-type="float" office:value="6.04">
            <text:p>6.04</text:p>
          </table:table-cell>
          <table:table-cell table:formula="of:=MAX([.AM50:.AM61])" office:value-type="float" office:value="23.3">
            <text:p>23.3</text:p>
          </table:table-cell>
          <table:table-cell table:formula="of:=MAX([.AN50:.AN61])" office:value-type="float" office:value="29.4">
            <text:p>29.4</text:p>
          </table:table-cell>
          <table:table-cell table:number-columns-repeated="10"/>
          <table:table-cell office:value-type="string">
            <text:p>Max</text:p>
          </table:table-cell>
          <table:table-cell table:formula="of:=MAX([.AZ42:.AZ51])" office:value-type="float" office:value="7.05">
            <text:p>7.05</text:p>
          </table:table-cell>
          <table:table-cell table:formula="of:=MAX([.BA42:.BA51])" office:value-type="float" office:value="23.5">
            <text:p>23.5</text:p>
          </table:table-cell>
          <table:table-cell table:formula="of:=MAX([.BB42:.BB51])" office:value-type="float" office:value="7.85">
            <text:p>7.85</text:p>
          </table:table-cell>
          <table:table-cell table:formula="of:=MAX([.BC42:.BC51])" office:value-type="float" office:value="22.6">
            <text:p>22.6</text:p>
          </table:table-cell>
          <table:table-cell table:formula="of:=MAX([.BD42:.BD51])" office:value-type="float" office:value="33.7">
            <text:p>33.7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34"/>
          <table:table-cell office:value-type="string">
            <text:p>STD D</text:p>
          </table:table-cell>
          <table:table-cell table:formula="of:=STDEV([.AJ50:.AJ61])" office:value-type="float" office:value="0.545934700279893">
            <text:p>0.55</text:p>
          </table:table-cell>
          <table:table-cell table:formula="of:=STDEV([.AK50:.AK61])" office:value-type="float" office:value="1.35721975175189">
            <text:p>1.36</text:p>
          </table:table-cell>
          <table:table-cell table:formula="of:=STDEV([.AL50:.AL61])" office:value-type="float" office:value="0.605084517011692">
            <text:p>0.61</text:p>
          </table:table-cell>
          <table:table-cell table:formula="of:=STDEV([.AM50:.AM61])" office:value-type="float" office:value="1.66969421987344">
            <text:p>1.67</text:p>
          </table:table-cell>
          <table:table-cell table:formula="of:=STDEV([.AN50:.AN61])" office:value-type="float" office:value="3.34374132680835">
            <text:p>3.34</text:p>
          </table:table-cell>
          <table:table-cell table:number-columns-repeated="10"/>
          <table:table-cell office:value-type="string">
            <text:p>STD D</text:p>
          </table:table-cell>
          <table:table-cell table:formula="of:=STDEV([.AZ42:.AZ51])" office:value-type="float" office:value="0.733699908379138">
            <text:p>0.73</text:p>
          </table:table-cell>
          <table:table-cell table:formula="of:=STDEV([.BA42:.BA51])" office:value-type="float" office:value="1.50569290066438">
            <text:p>1.51</text:p>
          </table:table-cell>
          <table:table-cell table:formula="of:=STDEV([.BB42:.BB51])" office:value-type="float" office:value="0.833269330875544">
            <text:p>0.83</text:p>
          </table:table-cell>
          <table:table-cell table:formula="of:=STDEV([.BC42:.BC51])" office:value-type="float" office:value="1.51294414966317">
            <text:p>1.51</text:p>
          </table:table-cell>
          <table:table-cell table:formula="of:=STDEV([.BD42:.BD51])" office:value-type="float" office:value="2.70778712440825">
            <text:p>2.71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49"/>
          <table:table-cell office:value-type="string">
            <text:p>Total Stats STD S24000</text:p>
          </table:table-cell>
          <table:table-cell table:number-columns-repeated="12"/>
          <table:table-cell table:style-name="ce7"/>
          <table:table-cell table:number-columns-repeated="44"/>
        </table:table-row>
        <table:table-row table:style-name="ro1">
          <table:table-cell table:number-columns-repeated="50"/>
          <table:table-cell office:value-type="string">
            <text:p>Min</text:p>
          </table:table-cell>
          <table:table-cell table:formula="of:=MIN([.AZ52:.AZ61])" office:value-type="float" office:value="4.38">
            <text:p>4.38</text:p>
          </table:table-cell>
          <table:table-cell table:formula="of:=MIN([.BA52:.BA61])" office:value-type="float" office:value="21.1">
            <text:p>21.1</text:p>
          </table:table-cell>
          <table:table-cell table:formula="of:=MIN([.BB52:.BB61])" office:value-type="float" office:value="4.95">
            <text:p>4.95</text:p>
          </table:table-cell>
          <table:table-cell table:formula="of:=MIN([.BC52:.BC61])" office:value-type="float" office:value="19.5">
            <text:p>19.5</text:p>
          </table:table-cell>
          <table:table-cell table:formula="of:=MIN([.BD52:.BD61])" office:value-type="float" office:value="28.3">
            <text:p>28.3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50"/>
          <table:table-cell table:style-name="ce3" office:value-type="string">
            <text:p>Quart 1</text:p>
          </table:table-cell>
          <table:table-cell table:formula="of:=QUARTILE([.AZ52:.AZ61];1)" office:value-type="float" office:value="4.73">
            <text:p>4.73</text:p>
          </table:table-cell>
          <table:table-cell table:formula="of:=QUARTILE([.BA52:.BA61];1)" office:value-type="float" office:value="21.3">
            <text:p>21.3</text:p>
          </table:table-cell>
          <table:table-cell table:formula="of:=QUARTILE([.BB52:.BB61];1)" office:value-type="float" office:value="5.175">
            <text:p>5.18</text:p>
          </table:table-cell>
          <table:table-cell table:formula="of:=QUARTILE([.BC52:.BC61];1)" office:value-type="float" office:value="19.75">
            <text:p>19.75</text:p>
          </table:table-cell>
          <table:table-cell table:formula="of:=QUARTILE([.BD52:.BD61];1)" office:value-type="float" office:value="29.025">
            <text:p>29.03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50"/>
          <table:table-cell table:style-name="ce4" office:value-type="string">
            <text:p>Average</text:p>
          </table:table-cell>
          <table:table-cell table:style-name="ce4" table:formula="of:=AVERAGE([.AZ52:.AZ61])" office:value-type="float" office:value="4.994">
            <text:p>4.99</text:p>
          </table:table-cell>
          <table:table-cell table:style-name="ce4" table:formula="of:=AVERAGE([.BA52:.BA61])" office:value-type="float" office:value="22.1">
            <text:p>22.1</text:p>
          </table:table-cell>
          <table:table-cell table:style-name="ce4" table:formula="of:=AVERAGE([.BB52:.BB61])" office:value-type="float" office:value="5.528">
            <text:p>5.53</text:p>
          </table:table-cell>
          <table:table-cell table:style-name="ce4" table:formula="of:=AVERAGE([.BC52:.BC61])" office:value-type="float" office:value="20.74">
            <text:p>20.74</text:p>
          </table:table-cell>
          <table:table-cell table:style-name="ce4" table:formula="of:=AVERAGE([.BD52:.BD61])" office:value-type="float" office:value="30.78">
            <text:p>30.78</text:p>
          </table:table-cell>
          <table:table-cell table:style-name="ce2"/>
          <table:table-cell table:style-name="ce2" table:formula="of:=((([.BO70])/([.BO74]))*100)%" office:value-type="percentage" office:value="1.09158469945355">
            <text:p>109.16%</text:p>
          </table:table-cell>
          <table:table-cell table:style-name="ce2" table:formula="of:=((([.BP70])/([.BP74]))*100)%" office:value-type="percentage" office:value="1.02362204724409">
            <text:p>102.36%</text:p>
          </table:table-cell>
          <table:table-cell table:style-name="ce2" table:formula="of:=((([.BQ70])/([.BQ74]))*100)%" office:value-type="percentage" office:value="1.10339321357285">
            <text:p>110.34%</text:p>
          </table:table-cell>
          <table:table-cell table:style-name="ce2" table:formula="of:=((([.BR70])/([.BR74]))*100)%" office:value-type="percentage" office:value="1.01517376407244">
            <text:p>101.52%</text:p>
          </table:table-cell>
          <table:table-cell table:style-name="ce2" table:formula="of:=((([.BS70])/([.BS74]))*100)%" office:value-type="percentage" office:value="1.21085759244689">
            <text:p>121.09%</text:p>
          </table:table-cell>
          <table:table-cell table:style-name="ce7"/>
          <table:table-cell table:number-columns-repeated="44"/>
        </table:table-row>
        <table:table-row table:style-name="ro1">
          <table:table-cell table:number-columns-repeated="50"/>
          <table:table-cell office:value-type="string">
            <text:p>Quart 3</text:p>
          </table:table-cell>
          <table:table-cell table:formula="of:=QUARTILE([.AZ52:.AZ61];3)" office:value-type="float" office:value="4.8625">
            <text:p>4.86</text:p>
          </table:table-cell>
          <table:table-cell table:formula="of:=QUARTILE([.BA52:.BA61];3)" office:value-type="float" office:value="21.7">
            <text:p>21.7</text:p>
          </table:table-cell>
          <table:table-cell table:formula="of:=QUARTILE([.BB52:.BB61];3)" office:value-type="float" office:value="5.495">
            <text:p>5.5</text:p>
          </table:table-cell>
          <table:table-cell table:formula="of:=QUARTILE([.BC52:.BC61];3)" office:value-type="float" office:value="20.675">
            <text:p>20.68</text:p>
          </table:table-cell>
          <table:table-cell table:formula="of:=QUARTILE([.BD52:.BD61];3)" office:value-type="float" office:value="30.425">
            <text:p>30.43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50"/>
          <table:table-cell office:value-type="string">
            <text:p>Max</text:p>
          </table:table-cell>
          <table:table-cell table:formula="of:=MAX([.AZ52:.AZ61])" office:value-type="float" office:value="6.04">
            <text:p>6.04</text:p>
          </table:table-cell>
          <table:table-cell table:formula="of:=MAX([.BA52:.BA61])" office:value-type="float" office:value="24.9">
            <text:p>24.9</text:p>
          </table:table-cell>
          <table:table-cell table:formula="of:=MAX([.BB52:.BB61])" office:value-type="float" office:value="6.81">
            <text:p>6.81</text:p>
          </table:table-cell>
          <table:table-cell table:formula="of:=MAX([.BC52:.BC61])" office:value-type="float" office:value="23.3">
            <text:p>23.3</text:p>
          </table:table-cell>
          <table:table-cell table:formula="of:=MAX([.BD52:.BD61])" office:value-type="float" office:value="36.5">
            <text:p>36.5</text:p>
          </table:table-cell>
          <table:table-cell table:number-columns-repeated="6"/>
          <table:table-cell table:style-name="ce7"/>
          <table:table-cell table:number-columns-repeated="44"/>
        </table:table-row>
        <table:table-row table:style-name="ro1">
          <table:table-cell table:number-columns-repeated="50"/>
          <table:table-cell office:value-type="string">
            <text:p>STD D</text:p>
          </table:table-cell>
          <table:table-cell table:formula="of:=STDEV([.AZ52:.AZ61])" office:value-type="float" office:value="0.562834098311591">
            <text:p>0.56</text:p>
          </table:table-cell>
          <table:table-cell table:formula="of:=STDEV([.BA52:.BA61])" office:value-type="float" office:value="1.43836326735943">
            <text:p>1.44</text:p>
          </table:table-cell>
          <table:table-cell table:formula="of:=STDEV([.BB52:.BB61])" office:value-type="float" office:value="0.636287845414497">
            <text:p>0.64</text:p>
          </table:table-cell>
          <table:table-cell table:formula="of:=STDEV([.BC52:.BC61])" office:value-type="float" office:value="1.4080719678577">
            <text:p>1.41</text:p>
          </table:table-cell>
          <table:table-cell table:formula="of:=STDEV([.BD52:.BD61])" office:value-type="float" office:value="2.82481071145582">
            <text:p>2.82</text:p>
          </table:table-cell>
          <table:table-cell table:number-columns-repeated="51"/>
        </table:table-row>
        <table:table-row table:style-name="ro1" table:number-rows-repeated="1048472">
          <table:table-cell table:number-columns-repeated="107"/>
        </table:table-row>
        <table:table-row table:style-name="ro1">
          <table:table-cell table:number-columns-repeated="107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2" table:default-cell-style-name="ce2"/>
        <table:table-column table:style-name="co23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" table:default-cell-style-name="ce2"/>
        <table:table-column table:style-name="co8" table:default-cell-style-name="ce2"/>
        <table:table-column table:style-name="co9" table:default-cell-style-name="ce19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6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2" table:default-cell-style-name="ce2"/>
        <table:table-column table:style-name="co23" table:default-cell-style-name="ce2"/>
        <table:table-row table:style-name="ro1">
          <table:table-cell table:style-name="Default" office:value-type="string">
            <text:p>Index</text:p>
          </table:table-cell>
          <table:table-cell table:style-name="Default" office:value-type="string">
            <text:p>Model</text:p>
          </table:table-cell>
          <table:table-cell table:style-name="Default" office:value-type="string">
            <text:p>Steps</text:p>
          </table:table-cell>
          <table:table-cell table:style-name="Default" office:value-type="string">
            <text:p>Units</text:p>
          </table:table-cell>
          <table:table-cell table:style-name="Default" office:value-type="string">
            <text:p>Layers</text:p>
          </table:table-cell>
          <table:table-cell table:style-name="Default" office:value-type="string">
            <text:p>Vocab</text:p>
          </table:table-cell>
          <table:table-cell table:style-name="Default" office:value-type="string">
            <text:p>Split</text:p>
          </table:table-cell>
          <table:table-cell table:style-name="Default" office:value-type="string">
            <text:p>Dev Perplexity</text:p>
          </table:table-cell>
          <table:table-cell table:style-name="Default" office:value-type="string">
            <text:p>Best Dev BLEU</text:p>
          </table:table-cell>
          <table:table-cell table:style-name="Default" office:value-type="string">
            <text:p>Test Perplexity</text:p>
          </table:table-cell>
          <table:table-cell table:style-name="Default" office:value-type="string">
            <text:p>Best Test BLEU</text:p>
          </table:table-cell>
          <table:table-cell table:style-name="Default" office:value-type="string">
            <text:p>Unseen Test Bleu</text:p>
          </table:table-cell>
          <table:table-cell/>
          <table:table-cell office:value-type="string">
            <text:p>Fig 4</text:p>
          </table:table-cell>
          <table:table-cell office:value-type="string">
            <text:p>Ranked sort</text:p>
          </table:table-cell>
          <table:table-cell table:style-name="Default" office:value-type="string">
            <text:p>Index</text:p>
          </table:table-cell>
          <table:table-cell table:style-name="Default" office:value-type="string">
            <text:p>Dev Perplexity</text:p>
          </table:table-cell>
          <table:table-cell table:style-name="Default" office:value-type="string">
            <text:p>Best Dev BLEU</text:p>
          </table:table-cell>
          <table:table-cell table:style-name="Default" office:value-type="string">
            <text:p>Test Perplexity</text:p>
          </table:table-cell>
          <table:table-cell table:style-name="Default" office:value-type="string">
            <text:p>Best Test BLEU</text:p>
          </table:table-cell>
          <table:table-cell table:style-name="Default" office:value-type="string">
            <text:p>Unseen Test Bleu</text:p>
          </table:table-cell>
          <table:table-cell table:number-columns-repeated="6"/>
          <table:table-cell table:style-name="Default" office:value-type="string">
            <text:p>Model</text:p>
          </table:table-cell>
          <table:table-cell table:style-name="Default" office:value-type="string">
            <text:p>Steps</text:p>
          </table:table-cell>
          <table:table-cell table:style-name="Default" office:value-type="string">
            <text:p>Units</text:p>
          </table:table-cell>
          <table:table-cell table:style-name="Default" office:value-type="string">
            <text:p>Layers</text:p>
          </table:table-cell>
          <table:table-cell table:style-name="Default" office:value-type="string">
            <text:p>Vocab</text:p>
          </table:table-cell>
          <table:table-cell table:style-name="Default" office:value-type="string">
            <text:p>Split</text:p>
          </table:table-cell>
        </table:table-row>
        <table:table-row table:style-name="ro1">
          <table:table-cell table:formula="of:=CONCATENATE([.B2];-[.C2];-[.D2];-[.E2])" office:value-type="string" office:string-value="ATT-12000-256-2">
            <text:p>ATT-12000-256-2</text:p>
          </table:table-cell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.68">
            <text:p>4.68</text:p>
          </table:table-cell>
          <table:table-cell office:value-type="float" office:value="27.4">
            <text:p>27.4</text:p>
          </table:table-cell>
          <table:table-cell office:value-type="float" office:value="5.1">
            <text:p>5.1</text:p>
          </table:table-cell>
          <table:table-cell office:value-type="float" office:value="26.5">
            <text:p>26.5</text:p>
          </table:table-cell>
          <table:table-cell office:value-type="float" office:value="33.7">
            <text:p>33.7</text:p>
          </table:table-cell>
          <table:table-cell table:number-columns-repeated="3"/>
          <table:table-cell table:formula="of:=CONCATENATE([.AB2];-[.AC2];-[.AD2];-[.AE2])" office:value-type="string" office:string-value="ATT-12000-256-2">
            <text:p>ATT-12000-256-2</text:p>
          </table:table-cell>
          <table:table-cell office:value-type="float" office:value="4.68">
            <text:p>4.68</text:p>
          </table:table-cell>
          <table:table-cell table:style-name="ce2" office:value-type="float" office:value="27.4">
            <text:p>27.4</text:p>
          </table:table-cell>
          <table:table-cell office:value-type="float" office:value="5.1">
            <text:p>5.1</text:p>
          </table:table-cell>
          <table:table-cell office:value-type="float" office:value="26.5">
            <text:p>26.5</text:p>
          </table:table-cell>
          <table:table-cell office:value-type="float" office:value="33.7">
            <text:p>33.7</text:p>
          </table:table-cell>
          <table:table-cell table:number-columns-repeated="6"/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3];-[.C3];-[.D3];-[.E3])" office:value-type="string" office:string-value="ATT-12000-256-2">
            <text:p>ATT-12000-256-2</text:p>
          </table:table-cell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06">
            <text:p>5.06</text:p>
          </table:table-cell>
          <table:table-cell office:value-type="float" office:value="26.6">
            <text:p>26.6</text:p>
          </table:table-cell>
          <table:table-cell office:value-type="float" office:value="5.82">
            <text:p>5.82</text:p>
          </table:table-cell>
          <table:table-cell office:value-type="float" office:value="25.2">
            <text:p>25.2</text:p>
          </table:table-cell>
          <table:table-cell office:value-type="float" office:value="33.6">
            <text:p>33.6</text:p>
          </table:table-cell>
          <table:table-cell table:number-columns-repeated="3"/>
          <table:table-cell table:formula="of:=CONCATENATE([.AB3];-[.AC3];-[.AD3];-[.AE3])" office:value-type="string" office:string-value="ATT-12000-256-4">
            <text:p>ATT-12000-256-4</text:p>
          </table:table-cell>
          <table:table-cell office:value-type="float" office:value="5.72">
            <text:p>5.72</text:p>
          </table:table-cell>
          <table:table-cell table:style-name="ce2" office:value-type="float" office:value="21.7">
            <text:p>21.7</text:p>
          </table:table-cell>
          <table:table-cell office:value-type="float" office:value="6.34">
            <text:p>6.34</text:p>
          </table:table-cell>
          <table:table-cell office:value-type="float" office:value="21.1">
            <text:p>21.1</text:p>
          </table:table-cell>
          <table:table-cell office:value-type="float" office:value="22.3">
            <text:p>22.3</text:p>
          </table:table-cell>
          <table:table-cell table:number-columns-repeated="6"/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4];-[.C4];-[.D4];-[.E4])" office:value-type="string" office:string-value="ATT-12000-256-4">
            <text:p>ATT-12000-256-4</text:p>
          </table:table-cell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.72">
            <text:p>5.72</text:p>
          </table:table-cell>
          <table:table-cell office:value-type="float" office:value="21.7">
            <text:p>21.7</text:p>
          </table:table-cell>
          <table:table-cell office:value-type="float" office:value="6.34">
            <text:p>6.34</text:p>
          </table:table-cell>
          <table:table-cell office:value-type="float" office:value="21.1">
            <text:p>21.1</text:p>
          </table:table-cell>
          <table:table-cell office:value-type="float" office:value="22.3">
            <text:p>22.3</text:p>
          </table:table-cell>
          <table:table-cell table:number-columns-repeated="3"/>
          <table:table-cell table:formula="of:=CONCATENATE([.AB4];-[.AC4];-[.AD4];-[.AE4])" office:value-type="string" office:string-value="ATT-12000-512-2">
            <text:p>ATT-12000-512-2</text:p>
          </table:table-cell>
          <table:table-cell office:value-type="float" office:value="6.05">
            <text:p>6.05</text:p>
          </table:table-cell>
          <table:table-cell table:style-name="ce2" office:value-type="float" office:value="26">
            <text:p>26</text:p>
          </table:table-cell>
          <table:table-cell office:value-type="float" office:value="6.88">
            <text:p>6.88</text:p>
          </table:table-cell>
          <table:table-cell office:value-type="float" office:value="25.3">
            <text:p>25.3</text:p>
          </table:table-cell>
          <table:table-cell office:value-type="float" office:value="36.1">
            <text:p>36.1</text:p>
          </table:table-cell>
          <table:table-cell table:number-columns-repeated="6"/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5];-[.C5];-[.D5];-[.E5])" office:value-type="string" office:string-value="ATT-12000-256-4">
            <text:p>ATT-12000-256-4</text:p>
          </table:table-cell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5">
            <text:p>5.5</text:p>
          </table:table-cell>
          <table:table-cell office:value-type="float" office:value="24.3">
            <text:p>24.3</text:p>
          </table:table-cell>
          <table:table-cell office:value-type="float" office:value="6.41">
            <text:p>6.41</text:p>
          </table:table-cell>
          <table:table-cell office:value-type="float" office:value="23.4">
            <text:p>23.4</text:p>
          </table:table-cell>
          <table:table-cell office:value-type="float" office:value="29">
            <text:p>29</text:p>
          </table:table-cell>
          <table:table-cell table:number-columns-repeated="3"/>
          <table:table-cell table:formula="of:=CONCATENATE([.AB5];-[.AC5];-[.AD5];-[.AE5])" office:value-type="string" office:string-value="ATT-12000-512-4">
            <text:p>ATT-12000-512-4</text:p>
          </table:table-cell>
          <table:table-cell office:value-type="float" office:value="6.73">
            <text:p>6.73</text:p>
          </table:table-cell>
          <table:table-cell table:style-name="ce2" office:value-type="float" office:value="22.2">
            <text:p>22.2</text:p>
          </table:table-cell>
          <table:table-cell office:value-type="float" office:value="7.65">
            <text:p>7.65</text:p>
          </table:table-cell>
          <table:table-cell office:value-type="float" office:value="21.2">
            <text:p>21.2</text:p>
          </table:table-cell>
          <table:table-cell office:value-type="float" office:value="26.1">
            <text:p>26.1</text:p>
          </table:table-cell>
          <table:table-cell table:number-columns-repeated="6"/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6];-[.C6];-[.D6];-[.E6])" office:value-type="string" office:string-value="ATT-12000-512-2">
            <text:p>ATT-12000-512-2</text:p>
          </table:table-cell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05">
            <text:p>6.05</text:p>
          </table:table-cell>
          <table:table-cell office:value-type="float" office:value="26">
            <text:p>26</text:p>
          </table:table-cell>
          <table:table-cell office:value-type="float" office:value="6.88">
            <text:p>6.88</text:p>
          </table:table-cell>
          <table:table-cell office:value-type="float" office:value="25.3">
            <text:p>25.3</text:p>
          </table:table-cell>
          <table:table-cell office:value-type="float" office:value="36.1">
            <text:p>36.1</text:p>
          </table:table-cell>
          <table:table-cell table:number-columns-repeated="3"/>
          <table:table-cell table:formula="of:=CONCATENATE([.AB6];-[.AC6];-[.AD6];-[.AE6])" office:value-type="string" office:string-value="ATT-24000-256-2">
            <text:p>ATT-24000-256-2</text:p>
          </table:table-cell>
          <table:table-cell office:value-type="float" office:value="4.47">
            <text:p>4.47</text:p>
          </table:table-cell>
          <table:table-cell table:style-name="ce2" office:value-type="float" office:value="27.5">
            <text:p>27.5</text:p>
          </table:table-cell>
          <table:table-cell office:value-type="float" office:value="7.27">
            <text:p>7.27</text:p>
          </table:table-cell>
          <table:table-cell office:value-type="float" office:value="26.8">
            <text:p>26.8</text:p>
          </table:table-cell>
          <table:table-cell office:value-type="float" office:value="39.6">
            <text:p>39.6</text:p>
          </table:table-cell>
          <table:table-cell table:number-columns-repeated="6"/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7];-[.C7];-[.D7];-[.E7])" office:value-type="string" office:string-value="ATT-12000-512-2">
            <text:p>ATT-12000-512-2</text:p>
          </table:table-cell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69">
            <text:p>5.69</text:p>
          </table:table-cell>
          <table:table-cell office:value-type="float" office:value="26.9">
            <text:p>26.9</text:p>
          </table:table-cell>
          <table:table-cell office:value-type="float" office:value="6.56">
            <text:p>6.56</text:p>
          </table:table-cell>
          <table:table-cell office:value-type="float" office:value="25.8">
            <text:p>25.8</text:p>
          </table:table-cell>
          <table:table-cell office:value-type="float" office:value="38.7">
            <text:p>38.7</text:p>
          </table:table-cell>
          <table:table-cell table:number-columns-repeated="3"/>
          <table:table-cell table:formula="of:=CONCATENATE([.AB7];-[.AC7];-[.AD7];-[.AE7])" office:value-type="string" office:string-value="ATT-24000-256-4">
            <text:p>ATT-24000-256-4</text:p>
          </table:table-cell>
          <table:table-cell office:value-type="float" office:value="7.39">
            <text:p>7.39</text:p>
          </table:table-cell>
          <table:table-cell table:style-name="ce2" office:value-type="float" office:value="25.8">
            <text:p>25.8</text:p>
          </table:table-cell>
          <table:table-cell office:value-type="float" office:value="8.26">
            <text:p>8.26</text:p>
          </table:table-cell>
          <table:table-cell office:value-type="float" office:value="24.6">
            <text:p>24.6</text:p>
          </table:table-cell>
          <table:table-cell office:value-type="float" office:value="37.6">
            <text:p>37.6</text:p>
          </table:table-cell>
          <table:table-cell table:number-columns-repeated="6"/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8];-[.C8];-[.D8];-[.E8])" office:value-type="string" office:string-value="ATT-12000-512-4">
            <text:p>ATT-12000-512-4</text:p>
          </table:table-cell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73">
            <text:p>6.73</text:p>
          </table:table-cell>
          <table:table-cell office:value-type="float" office:value="22.2">
            <text:p>22.2</text:p>
          </table:table-cell>
          <table:table-cell office:value-type="float" office:value="7.65">
            <text:p>7.65</text:p>
          </table:table-cell>
          <table:table-cell office:value-type="float" office:value="21.2">
            <text:p>21.2</text:p>
          </table:table-cell>
          <table:table-cell office:value-type="float" office:value="26.1">
            <text:p>26.1</text:p>
          </table:table-cell>
          <table:table-cell table:number-columns-repeated="3"/>
          <table:table-cell table:formula="of:=CONCATENATE([.AB8];-[.AC8];-[.AD8];-[.AE8])" office:value-type="string" office:string-value="ATT-24000-512-2">
            <text:p>ATT-24000-512-2</text:p>
          </table:table-cell>
          <table:table-cell office:value-type="float" office:value="4.82">
            <text:p>4.82</text:p>
          </table:table-cell>
          <table:table-cell table:style-name="ce20" office:value-type="float" office:value="7.54">
            <text:p>7.54</text:p>
          </table:table-cell>
          <table:table-cell office:value-type="float" office:value="8.74">
            <text:p>8.74</text:p>
          </table:table-cell>
          <table:table-cell office:value-type="float" office:value="26.4">
            <text:p>26.4</text:p>
          </table:table-cell>
          <table:table-cell office:value-type="float" office:value="45.2">
            <text:p>45.2</text:p>
          </table:table-cell>
          <table:table-cell table:number-columns-repeated="6"/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9];-[.C9];-[.D9];-[.E9])" office:value-type="string" office:string-value="ATT-12000-512-4">
            <text:p>ATT-12000-512-4</text:p>
          </table:table-cell>
          <table:table-cell office:value-type="string">
            <text:p>AT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42">
            <text:p>6.42</text:p>
          </table:table-cell>
          <table:table-cell office:value-type="float" office:value="21.3">
            <text:p>21.3</text:p>
          </table:table-cell>
          <table:table-cell office:value-type="float" office:value="7.59">
            <text:p>7.59</text:p>
          </table:table-cell>
          <table:table-cell office:value-type="float" office:value="21.3">
            <text:p>21.3</text:p>
          </table:table-cell>
          <table:table-cell office:value-type="float" office:value="25.4">
            <text:p>25.4</text:p>
          </table:table-cell>
          <table:table-cell table:number-columns-repeated="3"/>
          <table:table-cell table:formula="of:=CONCATENATE([.AB9];-[.AC9];-[.AD9];-[.AE9])" office:value-type="string" office:string-value="ATT-24000-512-4">
            <text:p>ATT-24000-512-4</text:p>
          </table:table-cell>
          <table:table-cell office:value-type="float" office:value="10.14">
            <text:p>10.14</text:p>
          </table:table-cell>
          <table:table-cell table:style-name="ce2" office:value-type="float" office:value="22.6">
            <text:p>22.6</text:p>
          </table:table-cell>
          <table:table-cell office:value-type="float" office:value="11.34">
            <text:p>11.34</text:p>
          </table:table-cell>
          <table:table-cell office:value-type="float" office:value="21.7">
            <text:p>21.7</text:p>
          </table:table-cell>
          <table:table-cell office:value-type="float" office:value="30.5">
            <text:p>30.5</text:p>
          </table:table-cell>
          <table:table-cell table:number-columns-repeated="6"/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0];-[.C10];-[.D10];-[.E10])" office:value-type="string" office:string-value="ATT-24000-256-2">
            <text:p>ATT-24000-256-2</text:p>
          </table:table-cell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.47">
            <text:p>4.47</text:p>
          </table:table-cell>
          <table:table-cell office:value-type="float" office:value="27.5">
            <text:p>27.5</text:p>
          </table:table-cell>
          <table:table-cell office:value-type="float" office:value="7.27">
            <text:p>7.27</text:p>
          </table:table-cell>
          <table:table-cell office:value-type="float" office:value="26.8">
            <text:p>26.8</text:p>
          </table:table-cell>
          <table:table-cell office:value-type="float" office:value="39.6">
            <text:p>39.6</text:p>
          </table:table-cell>
          <table:table-cell table:number-columns-repeated="3"/>
          <table:table-cell table:formula="of:=CONCATENATE([.AB10];-[.AC10];-[.AD10];-[.AE10])" office:value-type="string" office:string-value="BEAM-12000-256-2">
            <text:p>BEAM-12000-256-2</text:p>
          </table:table-cell>
          <table:table-cell office:value-type="float" office:value="5.32">
            <text:p>5.32</text:p>
          </table:table-cell>
          <table:table-cell table:style-name="ce2" office:value-type="float" office:value="23.8">
            <text:p>23.8</text:p>
          </table:table-cell>
          <table:table-cell office:value-type="float" office:value="5.72">
            <text:p>5.72</text:p>
          </table:table-cell>
          <table:table-cell office:value-type="float" office:value="23.1">
            <text:p>23.1</text:p>
          </table:table-cell>
          <table:table-cell office:value-type="float" office:value="29.1">
            <text:p>29.1</text:p>
          </table:table-cell>
          <table:table-cell table:number-columns-repeated="6"/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1];-[.C11];-[.D11];-[.E11])" office:value-type="string" office:string-value="ATT-24000-256-2">
            <text:p>ATT-24000-256-2</text:p>
          </table:table-cell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1">
            <text:p>6.1</text:p>
          </table:table-cell>
          <table:table-cell office:value-type="float" office:value="26.9">
            <text:p>26.9</text:p>
          </table:table-cell>
          <table:table-cell office:value-type="float" office:value="6.94">
            <text:p>6.94</text:p>
          </table:table-cell>
          <table:table-cell office:value-type="float" office:value="26.5">
            <text:p>26.5</text:p>
          </table:table-cell>
          <table:table-cell office:value-type="float" office:value="40.4">
            <text:p>40.4</text:p>
          </table:table-cell>
          <table:table-cell table:number-columns-repeated="3"/>
          <table:table-cell table:formula="of:=CONCATENATE([.AB11];-[.AC11];-[.AD11];-[.AE11])" office:value-type="string" office:string-value="BEAM-12000-256-4">
            <text:p>BEAM-12000-256-4</text:p>
          </table:table-cell>
          <table:table-cell office:value-type="float" office:value="6.35">
            <text:p>6.35</text:p>
          </table:table-cell>
          <table:table-cell table:style-name="ce2" office:value-type="float" office:value="23.3">
            <text:p>23.3</text:p>
          </table:table-cell>
          <table:table-cell office:value-type="float" office:value="7.15">
            <text:p>7.15</text:p>
          </table:table-cell>
          <table:table-cell office:value-type="float" office:value="23">
            <text:p>23</text:p>
          </table:table-cell>
          <table:table-cell office:value-type="float" office:value="26.5">
            <text:p>26.5</text:p>
          </table:table-cell>
          <table:table-cell table:number-columns-repeated="6"/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2];-[.C12];-[.D12];-[.E12])" office:value-type="string" office:string-value="ATT-24000-256-4">
            <text:p>ATT-24000-256-4</text:p>
          </table:table-cell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7.39">
            <text:p>7.39</text:p>
          </table:table-cell>
          <table:table-cell office:value-type="float" office:value="25.8">
            <text:p>25.8</text:p>
          </table:table-cell>
          <table:table-cell office:value-type="float" office:value="8.26">
            <text:p>8.26</text:p>
          </table:table-cell>
          <table:table-cell office:value-type="float" office:value="24.6">
            <text:p>24.6</text:p>
          </table:table-cell>
          <table:table-cell office:value-type="float" office:value="37.6">
            <text:p>37.6</text:p>
          </table:table-cell>
          <table:table-cell table:number-columns-repeated="3"/>
          <table:table-cell table:formula="of:=CONCATENATE([.AB12];-[.AC12];-[.AD12];-[.AE12])" office:value-type="string" office:string-value="BEAM-12000-512-2">
            <text:p>BEAM-12000-512-2</text:p>
          </table:table-cell>
          <table:table-cell office:value-type="float" office:value="6.85">
            <text:p>6.85</text:p>
          </table:table-cell>
          <table:table-cell table:style-name="ce2" office:value-type="float" office:value="21.8">
            <text:p>21.8</text:p>
          </table:table-cell>
          <table:table-cell office:value-type="float" office:value="7.45">
            <text:p>7.45</text:p>
          </table:table-cell>
          <table:table-cell office:value-type="float" office:value="21.4">
            <text:p>21.4</text:p>
          </table:table-cell>
          <table:table-cell office:value-type="float" office:value="31.8">
            <text:p>31.8</text:p>
          </table:table-cell>
          <table:table-cell table:number-columns-repeated="6"/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3];-[.C13];-[.D13];-[.E13])" office:value-type="string" office:string-value="ATT-24000-256-4">
            <text:p>ATT-24000-256-4</text:p>
          </table:table-cell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18">
            <text:p>6.18</text:p>
          </table:table-cell>
          <table:table-cell office:value-type="float" office:value="26">
            <text:p>26</text:p>
          </table:table-cell>
          <table:table-cell office:value-type="float" office:value="7.01">
            <text:p>7.01</text:p>
          </table:table-cell>
          <table:table-cell office:value-type="float" office:value="25.2">
            <text:p>25.2</text:p>
          </table:table-cell>
          <table:table-cell office:value-type="float" office:value="36">
            <text:p>36</text:p>
          </table:table-cell>
          <table:table-cell table:number-columns-repeated="3"/>
          <table:table-cell table:formula="of:=CONCATENATE([.AB13];-[.AC13];-[.AD13];-[.AE13])" office:value-type="string" office:string-value="BEAM-12000-512-4">
            <text:p>BEAM-12000-512-4</text:p>
          </table:table-cell>
          <table:table-cell office:value-type="float" office:value="8.31">
            <text:p>8.31</text:p>
          </table:table-cell>
          <table:table-cell table:style-name="ce2" office:value-type="float" office:value="19.7">
            <text:p>19.7</text:p>
          </table:table-cell>
          <table:table-cell office:value-type="float" office:value="9.3">
            <text:p>9.3</text:p>
          </table:table-cell>
          <table:table-cell office:value-type="float" office:value="18.7">
            <text:p>18.7</text:p>
          </table:table-cell>
          <table:table-cell office:value-type="float" office:value="24.9">
            <text:p>24.9</text:p>
          </table:table-cell>
          <table:table-cell table:number-columns-repeated="6"/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4];-[.C14];-[.D14];-[.E14])" office:value-type="string" office:string-value="ATT-24000-512-2">
            <text:p>ATT-24000-512-2</text:p>
          </table:table-cell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.82">
            <text:p>4.82</text:p>
          </table:table-cell>
          <table:table-cell table:style-name="ce20" office:value-type="float" office:value="7.54">
            <text:p>7.54</text:p>
          </table:table-cell>
          <table:table-cell office:value-type="float" office:value="8.74">
            <text:p>8.74</text:p>
          </table:table-cell>
          <table:table-cell office:value-type="float" office:value="26.4">
            <text:p>26.4</text:p>
          </table:table-cell>
          <table:table-cell office:value-type="float" office:value="45.2">
            <text:p>45.2</text:p>
          </table:table-cell>
          <table:table-cell table:number-columns-repeated="3"/>
          <table:table-cell table:formula="of:=CONCATENATE([.AB14];-[.AC14];-[.AD14];-[.AE14])" office:value-type="string" office:string-value="BEAM-24000-256-2">
            <text:p>BEAM-24000-256-2</text:p>
          </table:table-cell>
          <table:table-cell office:value-type="float" office:value="5.76">
            <text:p>5.76</text:p>
          </table:table-cell>
          <table:table-cell table:style-name="ce2" office:value-type="float" office:value="24.9">
            <text:p>24.9</text:p>
          </table:table-cell>
          <table:table-cell office:value-type="float" office:value="6.3">
            <text:p>6.3</text:p>
          </table:table-cell>
          <table:table-cell office:value-type="float" office:value="23.5">
            <text:p>23.5</text:p>
          </table:table-cell>
          <table:table-cell office:value-type="float" office:value="35.7">
            <text:p>35.7</text:p>
          </table:table-cell>
          <table:table-cell table:number-columns-repeated="6"/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5];-[.C15];-[.D15];-[.E15])" office:value-type="string" office:string-value="ATT-24000-512-2">
            <text:p>ATT-24000-512-2</text:p>
          </table:table-cell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94">
            <text:p>6.94</text:p>
          </table:table-cell>
          <table:table-cell office:value-type="float" office:value="26.2">
            <text:p>26.2</text:p>
          </table:table-cell>
          <table:table-cell office:value-type="float" office:value="8.42">
            <text:p>8.42</text:p>
          </table:table-cell>
          <table:table-cell office:value-type="float" office:value="24.7">
            <text:p>24.7</text:p>
          </table:table-cell>
          <table:table-cell office:value-type="float" office:value="45.4">
            <text:p>45.4</text:p>
          </table:table-cell>
          <table:table-cell table:number-columns-repeated="3"/>
          <table:table-cell table:formula="of:=CONCATENATE([.AB15];-[.AC15];-[.AD15];-[.AE15])" office:value-type="string" office:string-value="BEAM-24000-256-4">
            <text:p>BEAM-24000-256-4</text:p>
          </table:table-cell>
          <table:table-cell office:value-type="float" office:value="6.6">
            <text:p>6.6</text:p>
          </table:table-cell>
          <table:table-cell table:style-name="ce2" office:value-type="float" office:value="24.5">
            <text:p>24.5</text:p>
          </table:table-cell>
          <table:table-cell office:value-type="float" office:value="7.58">
            <text:p>7.58</text:p>
          </table:table-cell>
          <table:table-cell office:value-type="float" office:value="24.1">
            <text:p>24.1</text:p>
          </table:table-cell>
          <table:table-cell office:value-type="float" office:value="31">
            <text:p>31</text:p>
          </table:table-cell>
          <table:table-cell table:number-columns-repeated="6"/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6];-[.C16];-[.D16];-[.E16])" office:value-type="string" office:string-value="ATT-24000-512-4">
            <text:p>ATT-24000-512-4</text:p>
          </table:table-cell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0.14">
            <text:p>10.14</text:p>
          </table:table-cell>
          <table:table-cell office:value-type="float" office:value="22.6">
            <text:p>22.6</text:p>
          </table:table-cell>
          <table:table-cell office:value-type="float" office:value="11.34">
            <text:p>11.34</text:p>
          </table:table-cell>
          <table:table-cell office:value-type="float" office:value="21.7">
            <text:p>21.7</text:p>
          </table:table-cell>
          <table:table-cell office:value-type="float" office:value="30.5">
            <text:p>30.5</text:p>
          </table:table-cell>
          <table:table-cell table:number-columns-repeated="3"/>
          <table:table-cell table:formula="of:=CONCATENATE([.AB16];-[.AC16];-[.AD16];-[.AE16])" office:value-type="string" office:string-value="BEAM-24000-512-2">
            <text:p>BEAM-24000-512-2</text:p>
          </table:table-cell>
          <table:table-cell office:value-type="float" office:value="8.17">
            <text:p>8.17</text:p>
          </table:table-cell>
          <table:table-cell table:style-name="ce2" office:value-type="float" office:value="22.9">
            <text:p>22.9</text:p>
          </table:table-cell>
          <table:table-cell office:value-type="float" office:value="9.03">
            <text:p>9.03</text:p>
          </table:table-cell>
          <table:table-cell office:value-type="float" office:value="22.2">
            <text:p>22.2</text:p>
          </table:table-cell>
          <table:table-cell office:value-type="float" office:value="38.4">
            <text:p>38.4</text:p>
          </table:table-cell>
          <table:table-cell table:number-columns-repeated="6"/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7];-[.C17];-[.D17];-[.E17])" office:value-type="string" office:string-value="ATT-24000-512-4">
            <text:p>ATT-24000-512-4</text:p>
          </table:table-cell>
          <table:table-cell office:value-type="string">
            <text:p>AT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.1">
            <text:p>9.1</text:p>
          </table:table-cell>
          <table:table-cell office:value-type="float" office:value="23.6">
            <text:p>23.6</text:p>
          </table:table-cell>
          <table:table-cell office:value-type="float" office:value="11.38">
            <text:p>11.38</text:p>
          </table:table-cell>
          <table:table-cell office:value-type="float" office:value="22.8">
            <text:p>22.8</text:p>
          </table:table-cell>
          <table:table-cell office:value-type="float" office:value="36.5">
            <text:p>36.5</text:p>
          </table:table-cell>
          <table:table-cell table:number-columns-repeated="3"/>
          <table:table-cell table:formula="of:=CONCATENATE([.AB17];-[.AC17];-[.AD17];-[.AE17])" office:value-type="string" office:string-value="BEAM-24000-512-4">
            <text:p>BEAM-24000-512-4</text:p>
          </table:table-cell>
          <table:table-cell office:value-type="float" office:value="7.4">
            <text:p>7.4</text:p>
          </table:table-cell>
          <table:table-cell table:style-name="ce2" office:value-type="float" office:value="21.2">
            <text:p>21.2</text:p>
          </table:table-cell>
          <table:table-cell office:value-type="float" office:value="8.39">
            <text:p>8.39</text:p>
          </table:table-cell>
          <table:table-cell office:value-type="float" office:value="21.2">
            <text:p>21.2</text:p>
          </table:table-cell>
          <table:table-cell office:value-type="float" office:value="30.6">
            <text:p>30.6</text:p>
          </table:table-cell>
          <table:table-cell table:number-columns-repeated="6"/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8];-[.C18];-[.D18];-[.E18])" office:value-type="string" office:string-value="BEAM-12000-256-2">
            <text:p>BEAM-12000-256-2</text:p>
          </table:table-cell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.32">
            <text:p>5.32</text:p>
          </table:table-cell>
          <table:table-cell office:value-type="float" office:value="23.8">
            <text:p>23.8</text:p>
          </table:table-cell>
          <table:table-cell office:value-type="float" office:value="5.72">
            <text:p>5.72</text:p>
          </table:table-cell>
          <table:table-cell office:value-type="float" office:value="23.1">
            <text:p>23.1</text:p>
          </table:table-cell>
          <table:table-cell office:value-type="float" office:value="29.1">
            <text:p>29.1</text:p>
          </table:table-cell>
          <table:table-cell table:number-columns-repeated="3"/>
          <table:table-cell table:formula="of:=CONCATENATE([.AB18];-[.AC18];-[.AD18];-[.AE18])" office:value-type="string" office:string-value="BEAT-12000-256-2">
            <text:p>BEAT-12000-256-2</text:p>
          </table:table-cell>
          <table:table-cell office:value-type="float" office:value="5.32">
            <text:p>5.32</text:p>
          </table:table-cell>
          <table:table-cell table:style-name="ce2" office:value-type="float" office:value="26.1">
            <text:p>26.1</text:p>
          </table:table-cell>
          <table:table-cell office:value-type="float" office:value="5.96">
            <text:p>5.96</text:p>
          </table:table-cell>
          <table:table-cell office:value-type="float" office:value="25.9">
            <text:p>25.9</text:p>
          </table:table-cell>
          <table:table-cell office:value-type="float" office:value="33.6">
            <text:p>33.6</text:p>
          </table:table-cell>
          <table:table-cell table:number-columns-repeated="6"/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19];-[.C19];-[.D19];-[.E19])" office:value-type="string" office:string-value="BEAM-12000-256-2">
            <text:p>BEAM-12000-256-2</text:p>
          </table:table-cell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31">
            <text:p>5.31</text:p>
          </table:table-cell>
          <table:table-cell office:value-type="float" office:value="23.7">
            <text:p>23.7</text:p>
          </table:table-cell>
          <table:table-cell office:value-type="float" office:value="5.79">
            <text:p>5.79</text:p>
          </table:table-cell>
          <table:table-cell office:value-type="float" office:value="22.1">
            <text:p>22.1</text:p>
          </table:table-cell>
          <table:table-cell office:value-type="float" office:value="29.7">
            <text:p>29.7</text:p>
          </table:table-cell>
          <table:table-cell table:number-columns-repeated="3"/>
          <table:table-cell table:formula="of:=CONCATENATE([.AB19];-[.AC19];-[.AD19];-[.AE19])" office:value-type="string" office:string-value="BEAT-12000-256-4">
            <text:p>BEAT-12000-256-4</text:p>
          </table:table-cell>
          <table:table-cell office:value-type="float" office:value="6.23">
            <text:p>6.23</text:p>
          </table:table-cell>
          <table:table-cell table:style-name="ce2" office:value-type="float" office:value="21.6">
            <text:p>21.6</text:p>
          </table:table-cell>
          <table:table-cell office:value-type="float" office:value="6.68">
            <text:p>6.68</text:p>
          </table:table-cell>
          <table:table-cell office:value-type="float" office:value="21.1">
            <text:p>21.1</text:p>
          </table:table-cell>
          <table:table-cell office:value-type="float" office:value="26.4">
            <text:p>26.4</text:p>
          </table:table-cell>
          <table:table-cell table:number-columns-repeated="6"/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0];-[.C20];-[.D20];-[.E20])" office:value-type="string" office:string-value="BEAM-12000-256-4">
            <text:p>BEAM-12000-256-4</text:p>
          </table:table-cell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35">
            <text:p>6.35</text:p>
          </table:table-cell>
          <table:table-cell office:value-type="float" office:value="23.3">
            <text:p>23.3</text:p>
          </table:table-cell>
          <table:table-cell office:value-type="float" office:value="7.15">
            <text:p>7.15</text:p>
          </table:table-cell>
          <table:table-cell office:value-type="float" office:value="23">
            <text:p>23</text:p>
          </table:table-cell>
          <table:table-cell office:value-type="float" office:value="26.5">
            <text:p>26.5</text:p>
          </table:table-cell>
          <table:table-cell table:number-columns-repeated="3"/>
          <table:table-cell table:formula="of:=CONCATENATE([.AB20];-[.AC20];-[.AD20];-[.AE20])" office:value-type="string" office:string-value="BEAT-12000-512-2">
            <text:p>BEAT-12000-512-2</text:p>
          </table:table-cell>
          <table:table-cell office:value-type="float" office:value="5.46">
            <text:p>5.46</text:p>
          </table:table-cell>
          <table:table-cell table:style-name="ce2" office:value-type="float" office:value="24.7">
            <text:p>24.7</text:p>
          </table:table-cell>
          <table:table-cell office:value-type="float" office:value="6.09">
            <text:p>6.09</text:p>
          </table:table-cell>
          <table:table-cell office:value-type="float" office:value="24.5">
            <text:p>24.5</text:p>
          </table:table-cell>
          <table:table-cell office:value-type="float" office:value="32.8">
            <text:p>32.8</text:p>
          </table:table-cell>
          <table:table-cell table:number-columns-repeated="6"/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1];-[.C21];-[.D21];-[.E21])" office:value-type="string" office:string-value="BEAM-12000-256-4">
            <text:p>BEAM-12000-256-4</text:p>
          </table:table-cell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style-name="ce20" office:value-type="float" office:value="6.02">
            <text:p>6.02</text:p>
          </table:table-cell>
          <table:table-cell office:value-type="float" office:value="23.5">
            <text:p>23.5</text:p>
          </table:table-cell>
          <table:table-cell office:value-type="float" office:value="7.48">
            <text:p>7.48</text:p>
          </table:table-cell>
          <table:table-cell office:value-type="float" office:value="22.6">
            <text:p>22.6</text:p>
          </table:table-cell>
          <table:table-cell office:value-type="float" office:value="28.3">
            <text:p>28.3</text:p>
          </table:table-cell>
          <table:table-cell table:number-columns-repeated="3"/>
          <table:table-cell table:formula="of:=CONCATENATE([.AB21];-[.AC21];-[.AD21];-[.AE21])" office:value-type="string" office:string-value="BEAT-12000-512-4">
            <text:p>BEAT-12000-512-4</text:p>
          </table:table-cell>
          <table:table-cell office:value-type="float" office:value="6.33">
            <text:p>6.33</text:p>
          </table:table-cell>
          <table:table-cell table:style-name="ce2" office:value-type="float" office:value="20.2">
            <text:p>20.2</text:p>
          </table:table-cell>
          <table:table-cell office:value-type="float" office:value="7.01">
            <text:p>7.01</text:p>
          </table:table-cell>
          <table:table-cell office:value-type="float" office:value="20.5">
            <text:p>20.5</text:p>
          </table:table-cell>
          <table:table-cell office:value-type="float" office:value="23.2">
            <text:p>23.2</text:p>
          </table:table-cell>
          <table:table-cell table:number-columns-repeated="6"/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2];-[.C22];-[.D22];-[.E22])" office:value-type="string" office:string-value="BEAM-12000-512-2">
            <text:p>BEAM-12000-512-2</text:p>
          </table:table-cell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85">
            <text:p>6.85</text:p>
          </table:table-cell>
          <table:table-cell office:value-type="float" office:value="21.8">
            <text:p>21.8</text:p>
          </table:table-cell>
          <table:table-cell office:value-type="float" office:value="7.45">
            <text:p>7.45</text:p>
          </table:table-cell>
          <table:table-cell office:value-type="float" office:value="21.4">
            <text:p>21.4</text:p>
          </table:table-cell>
          <table:table-cell office:value-type="float" office:value="31.8">
            <text:p>31.8</text:p>
          </table:table-cell>
          <table:table-cell table:number-columns-repeated="3"/>
          <table:table-cell table:formula="of:=CONCATENATE([.AB22];-[.AC22];-[.AD22];-[.AE22])" office:value-type="string" office:string-value="BEAT-24000-256-2">
            <text:p>BEAT-24000-256-2</text:p>
          </table:table-cell>
          <table:table-cell office:value-type="float" office:value="5.28">
            <text:p>5.28</text:p>
          </table:table-cell>
          <table:table-cell table:style-name="ce2" office:value-type="float" office:value="27.8">
            <text:p>27.8</text:p>
          </table:table-cell>
          <table:table-cell office:value-type="float" office:value="5.79">
            <text:p>5.79</text:p>
          </table:table-cell>
          <table:table-cell office:value-type="float" office:value="27.5">
            <text:p>27.5</text:p>
          </table:table-cell>
          <table:table-cell office:value-type="float" office:value="40.3">
            <text:p>40.3</text:p>
          </table:table-cell>
          <table:table-cell table:number-columns-repeated="6"/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3];-[.C23];-[.D23];-[.E23])" office:value-type="string" office:string-value="BEAM-12000-512-2">
            <text:p>BEAM-12000-512-2</text:p>
          </table:table-cell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97">
            <text:p>6.97</text:p>
          </table:table-cell>
          <table:table-cell office:value-type="float" office:value="22.4">
            <text:p>22.4</text:p>
          </table:table-cell>
          <table:table-cell office:value-type="float" office:value="7.68">
            <text:p>7.68</text:p>
          </table:table-cell>
          <table:table-cell office:value-type="float" office:value="21.1">
            <text:p>21.1</text:p>
          </table:table-cell>
          <table:table-cell office:value-type="float" office:value="34.2">
            <text:p>34.2</text:p>
          </table:table-cell>
          <table:table-cell table:number-columns-repeated="3"/>
          <table:table-cell table:formula="of:=CONCATENATE([.AB23];-[.AC23];-[.AD23];-[.AE23])" office:value-type="string" office:string-value="BEAT-24000-256-4">
            <text:p>BEAT-24000-256-4</text:p>
          </table:table-cell>
          <table:table-cell office:value-type="float" office:value="6.44">
            <text:p>6.44</text:p>
          </table:table-cell>
          <table:table-cell table:style-name="ce2" office:value-type="float" office:value="25.4">
            <text:p>25.4</text:p>
          </table:table-cell>
          <table:table-cell office:value-type="float" office:value="7.14">
            <text:p>7.14</text:p>
          </table:table-cell>
          <table:table-cell office:value-type="float" office:value="24.6">
            <text:p>24.6</text:p>
          </table:table-cell>
          <table:table-cell office:value-type="float" office:value="31.5">
            <text:p>31.5</text:p>
          </table:table-cell>
          <table:table-cell table:number-columns-repeated="6"/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4];-[.C24];-[.D24];-[.E24])" office:value-type="string" office:string-value="BEAM-12000-512-4">
            <text:p>BEAM-12000-512-4</text:p>
          </table:table-cell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8.31">
            <text:p>8.31</text:p>
          </table:table-cell>
          <table:table-cell office:value-type="float" office:value="19.7">
            <text:p>19.7</text:p>
          </table:table-cell>
          <table:table-cell office:value-type="float" office:value="9.3">
            <text:p>9.3</text:p>
          </table:table-cell>
          <table:table-cell office:value-type="float" office:value="18.7">
            <text:p>18.7</text:p>
          </table:table-cell>
          <table:table-cell office:value-type="float" office:value="24.9">
            <text:p>24.9</text:p>
          </table:table-cell>
          <table:table-cell table:number-columns-repeated="3"/>
          <table:table-cell table:formula="of:=CONCATENATE([.AB24];-[.AC24];-[.AD24];-[.AE24])" office:value-type="string" office:string-value="BEAT-24000-512-2">
            <text:p>BEAT-24000-512-2</text:p>
          </table:table-cell>
          <table:table-cell office:value-type="float" office:value="8.11">
            <text:p>8.11</text:p>
          </table:table-cell>
          <table:table-cell table:style-name="ce2" office:value-type="float" office:value="27.3">
            <text:p>27.3</text:p>
          </table:table-cell>
          <table:table-cell office:value-type="float" office:value="9.19">
            <text:p>9.19</text:p>
          </table:table-cell>
          <table:table-cell office:value-type="float" office:value="26.8">
            <text:p>26.8</text:p>
          </table:table-cell>
          <table:table-cell office:value-type="float" office:value="46">
            <text:p>46</text:p>
          </table:table-cell>
          <table:table-cell table:number-columns-repeated="6"/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5];-[.C25];-[.D25];-[.E25])" office:value-type="string" office:string-value="BEAM-12000-512-4">
            <text:p>BEAM-12000-512-4</text:p>
          </table:table-cell>
          <table:table-cell office:value-type="string">
            <text:p>BEAM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7.18">
            <text:p>7.18</text:p>
          </table:table-cell>
          <table:table-cell office:value-type="float" office:value="21.2">
            <text:p>21.2</text:p>
          </table:table-cell>
          <table:table-cell office:value-type="float" office:value="8.63">
            <text:p>8.63</text:p>
          </table:table-cell>
          <table:table-cell office:value-type="float" office:value="19.8">
            <text:p>19.8</text:p>
          </table:table-cell>
          <table:table-cell office:value-type="float" office:value="27.4">
            <text:p>27.4</text:p>
          </table:table-cell>
          <table:table-cell table:number-columns-repeated="3"/>
          <table:table-cell table:formula="of:=CONCATENATE([.AB25];-[.AC25];-[.AD25];-[.AE25])" office:value-type="string" office:string-value="BEAT-24000-512-4">
            <text:p>BEAT-24000-512-4</text:p>
          </table:table-cell>
          <table:table-cell office:value-type="float" office:value="11.89">
            <text:p>11.89</text:p>
          </table:table-cell>
          <table:table-cell table:style-name="ce2" office:value-type="float" office:value="24.1">
            <text:p>24.1</text:p>
          </table:table-cell>
          <table:table-cell office:value-type="float" office:value="13.73">
            <text:p>13.73</text:p>
          </table:table-cell>
          <table:table-cell office:value-type="float" office:value="23.7">
            <text:p>23.7</text:p>
          </table:table-cell>
          <table:table-cell office:value-type="float" office:value="40.1">
            <text:p>40.1</text:p>
          </table:table-cell>
          <table:table-cell table:number-columns-repeated="6"/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6];-[.C26];-[.D26];-[.E26])" office:value-type="string" office:string-value="BEAM-24000-256-2">
            <text:p>BEAM-24000-256-2</text:p>
          </table:table-cell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.76">
            <text:p>5.76</text:p>
          </table:table-cell>
          <table:table-cell office:value-type="float" office:value="24.9">
            <text:p>24.9</text:p>
          </table:table-cell>
          <table:table-cell office:value-type="float" office:value="6.3">
            <text:p>6.3</text:p>
          </table:table-cell>
          <table:table-cell office:value-type="float" office:value="23.5">
            <text:p>23.5</text:p>
          </table:table-cell>
          <table:table-cell office:value-type="float" office:value="35.7">
            <text:p>35.7</text:p>
          </table:table-cell>
          <table:table-cell table:number-columns-repeated="3"/>
          <table:table-cell table:style-name="ce1" table:formula="of:=CONCATENATE([.AB26];-[.AC26];-[.AD26];-[.AE26])" office:value-type="string" office:string-value="STD-12000-256-2">
            <text:p>STD-12000-256-2</text:p>
          </table:table-cell>
          <table:table-cell table:style-name="ce1" office:value-type="float" office:value="5.25">
            <text:p>5.25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6.13">
            <text:p>6.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1.8">
            <text:p>31.8</text:p>
          </table:table-cell>
          <table:table-cell table:number-columns-repeated="6"/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 table:formula="of:=CONCATENATE([.B27];-[.C27];-[.D27];-[.E27])" office:value-type="string" office:string-value="BEAM-24000-256-2">
            <text:p>BEAM-24000-256-2</text:p>
          </table:table-cell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21">
            <text:p>5.21</text:p>
          </table:table-cell>
          <table:table-cell office:value-type="float" office:value="25">
            <text:p>25</text:p>
          </table:table-cell>
          <table:table-cell office:value-type="float" office:value="6.2">
            <text:p>6.2</text:p>
          </table:table-cell>
          <table:table-cell office:value-type="float" office:value="23.1">
            <text:p>23.1</text:p>
          </table:table-cell>
          <table:table-cell office:value-type="float" office:value="36.5">
            <text:p>36.5</text:p>
          </table:table-cell>
          <table:table-cell table:number-columns-repeated="3"/>
          <table:table-cell table:formula="of:=CONCATENATE([.AB27];-[.AC27];-[.AD27];-[.AE27])" office:value-type="string" office:string-value="STD-12000-256-4">
            <text:p>STD-12000-256-4</text:p>
          </table:table-cell>
          <table:table-cell office:value-type="float" office:value="5.98">
            <text:p>5.98</text:p>
          </table:table-cell>
          <table:table-cell table:style-name="ce2" office:value-type="float" office:value="23">
            <text:p>23</text:p>
          </table:table-cell>
          <table:table-cell office:value-type="float" office:value="6.84">
            <text:p>6.84</text:p>
          </table:table-cell>
          <table:table-cell office:value-type="float" office:value="22.3">
            <text:p>22.3</text:p>
          </table:table-cell>
          <table:table-cell office:value-type="float" office:value="26.5">
            <text:p>26.5</text:p>
          </table:table-cell>
          <table:table-cell table:number-columns-repeated="6"/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8];-[.C28];-[.D28];-[.E28])" office:value-type="string" office:string-value="BEAM-24000-256-4">
            <text:p>BEAM-24000-256-4</text:p>
          </table:table-cell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6">
            <text:p>6.6</text:p>
          </table:table-cell>
          <table:table-cell office:value-type="float" office:value="24.5">
            <text:p>24.5</text:p>
          </table:table-cell>
          <table:table-cell office:value-type="float" office:value="7.58">
            <text:p>7.58</text:p>
          </table:table-cell>
          <table:table-cell office:value-type="float" office:value="24.1">
            <text:p>24.1</text:p>
          </table:table-cell>
          <table:table-cell office:value-type="float" office:value="31">
            <text:p>31</text:p>
          </table:table-cell>
          <table:table-cell table:number-columns-repeated="3"/>
          <table:table-cell table:formula="of:=CONCATENATE([.AB28];-[.AC28];-[.AD28];-[.AE28])" office:value-type="string" office:string-value="STD-12000-512-2">
            <text:p>STD-12000-512-2</text:p>
          </table:table-cell>
          <table:table-cell office:value-type="float" office:value="6.68">
            <text:p>6.68</text:p>
          </table:table-cell>
          <table:table-cell table:style-name="ce2" office:value-type="float" office:value="23.1">
            <text:p>23.1</text:p>
          </table:table-cell>
          <table:table-cell office:value-type="float" office:value="7.27">
            <text:p>7.27</text:p>
          </table:table-cell>
          <table:table-cell office:value-type="float" office:value="22.6">
            <text:p>22.6</text:p>
          </table:table-cell>
          <table:table-cell office:value-type="float" office:value="32.6">
            <text:p>32.6</text:p>
          </table:table-cell>
          <table:table-cell table:number-columns-repeated="6"/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29];-[.C29];-[.D29];-[.E29])" office:value-type="string" office:string-value="BEAM-24000-256-4">
            <text:p>BEAM-24000-256-4</text:p>
          </table:table-cell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77">
            <text:p>6.77</text:p>
          </table:table-cell>
          <table:table-cell office:value-type="float" office:value="24.8">
            <text:p>24.8</text:p>
          </table:table-cell>
          <table:table-cell office:value-type="float" office:value="8.99">
            <text:p>8.99</text:p>
          </table:table-cell>
          <table:table-cell office:value-type="float" office:value="22.8">
            <text:p>22.8</text:p>
          </table:table-cell>
          <table:table-cell office:value-type="float" office:value="33.1">
            <text:p>33.1</text:p>
          </table:table-cell>
          <table:table-cell table:number-columns-repeated="3"/>
          <table:table-cell table:formula="of:=CONCATENATE([.AB29];-[.AC29];-[.AD29];-[.AE29])" office:value-type="string" office:string-value="STD-12000-512-4">
            <text:p>STD-12000-512-4</text:p>
          </table:table-cell>
          <table:table-cell office:value-type="float" office:value="7.62">
            <text:p>7.62</text:p>
          </table:table-cell>
          <table:table-cell table:style-name="ce2" office:value-type="float" office:value="21.5">
            <text:p>21.5</text:p>
          </table:table-cell>
          <table:table-cell office:value-type="float" office:value="8.67">
            <text:p>8.67</text:p>
          </table:table-cell>
          <table:table-cell office:value-type="float" office:value="20.9">
            <text:p>20.9</text:p>
          </table:table-cell>
          <table:table-cell office:value-type="float" office:value="28.1">
            <text:p>28.1</text:p>
          </table:table-cell>
          <table:table-cell table:number-columns-repeated="6"/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30];-[.C30];-[.D30];-[.E30])" office:value-type="string" office:string-value="BEAM-24000-512-2">
            <text:p>BEAM-24000-512-2</text:p>
          </table:table-cell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8.17">
            <text:p>8.17</text:p>
          </table:table-cell>
          <table:table-cell office:value-type="float" office:value="22.9">
            <text:p>22.9</text:p>
          </table:table-cell>
          <table:table-cell office:value-type="float" office:value="9.03">
            <text:p>9.03</text:p>
          </table:table-cell>
          <table:table-cell office:value-type="float" office:value="22.2">
            <text:p>22.2</text:p>
          </table:table-cell>
          <table:table-cell office:value-type="float" office:value="38.4">
            <text:p>38.4</text:p>
          </table:table-cell>
          <table:table-cell table:number-columns-repeated="3"/>
          <table:table-cell table:formula="of:=CONCATENATE([.AB30];-[.AC30];-[.AD30];-[.AE30])" office:value-type="string" office:string-value="STD-24000-256-2">
            <text:p>STD-24000-256-2</text:p>
          </table:table-cell>
          <table:table-cell office:value-type="float" office:value="6.02">
            <text:p>6.02</text:p>
          </table:table-cell>
          <table:table-cell table:style-name="ce2" office:value-type="float" office:value="24.7">
            <text:p>24.7</text:p>
          </table:table-cell>
          <table:table-cell office:value-type="float" office:value="6.57">
            <text:p>6.57</text:p>
          </table:table-cell>
          <table:table-cell office:value-type="float" office:value="23.3">
            <text:p>23.3</text:p>
          </table:table-cell>
          <table:table-cell office:value-type="float" office:value="35.4">
            <text:p>35.4</text:p>
          </table:table-cell>
          <table:table-cell table:number-columns-repeated="6"/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31];-[.C31];-[.D31];-[.E31])" office:value-type="string" office:string-value="BEAM-24000-512-2">
            <text:p>BEAM-24000-512-2</text:p>
          </table:table-cell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8.21">
            <text:p>8.21</text:p>
          </table:table-cell>
          <table:table-cell office:value-type="float" office:value="23">
            <text:p>23</text:p>
          </table:table-cell>
          <table:table-cell office:value-type="float" office:value="9.08">
            <text:p>9.08</text:p>
          </table:table-cell>
          <table:table-cell office:value-type="float" office:value="21.7">
            <text:p>21.7</text:p>
          </table:table-cell>
          <table:table-cell office:value-type="float" office:value="38.7">
            <text:p>38.7</text:p>
          </table:table-cell>
          <table:table-cell table:number-columns-repeated="3"/>
          <table:table-cell table:formula="of:=CONCATENATE([.AB31];-[.AC31];-[.AD31];-[.AE31])" office:value-type="string" office:string-value="STD-24000-256-4">
            <text:p>STD-24000-256-4</text:p>
          </table:table-cell>
          <table:table-cell office:value-type="float" office:value="6.74">
            <text:p>6.74</text:p>
          </table:table-cell>
          <table:table-cell table:style-name="ce2" office:value-type="float" office:value="23">
            <text:p>23</text:p>
          </table:table-cell>
          <table:table-cell office:value-type="float" office:value="7.72">
            <text:p>7.72</text:p>
          </table:table-cell>
          <table:table-cell office:value-type="float" office:value="21.9">
            <text:p>21.9</text:p>
          </table:table-cell>
          <table:table-cell office:value-type="float" office:value="28.8">
            <text:p>28.8</text:p>
          </table:table-cell>
          <table:table-cell table:number-columns-repeated="6"/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32];-[.C32];-[.D32];-[.E32])" office:value-type="string" office:string-value="BEAM-24000-512-4">
            <text:p>BEAM-24000-512-4</text:p>
          </table:table-cell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7.4">
            <text:p>7.4</text:p>
          </table:table-cell>
          <table:table-cell office:value-type="float" office:value="21.2">
            <text:p>21.2</text:p>
          </table:table-cell>
          <table:table-cell office:value-type="float" office:value="8.39">
            <text:p>8.39</text:p>
          </table:table-cell>
          <table:table-cell office:value-type="float" office:value="21.2">
            <text:p>21.2</text:p>
          </table:table-cell>
          <table:table-cell office:value-type="float" office:value="30.6">
            <text:p>30.6</text:p>
          </table:table-cell>
          <table:table-cell table:number-columns-repeated="3"/>
          <table:table-cell table:formula="of:=CONCATENATE([.AB32];-[.AC32];-[.AD32];-[.AE32])" office:value-type="string" office:string-value="STD-24000-512-2">
            <text:p>STD-24000-512-2</text:p>
          </table:table-cell>
          <table:table-cell office:value-type="float" office:value="7.89">
            <text:p>7.89</text:p>
          </table:table-cell>
          <table:table-cell table:style-name="ce2" office:value-type="float" office:value="23.5">
            <text:p>23.5</text:p>
          </table:table-cell>
          <table:table-cell office:value-type="float" office:value="8.65">
            <text:p>8.65</text:p>
          </table:table-cell>
          <table:table-cell office:value-type="float" office:value="23.3">
            <text:p>23.3</text:p>
          </table:table-cell>
          <table:table-cell office:value-type="float" office:value="38.3">
            <text:p>38.3</text:p>
          </table:table-cell>
          <table:table-cell table:number-columns-repeated="6"/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33];-[.C33];-[.D33];-[.E33])" office:value-type="string" office:string-value="BEAM-24000-512-4">
            <text:p>BEAM-24000-512-4</text:p>
          </table:table-cell>
          <table:table-cell office:value-type="string">
            <text:p>BEAM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.29">
            <text:p>9.29</text:p>
          </table:table-cell>
          <table:table-cell office:value-type="float" office:value="22.2">
            <text:p>22.2</text:p>
          </table:table-cell>
          <table:table-cell office:value-type="float" office:value="11.66">
            <text:p>11.66</text:p>
          </table:table-cell>
          <table:table-cell office:value-type="float" office:value="20.4">
            <text:p>20.4</text:p>
          </table:table-cell>
          <table:table-cell office:value-type="float" office:value="35.2">
            <text:p>35.2</text:p>
          </table:table-cell>
          <table:table-cell table:number-columns-repeated="3"/>
          <table:table-cell table:formula="of:=CONCATENATE([.AB33];-[.AC33];-[.AD33];-[.AE33])" office:value-type="string" office:string-value="STD-24000-512-4">
            <text:p>STD-24000-512-4</text:p>
          </table:table-cell>
          <table:table-cell office:value-type="float" office:value="9.38">
            <text:p>9.38</text:p>
          </table:table-cell>
          <table:table-cell table:style-name="ce2" office:value-type="float" office:value="21.8">
            <text:p>21.8</text:p>
          </table:table-cell>
          <table:table-cell office:value-type="float" office:value="10.71">
            <text:p>10.71</text:p>
          </table:table-cell>
          <table:table-cell office:value-type="float" office:value="21.2">
            <text:p>21.2</text:p>
          </table:table-cell>
          <table:table-cell office:value-type="float" office:value="30.8">
            <text:p>30.8</text:p>
          </table:table-cell>
          <table:table-cell table:number-columns-repeated="6"/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</table:table-row>
        <table:table-row table:style-name="ro1">
          <table:table-cell table:formula="of:=CONCATENATE([.B34];-[.C34];-[.D34];-[.E34])" office:value-type="string" office:string-value="BEAT-12000-256-2">
            <text:p>BEAT-12000-256-2</text:p>
          </table:table-cell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.32">
            <text:p>5.32</text:p>
          </table:table-cell>
          <table:table-cell office:value-type="float" office:value="26.1">
            <text:p>26.1</text:p>
          </table:table-cell>
          <table:table-cell office:value-type="float" office:value="5.96">
            <text:p>5.96</text:p>
          </table:table-cell>
          <table:table-cell office:value-type="float" office:value="25.9">
            <text:p>25.9</text:p>
          </table:table-cell>
          <table:table-cell office:value-type="float" office:value="33.6">
            <text:p>33.6</text:p>
          </table:table-cell>
          <table:table-cell table:number-columns-repeated="3"/>
          <table:table-cell table:style-name="ce19" table:formula="of:=CONCATENATE([.AB34];-[.AC34];-[.AD34];-[.AE34])" office:value-type="string" office:string-value="ATT-12000-256-2">
            <text:p>ATT-12000-256-2</text:p>
          </table:table-cell>
          <table:table-cell table:style-name="ce19" office:value-type="float" office:value="5.06">
            <text:p>5.06</text:p>
          </table:table-cell>
          <table:table-cell office:value-type="float" office:value="26.6">
            <text:p>26.6</text:p>
          </table:table-cell>
          <table:table-cell table:style-name="ce19" office:value-type="float" office:value="5.82">
            <text:p>5.82</text:p>
          </table:table-cell>
          <table:table-cell table:style-name="ce19" office:value-type="float" office:value="25.2">
            <text:p>25.2</text:p>
          </table:table-cell>
          <table:table-cell table:style-name="ce19" office:value-type="float" office:value="33.6">
            <text:p>33.6</text:p>
          </table:table-cell>
          <table:table-cell table:number-columns-repeated="6"/>
          <table:table-cell table:style-name="ce19" office:value-type="string">
            <text:p>ATT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35];-[.C35];-[.D35];-[.E35])" office:value-type="string" office:string-value="BEAT-12000-256-2">
            <text:p>BEAT-12000-256-2</text:p>
          </table:table-cell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45">
            <text:p>5.45</text:p>
          </table:table-cell>
          <table:table-cell office:value-type="float" office:value="26">
            <text:p>26</text:p>
          </table:table-cell>
          <table:table-cell office:value-type="float" office:value="6.33">
            <text:p>6.33</text:p>
          </table:table-cell>
          <table:table-cell office:value-type="float" office:value="24.8">
            <text:p>24.8</text:p>
          </table:table-cell>
          <table:table-cell office:value-type="float" office:value="33.5">
            <text:p>33.5</text:p>
          </table:table-cell>
          <table:table-cell table:number-columns-repeated="3"/>
          <table:table-cell table:style-name="ce19" table:formula="of:=CONCATENATE([.AB35];-[.AC35];-[.AD35];-[.AE35])" office:value-type="string" office:string-value="ATT-12000-256-4">
            <text:p>ATT-12000-256-4</text:p>
          </table:table-cell>
          <table:table-cell table:style-name="ce19" office:value-type="float" office:value="5.5">
            <text:p>5.5</text:p>
          </table:table-cell>
          <table:table-cell office:value-type="float" office:value="24.3">
            <text:p>24.3</text:p>
          </table:table-cell>
          <table:table-cell table:style-name="ce19" office:value-type="float" office:value="6.41">
            <text:p>6.41</text:p>
          </table:table-cell>
          <table:table-cell table:style-name="ce19" office:value-type="float" office:value="23.4">
            <text:p>23.4</text:p>
          </table:table-cell>
          <table:table-cell table:style-name="ce19" office:value-type="float" office:value="29">
            <text:p>29</text:p>
          </table:table-cell>
          <table:table-cell table:number-columns-repeated="6"/>
          <table:table-cell table:style-name="ce19" office:value-type="string">
            <text:p>ATT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36];-[.C36];-[.D36];-[.E36])" office:value-type="string" office:string-value="BEAT-12000-256-4">
            <text:p>BEAT-12000-256-4</text:p>
          </table:table-cell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23">
            <text:p>6.23</text:p>
          </table:table-cell>
          <table:table-cell office:value-type="float" office:value="21.6">
            <text:p>21.6</text:p>
          </table:table-cell>
          <table:table-cell office:value-type="float" office:value="6.68">
            <text:p>6.68</text:p>
          </table:table-cell>
          <table:table-cell office:value-type="float" office:value="21.1">
            <text:p>21.1</text:p>
          </table:table-cell>
          <table:table-cell office:value-type="float" office:value="26.4">
            <text:p>26.4</text:p>
          </table:table-cell>
          <table:table-cell table:number-columns-repeated="3"/>
          <table:table-cell table:style-name="ce19" table:formula="of:=CONCATENATE([.AB36];-[.AC36];-[.AD36];-[.AE36])" office:value-type="string" office:string-value="ATT-12000-512-2">
            <text:p>ATT-12000-512-2</text:p>
          </table:table-cell>
          <table:table-cell table:style-name="ce19" office:value-type="float" office:value="5.69">
            <text:p>5.69</text:p>
          </table:table-cell>
          <table:table-cell office:value-type="float" office:value="26.9">
            <text:p>26.9</text:p>
          </table:table-cell>
          <table:table-cell table:style-name="ce19" office:value-type="float" office:value="6.56">
            <text:p>6.56</text:p>
          </table:table-cell>
          <table:table-cell table:style-name="ce19" office:value-type="float" office:value="25.8">
            <text:p>25.8</text:p>
          </table:table-cell>
          <table:table-cell table:style-name="ce19" office:value-type="float" office:value="38.7">
            <text:p>38.7</text:p>
          </table:table-cell>
          <table:table-cell table:number-columns-repeated="6"/>
          <table:table-cell table:style-name="ce19" office:value-type="string">
            <text:p>ATT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37];-[.C37];-[.D37];-[.E37])" office:value-type="string" office:string-value="BEAT-12000-256-4">
            <text:p>BEAT-12000-256-4</text:p>
          </table:table-cell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68">
            <text:p>5.68</text:p>
          </table:table-cell>
          <table:table-cell office:value-type="float" office:value="22.2">
            <text:p>22.2</text:p>
          </table:table-cell>
          <table:table-cell office:value-type="float" office:value="6.31">
            <text:p>6.31</text:p>
          </table:table-cell>
          <table:table-cell office:value-type="float" office:value="20.8">
            <text:p>20.8</text:p>
          </table:table-cell>
          <table:table-cell office:value-type="float" office:value="25.3">
            <text:p>25.3</text:p>
          </table:table-cell>
          <table:table-cell table:number-columns-repeated="3"/>
          <table:table-cell table:style-name="ce19" table:formula="of:=CONCATENATE([.AB37];-[.AC37];-[.AD37];-[.AE37])" office:value-type="string" office:string-value="ATT-12000-512-4">
            <text:p>ATT-12000-512-4</text:p>
          </table:table-cell>
          <table:table-cell table:style-name="ce19" office:value-type="float" office:value="6.42">
            <text:p>6.42</text:p>
          </table:table-cell>
          <table:table-cell office:value-type="float" office:value="21.3">
            <text:p>21.3</text:p>
          </table:table-cell>
          <table:table-cell table:style-name="ce19" office:value-type="float" office:value="7.59">
            <text:p>7.59</text:p>
          </table:table-cell>
          <table:table-cell table:style-name="ce19" office:value-type="float" office:value="21.3">
            <text:p>21.3</text:p>
          </table:table-cell>
          <table:table-cell table:style-name="ce19" office:value-type="float" office:value="25.4">
            <text:p>25.4</text:p>
          </table:table-cell>
          <table:table-cell table:number-columns-repeated="6"/>
          <table:table-cell table:style-name="ce19" office:value-type="string">
            <text:p>ATT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38];-[.C38];-[.D38];-[.E38])" office:value-type="string" office:string-value="BEAT-12000-512-2">
            <text:p>BEAT-12000-512-2</text:p>
          </table:table-cell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.46">
            <text:p>5.46</text:p>
          </table:table-cell>
          <table:table-cell office:value-type="float" office:value="24.7">
            <text:p>24.7</text:p>
          </table:table-cell>
          <table:table-cell office:value-type="float" office:value="6.09">
            <text:p>6.09</text:p>
          </table:table-cell>
          <table:table-cell office:value-type="float" office:value="24.5">
            <text:p>24.5</text:p>
          </table:table-cell>
          <table:table-cell office:value-type="float" office:value="32.8">
            <text:p>32.8</text:p>
          </table:table-cell>
          <table:table-cell table:number-columns-repeated="3"/>
          <table:table-cell table:style-name="ce19" table:formula="of:=CONCATENATE([.AB38];-[.AC38];-[.AD38];-[.AE38])" office:value-type="string" office:string-value="ATT-24000-256-2">
            <text:p>ATT-24000-256-2</text:p>
          </table:table-cell>
          <table:table-cell table:style-name="ce19" office:value-type="float" office:value="6.1">
            <text:p>6.1</text:p>
          </table:table-cell>
          <table:table-cell office:value-type="float" office:value="26.9">
            <text:p>26.9</text:p>
          </table:table-cell>
          <table:table-cell table:style-name="ce19" office:value-type="float" office:value="6.94">
            <text:p>6.94</text:p>
          </table:table-cell>
          <table:table-cell table:style-name="ce19" office:value-type="float" office:value="26.5">
            <text:p>26.5</text:p>
          </table:table-cell>
          <table:table-cell table:style-name="ce19" office:value-type="float" office:value="40.4">
            <text:p>40.4</text:p>
          </table:table-cell>
          <table:table-cell table:number-columns-repeated="6"/>
          <table:table-cell table:style-name="ce19" office:value-type="string">
            <text:p>ATT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39];-[.C39];-[.D39];-[.E39])" office:value-type="string" office:string-value="BEAT-12000-512-2">
            <text:p>BEAT-12000-512-2</text:p>
          </table:table-cell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61">
            <text:p>5.61</text:p>
          </table:table-cell>
          <table:table-cell office:value-type="float" office:value="26">
            <text:p>26</text:p>
          </table:table-cell>
          <table:table-cell office:value-type="float" office:value="6.64">
            <text:p>6.64</text:p>
          </table:table-cell>
          <table:table-cell office:value-type="float" office:value="25.1">
            <text:p>25.1</text:p>
          </table:table-cell>
          <table:table-cell office:value-type="float" office:value="35.2">
            <text:p>35.2</text:p>
          </table:table-cell>
          <table:table-cell table:number-columns-repeated="3"/>
          <table:table-cell table:style-name="ce19" table:formula="of:=CONCATENATE([.AB39];-[.AC39];-[.AD39];-[.AE39])" office:value-type="string" office:string-value="ATT-24000-256-4">
            <text:p>ATT-24000-256-4</text:p>
          </table:table-cell>
          <table:table-cell table:style-name="ce19" office:value-type="float" office:value="6.18">
            <text:p>6.18</text:p>
          </table:table-cell>
          <table:table-cell office:value-type="float" office:value="26">
            <text:p>26</text:p>
          </table:table-cell>
          <table:table-cell table:style-name="ce19" office:value-type="float" office:value="7.01">
            <text:p>7.01</text:p>
          </table:table-cell>
          <table:table-cell table:style-name="ce19" office:value-type="float" office:value="25.2">
            <text:p>25.2</text:p>
          </table:table-cell>
          <table:table-cell table:style-name="ce19" office:value-type="float" office:value="36">
            <text:p>36</text:p>
          </table:table-cell>
          <table:table-cell table:number-columns-repeated="6"/>
          <table:table-cell table:style-name="ce19" office:value-type="string">
            <text:p>ATT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0];-[.C40];-[.D40];-[.E40])" office:value-type="string" office:string-value="BEAT-12000-512-4">
            <text:p>BEAT-12000-512-4</text:p>
          </table:table-cell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33">
            <text:p>6.33</text:p>
          </table:table-cell>
          <table:table-cell office:value-type="float" office:value="20.2">
            <text:p>20.2</text:p>
          </table:table-cell>
          <table:table-cell office:value-type="float" office:value="7.01">
            <text:p>7.01</text:p>
          </table:table-cell>
          <table:table-cell office:value-type="float" office:value="20.5">
            <text:p>20.5</text:p>
          </table:table-cell>
          <table:table-cell office:value-type="float" office:value="23.2">
            <text:p>23.2</text:p>
          </table:table-cell>
          <table:table-cell table:number-columns-repeated="3"/>
          <table:table-cell table:style-name="ce19" table:formula="of:=CONCATENATE([.AB40];-[.AC40];-[.AD40];-[.AE40])" office:value-type="string" office:string-value="ATT-24000-512-2">
            <text:p>ATT-24000-512-2</text:p>
          </table:table-cell>
          <table:table-cell table:style-name="ce19" office:value-type="float" office:value="6.94">
            <text:p>6.94</text:p>
          </table:table-cell>
          <table:table-cell office:value-type="float" office:value="26.2">
            <text:p>26.2</text:p>
          </table:table-cell>
          <table:table-cell table:style-name="ce19" office:value-type="float" office:value="8.42">
            <text:p>8.42</text:p>
          </table:table-cell>
          <table:table-cell table:style-name="ce19" office:value-type="float" office:value="24.7">
            <text:p>24.7</text:p>
          </table:table-cell>
          <table:table-cell table:style-name="ce19" office:value-type="float" office:value="45.4">
            <text:p>45.4</text:p>
          </table:table-cell>
          <table:table-cell table:number-columns-repeated="6"/>
          <table:table-cell table:style-name="ce19" office:value-type="string">
            <text:p>ATT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1];-[.C41];-[.D41];-[.E41])" office:value-type="string" office:string-value="BEAT-12000-512-4">
            <text:p>BEAT-12000-512-4</text:p>
          </table:table-cell>
          <table:table-cell office:value-type="string">
            <text:p>BEAT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18">
            <text:p>6.18</text:p>
          </table:table-cell>
          <table:table-cell office:value-type="float" office:value="20.8">
            <text:p>20.8</text:p>
          </table:table-cell>
          <table:table-cell office:value-type="float" office:value="7.23">
            <text:p>7.23</text:p>
          </table:table-cell>
          <table:table-cell office:value-type="float" office:value="19.8">
            <text:p>19.8</text:p>
          </table:table-cell>
          <table:table-cell office:value-type="float" office:value="23.8">
            <text:p>23.8</text:p>
          </table:table-cell>
          <table:table-cell table:number-columns-repeated="3"/>
          <table:table-cell table:style-name="ce19" table:formula="of:=CONCATENATE([.AB41];-[.AC41];-[.AD41];-[.AE41])" office:value-type="string" office:string-value="ATT-24000-512-4">
            <text:p>ATT-24000-512-4</text:p>
          </table:table-cell>
          <table:table-cell table:style-name="ce19" office:value-type="float" office:value="9.1">
            <text:p>9.1</text:p>
          </table:table-cell>
          <table:table-cell office:value-type="float" office:value="23.6">
            <text:p>23.6</text:p>
          </table:table-cell>
          <table:table-cell table:style-name="ce19" office:value-type="float" office:value="11.38">
            <text:p>11.38</text:p>
          </table:table-cell>
          <table:table-cell table:style-name="ce19" office:value-type="float" office:value="22.8">
            <text:p>22.8</text:p>
          </table:table-cell>
          <table:table-cell table:style-name="ce19" office:value-type="float" office:value="36.5">
            <text:p>36.5</text:p>
          </table:table-cell>
          <table:table-cell table:number-columns-repeated="6"/>
          <table:table-cell table:style-name="ce19" office:value-type="string">
            <text:p>ATT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2];-[.C42];-[.D42];-[.E42])" office:value-type="string" office:string-value="BEAT-24000-256-2">
            <text:p>BEAT-24000-256-2</text:p>
          </table:table-cell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.28">
            <text:p>5.28</text:p>
          </table:table-cell>
          <table:table-cell office:value-type="float" office:value="27.8">
            <text:p>27.8</text:p>
          </table:table-cell>
          <table:table-cell office:value-type="float" office:value="5.79">
            <text:p>5.79</text:p>
          </table:table-cell>
          <table:table-cell office:value-type="float" office:value="27.5">
            <text:p>27.5</text:p>
          </table:table-cell>
          <table:table-cell office:value-type="float" office:value="40.3">
            <text:p>40.3</text:p>
          </table:table-cell>
          <table:table-cell table:number-columns-repeated="3"/>
          <table:table-cell table:style-name="ce19" table:formula="of:=CONCATENATE([.AB42];-[.AC42];-[.AD42];-[.AE42])" office:value-type="string" office:string-value="BEAM-12000-256-2">
            <text:p>BEAM-12000-256-2</text:p>
          </table:table-cell>
          <table:table-cell table:style-name="ce19" office:value-type="float" office:value="5.31">
            <text:p>5.31</text:p>
          </table:table-cell>
          <table:table-cell office:value-type="float" office:value="23.7">
            <text:p>23.7</text:p>
          </table:table-cell>
          <table:table-cell table:style-name="ce19" office:value-type="float" office:value="5.79">
            <text:p>5.79</text:p>
          </table:table-cell>
          <table:table-cell table:style-name="ce19" office:value-type="float" office:value="22.1">
            <text:p>22.1</text:p>
          </table:table-cell>
          <table:table-cell table:style-name="ce19" office:value-type="float" office:value="29.7">
            <text:p>29.7</text:p>
          </table:table-cell>
          <table:table-cell table:number-columns-repeated="6"/>
          <table:table-cell table:style-name="ce19" office:value-type="string">
            <text:p>BEAM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3];-[.C43];-[.D43];-[.E43])" office:value-type="string" office:string-value="BEAT-24000-256-2">
            <text:p>BEAT-24000-256-2</text:p>
          </table:table-cell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72">
            <text:p>5.72</text:p>
          </table:table-cell>
          <table:table-cell office:value-type="float" office:value="28.7">
            <text:p>28.7</text:p>
          </table:table-cell>
          <table:table-cell office:value-type="float" office:value="6.41">
            <text:p>6.41</text:p>
          </table:table-cell>
          <table:table-cell office:value-type="float" office:value="27.6">
            <text:p>27.6</text:p>
          </table:table-cell>
          <table:table-cell office:value-type="float" office:value="41.4">
            <text:p>41.4</text:p>
          </table:table-cell>
          <table:table-cell table:number-columns-repeated="3"/>
          <table:table-cell table:style-name="ce19" table:formula="of:=CONCATENATE([.AB43];-[.AC43];-[.AD43];-[.AE43])" office:value-type="string" office:string-value="BEAM-12000-256-4">
            <text:p>BEAM-12000-256-4</text:p>
          </table:table-cell>
          <table:table-cell table:style-name="ce22" office:value-type="float" office:value="6.02">
            <text:p>6.02</text:p>
          </table:table-cell>
          <table:table-cell office:value-type="float" office:value="23.5">
            <text:p>23.5</text:p>
          </table:table-cell>
          <table:table-cell table:style-name="ce19" office:value-type="float" office:value="7.48">
            <text:p>7.48</text:p>
          </table:table-cell>
          <table:table-cell table:style-name="ce19" office:value-type="float" office:value="22.6">
            <text:p>22.6</text:p>
          </table:table-cell>
          <table:table-cell table:style-name="ce19" office:value-type="float" office:value="28.3">
            <text:p>28.3</text:p>
          </table:table-cell>
          <table:table-cell table:number-columns-repeated="6"/>
          <table:table-cell table:style-name="ce19" office:value-type="string">
            <text:p>BEAM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4];-[.C44];-[.D44];-[.E44])" office:value-type="string" office:string-value="BEAT-24000-256-4">
            <text:p>BEAT-24000-256-4</text:p>
          </table:table-cell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44">
            <text:p>6.44</text:p>
          </table:table-cell>
          <table:table-cell office:value-type="float" office:value="25.4">
            <text:p>25.4</text:p>
          </table:table-cell>
          <table:table-cell office:value-type="float" office:value="7.14">
            <text:p>7.14</text:p>
          </table:table-cell>
          <table:table-cell office:value-type="float" office:value="24.6">
            <text:p>24.6</text:p>
          </table:table-cell>
          <table:table-cell office:value-type="float" office:value="31.5">
            <text:p>31.5</text:p>
          </table:table-cell>
          <table:table-cell table:number-columns-repeated="3"/>
          <table:table-cell table:style-name="ce19" table:formula="of:=CONCATENATE([.AB44];-[.AC44];-[.AD44];-[.AE44])" office:value-type="string" office:string-value="BEAM-12000-512-2">
            <text:p>BEAM-12000-512-2</text:p>
          </table:table-cell>
          <table:table-cell table:style-name="ce19" office:value-type="float" office:value="6.97">
            <text:p>6.97</text:p>
          </table:table-cell>
          <table:table-cell office:value-type="float" office:value="22.4">
            <text:p>22.4</text:p>
          </table:table-cell>
          <table:table-cell table:style-name="ce19" office:value-type="float" office:value="7.68">
            <text:p>7.68</text:p>
          </table:table-cell>
          <table:table-cell table:style-name="ce19" office:value-type="float" office:value="21.1">
            <text:p>21.1</text:p>
          </table:table-cell>
          <table:table-cell table:style-name="ce19" office:value-type="float" office:value="34.2">
            <text:p>34.2</text:p>
          </table:table-cell>
          <table:table-cell table:number-columns-repeated="6"/>
          <table:table-cell table:style-name="ce19" office:value-type="string">
            <text:p>BEAM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5];-[.C45];-[.D45];-[.E45])" office:value-type="string" office:string-value="BEAT-24000-256-4">
            <text:p>BEAT-24000-256-4</text:p>
          </table:table-cell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31">
            <text:p>6.31</text:p>
          </table:table-cell>
          <table:table-cell office:value-type="float" office:value="25.7">
            <text:p>25.7</text:p>
          </table:table-cell>
          <table:table-cell office:value-type="float" office:value="7.42">
            <text:p>7.42</text:p>
          </table:table-cell>
          <table:table-cell office:value-type="float" office:value="24.5">
            <text:p>24.5</text:p>
          </table:table-cell>
          <table:table-cell office:value-type="float" office:value="35.7">
            <text:p>35.7</text:p>
          </table:table-cell>
          <table:table-cell table:number-columns-repeated="3"/>
          <table:table-cell table:style-name="ce19" table:formula="of:=CONCATENATE([.AB45];-[.AC45];-[.AD45];-[.AE45])" office:value-type="string" office:string-value="BEAM-12000-512-4">
            <text:p>BEAM-12000-512-4</text:p>
          </table:table-cell>
          <table:table-cell table:style-name="ce19" office:value-type="float" office:value="7.18">
            <text:p>7.18</text:p>
          </table:table-cell>
          <table:table-cell office:value-type="float" office:value="21.2">
            <text:p>21.2</text:p>
          </table:table-cell>
          <table:table-cell table:style-name="ce19" office:value-type="float" office:value="8.63">
            <text:p>8.63</text:p>
          </table:table-cell>
          <table:table-cell table:style-name="ce19" office:value-type="float" office:value="19.8">
            <text:p>19.8</text:p>
          </table:table-cell>
          <table:table-cell table:style-name="ce19" office:value-type="float" office:value="27.4">
            <text:p>27.4</text:p>
          </table:table-cell>
          <table:table-cell table:number-columns-repeated="6"/>
          <table:table-cell table:style-name="ce19" office:value-type="string">
            <text:p>BEAM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6];-[.C46];-[.D46];-[.E46])" office:value-type="string" office:string-value="BEAT-24000-512-2">
            <text:p>BEAT-24000-512-2</text:p>
          </table:table-cell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8.11">
            <text:p>8.11</text:p>
          </table:table-cell>
          <table:table-cell office:value-type="float" office:value="27.3">
            <text:p>27.3</text:p>
          </table:table-cell>
          <table:table-cell office:value-type="float" office:value="9.19">
            <text:p>9.19</text:p>
          </table:table-cell>
          <table:table-cell office:value-type="float" office:value="26.8">
            <text:p>26.8</text:p>
          </table:table-cell>
          <table:table-cell office:value-type="float" office:value="46">
            <text:p>46</text:p>
          </table:table-cell>
          <table:table-cell table:number-columns-repeated="3"/>
          <table:table-cell table:style-name="ce19" table:formula="of:=CONCATENATE([.AB46];-[.AC46];-[.AD46];-[.AE46])" office:value-type="string" office:string-value="BEAM-24000-256-2">
            <text:p>BEAM-24000-256-2</text:p>
          </table:table-cell>
          <table:table-cell table:style-name="ce19" office:value-type="float" office:value="5.21">
            <text:p>5.21</text:p>
          </table:table-cell>
          <table:table-cell office:value-type="float" office:value="25">
            <text:p>25</text:p>
          </table:table-cell>
          <table:table-cell table:style-name="ce19" office:value-type="float" office:value="6.2">
            <text:p>6.2</text:p>
          </table:table-cell>
          <table:table-cell table:style-name="ce19" office:value-type="float" office:value="23.1">
            <text:p>23.1</text:p>
          </table:table-cell>
          <table:table-cell table:style-name="ce19" office:value-type="float" office:value="36.5">
            <text:p>36.5</text:p>
          </table:table-cell>
          <table:table-cell table:number-columns-repeated="6"/>
          <table:table-cell table:style-name="ce19" office:value-type="string">
            <text:p>BEAM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7];-[.C47];-[.D47];-[.E47])" office:value-type="string" office:string-value="BEAT-24000-512-2">
            <text:p>BEAT-24000-512-2</text:p>
          </table:table-cell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32">
            <text:p>6.32</text:p>
          </table:table-cell>
          <table:table-cell office:value-type="float" office:value="26.5">
            <text:p>26.5</text:p>
          </table:table-cell>
          <table:table-cell office:value-type="float" office:value="7.5">
            <text:p>7.5</text:p>
          </table:table-cell>
          <table:table-cell office:value-type="float" office:value="25.9">
            <text:p>25.9</text:p>
          </table:table-cell>
          <table:table-cell office:value-type="float" office:value="46.2">
            <text:p>46.2</text:p>
          </table:table-cell>
          <table:table-cell table:number-columns-repeated="3"/>
          <table:table-cell table:style-name="ce19" table:formula="of:=CONCATENATE([.AB47];-[.AC47];-[.AD47];-[.AE47])" office:value-type="string" office:string-value="BEAM-24000-256-4">
            <text:p>BEAM-24000-256-4</text:p>
          </table:table-cell>
          <table:table-cell table:style-name="ce19" office:value-type="float" office:value="6.77">
            <text:p>6.77</text:p>
          </table:table-cell>
          <table:table-cell office:value-type="float" office:value="24.8">
            <text:p>24.8</text:p>
          </table:table-cell>
          <table:table-cell table:style-name="ce19" office:value-type="float" office:value="8.99">
            <text:p>8.99</text:p>
          </table:table-cell>
          <table:table-cell table:style-name="ce19" office:value-type="float" office:value="22.8">
            <text:p>22.8</text:p>
          </table:table-cell>
          <table:table-cell table:style-name="ce19" office:value-type="float" office:value="33.1">
            <text:p>33.1</text:p>
          </table:table-cell>
          <table:table-cell table:number-columns-repeated="6"/>
          <table:table-cell table:style-name="ce19" office:value-type="string">
            <text:p>BEAM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8];-[.C48];-[.D48];-[.E48])" office:value-type="string" office:string-value="BEAT-24000-512-4">
            <text:p>BEAT-24000-512-4</text:p>
          </table:table-cell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11.89">
            <text:p>11.89</text:p>
          </table:table-cell>
          <table:table-cell office:value-type="float" office:value="24.1">
            <text:p>24.1</text:p>
          </table:table-cell>
          <table:table-cell office:value-type="float" office:value="13.73">
            <text:p>13.73</text:p>
          </table:table-cell>
          <table:table-cell office:value-type="float" office:value="23.7">
            <text:p>23.7</text:p>
          </table:table-cell>
          <table:table-cell office:value-type="float" office:value="40.1">
            <text:p>40.1</text:p>
          </table:table-cell>
          <table:table-cell table:number-columns-repeated="3"/>
          <table:table-cell table:style-name="ce19" table:formula="of:=CONCATENATE([.AB48];-[.AC48];-[.AD48];-[.AE48])" office:value-type="string" office:string-value="BEAM-24000-512-2">
            <text:p>BEAM-24000-512-2</text:p>
          </table:table-cell>
          <table:table-cell table:style-name="ce19" office:value-type="float" office:value="8.21">
            <text:p>8.21</text:p>
          </table:table-cell>
          <table:table-cell office:value-type="float" office:value="23">
            <text:p>23</text:p>
          </table:table-cell>
          <table:table-cell table:style-name="ce19" office:value-type="float" office:value="9.08">
            <text:p>9.08</text:p>
          </table:table-cell>
          <table:table-cell table:style-name="ce19" office:value-type="float" office:value="21.7">
            <text:p>21.7</text:p>
          </table:table-cell>
          <table:table-cell table:style-name="ce19" office:value-type="float" office:value="38.7">
            <text:p>38.7</text:p>
          </table:table-cell>
          <table:table-cell table:number-columns-repeated="6"/>
          <table:table-cell table:style-name="ce19" office:value-type="string">
            <text:p>BEAM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49];-[.C49];-[.D49];-[.E49])" office:value-type="string" office:string-value="BEAT-24000-512-4">
            <text:p>BEAT-24000-512-4</text:p>
          </table:table-cell>
          <table:table-cell office:value-type="string">
            <text:p>BEAT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.34">
            <text:p>9.34</text:p>
          </table:table-cell>
          <table:table-cell office:value-type="float" office:value="23.4">
            <text:p>23.4</text:p>
          </table:table-cell>
          <table:table-cell office:value-type="float" office:value="10.98">
            <text:p>10.98</text:p>
          </table:table-cell>
          <table:table-cell office:value-type="float" office:value="22.5">
            <text:p>22.5</text:p>
          </table:table-cell>
          <table:table-cell office:value-type="float" office:value="34.8">
            <text:p>34.8</text:p>
          </table:table-cell>
          <table:table-cell table:number-columns-repeated="3"/>
          <table:table-cell table:style-name="ce19" table:formula="of:=CONCATENATE([.AB49];-[.AC49];-[.AD49];-[.AE49])" office:value-type="string" office:string-value="BEAM-24000-512-4">
            <text:p>BEAM-24000-512-4</text:p>
          </table:table-cell>
          <table:table-cell table:style-name="ce19" office:value-type="float" office:value="9.29">
            <text:p>9.29</text:p>
          </table:table-cell>
          <table:table-cell office:value-type="float" office:value="22.2">
            <text:p>22.2</text:p>
          </table:table-cell>
          <table:table-cell table:style-name="ce19" office:value-type="float" office:value="11.66">
            <text:p>11.66</text:p>
          </table:table-cell>
          <table:table-cell table:style-name="ce19" office:value-type="float" office:value="20.4">
            <text:p>20.4</text:p>
          </table:table-cell>
          <table:table-cell table:style-name="ce19" office:value-type="float" office:value="35.2">
            <text:p>35.2</text:p>
          </table:table-cell>
          <table:table-cell table:number-columns-repeated="6"/>
          <table:table-cell table:style-name="ce19" office:value-type="string">
            <text:p>BEAM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style-name="ce1" table:formula="of:=CONCATENATE([.B50];-[.C50];-[.D50];-[.E50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</text:p>
          </table:table-cell>
          <table:table-cell table:style-name="ce1" office:value-type="float" office:value="5.25">
            <text:p>5.25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6.13">
            <text:p>6.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1.8">
            <text:p>31.8</text:p>
          </table:table-cell>
          <table:table-cell table:number-columns-repeated="3"/>
          <table:table-cell table:style-name="ce19" table:formula="of:=CONCATENATE([.AB50];-[.AC50];-[.AD50];-[.AE50])" office:value-type="string" office:string-value="BEAT-12000-256-2">
            <text:p>BEAT-12000-256-2</text:p>
          </table:table-cell>
          <table:table-cell table:style-name="ce19" office:value-type="float" office:value="5.45">
            <text:p>5.45</text:p>
          </table:table-cell>
          <table:table-cell office:value-type="float" office:value="26">
            <text:p>26</text:p>
          </table:table-cell>
          <table:table-cell table:style-name="ce19" office:value-type="float" office:value="6.33">
            <text:p>6.33</text:p>
          </table:table-cell>
          <table:table-cell table:style-name="ce19" office:value-type="float" office:value="24.8">
            <text:p>24.8</text:p>
          </table:table-cell>
          <table:table-cell table:style-name="ce19" office:value-type="float" office:value="33.5">
            <text:p>33.5</text:p>
          </table:table-cell>
          <table:table-cell table:number-columns-repeated="6"/>
          <table:table-cell table:style-name="ce19" office:value-type="string">
            <text:p>BEAT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style-name="ce1" table:formula="of:=CONCATENATE([.B51];-[.C51];-[.D51];-[.E51])" office:value-type="string" office:string-value="STD-12000-256-2">
            <text:p>STD-12000-256-2</text:p>
          </table:table-cell>
          <table:table-cell table:style-name="ce1" office:value-type="string">
            <text:p>STD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B</text:p>
          </table:table-cell>
          <table:table-cell table:style-name="ce1" office:value-type="float" office:value="5.59">
            <text:p>5.59</text:p>
          </table:table-cell>
          <table:table-cell table:style-name="ce1" office:value-type="float" office:value="24.2">
            <text:p>24.2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22.7">
            <text:p>22.7</text:p>
          </table:table-cell>
          <table:table-cell table:style-name="ce1" office:value-type="float" office:value="30.5">
            <text:p>30.5</text:p>
          </table:table-cell>
          <table:table-cell table:number-columns-repeated="3"/>
          <table:table-cell table:style-name="ce19" table:formula="of:=CONCATENATE([.AB51];-[.AC51];-[.AD51];-[.AE51])" office:value-type="string" office:string-value="BEAT-12000-256-4">
            <text:p>BEAT-12000-256-4</text:p>
          </table:table-cell>
          <table:table-cell table:style-name="ce19" office:value-type="float" office:value="5.68">
            <text:p>5.68</text:p>
          </table:table-cell>
          <table:table-cell office:value-type="float" office:value="22.2">
            <text:p>22.2</text:p>
          </table:table-cell>
          <table:table-cell table:style-name="ce19" office:value-type="float" office:value="6.31">
            <text:p>6.31</text:p>
          </table:table-cell>
          <table:table-cell table:style-name="ce19" office:value-type="float" office:value="20.8">
            <text:p>20.8</text:p>
          </table:table-cell>
          <table:table-cell table:style-name="ce19" office:value-type="float" office:value="25.3">
            <text:p>25.3</text:p>
          </table:table-cell>
          <table:table-cell table:number-columns-repeated="6"/>
          <table:table-cell table:style-name="ce19" office:value-type="string">
            <text:p>BEAT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52];-[.C52];-[.D52];-[.E52])" office:value-type="string" office:string-value="STD-12000-256-4">
            <text:p>STD-12000-256-4</text:p>
          </table:table-cell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5.98">
            <text:p>5.98</text:p>
          </table:table-cell>
          <table:table-cell office:value-type="float" office:value="23">
            <text:p>23</text:p>
          </table:table-cell>
          <table:table-cell office:value-type="float" office:value="6.84">
            <text:p>6.84</text:p>
          </table:table-cell>
          <table:table-cell office:value-type="float" office:value="22.3">
            <text:p>22.3</text:p>
          </table:table-cell>
          <table:table-cell office:value-type="float" office:value="26.5">
            <text:p>26.5</text:p>
          </table:table-cell>
          <table:table-cell table:number-columns-repeated="3"/>
          <table:table-cell table:style-name="ce19" table:formula="of:=CONCATENATE([.AB52];-[.AC52];-[.AD52];-[.AE52])" office:value-type="string" office:string-value="BEAT-12000-512-2">
            <text:p>BEAT-12000-512-2</text:p>
          </table:table-cell>
          <table:table-cell table:style-name="ce19" office:value-type="float" office:value="5.61">
            <text:p>5.61</text:p>
          </table:table-cell>
          <table:table-cell office:value-type="float" office:value="26">
            <text:p>26</text:p>
          </table:table-cell>
          <table:table-cell table:style-name="ce19" office:value-type="float" office:value="6.64">
            <text:p>6.64</text:p>
          </table:table-cell>
          <table:table-cell table:style-name="ce19" office:value-type="float" office:value="25.1">
            <text:p>25.1</text:p>
          </table:table-cell>
          <table:table-cell table:style-name="ce19" office:value-type="float" office:value="35.2">
            <text:p>35.2</text:p>
          </table:table-cell>
          <table:table-cell table:number-columns-repeated="6"/>
          <table:table-cell table:style-name="ce19" office:value-type="string">
            <text:p>BEAT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53];-[.C53];-[.D53];-[.E53])" office:value-type="string" office:string-value="STD-12000-256-4">
            <text:p>STD-12000-256-4</text:p>
          </table:table-cell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5.95">
            <text:p>5.95</text:p>
          </table:table-cell>
          <table:table-cell office:value-type="float" office:value="23.1">
            <text:p>23.1</text:p>
          </table:table-cell>
          <table:table-cell office:value-type="float" office:value="7.32">
            <text:p>7.32</text:p>
          </table:table-cell>
          <table:table-cell office:value-type="float" office:value="21.4">
            <text:p>21.4</text:p>
          </table:table-cell>
          <table:table-cell office:value-type="float" office:value="26.5">
            <text:p>26.5</text:p>
          </table:table-cell>
          <table:table-cell table:number-columns-repeated="3"/>
          <table:table-cell table:style-name="ce19" table:formula="of:=CONCATENATE([.AB53];-[.AC53];-[.AD53];-[.AE53])" office:value-type="string" office:string-value="BEAT-12000-512-4">
            <text:p>BEAT-12000-512-4</text:p>
          </table:table-cell>
          <table:table-cell table:style-name="ce19" office:value-type="float" office:value="6.18">
            <text:p>6.18</text:p>
          </table:table-cell>
          <table:table-cell office:value-type="float" office:value="20.8">
            <text:p>20.8</text:p>
          </table:table-cell>
          <table:table-cell table:style-name="ce19" office:value-type="float" office:value="7.23">
            <text:p>7.23</text:p>
          </table:table-cell>
          <table:table-cell table:style-name="ce19" office:value-type="float" office:value="19.8">
            <text:p>19.8</text:p>
          </table:table-cell>
          <table:table-cell table:style-name="ce19" office:value-type="float" office:value="23.8">
            <text:p>23.8</text:p>
          </table:table-cell>
          <table:table-cell table:number-columns-repeated="6"/>
          <table:table-cell table:style-name="ce19" office:value-type="string">
            <text:p>BEAT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54];-[.C54];-[.D54];-[.E54])" office:value-type="string" office:string-value="STD-12000-512-2">
            <text:p>STD-12000-512-2</text:p>
          </table:table-cell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68">
            <text:p>6.68</text:p>
          </table:table-cell>
          <table:table-cell office:value-type="float" office:value="23.1">
            <text:p>23.1</text:p>
          </table:table-cell>
          <table:table-cell office:value-type="float" office:value="7.27">
            <text:p>7.27</text:p>
          </table:table-cell>
          <table:table-cell office:value-type="float" office:value="22.6">
            <text:p>22.6</text:p>
          </table:table-cell>
          <table:table-cell office:value-type="float" office:value="32.6">
            <text:p>32.6</text:p>
          </table:table-cell>
          <table:table-cell table:number-columns-repeated="3"/>
          <table:table-cell table:style-name="ce19" table:formula="of:=CONCATENATE([.AB54];-[.AC54];-[.AD54];-[.AE54])" office:value-type="string" office:string-value="BEAT-24000-256-2">
            <text:p>BEAT-24000-256-2</text:p>
          </table:table-cell>
          <table:table-cell table:style-name="ce19" office:value-type="float" office:value="5.72">
            <text:p>5.72</text:p>
          </table:table-cell>
          <table:table-cell office:value-type="float" office:value="28.7">
            <text:p>28.7</text:p>
          </table:table-cell>
          <table:table-cell table:style-name="ce19" office:value-type="float" office:value="6.41">
            <text:p>6.41</text:p>
          </table:table-cell>
          <table:table-cell table:style-name="ce19" office:value-type="float" office:value="27.6">
            <text:p>27.6</text:p>
          </table:table-cell>
          <table:table-cell table:style-name="ce19" office:value-type="float" office:value="41.4">
            <text:p>41.4</text:p>
          </table:table-cell>
          <table:table-cell table:number-columns-repeated="6"/>
          <table:table-cell table:style-name="ce19" office:value-type="string">
            <text:p>BEAT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55];-[.C55];-[.D55];-[.E55])" office:value-type="string" office:string-value="STD-12000-512-2">
            <text:p>STD-12000-512-2</text:p>
          </table:table-cell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7.05">
            <text:p>7.05</text:p>
          </table:table-cell>
          <table:table-cell office:value-type="float" office:value="23.5">
            <text:p>23.5</text:p>
          </table:table-cell>
          <table:table-cell office:value-type="float" office:value="7.85">
            <text:p>7.85</text:p>
          </table:table-cell>
          <table:table-cell office:value-type="float" office:value="22.1">
            <text:p>22.1</text:p>
          </table:table-cell>
          <table:table-cell office:value-type="float" office:value="33.7">
            <text:p>33.7</text:p>
          </table:table-cell>
          <table:table-cell table:number-columns-repeated="3"/>
          <table:table-cell table:style-name="ce19" table:formula="of:=CONCATENATE([.AB55];-[.AC55];-[.AD55];-[.AE55])" office:value-type="string" office:string-value="BEAT-24000-256-4">
            <text:p>BEAT-24000-256-4</text:p>
          </table:table-cell>
          <table:table-cell table:style-name="ce19" office:value-type="float" office:value="6.31">
            <text:p>6.31</text:p>
          </table:table-cell>
          <table:table-cell office:value-type="float" office:value="25.7">
            <text:p>25.7</text:p>
          </table:table-cell>
          <table:table-cell table:style-name="ce19" office:value-type="float" office:value="7.42">
            <text:p>7.42</text:p>
          </table:table-cell>
          <table:table-cell table:style-name="ce19" office:value-type="float" office:value="24.5">
            <text:p>24.5</text:p>
          </table:table-cell>
          <table:table-cell table:style-name="ce19" office:value-type="float" office:value="35.7">
            <text:p>35.7</text:p>
          </table:table-cell>
          <table:table-cell table:number-columns-repeated="6"/>
          <table:table-cell table:style-name="ce19" office:value-type="string">
            <text:p>BEAT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56];-[.C56];-[.D56];-[.E56])" office:value-type="string" office:string-value="STD-12000-512-4">
            <text:p>STD-12000-512-4</text:p>
          </table:table-cell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7.62">
            <text:p>7.62</text:p>
          </table:table-cell>
          <table:table-cell office:value-type="float" office:value="21.5">
            <text:p>21.5</text:p>
          </table:table-cell>
          <table:table-cell office:value-type="float" office:value="8.67">
            <text:p>8.67</text:p>
          </table:table-cell>
          <table:table-cell office:value-type="float" office:value="20.9">
            <text:p>20.9</text:p>
          </table:table-cell>
          <table:table-cell office:value-type="float" office:value="28.1">
            <text:p>28.1</text:p>
          </table:table-cell>
          <table:table-cell table:number-columns-repeated="3"/>
          <table:table-cell table:style-name="ce19" table:formula="of:=CONCATENATE([.AB56];-[.AC56];-[.AD56];-[.AE56])" office:value-type="string" office:string-value="BEAT-24000-512-2">
            <text:p>BEAT-24000-512-2</text:p>
          </table:table-cell>
          <table:table-cell table:style-name="ce19" office:value-type="float" office:value="6.32">
            <text:p>6.32</text:p>
          </table:table-cell>
          <table:table-cell office:value-type="float" office:value="26.5">
            <text:p>26.5</text:p>
          </table:table-cell>
          <table:table-cell table:style-name="ce19" office:value-type="float" office:value="7.5">
            <text:p>7.5</text:p>
          </table:table-cell>
          <table:table-cell table:style-name="ce19" office:value-type="float" office:value="25.9">
            <text:p>25.9</text:p>
          </table:table-cell>
          <table:table-cell table:style-name="ce19" office:value-type="float" office:value="46.2">
            <text:p>46.2</text:p>
          </table:table-cell>
          <table:table-cell table:number-columns-repeated="6"/>
          <table:table-cell table:style-name="ce19" office:value-type="string">
            <text:p>BEAT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57];-[.C57];-[.D57];-[.E57])" office:value-type="string" office:string-value="STD-12000-512-4">
            <text:p>STD-12000-512-4</text:p>
          </table:table-cell>
          <table:table-cell office:value-type="string">
            <text:p>STD</text:p>
          </table:table-cell>
          <table:table-cell office:value-type="float" office:value="12000">
            <text:p>12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7.22">
            <text:p>7.22</text:p>
          </table:table-cell>
          <table:table-cell office:value-type="float" office:value="22.2">
            <text:p>22.2</text:p>
          </table:table-cell>
          <table:table-cell office:value-type="float" office:value="8.65">
            <text:p>8.65</text:p>
          </table:table-cell>
          <table:table-cell office:value-type="float" office:value="20.4">
            <text:p>20.4</text:p>
          </table:table-cell>
          <table:table-cell office:value-type="float" office:value="27.5">
            <text:p>27.5</text:p>
          </table:table-cell>
          <table:table-cell table:number-columns-repeated="3"/>
          <table:table-cell table:style-name="ce19" table:formula="of:=CONCATENATE([.AB57];-[.AC57];-[.AD57];-[.AE57])" office:value-type="string" office:string-value="BEAT-24000-512-4">
            <text:p>BEAT-24000-512-4</text:p>
          </table:table-cell>
          <table:table-cell table:style-name="ce19" office:value-type="float" office:value="9.34">
            <text:p>9.34</text:p>
          </table:table-cell>
          <table:table-cell office:value-type="float" office:value="23.4">
            <text:p>23.4</text:p>
          </table:table-cell>
          <table:table-cell table:style-name="ce19" office:value-type="float" office:value="10.98">
            <text:p>10.98</text:p>
          </table:table-cell>
          <table:table-cell table:style-name="ce19" office:value-type="float" office:value="22.5">
            <text:p>22.5</text:p>
          </table:table-cell>
          <table:table-cell table:style-name="ce19" office:value-type="float" office:value="34.8">
            <text:p>34.8</text:p>
          </table:table-cell>
          <table:table-cell table:number-columns-repeated="6"/>
          <table:table-cell table:style-name="ce19" office:value-type="string">
            <text:p>BEAT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58];-[.C58];-[.D58];-[.E58])" office:value-type="string" office:string-value="STD-24000-256-2">
            <text:p>STD-24000-256-2</text:p>
          </table:table-cell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02">
            <text:p>6.02</text:p>
          </table:table-cell>
          <table:table-cell office:value-type="float" office:value="24.7">
            <text:p>24.7</text:p>
          </table:table-cell>
          <table:table-cell office:value-type="float" office:value="6.57">
            <text:p>6.57</text:p>
          </table:table-cell>
          <table:table-cell office:value-type="float" office:value="23.3">
            <text:p>23.3</text:p>
          </table:table-cell>
          <table:table-cell office:value-type="float" office:value="35.4">
            <text:p>35.4</text:p>
          </table:table-cell>
          <table:table-cell table:number-columns-repeated="3"/>
          <table:table-cell table:style-name="ce21" table:formula="of:=CONCATENATE([.AB58];-[.AC58];-[.AD58];-[.AE58])" office:value-type="string" office:string-value="STD-12000-256-2">
            <text:p>STD-12000-256-2</text:p>
          </table:table-cell>
          <table:table-cell table:style-name="ce21" office:value-type="float" office:value="5.59">
            <text:p>5.59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22.7">
            <text:p>22.7</text:p>
          </table:table-cell>
          <table:table-cell table:style-name="ce21" office:value-type="float" office:value="30.5">
            <text:p>30.5</text:p>
          </table:table-cell>
          <table:table-cell table:number-columns-repeated="6"/>
          <table:table-cell table:style-name="ce21" office:value-type="string">
            <text:p>STD</text:p>
          </table:table-cell>
          <table:table-cell table:style-name="ce21" office:value-type="float" office:value="12000">
            <text:p>12000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B</text:p>
          </table:table-cell>
        </table:table-row>
        <table:table-row table:style-name="ro1">
          <table:table-cell table:formula="of:=CONCATENATE([.B59];-[.C59];-[.D59];-[.E59])" office:value-type="string" office:string-value="STD-24000-256-2">
            <text:p>STD-24000-256-2</text:p>
          </table:table-cell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04">
            <text:p>6.04</text:p>
          </table:table-cell>
          <table:table-cell office:value-type="float" office:value="24.9">
            <text:p>24.9</text:p>
          </table:table-cell>
          <table:table-cell office:value-type="float" office:value="6.81">
            <text:p>6.81</text:p>
          </table:table-cell>
          <table:table-cell office:value-type="float" office:value="23.3">
            <text:p>23.3</text:p>
          </table:table-cell>
          <table:table-cell office:value-type="float" office:value="36.5">
            <text:p>36.5</text:p>
          </table:table-cell>
          <table:table-cell table:number-columns-repeated="3"/>
          <table:table-cell table:style-name="ce19" table:formula="of:=CONCATENATE([.AB59];-[.AC59];-[.AD59];-[.AE59])" office:value-type="string" office:string-value="STD-12000-256-4">
            <text:p>STD-12000-256-4</text:p>
          </table:table-cell>
          <table:table-cell table:style-name="ce19" office:value-type="float" office:value="5.95">
            <text:p>5.95</text:p>
          </table:table-cell>
          <table:table-cell office:value-type="float" office:value="23.1">
            <text:p>23.1</text:p>
          </table:table-cell>
          <table:table-cell table:style-name="ce19" office:value-type="float" office:value="7.32">
            <text:p>7.32</text:p>
          </table:table-cell>
          <table:table-cell table:style-name="ce19" office:value-type="float" office:value="21.4">
            <text:p>21.4</text:p>
          </table:table-cell>
          <table:table-cell table:style-name="ce19" office:value-type="float" office:value="26.5">
            <text:p>26.5</text:p>
          </table:table-cell>
          <table:table-cell table:number-columns-repeated="6"/>
          <table:table-cell table:style-name="ce19" office:value-type="string">
            <text:p>STD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60];-[.C60];-[.D60];-[.E60])" office:value-type="string" office:string-value="STD-24000-256-4">
            <text:p>STD-24000-256-4</text:p>
          </table:table-cell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6.74">
            <text:p>6.74</text:p>
          </table:table-cell>
          <table:table-cell office:value-type="float" office:value="23">
            <text:p>23</text:p>
          </table:table-cell>
          <table:table-cell office:value-type="float" office:value="7.72">
            <text:p>7.72</text:p>
          </table:table-cell>
          <table:table-cell office:value-type="float" office:value="21.9">
            <text:p>21.9</text:p>
          </table:table-cell>
          <table:table-cell office:value-type="float" office:value="28.8">
            <text:p>28.8</text:p>
          </table:table-cell>
          <table:table-cell table:number-columns-repeated="3"/>
          <table:table-cell table:style-name="ce19" table:formula="of:=CONCATENATE([.AB60];-[.AC60];-[.AD60];-[.AE60])" office:value-type="string" office:string-value="STD-12000-512-2">
            <text:p>STD-12000-512-2</text:p>
          </table:table-cell>
          <table:table-cell table:style-name="ce19" office:value-type="float" office:value="7.05">
            <text:p>7.05</text:p>
          </table:table-cell>
          <table:table-cell office:value-type="float" office:value="23.5">
            <text:p>23.5</text:p>
          </table:table-cell>
          <table:table-cell table:style-name="ce19" office:value-type="float" office:value="7.85">
            <text:p>7.85</text:p>
          </table:table-cell>
          <table:table-cell table:style-name="ce19" office:value-type="float" office:value="22.1">
            <text:p>22.1</text:p>
          </table:table-cell>
          <table:table-cell table:style-name="ce19" office:value-type="float" office:value="33.7">
            <text:p>33.7</text:p>
          </table:table-cell>
          <table:table-cell table:number-columns-repeated="6"/>
          <table:table-cell table:style-name="ce19" office:value-type="string">
            <text:p>STD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61];-[.C61];-[.D61];-[.E61])" office:value-type="string" office:string-value="STD-24000-256-4">
            <text:p>STD-24000-256-4</text:p>
          </table:table-cell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.66">
            <text:p>6.66</text:p>
          </table:table-cell>
          <table:table-cell office:value-type="float" office:value="23.1">
            <text:p>23.1</text:p>
          </table:table-cell>
          <table:table-cell office:value-type="float" office:value="7.97">
            <text:p>7.97</text:p>
          </table:table-cell>
          <table:table-cell office:value-type="float" office:value="22.2">
            <text:p>22.2</text:p>
          </table:table-cell>
          <table:table-cell office:value-type="float" office:value="28">
            <text:p>28</text:p>
          </table:table-cell>
          <table:table-cell table:number-columns-repeated="3"/>
          <table:table-cell table:style-name="ce19" table:formula="of:=CONCATENATE([.AB61];-[.AC61];-[.AD61];-[.AE61])" office:value-type="string" office:string-value="STD-12000-512-4">
            <text:p>STD-12000-512-4</text:p>
          </table:table-cell>
          <table:table-cell table:style-name="ce19" office:value-type="float" office:value="7.22">
            <text:p>7.22</text:p>
          </table:table-cell>
          <table:table-cell office:value-type="float" office:value="22.2">
            <text:p>22.2</text:p>
          </table:table-cell>
          <table:table-cell table:style-name="ce19" office:value-type="float" office:value="8.65">
            <text:p>8.65</text:p>
          </table:table-cell>
          <table:table-cell table:style-name="ce19" office:value-type="float" office:value="20.4">
            <text:p>20.4</text:p>
          </table:table-cell>
          <table:table-cell table:style-name="ce19" office:value-type="float" office:value="27.5">
            <text:p>27.5</text:p>
          </table:table-cell>
          <table:table-cell table:number-columns-repeated="6"/>
          <table:table-cell table:style-name="ce19" office:value-type="string">
            <text:p>STD</text:p>
          </table:table-cell>
          <table:table-cell table:style-name="ce19" office:value-type="float" office:value="12000">
            <text:p>12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62];-[.C62];-[.D62];-[.E62])" office:value-type="string" office:string-value="STD-24000-512-2">
            <text:p>STD-24000-512-2</text:p>
          </table:table-cell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7.89">
            <text:p>7.89</text:p>
          </table:table-cell>
          <table:table-cell office:value-type="float" office:value="23.5">
            <text:p>23.5</text:p>
          </table:table-cell>
          <table:table-cell office:value-type="float" office:value="8.65">
            <text:p>8.65</text:p>
          </table:table-cell>
          <table:table-cell office:value-type="float" office:value="23.3">
            <text:p>23.3</text:p>
          </table:table-cell>
          <table:table-cell office:value-type="float" office:value="38.3">
            <text:p>38.3</text:p>
          </table:table-cell>
          <table:table-cell table:number-columns-repeated="3"/>
          <table:table-cell table:style-name="ce19" table:formula="of:=CONCATENATE([.AB62];-[.AC62];-[.AD62];-[.AE62])" office:value-type="string" office:string-value="STD-24000-256-2">
            <text:p>STD-24000-256-2</text:p>
          </table:table-cell>
          <table:table-cell table:style-name="ce19" office:value-type="float" office:value="6.04">
            <text:p>6.04</text:p>
          </table:table-cell>
          <table:table-cell office:value-type="float" office:value="24.9">
            <text:p>24.9</text:p>
          </table:table-cell>
          <table:table-cell table:style-name="ce19" office:value-type="float" office:value="6.81">
            <text:p>6.81</text:p>
          </table:table-cell>
          <table:table-cell table:style-name="ce19" office:value-type="float" office:value="23.3">
            <text:p>23.3</text:p>
          </table:table-cell>
          <table:table-cell table:style-name="ce19" office:value-type="float" office:value="36.5">
            <text:p>36.5</text:p>
          </table:table-cell>
          <table:table-cell table:number-columns-repeated="6"/>
          <table:table-cell table:style-name="ce19" office:value-type="string">
            <text:p>STD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63];-[.C63];-[.D63];-[.E63])" office:value-type="string" office:string-value="STD-24000-512-2">
            <text:p>STD-24000-512-2</text:p>
          </table:table-cell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8.18">
            <text:p>8.18</text:p>
          </table:table-cell>
          <table:table-cell office:value-type="float" office:value="23.3">
            <text:p>23.3</text:p>
          </table:table-cell>
          <table:table-cell office:value-type="float" office:value="9.17">
            <text:p>9.17</text:p>
          </table:table-cell>
          <table:table-cell office:value-type="float" office:value="22.7">
            <text:p>22.7</text:p>
          </table:table-cell>
          <table:table-cell office:value-type="float" office:value="38.3">
            <text:p>38.3</text:p>
          </table:table-cell>
          <table:table-cell table:number-columns-repeated="3"/>
          <table:table-cell table:style-name="ce19" table:formula="of:=CONCATENATE([.AB63];-[.AC63];-[.AD63];-[.AE63])" office:value-type="string" office:string-value="STD-24000-256-4">
            <text:p>STD-24000-256-4</text:p>
          </table:table-cell>
          <table:table-cell table:style-name="ce19" office:value-type="float" office:value="6.66">
            <text:p>6.66</text:p>
          </table:table-cell>
          <table:table-cell office:value-type="float" office:value="23.1">
            <text:p>23.1</text:p>
          </table:table-cell>
          <table:table-cell table:style-name="ce19" office:value-type="float" office:value="7.97">
            <text:p>7.97</text:p>
          </table:table-cell>
          <table:table-cell table:style-name="ce19" office:value-type="float" office:value="22.2">
            <text:p>22.2</text:p>
          </table:table-cell>
          <table:table-cell table:style-name="ce19" office:value-type="float" office:value="28">
            <text:p>28</text:p>
          </table:table-cell>
          <table:table-cell table:number-columns-repeated="6"/>
          <table:table-cell table:style-name="ce19" office:value-type="string">
            <text:p>STD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256">
            <text:p>256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64];-[.C64];-[.D64];-[.E64])" office:value-type="string" office:string-value="STD-24000-512-4">
            <text:p>STD-24000-512-4</text:p>
          </table:table-cell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9.38">
            <text:p>9.38</text:p>
          </table:table-cell>
          <table:table-cell office:value-type="float" office:value="21.8">
            <text:p>21.8</text:p>
          </table:table-cell>
          <table:table-cell office:value-type="float" office:value="10.71">
            <text:p>10.71</text:p>
          </table:table-cell>
          <table:table-cell office:value-type="float" office:value="21.2">
            <text:p>21.2</text:p>
          </table:table-cell>
          <table:table-cell office:value-type="float" office:value="30.8">
            <text:p>30.8</text:p>
          </table:table-cell>
          <table:table-cell table:number-columns-repeated="3"/>
          <table:table-cell table:style-name="ce19" table:formula="of:=CONCATENATE([.AB64];-[.AC64];-[.AD64];-[.AE64])" office:value-type="string" office:string-value="STD-24000-512-2">
            <text:p>STD-24000-512-2</text:p>
          </table:table-cell>
          <table:table-cell table:style-name="ce19" office:value-type="float" office:value="8.18">
            <text:p>8.18</text:p>
          </table:table-cell>
          <table:table-cell office:value-type="float" office:value="23.3">
            <text:p>23.3</text:p>
          </table:table-cell>
          <table:table-cell table:style-name="ce19" office:value-type="float" office:value="9.17">
            <text:p>9.17</text:p>
          </table:table-cell>
          <table:table-cell table:style-name="ce19" office:value-type="float" office:value="22.7">
            <text:p>22.7</text:p>
          </table:table-cell>
          <table:table-cell table:style-name="ce19" office:value-type="float" office:value="38.3">
            <text:p>38.3</text:p>
          </table:table-cell>
          <table:table-cell table:number-columns-repeated="6"/>
          <table:table-cell table:style-name="ce19" office:value-type="string">
            <text:p>STD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formula="of:=CONCATENATE([.B65];-[.C65];-[.D65];-[.E65])" office:value-type="string" office:string-value="STD-24000-512-4">
            <text:p>STD-24000-512-4</text:p>
          </table:table-cell>
          <table:table-cell office:value-type="string">
            <text:p>STD</text:p>
          </table:table-cell>
          <table:table-cell office:value-type="float" office:value="24000">
            <text:p>24000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7.4">
            <text:p>7.4</text:p>
          </table:table-cell>
          <table:table-cell office:value-type="float" office:value="21.5">
            <text:p>21.5</text:p>
          </table:table-cell>
          <table:table-cell office:value-type="float" office:value="9.15">
            <text:p>9.15</text:p>
          </table:table-cell>
          <table:table-cell office:value-type="float" office:value="20">
            <text:p>20</text:p>
          </table:table-cell>
          <table:table-cell office:value-type="float" office:value="30.5">
            <text:p>30.5</text:p>
          </table:table-cell>
          <table:table-cell table:number-columns-repeated="3"/>
          <table:table-cell table:style-name="ce19" table:formula="of:=CONCATENATE([.AB65];-[.AC65];-[.AD65];-[.AE65])" office:value-type="string" office:string-value="STD-24000-512-4">
            <text:p>STD-24000-512-4</text:p>
          </table:table-cell>
          <table:table-cell table:style-name="ce19" office:value-type="float" office:value="7.4">
            <text:p>7.4</text:p>
          </table:table-cell>
          <table:table-cell office:value-type="float" office:value="21.5">
            <text:p>21.5</text:p>
          </table:table-cell>
          <table:table-cell table:style-name="ce19" office:value-type="float" office:value="9.15">
            <text:p>9.15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30.5">
            <text:p>30.5</text:p>
          </table:table-cell>
          <table:table-cell table:number-columns-repeated="6"/>
          <table:table-cell table:style-name="ce19" office:value-type="string">
            <text:p>STD</text:p>
          </table:table-cell>
          <table:table-cell table:style-name="ce19" office:value-type="float" office:value="24000">
            <text:p>2400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B</text:p>
          </table:table-cell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string">
            <text:p>Total Stats A</text:p>
          </table:table-cell>
          <table:table-cell table:style-name="Default"/>
          <table:table-cell table:style-name="Default" office:value-type="string">
            <text:p>Dev Perplexity</text:p>
          </table:table-cell>
          <table:table-cell table:style-name="Default" office:value-type="string">
            <text:p>Best Dev BLEU</text:p>
          </table:table-cell>
          <table:table-cell table:style-name="Default" office:value-type="string">
            <text:p>Test Perplexity</text:p>
          </table:table-cell>
          <table:table-cell table:style-name="Default" office:value-type="string">
            <text:p>Best Test BLEU</text:p>
          </table:table-cell>
          <table:table-cell table:style-name="Default" office:value-type="string">
            <text:p>Unseen Test Bleu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office:value-type="string">
            <text:p>Min</text:p>
          </table:table-cell>
          <table:table-cell table:style-name="Default" table:formula="of:=MIN([.Q6:.Q33])" office:value-type="float" office:value="4.47">
            <text:p>4.47</text:p>
          </table:table-cell>
          <table:table-cell table:style-name="Default" table:formula="of:=MIN([.R6:.R33])" office:value-type="float" office:value="7.54">
            <text:p>7.54</text:p>
          </table:table-cell>
          <table:table-cell table:style-name="Default" table:formula="of:=MIN([.S6:.S33])" office:value-type="float" office:value="5.72">
            <text:p>5.72</text:p>
          </table:table-cell>
          <table:table-cell table:style-name="Default" table:formula="of:=MIN([.T6:.T33])" office:value-type="float" office:value="18.7">
            <text:p>18.7</text:p>
          </table:table-cell>
          <table:table-cell table:style-name="Default" table:formula="of:=MIN([.U6:.U33])" office:value-type="float" office:value="23.2">
            <text:p>23.2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ce3" office:value-type="string">
            <text:p>Quart 1</text:p>
          </table:table-cell>
          <table:table-cell table:style-name="Default" table:formula="of:=QUARTILE([.Q6:.Q33];1)" office:value-type="float" office:value="5.685">
            <text:p>5.69</text:p>
          </table:table-cell>
          <table:table-cell table:style-name="Default" table:formula="of:=QUARTILE([.R6:.R33];1)" office:value-type="float" office:value="21.8">
            <text:p>21.8</text:p>
          </table:table-cell>
          <table:table-cell table:style-name="Default" table:formula="of:=QUARTILE([.S6:.S33];1)" office:value-type="float" office:value="6.6525">
            <text:p>6.65</text:p>
          </table:table-cell>
          <table:table-cell table:style-name="Default" table:formula="of:=QUARTILE([.T6:.T33];1)" office:value-type="float" office:value="21.625">
            <text:p>21.63</text:p>
          </table:table-cell>
          <table:table-cell table:style-name="Default" table:formula="of:=QUARTILE([.U6:.U33];1)" office:value-type="float" office:value="29.025">
            <text:p>29.03</text:p>
          </table:table-cell>
          <table:table-cell>
            <draw:frame table:end-cell-address="Sheet2.AE88" table:end-x="0.3169in" table:end-y="0.0992in" draw:z-index="0" draw:style-name="gr1" draw:text-style-name="P1" svg:width="6.2988in" svg:height="3.5429in" svg:x="0.837in" svg:y="0.1126in">
              <draw:object draw:notify-on-update-of-ranges="Sheet2.O66:Sheet2.P66 Sheet2.O67:Sheet2.P79 Sheet2.R66:Sheet2.R66 Sheet2.R67:Sheet2.R79 Sheet2.T66:Sheet2.T66 Sheet2.T67:Sheet2.T79 Sheet2.U66:Sheet2.U66 Sheet2.U67:Sheet2.U7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ce4" office:value-type="string">
            <text:p>Average</text:p>
          </table:table-cell>
          <table:table-cell table:style-name="ce4" table:formula="of:=AVERAGE([.Q6:.Q33])" office:value-type="float" office:value="6.86428571428572">
            <text:p>6.86</text:p>
          </table:table-cell>
          <table:table-cell table:style-name="ce4" table:formula="of:=AVERAGE([.R6:.R33])" office:value-type="float" office:value="23.1157142857143">
            <text:p>23.12</text:p>
          </table:table-cell>
          <table:table-cell table:style-name="ce4" table:formula="of:=AVERAGE([.S6:.S33])" office:value-type="float" office:value="7.88142857142857">
            <text:p>7.88</text:p>
          </table:table-cell>
          <table:table-cell table:style-name="ce4" table:formula="of:=AVERAGE([.T6:.T33])" office:value-type="float" office:value="23.2071428571429">
            <text:p>23.21</text:p>
          </table:table-cell>
          <table:table-cell table:style-name="ce4" table:formula="of:=AVERAGE([.U6:.U33])" office:value-type="float" office:value="33.1107142857143">
            <text:p>33.11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office:value-type="string">
            <text:p>Quart 3</text:p>
          </table:table-cell>
          <table:table-cell table:style-name="Default" table:formula="of:=QUARTILE([.Q6:.Q33];3)" office:value-type="float" office:value="7.6875">
            <text:p>7.69</text:p>
          </table:table-cell>
          <table:table-cell table:style-name="Default" table:formula="of:=QUARTILE([.R6:.R33];3)" office:value-type="float" office:value="24.75">
            <text:p>24.75</text:p>
          </table:table-cell>
          <table:table-cell table:style-name="Default" table:formula="of:=QUARTILE([.S6:.S33];3)" office:value-type="float" office:value="8.6875">
            <text:p>8.69</text:p>
          </table:table-cell>
          <table:table-cell table:style-name="Default" table:formula="of:=QUARTILE([.T6:.T33];3)" office:value-type="float" office:value="24.525">
            <text:p>24.53</text:p>
          </table:table-cell>
          <table:table-cell table:style-name="Default" table:formula="of:=QUARTILE([.U6:.U33];3)" office:value-type="float" office:value="37.775">
            <text:p>37.78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office:value-type="string">
            <text:p>Max</text:p>
          </table:table-cell>
          <table:table-cell table:style-name="Default" table:formula="of:=MAX([.Q6:.Q34])" office:value-type="float" office:value="11.89">
            <text:p>11.89</text:p>
          </table:table-cell>
          <table:table-cell table:style-name="Default" table:formula="of:=MAX([.R6:.R34])" office:value-type="float" office:value="27.8">
            <text:p>27.8</text:p>
          </table:table-cell>
          <table:table-cell table:style-name="Default" table:formula="of:=MAX([.S6:.S34])" office:value-type="float" office:value="13.73">
            <text:p>13.73</text:p>
          </table:table-cell>
          <table:table-cell table:style-name="Default" table:formula="of:=MAX([.T6:.T34])" office:value-type="float" office:value="27.5">
            <text:p>27.5</text:p>
          </table:table-cell>
          <table:table-cell table:style-name="Default" table:formula="of:=MAX([.U6:.U34])" office:value-type="float" office:value="46">
            <text:p>46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office:value-type="string">
            <text:p>S Dev</text:p>
          </table:table-cell>
          <table:table-cell table:style-name="Default" table:formula="of:=STDEV([.Q6:.Q33])" office:value-type="float" office:value="1.67315941675097">
            <text:p>1.67</text:p>
          </table:table-cell>
          <table:table-cell table:style-name="Default" table:formula="of:=STDEV([.R6:.R33])" office:value-type="float" office:value="3.68935749557545">
            <text:p>3.69</text:p>
          </table:table-cell>
          <table:table-cell table:style-name="Default" table:formula="of:=STDEV([.S6:.S33])" office:value-type="float" office:value="1.82799164088719">
            <text:p>1.83</text:p>
          </table:table-cell>
          <table:table-cell table:style-name="Default" table:formula="of:=STDEV([.T6:.T33])" office:value-type="float" office:value="2.13783008219022">
            <text:p>2.14</text:p>
          </table:table-cell>
          <table:table-cell table:style-name="Default" table:formula="of:=STDEV([.U6:.U33])" office:value-type="float" office:value="5.86681434698684">
            <text:p>5.87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table:number-columns-repeated="6"/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office:value-type="string">
            <text:p>Min</text:p>
          </table:table-cell>
          <table:table-cell table:style-name="Default" table:formula="of:=MIN([.Q34:.Q65])" office:value-type="float" office:value="5.06">
            <text:p>5.06</text:p>
          </table:table-cell>
          <table:table-cell table:style-name="Default" table:formula="of:=MIN([.R34:.R65])" office:value-type="float" office:value="20.8">
            <text:p>20.8</text:p>
          </table:table-cell>
          <table:table-cell table:style-name="Default" table:formula="of:=MIN([.S34:.S65])" office:value-type="float" office:value="5.79">
            <text:p>5.79</text:p>
          </table:table-cell>
          <table:table-cell table:style-name="Default" table:formula="of:=MIN([.T34:.T65])" office:value-type="float" office:value="19.8">
            <text:p>19.8</text:p>
          </table:table-cell>
          <table:table-cell table:style-name="Default" table:formula="of:=MIN([.U34:.U65])" office:value-type="float" office:value="23.8">
            <text:p>23.8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ce3" office:value-type="string">
            <text:p>Quart 1</text:p>
          </table:table-cell>
          <table:table-cell table:style-name="Default" table:formula="of:=QUARTILE([.Q34:.Q65];1)" office:value-type="float" office:value="5.6875">
            <text:p>5.69</text:p>
          </table:table-cell>
          <table:table-cell table:style-name="Default" table:formula="of:=QUARTILE([.R34:.R65];1)" office:value-type="float" office:value="22.85">
            <text:p>22.85</text:p>
          </table:table-cell>
          <table:table-cell table:style-name="Default" table:formula="of:=QUARTILE([.S34:.S65];1)" office:value-type="float" office:value="6.5225">
            <text:p>6.52</text:p>
          </table:table-cell>
          <table:table-cell table:style-name="Default" table:formula="of:=QUARTILE([.T34:.T65];1)" office:value-type="float" office:value="21.375">
            <text:p>21.38</text:p>
          </table:table-cell>
          <table:table-cell table:style-name="Default" table:formula="of:=QUARTILE([.U34:.U65];1)" office:value-type="float" office:value="28.825">
            <text:p>28.83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ce4" office:value-type="string">
            <text:p>Average</text:p>
          </table:table-cell>
          <table:table-cell table:style-name="ce4" table:formula="of:=AVERAGE([.Q34:.Q65])" office:value-type="float" office:value="6.5828125">
            <text:p>6.58</text:p>
          </table:table-cell>
          <table:table-cell table:style-name="ce4" table:formula="of:=AVERAGE([.R34:.R65])" office:value-type="float" office:value="24.146875">
            <text:p>24.15</text:p>
          </table:table-cell>
          <table:table-cell table:style-name="ce4" table:formula="of:=AVERAGE([.S34:.S65])" office:value-type="float" office:value="7.736875">
            <text:p>7.74</text:p>
          </table:table-cell>
          <table:table-cell table:style-name="ce4" table:formula="of:=AVERAGE([.T34:.T65])" office:value-type="float" office:value="22.946875">
            <text:p>22.95</text:p>
          </table:table-cell>
          <table:table-cell table:style-name="ce4" table:formula="of:=AVERAGE([.U34:.U65])" office:value-type="float" office:value="33.609375">
            <text:p>33.61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office:value-type="string">
            <text:p>Quart 3</text:p>
          </table:table-cell>
          <table:table-cell table:style-name="Default" table:formula="of:=QUARTILE([.Q34:.Q65];3)" office:value-type="float" office:value="7.0825">
            <text:p>7.08</text:p>
          </table:table-cell>
          <table:table-cell table:style-name="Default" table:formula="of:=QUARTILE([.R34:.R65];3)" office:value-type="float" office:value="26">
            <text:p>26</text:p>
          </table:table-cell>
          <table:table-cell table:style-name="Default" table:formula="of:=QUARTILE([.S34:.S65];3)" office:value-type="float" office:value="8.635">
            <text:p>8.64</text:p>
          </table:table-cell>
          <table:table-cell table:style-name="Default" table:formula="of:=QUARTILE([.T34:.T65];3)" office:value-type="float" office:value="24.725">
            <text:p>24.73</text:p>
          </table:table-cell>
          <table:table-cell table:style-name="Default" table:formula="of:=QUARTILE([.U34:.U65];3)" office:value-type="float" office:value="36.5">
            <text:p>36.5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office:value-type="string">
            <text:p>Max</text:p>
          </table:table-cell>
          <table:table-cell table:style-name="Default" table:formula="of:=MAX([.Q34:.Q65])" office:value-type="float" office:value="9.34">
            <text:p>9.34</text:p>
          </table:table-cell>
          <table:table-cell table:style-name="Default" table:formula="of:=MAX([.R34:.R65])" office:value-type="float" office:value="28.7">
            <text:p>28.7</text:p>
          </table:table-cell>
          <table:table-cell table:style-name="Default" table:formula="of:=MAX([.S34:.S65])" office:value-type="float" office:value="11.66">
            <text:p>11.66</text:p>
          </table:table-cell>
          <table:table-cell table:style-name="Default" table:formula="of:=MAX([.T34:.T65])" office:value-type="float" office:value="27.6">
            <text:p>27.6</text:p>
          </table:table-cell>
          <table:table-cell table:style-name="Default" table:formula="of:=MAX([.U34:.U65])" office:value-type="float" office:value="46.2">
            <text:p>46.2</text:p>
          </table:table-cell>
          <table:table-cell table:number-columns-repeated="6"/>
          <table:table-cell table:style-name="Default" table:number-columns-repeated="6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 office:value-type="string">
            <text:p>S Dev</text:p>
          </table:table-cell>
          <table:table-cell table:style-name="Default" table:formula="of:=STDEV([.Q34:.Q65])" office:value-type="float" office:value="1.17419357192706">
            <text:p>1.17</text:p>
          </table:table-cell>
          <table:table-cell table:style-name="Default" table:formula="of:=STDEV([.R34:.R65])" office:value-type="float" office:value="1.98103660955246">
            <text:p>1.98</text:p>
          </table:table-cell>
          <table:table-cell table:style-name="Default" table:formula="of:=STDEV([.S34:.S65])" office:value-type="float" office:value="1.54278014134099">
            <text:p>1.54</text:p>
          </table:table-cell>
          <table:table-cell table:style-name="Default" table:formula="of:=STDEV([.T34:.T65])" office:value-type="float" office:value="2.07768238980438">
            <text:p>2.08</text:p>
          </table:table-cell>
          <table:table-cell table:style-name="Default" table:formula="of:=STDEV([.U34:.U65])" office:value-type="float" office:value="5.66553584146881">
            <text:p>5.67</text:p>
          </table:table-cell>
          <table:table-cell table:number-columns-repeated="6"/>
          <table:table-cell table:style-name="Default" table:number-columns-repeated="6"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2.P2:Sheet2.AG65" table:contains-header="false">
          <table:sort>
            <table:sort-by table:field-number="1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4/21/2019</text:date>, <text:time>18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9M59S</meta:editing-duration>
    <meta:editing-cycles>30</meta:editing-cycles>
    <meta:generator>OpenOffice/4.1.4$Win32 OpenOffice.org_project/414m5$Build-9788</meta:generator>
    <dc:date>2019-04-21T18:20:49.53</dc:date>
    <meta:document-statistic meta:table-count="3" meta:cell-count="643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22cm" svg:height="9.421cm" xlink:href="." xlink:type="simple" chart:class="chart:bar" chart:style-name="ch1">
        <chart:title svg:x="5.175cm" svg:y="0.324cm" chart:style-name="ch2">
          <text:p>Phase B Model Comparison (Average Result)</text:p>
        </chart:title>
        <chart:legend chart:legend-position="end" svg:x="15.53cm" svg:y="3.874cm" style:legend-expansion="high" chart:style-name="ch3"/>
        <chart:plot-area chart:style-name="ch4" chart:data-source-has-labels="both" svg:x="1.422cm" svg:y="1.667cm" svg:width="13.34cm" svg:height="6.558cm">
          <chartooo:coordinate-region svg:x="2.149cm" svg:y="1.879cm" svg:width="12.613cm" svg:height="5.673cm"/>
          <chart:axis chart:dimension="x" chart:name="primary-x" chart:style-name="ch5" chartooo:axis-type="auto">
            <chartooo:date-scale/>
            <chart:title svg:x="7.598cm" svg:y="8.414cm" chart:style-name="ch6">
              <text:p>Model</text:p>
            </chart:title>
            <chart:categories table:cell-range-address="local-table.$A$2:.$A$7"/>
          </chart:axis>
          <chart:axis chart:dimension="y" chart:name="primary-y" chart:style-name="ch7">
            <chart:title svg:x="0.451cm" svg:y="7.292cm" chart:style-name="ch8">
              <text:p>Percent difference to STD score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Dev BLEU</text:p>
              </table:table-cell>
              <table:table-cell office:value-type="string">
                <text:p>Best Test BLEU</text:p>
              </table:table-cell>
              <table:table-cell office:value-type="string">
                <text:p>Unseen Test BLEU</text:p>
              </table:table-cell>
            </table:table-row>
          </table:table-header-rows>
          <table:table-rows>
            <table:table-row>
              <table:table-cell office:value-type="string">
                <text:p>STD(+24S)</text:p>
              </table:table-cell>
              <table:table-cell office:value-type="float" office:value="1.02362204724409">
                <text:p>1.02362204724409</text:p>
              </table:table-cell>
              <table:table-cell office:value-type="float" office:value="1.01517376407244">
                <text:p>1.01517376407244</text:p>
              </table:table-cell>
              <table:table-cell office:value-type="float" office:value="1.21085759244689">
                <text:p>1.21085759244689</text:p>
              </table:table-cell>
            </table:table-row>
            <table:table-row>
              <table:table-cell office:value-type="string">
                <text:p>ATT</text:p>
              </table:table-cell>
              <table:table-cell office:value-type="float" office:value="1.09773043075498">
                <text:p>1.09773043075498</text:p>
              </table:table-cell>
              <table:table-cell office:value-type="float" office:value="1.12922173274596">
                <text:p>1.12922173274596</text:p>
              </table:table-cell>
              <table:table-cell office:value-type="float" office:value="1.12745869394178">
                <text:p>1.12745869394178</text:p>
              </table:table-cell>
            </table:table-row>
            <table:table-row>
              <table:table-cell office:value-type="string">
                <text:p>STD(+512U)</text:p>
              </table:table-cell>
              <table:table-cell office:value-type="float" office:value="0.947660954145438">
                <text:p>0.947660954145438</text:p>
              </table:table-cell>
              <table:table-cell office:value-type="float" office:value="0.957905041605482">
                <text:p>0.957905041605482</text:p>
              </table:table-cell>
              <table:table-cell office:value-type="float" office:value="1.10896931549961">
                <text:p>1.10896931549961</text:p>
              </table:table-cell>
            </table:table-row>
            <table:table-row>
              <table:table-cell office:value-type="string">
                <text:p>BEAM</text:p>
              </table:table-cell>
              <table:table-cell office:value-type="float" office:value="1.00787401574803">
                <text:p>1.00787401574803</text:p>
              </table:table-cell>
              <table:table-cell office:value-type="float" office:value="1.02251590797846">
                <text:p>1.02251590797846</text:p>
              </table:table-cell>
              <table:table-cell office:value-type="float" office:value="1.05782848151062">
                <text:p>1.05782848151062</text:p>
              </table:table-cell>
            </table:table-row>
            <table:table-row>
              <table:table-cell office:value-type="string">
                <text:p>ST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D(+4L)</text:p>
              </table:table-cell>
              <table:table-cell office:value-type="float" office:value="0.90829087540528">
                <text:p>0.90829087540528</text:p>
              </table:table-cell>
              <table:table-cell office:value-type="float" office:value="0.907978463044542">
                <text:p>0.907978463044542</text:p>
              </table:table-cell>
              <table:table-cell office:value-type="float" office:value="0.870180959874115">
                <text:p>0.870180959874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42cm" svg:y="0.316cm" chart:style-name="ch2">
          <text:p>A/B split comparison for Phase 3</text:p>
        </chart:title>
        <chart:legend chart:legend-position="end" svg:x="12.52cm" svg:y="3.664cm" style:legend-expansion="high" chart:style-name="ch3"/>
        <chart:plot-area chart:style-name="ch4" table:cell-range-address="Sheet2.O66:Sheet2.P79 Sheet2.R66:Sheet2.R79 Sheet2.T66:Sheet2.U79" chart:data-source-has-labels="both" svg:x="1.358cm" svg:y="1.635cm" svg:width="10.522cm" svg:height="6.177cm">
          <chartooo:coordinate-region svg:x="1.979cm" svg:y="1.847cm" svg:width="9.901cm" svg:height="4.498cm"/>
          <chart:axis chart:dimension="x" chart:name="primary-x" chart:style-name="ch5" chartooo:axis-type="auto">
            <chartooo:date-scale/>
            <chart:title svg:x="5.861cm" svg:y="7.993cm" chart:style-name="ch6">
              <text:p>Data Split</text:p>
            </chart:title>
            <chart:categories table:cell-range-address="Sheet2.O67:Sheet2.P79"/>
          </chart:axis>
          <chart:axis chart:dimension="y" chart:name="primary-y" chart:style-name="ch7">
            <chart:title svg:x="0.451cm" svg:y="5.667cm" chart:style-name="ch8">
              <text:p>BLEU Score</text:p>
            </chart:title>
            <chart:grid chart:style-name="ch9" chart:class="major"/>
          </chart:axis>
          <chart:series chart:style-name="ch10" chart:values-cell-range-address="Sheet2.R67:Sheet2.R79" chart:label-cell-address="Sheet2.R66:Sheet2.R66" chart:class="chart:bar">
            <chart:data-point chart:repeated="13"/>
          </chart:series>
          <chart:series chart:style-name="ch11" chart:values-cell-range-address="Sheet2.T67:Sheet2.T79" chart:label-cell-address="Sheet2.T66:Sheet2.T66" chart:class="chart:bar">
            <chart:data-point chart:repeated="13"/>
          </chart:series>
          <chart:series chart:style-name="ch12" chart:values-cell-range-address="Sheet2.U67:Sheet2.U79" chart:label-cell-address="Sheet2.U66:Sheet2.U66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Dev BLEU</text:p>
                <draw:g>
                  <svg:desc>Sheet2.R66:Sheet2.R66</svg:desc>
                </draw:g>
              </table:table-cell>
              <table:table-cell office:value-type="string">
                <text:p>Best Test BLEU</text:p>
                <draw:g>
                  <svg:desc>Sheet2.T66:Sheet2.T66</svg:desc>
                </draw:g>
              </table:table-cell>
              <table:table-cell office:value-type="string">
                <text:p>Unseen Test Bleu</text:p>
                <draw:g>
                  <svg:desc>Sheet2.U66:Sheet2.U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heet2.O67:Sheet2.P79</svg:desc>
                </draw:g>
              </table:table-cell>
              <table:table-cell office:value-type="float" office:value="7.54">
                <text:p>7.54</text:p>
                <draw:g>
                  <svg:desc>Sheet2.R67:Sheet2.R79</svg:desc>
                </draw:g>
              </table:table-cell>
              <table:table-cell office:value-type="float" office:value="18.7">
                <text:p>18.7</text:p>
                <draw:g>
                  <svg:desc>Sheet2.T67:Sheet2.T79</svg:desc>
                </draw:g>
              </table:table-cell>
              <table:table-cell office:value-type="float" office:value="23.2">
                <text:p>23.2</text:p>
                <draw:g>
                  <svg:desc>Sheet2.U67:Sheet2.U79</svg:desc>
                </draw:g>
              </table:table-cell>
            </table:table-row>
            <table:table-row>
              <table:table-cell office:value-type="string">
                <text:p>Quart 1</text:p>
                <text:list>
                  <text:list-item>
                    <text:p/>
                  </text:list-item>
                  <text:list-item>
                    <text:p>Quart 1</text:p>
                  </text:list-item>
                </text:list>
              </table:table-cell>
              <table:table-cell office:value-type="float" office:value="21.8">
                <text:p>21.8</text:p>
              </table:table-cell>
              <table:table-cell office:value-type="float" office:value="21.625">
                <text:p>21.625</text:p>
              </table:table-cell>
              <table:table-cell office:value-type="float" office:value="29.025">
                <text:p>29.025</text:p>
              </table:table-cell>
            </table:table-row>
            <table:table-row>
              <table:table-cell office:value-type="string">
                <text:p>Average</text:p>
                <text:list>
                  <text:list-item>
                    <text:p/>
                  </text:list-item>
                  <text:list-item>
                    <text:p>Average</text:p>
                  </text:list-item>
                </text:list>
              </table:table-cell>
              <table:table-cell office:value-type="float" office:value="23.1157142857143">
                <text:p>23.1157142857143</text:p>
              </table:table-cell>
              <table:table-cell office:value-type="float" office:value="23.2071428571429">
                <text:p>23.2071428571429</text:p>
              </table:table-cell>
              <table:table-cell office:value-type="float" office:value="33.1107142857143">
                <text:p>33.1107142857143</text:p>
              </table:table-cell>
            </table:table-row>
            <table:table-row>
              <table:table-cell office:value-type="string">
                <text:p>Quart 3</text:p>
                <text:list>
                  <text:list-item>
                    <text:p/>
                  </text:list-item>
                  <text:list-item>
                    <text:p>Quart 3</text:p>
                  </text:list-item>
                </text:list>
              </table:table-cell>
              <table:table-cell office:value-type="float" office:value="24.75">
                <text:p>24.75</text:p>
              </table:table-cell>
              <table:table-cell office:value-type="float" office:value="24.525">
                <text:p>24.525</text:p>
              </table:table-cell>
              <table:table-cell office:value-type="float" office:value="37.775">
                <text:p>37.775</text:p>
              </table:table-cell>
            </table:table-row>
            <table:table-row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</table:table-cell>
              <table:table-cell office:value-type="float" office:value="27.8">
                <text:p>27.8</text:p>
              </table:table-cell>
              <table:table-cell office:value-type="float" office:value="27.5">
                <text:p>27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 Dev</text:p>
                <text:list>
                  <text:list-item>
                    <text:p/>
                  </text:list-item>
                  <text:list-item>
                    <text:p>S Dev</text:p>
                  </text:list-item>
                </text:list>
              </table:table-cell>
              <table:table-cell office:value-type="float" office:value="3.68935749557545">
                <text:p>3.68935749557545</text:p>
              </table:table-cell>
              <table:table-cell office:value-type="float" office:value="2.13783008219022">
                <text:p>2.13783008219022</text:p>
              </table:table-cell>
              <table:table-cell office:value-type="float" office:value="5.86681434698684">
                <text:p>5.86681434698684</text:p>
              </table:table-cell>
            </table:table-row>
            <table:table-row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</table:table-cell>
              <table:table-cell office:value-type="float" office:value="20.8">
                <text:p>20.8</text:p>
              </table:table-cell>
              <table:table-cell office:value-type="float" office:value="19.8">
                <text:p>19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Quart 1</text:p>
                <text:list>
                  <text:list-item>
                    <text:p/>
                  </text:list-item>
                  <text:list-item>
                    <text:p>Quart 1</text:p>
                  </text:list-item>
                </text:list>
              </table:table-cell>
              <table:table-cell office:value-type="float" office:value="22.85">
                <text:p>22.85</text:p>
              </table:table-cell>
              <table:table-cell office:value-type="float" office:value="21.375">
                <text:p>21.375</text:p>
              </table:table-cell>
              <table:table-cell office:value-type="float" office:value="28.825">
                <text:p>28.825</text:p>
              </table:table-cell>
            </table:table-row>
            <table:table-row>
              <table:table-cell office:value-type="string">
                <text:p>Average</text:p>
                <text:list>
                  <text:list-item>
                    <text:p/>
                  </text:list-item>
                  <text:list-item>
                    <text:p>Average</text:p>
                  </text:list-item>
                </text:list>
              </table:table-cell>
              <table:table-cell office:value-type="float" office:value="24.146875">
                <text:p>24.146875</text:p>
              </table:table-cell>
              <table:table-cell office:value-type="float" office:value="22.946875">
                <text:p>22.946875</text:p>
              </table:table-cell>
              <table:table-cell office:value-type="float" office:value="33.609375">
                <text:p>33.609375</text:p>
              </table:table-cell>
            </table:table-row>
            <table:table-row>
              <table:table-cell office:value-type="string">
                <text:p>Quart 3</text:p>
                <text:list>
                  <text:list-item>
                    <text:p/>
                  </text:list-item>
                  <text:list-item>
                    <text:p>Quart 3</text:p>
                  </text:list-item>
                </text:list>
              </table:table-cell>
              <table:table-cell office:value-type="float" office:value="26">
                <text:p>26</text:p>
              </table:table-cell>
              <table:table-cell office:value-type="float" office:value="24.725">
                <text:p>24.72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</table:table-cell>
              <table:table-cell office:value-type="float" office:value="28.7">
                <text:p>28.7</text:p>
              </table:table-cell>
              <table:table-cell office:value-type="float" office:value="27.6">
                <text:p>27.6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S Dev</text:p>
                <text:list>
                  <text:list-item>
                    <text:p/>
                  </text:list-item>
                  <text:list-item>
                    <text:p>S Dev</text:p>
                  </text:list-item>
                </text:list>
              </table:table-cell>
              <table:table-cell office:value-type="float" office:value="1.98103660955246">
                <text:p>1.98103660955246</text:p>
              </table:table-cell>
              <table:table-cell office:value-type="float" office:value="2.07768238980438">
                <text:p>2.07768238980438</text:p>
              </table:table-cell>
              <table:table-cell office:value-type="float" office:value="5.66553584146881">
                <text:p>5.66553584146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